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6 4 5 2 3 4"/>
    <style:font-face style:name="Monaco" svg:font-family="Monac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style>
    <style:style style:name="P3" style:parent-style-name="TOC2" style:family="paragraph">
      <style:paragraph-properties>
        <style:tab-stops>
          <style:tab-stop style:type="right" style:leader-style="dotted" style:leader-text="." style:position="5.7569in"/>
        </style:tab-stops>
      </style:paragraph-properties>
    </style:style>
    <style:style style:name="P4" style:parent-style-name="TOC2" style:family="paragraph">
      <style:paragraph-properties>
        <style:tab-stops>
          <style:tab-stop style:type="right" style:leader-style="dotted" style:leader-text="." style:position="5.7569in"/>
        </style:tab-stops>
      </style:paragraph-properties>
    </style:style>
    <style:style style:name="P5" style:parent-style-name="TOC2" style:family="paragraph">
      <style:paragraph-properties>
        <style:tab-stops>
          <style:tab-stop style:type="right" style:leader-style="dotted" style:leader-text="." style:position="5.7569in"/>
        </style:tab-stops>
      </style:paragraph-properties>
    </style:style>
    <style:style style:name="P6" style:parent-style-name="TOC2" style:family="paragraph">
      <style:paragraph-properties>
        <style:tab-stops>
          <style:tab-stop style:type="right" style:leader-style="dotted" style:leader-text="." style:position="5.7569in"/>
        </style:tab-stops>
      </style:paragraph-properties>
    </style:style>
    <style:style style:name="P7" style:parent-style-name="TOC2" style:family="paragraph">
      <style:paragraph-properties>
        <style:tab-stops>
          <style:tab-stop style:type="right" style:leader-style="dotted" style:leader-text="." style:position="5.7569in"/>
        </style:tab-stops>
      </style:paragraph-properties>
    </style:style>
    <style:style style:name="P8" style:parent-style-name="TOC2" style:family="paragraph">
      <style:paragraph-properties>
        <style:tab-stops>
          <style:tab-stop style:type="right" style:leader-style="dotted" style:leader-text="." style:position="5.7569in"/>
        </style:tab-stops>
      </style:paragraph-properties>
    </style:style>
    <style:style style:name="P9" style:parent-style-name="TOC2" style:family="paragraph">
      <style:paragraph-properties>
        <style:tab-stops>
          <style:tab-stop style:type="right" style:leader-style="dotted" style:leader-text="." style:position="5.7569in"/>
        </style:tab-stops>
      </style:paragraph-properties>
    </style:style>
    <style:style style:name="P10" style:parent-style-name="TOC2" style:family="paragraph">
      <style:paragraph-properties>
        <style:tab-stops>
          <style:tab-stop style:type="right" style:leader-style="dotted" style:leader-text="." style:position="5.7569in"/>
        </style:tab-stops>
      </style:paragraph-properties>
    </style:style>
    <style:style style:name="T11" style:parent-style-name="DefaultParagraphFont" style:family="text">
      <style:text-properties fo:language="en" fo:country="US"/>
    </style:style>
    <style:style style:name="P12" style:parent-style-name="TOC2" style:family="paragraph">
      <style:paragraph-properties>
        <style:tab-stops>
          <style:tab-stop style:type="right" style:leader-style="dotted" style:leader-text="." style:position="5.7569in"/>
        </style:tab-stops>
      </style:paragraph-properties>
    </style:style>
    <style:style style:name="T13" style:parent-style-name="DefaultParagraphFont" style:family="text">
      <style:text-properties fo:language="en" fo:country="US"/>
    </style:style>
    <style:style style:name="P14" style:parent-style-name="TOC2" style:family="paragraph">
      <style:paragraph-properties>
        <style:tab-stops>
          <style:tab-stop style:type="right" style:leader-style="dotted" style:leader-text="." style:position="5.7569in"/>
        </style:tab-stops>
      </style:paragraph-properties>
    </style:style>
    <style:style style:name="P15" style:parent-style-name="TOC2" style:family="paragraph">
      <style:paragraph-properties>
        <style:tab-stops>
          <style:tab-stop style:type="right" style:leader-style="dotted" style:leader-text="." style:position="5.7569in"/>
        </style:tab-stops>
      </style:paragraph-properties>
    </style:style>
    <style:style style:name="T16" style:parent-style-name="DefaultParagraphFont" style:family="text">
      <style:text-properties fo:language="en" fo:country="US"/>
    </style:style>
    <style:style style:name="P17" style:parent-style-name="TOC2" style:family="paragraph">
      <style:paragraph-properties>
        <style:tab-stops>
          <style:tab-stop style:type="right" style:leader-style="dotted" style:leader-text="." style:position="5.7569in"/>
        </style:tab-stops>
      </style:paragraph-properties>
    </style:style>
    <style:style style:name="T18" style:parent-style-name="DefaultParagraphFont" style:family="text">
      <style:text-properties fo:language="en" fo:country="US"/>
    </style:style>
    <style:style style:name="P19" style:parent-style-name="TOC2" style:family="paragraph">
      <style:paragraph-properties>
        <style:tab-stops>
          <style:tab-stop style:type="right" style:leader-style="dotted" style:leader-text="." style:position="5.7569in"/>
        </style:tab-stops>
      </style:paragraph-properties>
    </style:style>
    <style:style style:name="T20" style:parent-style-name="DefaultParagraphFont" style:family="text">
      <style:text-properties fo:language="en" fo:country="US"/>
    </style:style>
    <style:style style:name="P21" style:parent-style-name="Normal" style:family="paragraph"/>
    <style:style style:name="P22" style:parent-style-name="Normal" style:family="paragraph"/>
    <style:style style:name="P23" style:parent-style-name="Normal" style:family="paragraph"/>
    <style:style style:name="P24" style:parent-style-name="Normal" style:family="paragraph"/>
    <style:style style:name="P25" style:parent-style-name="Normal" style:family="paragraph"/>
    <style:style style:name="P26" style:parent-style-name="Normal" style:family="paragraph"/>
    <style:style style:name="P27" style:parent-style-name="Normal" style:family="paragraph"/>
    <style:style style:name="P28" style:parent-style-name="Normal" style:family="paragraph"/>
    <style:style style:name="P29" style:parent-style-name="Normal" style:family="paragraph"/>
    <style:style style:name="P30" style:parent-style-name="Normal" style:family="paragraph"/>
    <style:style style:name="P31" style:parent-style-name="Normal" style:family="paragraph"/>
    <style:style style:name="P32" style:parent-style-name="Normal" style:family="paragraph"/>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style:style>
    <style:style style:name="P41" style:parent-style-name="Normal" style:family="paragraph"/>
    <style:style style:name="T42" style:parent-style-name="DefaultParagraphFont" style:family="text">
      <style:text-properties style:font-name="Courier New" style:font-name-complex="Times" style:font-weight-complex="bold" fo:font-size="10pt" style:font-size-asian="10pt" style:font-size-complex="13pt" fo:language="en" fo:country="US"/>
    </style:style>
    <style:style style:name="P43" style:parent-style-name="Normal" style:family="paragraph"/>
    <style:style style:name="T44" style:parent-style-name="DefaultParagraphFont" style:family="text">
      <style:text-properties style:font-name="Courier New" style:font-name-complex="Times" style:font-weight-complex="bold" fo:font-size="10pt" style:font-size-asian="10pt" style:font-size-complex="13pt" fo:language="en" fo:country="US"/>
    </style:style>
    <style:style style:name="T45" style:parent-style-name="DefaultParagraphFont" style:family="text">
      <style:text-properties style:font-name="Courier New" style:font-name-complex="Times" style:font-weight-complex="bold" fo:font-size="10pt" style:font-size-asian="10pt" style:font-size-complex="13pt" fo:language="en" fo:country="US"/>
    </style:style>
    <style:style style:name="T46" style:parent-style-name="DefaultParagraphFont" style:family="text">
      <style:text-properties style:font-name="Courier New" style:font-name-complex="Times" style:font-weight-complex="bold" fo:font-size="10pt" style:font-size-asian="10pt" style:font-size-complex="13pt" fo:language="en" fo:country="US"/>
    </style:style>
    <style:style style:name="P47" style:parent-style-name="Normal" style:family="paragraph"/>
    <style:style style:name="T48" style:parent-style-name="DefaultParagraphFont" style:family="text">
      <style:text-properties style:font-name="Courier New" style:font-name-complex="Times" style:font-weight-complex="bold" fo:font-size="10pt" style:font-size-asian="10pt" style:font-size-complex="13pt" fo:language="en" fo:country="US"/>
    </style:style>
    <style:style style:name="T49" style:parent-style-name="DefaultParagraphFont" style:family="text">
      <style:text-properties style:font-name="Courier New" style:font-name-complex="Times" style:font-weight-complex="bold" fo:font-size="10pt" style:font-size-asian="10pt" style:font-size-complex="13pt" fo:language="en" fo:country="US"/>
    </style:style>
    <style:style style:name="T50" style:parent-style-name="DefaultParagraphFont" style:family="text">
      <style:text-properties style:font-name="Courier New" style:font-name-complex="Times" style:font-weight-complex="bold" fo:font-size="10pt" style:font-size-asian="10pt" style:font-size-complex="13pt" fo:language="en" fo:country="US"/>
    </style:style>
    <style:style style:name="P51" style:parent-style-name="Normal" style:family="paragraph"/>
    <style:style style:name="T52" style:parent-style-name="DefaultParagraphFont" style:family="text">
      <style:text-properties style:font-name="Courier New" style:font-name-complex="Times" style:font-weight-complex="bold" fo:font-size="10pt" style:font-size-asian="10pt" style:font-size-complex="13pt" fo:language="en" fo:country="US"/>
    </style:style>
    <style:style style:name="T53" style:parent-style-name="DefaultParagraphFont" style:family="text">
      <style:text-properties style:font-name="Courier New" style:font-name-complex="Times" style:font-weight-complex="bold" fo:font-size="10pt" style:font-size-asian="10pt" style:font-size-complex="13pt" fo:language="en" fo:country="US"/>
    </style:style>
    <style:style style:name="T54" style:parent-style-name="DefaultParagraphFont" style:family="text">
      <style:text-properties style:font-name="Courier New" style:font-name-complex="Times" style:font-weight-complex="bold" fo:font-size="10pt" style:font-size-asian="10pt" style:font-size-complex="13pt" fo:language="en" fo:country="US"/>
    </style:style>
    <style:style style:name="P55" style:parent-style-name="Normal" style:family="paragraph"/>
    <style:style style:name="T56" style:parent-style-name="DefaultParagraphFont" style:family="text">
      <style:text-properties style:font-name="Courier New" style:font-name-complex="Times" style:font-weight-complex="bold" fo:font-size="10pt" style:font-size-asian="10pt" style:font-size-complex="13pt" fo:language="en" fo:country="US"/>
    </style:style>
    <style:style style:name="P57" style:parent-style-name="Normal" style:family="paragraph"/>
    <style:style style:name="T58" style:parent-style-name="DefaultParagraphFont" style:family="text">
      <style:text-properties style:font-name="Courier New" style:font-name-complex="Times" style:font-weight-complex="bold" fo:font-size="10pt" style:font-size-asian="10pt" style:font-size-complex="13pt" fo:language="en" fo:country="US"/>
    </style:style>
    <style:style style:name="T59" style:parent-style-name="DefaultParagraphFont" style:family="text">
      <style:text-properties style:font-name="Courier New" style:font-name-complex="Times" style:font-weight-complex="bold" fo:font-size="10pt" style:font-size-asian="10pt" style:font-size-complex="13pt" fo:language="en" fo:country="US"/>
    </style:style>
    <style:style style:name="P60" style:parent-style-name="Normal" style:family="paragraph"/>
    <style:style style:name="T61" style:parent-style-name="DefaultParagraphFont" style:family="text">
      <style:text-properties style:font-name="Courier New" style:font-name-complex="Times" style:font-weight-complex="bold" fo:font-size="10pt" style:font-size-asian="10pt" style:font-size-complex="13pt" fo:language="en" fo:country="US"/>
    </style:style>
    <style:style style:name="P62" style:parent-style-name="Normal" style:family="paragraph"/>
    <style:style style:name="T63" style:parent-style-name="DefaultParagraphFont" style:family="text">
      <style:text-properties style:font-name="Courier New" style:font-name-complex="Times" style:font-weight-complex="bold" fo:font-size="10pt" style:font-size-asian="10pt" style:font-size-complex="13pt" fo:language="en" fo:country="US"/>
    </style:style>
    <style:style style:name="P64" style:parent-style-name="Normal" style:family="paragraph"/>
    <style:style style:name="T65" style:parent-style-name="DefaultParagraphFont" style:family="text">
      <style:text-properties style:font-name="Courier New" style:font-name-complex="Times" style:font-weight-complex="bold" fo:font-size="10pt" style:font-size-asian="10pt" style:font-size-complex="13pt" fo:language="en" fo:country="US"/>
    </style:style>
    <style:style style:name="T66" style:parent-style-name="DefaultParagraphFont" style:family="text">
      <style:text-properties style:font-name="Courier New" fo:font-size="10pt" style:font-size-asian="10pt"/>
    </style:style>
    <style:style style:name="P67" style:parent-style-name="Normal" style:family="paragraph"/>
    <style:style style:name="T68" style:parent-style-name="DefaultParagraphFont" style:family="text">
      <style:text-properties style:font-name="Courier New" style:font-name-complex="Times" style:font-weight-complex="bold" fo:font-size="10pt" style:font-size-asian="10pt" style:font-size-complex="13pt" fo:language="en" fo:country="US"/>
    </style:style>
    <style:style style:name="T69" style:parent-style-name="DefaultParagraphFont" style:family="text">
      <style:text-properties style:font-name="Courier New" style:font-name-complex="Times" style:font-weight-complex="bold" style:font-size-complex="13pt" fo:language="en" fo:country="US"/>
    </style:style>
    <style:style style:name="T70" style:parent-style-name="DefaultParagraphFont" style:family="text">
      <style:text-properties style:font-name="Times" style:font-name-complex="Times" fo:font-weight="bold" style:font-weight-asian="bold" style:font-weight-complex="bold" fo:font-size="24pt" style:font-size-asian="24pt" style:font-size-complex="24pt" fo:language="en" fo:country="US"/>
    </style:style>
    <style:style style:name="T71" style:parent-style-name="DefaultParagraphFont" style:family="text">
      <style:text-properties style:font-name="Courier New" style:font-name-complex="Times" style:font-weight-complex="bold" style:font-size-complex="13pt" fo:language="en" fo:country="US"/>
    </style:style>
    <style:style style:name="T72" style:parent-style-name="DefaultParagraphFont" style:family="text">
      <style:text-properties style:font-name="Courier New" style:font-name-complex="Times" style:font-weight-complex="bold" fo:font-size="11pt" style:font-size-asian="11pt" style:font-size-complex="13pt" fo:language="en" fo:country="US"/>
    </style:style>
    <style:style style:name="T73" style:parent-style-name="DefaultParagraphFont" style:family="text">
      <style:text-properties style:font-name="Courier New" style:font-name-complex="Times" style:font-weight-complex="bold" fo:font-size="11pt" style:font-size-asian="11pt" style:font-size-complex="13pt" fo:language="en" fo:country="US"/>
    </style:style>
    <style:style style:name="P74" style:parent-style-name="Normal" style:family="paragraph"/>
    <style:style style:name="P75" style:parent-style-name="Normal" style:family="paragraph"/>
    <style:style style:name="T76" style:parent-style-name="DefaultParagraphFont" style:family="text">
      <style:text-properties style:font-name="Courier New"/>
    </style:style>
    <style:style style:name="P77" style:parent-style-name="Normal" style:family="paragraph"/>
    <style:style style:name="P78" style:parent-style-name="Normal" style:family="paragraph">
      <style:paragraph-properties fo:widows="0" fo:orphans="0" style:text-autospace="none" fo:margin-bottom="0in" fo:margin-left="0.2958in">
        <style:tab-stops/>
      </style:paragraph-properties>
    </style:style>
    <style:style style:name="T7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0" style:parent-style-name="DefaultParagraphFont" style:family="text">
      <style:text-properties style:font-name="Monaco" style:font-name-complex="Monaco" fo:color="#000000" fo:font-size="8pt" style:font-size-asian="8pt" style:font-size-complex="11pt" fo:language="en" fo:country="US"/>
    </style:style>
    <style:style style:name="T81" style:parent-style-name="DefaultParagraphFont" style:family="text">
      <style:text-properties style:font-name="Monaco" style:font-name-complex="Monaco" fo:color="#000000" fo:font-size="8pt" style:font-size-asian="8pt" style:font-size-complex="11pt" fo:language="en" fo:country="US"/>
    </style:style>
    <style:style style:name="P82"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83" style:parent-style-name="Normal" style:family="paragraph">
      <style:paragraph-properties fo:widows="0" fo:orphans="0" style:text-autospace="none" fo:margin-bottom="0in" fo:margin-left="0.2958in">
        <style:tab-stops/>
      </style:paragraph-properties>
    </style:style>
    <style:style style:name="T8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5" style:parent-style-name="DefaultParagraphFont" style:family="text">
      <style:text-properties style:font-name="Monaco" style:font-name-complex="Monaco" fo:color="#000000" fo:font-size="8pt" style:font-size-asian="8pt" style:font-size-complex="11pt" fo:language="en" fo:country="US"/>
    </style:style>
    <style:style style:name="P86"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87" style:parent-style-name="Normal" style:family="paragraph">
      <style:paragraph-properties fo:widows="0" fo:orphans="0" style:text-autospace="none" fo:margin-bottom="0in" fo:margin-left="0.2958in">
        <style:tab-stops/>
      </style:paragraph-properties>
    </style:style>
    <style:style style:name="T8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9" style:parent-style-name="DefaultParagraphFont" style:family="text">
      <style:text-properties style:font-name="Monaco" style:font-name-complex="Monaco" fo:color="#000000" fo:font-size="8pt" style:font-size-asian="8pt" style:font-size-complex="11pt" fo:language="en" fo:country="US"/>
    </style:style>
    <style:style style:name="P90" style:parent-style-name="Normal" style:family="paragraph">
      <style:paragraph-properties fo:widows="0" fo:orphans="0" style:text-autospace="none" fo:margin-bottom="0in" fo:margin-left="0.2958in">
        <style:tab-stops/>
      </style:paragraph-properties>
    </style:style>
    <style:style style:name="T9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2" style:parent-style-name="DefaultParagraphFont" style:family="text">
      <style:text-properties style:font-name="Monaco" style:font-name-complex="Monaco" fo:color="#000000" fo:font-size="8pt" style:font-size-asian="8pt" style:font-size-complex="11pt" fo:language="en" fo:country="US"/>
    </style:style>
    <style:style style:name="T93" style:parent-style-name="DefaultParagraphFont" style:family="text">
      <style:text-properties style:font-name="Monaco" style:font-name-complex="Monaco" fo:color="#000000" fo:font-size="8pt" style:font-size-asian="8pt" style:font-size-complex="11pt" fo:language="en" fo:country="US"/>
    </style:style>
    <style:style style:name="T94" style:parent-style-name="DefaultParagraphFont" style:family="text">
      <style:text-properties style:font-name="Monaco" style:font-name-complex="Monaco" fo:color="#000000" fo:font-size="8pt" style:font-size-asian="8pt" style:font-size-complex="11pt" fo:language="en" fo:country="US"/>
    </style:style>
    <style:style style:name="P95" style:parent-style-name="Normal" style:family="paragraph">
      <style:paragraph-properties fo:widows="0" fo:orphans="0" style:text-autospace="none" fo:margin-bottom="0in" fo:margin-left="0.2958in">
        <style:tab-stops/>
      </style:paragraph-properties>
    </style:style>
    <style:style style:name="T9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7" style:parent-style-name="DefaultParagraphFont" style:family="text">
      <style:text-properties style:font-name="Monaco" style:font-name-complex="Monaco" fo:color="#000000" fo:font-size="8pt" style:font-size-asian="8pt" style:font-size-complex="11pt" fo:language="en" fo:country="US"/>
    </style:style>
    <style:style style:name="P98"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99" style:parent-style-name="Normal" style:family="paragraph">
      <style:paragraph-properties fo:widows="0" fo:orphans="0" style:text-autospace="none" fo:margin-bottom="0in" fo:margin-left="0.2958in">
        <style:tab-stops/>
      </style:paragraph-properties>
    </style:style>
    <style:style style:name="T100" style:parent-style-name="DefaultParagraphFont" style:family="text">
      <style:text-properties style:font-name="Monaco" style:font-name-complex="Monaco" fo:color="#3F5FBF" fo:font-size="8pt" style:font-size-asian="8pt" style:font-size-complex="11pt" fo:language="en" fo:country="US"/>
    </style:style>
    <style:style style:name="P101" style:parent-style-name="Normal" style:family="paragraph">
      <style:paragraph-properties fo:widows="0" fo:orphans="0" style:text-autospace="none" fo:margin-bottom="0in" fo:margin-left="0.2958in">
        <style:tab-stops/>
      </style:paragraph-properties>
    </style:style>
    <style:style style:name="T102" style:parent-style-name="DefaultParagraphFont" style:family="text">
      <style:text-properties style:font-name="Monaco" style:font-name-complex="Monaco" fo:color="#3F5FBF" fo:font-size="8pt" style:font-size-asian="8pt" style:font-size-complex="11pt" fo:language="en" fo:country="US"/>
    </style:style>
    <style:style style:name="T103" style:parent-style-name="DefaultParagraphFont" style:family="text">
      <style:text-properties style:font-name="Monaco" style:font-name-complex="Monaco" fo:color="#7F7F9F" fo:font-size="8pt" style:font-size-asian="8pt" style:font-size-complex="11pt" fo:language="en" fo:country="US"/>
    </style:style>
    <style:style style:name="T104" style:parent-style-name="DefaultParagraphFont" style:family="text">
      <style:text-properties style:font-name="Monaco" style:font-name-complex="Monaco" fo:color="#3F5FBF" fo:font-size="8pt" style:font-size-asian="8pt" style:font-size-complex="11pt" fo:language="en" fo:country="US"/>
    </style:style>
    <style:style style:name="P105" style:parent-style-name="Normal" style:family="paragraph">
      <style:paragraph-properties fo:widows="0" fo:orphans="0" style:text-autospace="none" fo:margin-bottom="0in" fo:margin-left="0.2958in">
        <style:tab-stops/>
      </style:paragraph-properties>
    </style:style>
    <style:style style:name="T106" style:parent-style-name="DefaultParagraphFont" style:family="text">
      <style:text-properties style:font-name="Monaco" style:font-name-complex="Monaco" fo:color="#3F5FBF" fo:font-size="8pt" style:font-size-asian="8pt" style:font-size-complex="11pt" fo:language="en" fo:country="US"/>
    </style:style>
    <style:style style:name="P107" style:parent-style-name="Normal" style:family="paragraph">
      <style:paragraph-properties fo:widows="0" fo:orphans="0" style:text-autospace="none" fo:margin-bottom="0in" fo:margin-left="0.2958in">
        <style:tab-stops/>
      </style:paragraph-properties>
    </style:style>
    <style:style style:name="T10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9" style:parent-style-name="DefaultParagraphFont" style:family="text">
      <style:text-properties style:font-name="Monaco" style:font-name-complex="Monaco" fo:color="#000000" fo:font-size="8pt" style:font-size-asian="8pt" style:font-size-complex="11pt" fo:language="en" fo:country="US"/>
    </style:style>
    <style:style style:name="T11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1" style:parent-style-name="DefaultParagraphFont" style:family="text">
      <style:text-properties style:font-name="Monaco" style:font-name-complex="Monaco" fo:color="#000000" fo:font-size="8pt" style:font-size-asian="8pt" style:font-size-complex="11pt" fo:language="en" fo:country="US"/>
    </style:style>
    <style:style style:name="T11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3" style:parent-style-name="DefaultParagraphFont" style:family="text">
      <style:text-properties style:font-name="Monaco" style:font-name-complex="Monaco" fo:color="#000000" fo:font-size="8pt" style:font-size-asian="8pt" style:font-size-complex="11pt" fo:language="en" fo:country="US"/>
    </style:style>
    <style:style style:name="T114" style:parent-style-name="DefaultParagraphFont" style:family="text">
      <style:text-properties style:font-name="Monaco" style:font-name-complex="Monaco" fo:color="#000000" fo:font-size="8pt" style:font-size-asian="8pt" style:font-size-complex="11pt" fo:language="en" fo:country="US"/>
    </style:style>
    <style:style style:name="T115" style:parent-style-name="DefaultParagraphFont" style:family="text">
      <style:text-properties style:font-name="Monaco" style:font-name-complex="Monaco" fo:color="#000000" fo:font-size="8pt" style:font-size-asian="8pt" style:font-size-complex="11pt" fo:language="en" fo:country="US"/>
    </style:style>
    <style:style style:name="P116"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17" style:parent-style-name="Normal" style:family="paragraph">
      <style:paragraph-properties fo:widows="0" fo:orphans="0" style:text-autospace="none" fo:margin-bottom="0in" fo:margin-left="0.2958in">
        <style:tab-stops/>
      </style:paragraph-properties>
    </style:style>
    <style:style style:name="T118" style:parent-style-name="DefaultParagraphFont" style:family="text">
      <style:text-properties style:font-name="Monaco" style:font-name-complex="Monaco" fo:color="#000000" fo:font-size="8pt" style:font-size-asian="8pt" style:font-size-complex="11pt" fo:language="en" fo:country="US"/>
    </style:style>
    <style:style style:name="T119" style:parent-style-name="DefaultParagraphFont" style:family="text">
      <style:text-properties style:font-name="Monaco" style:font-name-complex="Monaco" fo:color="#646464" fo:font-size="8pt" style:font-size-asian="8pt" style:font-size-complex="11pt" fo:language="en" fo:country="US"/>
    </style:style>
    <style:style style:name="P120" style:parent-style-name="Normal" style:family="paragraph">
      <style:paragraph-properties fo:widows="0" fo:orphans="0" style:text-autospace="none" fo:margin-bottom="0in" fo:margin-left="0.2958in">
        <style:tab-stops/>
      </style:paragraph-properties>
    </style:style>
    <style:style style:name="T121" style:parent-style-name="DefaultParagraphFont" style:family="text">
      <style:text-properties style:font-name="Monaco" style:font-name-complex="Monaco" fo:color="#000000" fo:font-size="8pt" style:font-size-asian="8pt" style:font-size-complex="11pt" fo:language="en" fo:country="US"/>
    </style:style>
    <style:style style:name="T12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3" style:parent-style-name="DefaultParagraphFont" style:family="text">
      <style:text-properties style:font-name="Monaco" style:font-name-complex="Monaco" fo:color="#000000" fo:font-size="8pt" style:font-size-asian="8pt" style:font-size-complex="11pt" fo:language="en" fo:country="US"/>
    </style:style>
    <style:style style:name="T12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5" style:parent-style-name="DefaultParagraphFont" style:family="text">
      <style:text-properties style:font-name="Monaco" style:font-name-complex="Monaco" fo:color="#000000" fo:font-size="8pt" style:font-size-asian="8pt" style:font-size-complex="11pt" fo:language="en" fo:country="US"/>
    </style:style>
    <style:style style:name="P126" style:parent-style-name="Normal" style:family="paragraph">
      <style:paragraph-properties fo:widows="0" fo:orphans="0" style:text-autospace="none" fo:margin-bottom="0in" fo:margin-left="0.2958in">
        <style:tab-stops/>
      </style:paragraph-properties>
    </style:style>
    <style:style style:name="T127" style:parent-style-name="DefaultParagraphFont" style:family="text">
      <style:text-properties style:font-name="Monaco" style:font-name-complex="Monaco" fo:color="#000000" fo:font-size="8pt" style:font-size-asian="8pt" style:font-size-complex="11pt" fo:language="en" fo:country="US"/>
    </style:style>
    <style:style style:name="T128" style:parent-style-name="DefaultParagraphFont" style:family="text">
      <style:text-properties style:font-name="Monaco" style:font-name-complex="Monaco" fo:color="#000000" fo:font-size="8pt" style:font-size-asian="8pt" style:font-size-complex="11pt" fo:language="en" fo:country="US"/>
    </style:style>
    <style:style style:name="T12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0" style:parent-style-name="DefaultParagraphFont" style:family="text">
      <style:text-properties style:font-name="Monaco" style:font-name-complex="Monaco" fo:color="#000000" fo:font-size="8pt" style:font-size-asian="8pt" style:font-size-complex="11pt" fo:language="en" fo:country="US"/>
    </style:style>
    <style:style style:name="P131" style:parent-style-name="Normal" style:family="paragraph">
      <style:paragraph-properties fo:widows="0" fo:orphans="0" style:text-autospace="none" fo:margin-bottom="0in" fo:margin-left="0.2958in">
        <style:tab-stops/>
      </style:paragraph-properties>
    </style:style>
    <style:style style:name="T132" style:parent-style-name="DefaultParagraphFont" style:family="text">
      <style:text-properties style:font-name="Monaco" style:font-name-complex="Monaco" fo:color="#000000" fo:font-size="8pt" style:font-size-asian="8pt" style:font-size-complex="11pt" fo:language="en" fo:country="US"/>
    </style:style>
    <style:style style:name="T133" style:parent-style-name="DefaultParagraphFont" style:family="text">
      <style:text-properties style:font-name="Monaco" style:font-name-complex="Monaco" fo:color="#000000" fo:font-size="8pt" style:font-size-asian="8pt" style:font-size-complex="11pt" fo:language="en" fo:country="US"/>
    </style:style>
    <style:style style:name="T134"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35" style:parent-style-name="DefaultParagraphFont" style:family="text">
      <style:text-properties style:font-name="Monaco" style:font-name-complex="Monaco" fo:color="#000000" fo:font-size="8pt" style:font-size-asian="8pt" style:font-size-complex="11pt" fo:language="en" fo:country="US"/>
    </style:style>
    <style:style style:name="T136" style:parent-style-name="DefaultParagraphFont" style:family="text">
      <style:text-properties style:font-name="Monaco" style:font-name-complex="Monaco" fo:color="#2A00FF" fo:font-size="8pt" style:font-size-asian="8pt" style:font-size-complex="11pt" fo:language="en" fo:country="US"/>
    </style:style>
    <style:style style:name="T137" style:parent-style-name="DefaultParagraphFont" style:family="text">
      <style:text-properties style:font-name="Monaco" style:font-name-complex="Monaco" fo:color="#000000" fo:font-size="8pt" style:font-size-asian="8pt" style:font-size-complex="11pt" fo:language="en" fo:country="US"/>
    </style:style>
    <style:style style:name="T138"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39" style:parent-style-name="DefaultParagraphFont" style:family="text">
      <style:text-properties style:font-name="Monaco" style:font-name-complex="Monaco" fo:color="#000000" fo:font-size="8pt" style:font-size-asian="8pt" style:font-size-complex="11pt" fo:language="en" fo:country="US"/>
    </style:style>
    <style:style style:name="P140" style:parent-style-name="Normal" style:family="paragraph">
      <style:paragraph-properties fo:widows="0" fo:orphans="0" style:text-autospace="none" fo:margin-bottom="0in" fo:margin-left="0.2958in">
        <style:tab-stops/>
      </style:paragraph-properties>
    </style:style>
    <style:style style:name="T141" style:parent-style-name="DefaultParagraphFont" style:family="text">
      <style:text-properties style:font-name="Monaco" style:font-name-complex="Monaco" fo:color="#000000" fo:font-size="8pt" style:font-size-asian="8pt" style:font-size-complex="11pt" fo:language="en" fo:country="US"/>
    </style:style>
    <style:style style:name="T142" style:parent-style-name="DefaultParagraphFont" style:family="text">
      <style:text-properties style:font-name="Monaco" style:font-name-complex="Monaco" fo:color="#000000" fo:font-size="8pt" style:font-size-asian="8pt" style:font-size-complex="11pt" fo:language="en" fo:country="US"/>
    </style:style>
    <style:style style:name="T143" style:parent-style-name="DefaultParagraphFont" style:family="text">
      <style:text-properties style:font-name="Monaco" style:font-name-complex="Monaco" fo:color="#000000" fo:font-size="8pt" style:font-size-asian="8pt" style:font-size-complex="11pt" fo:language="en" fo:country="US"/>
    </style:style>
    <style:style style:name="T144" style:parent-style-name="DefaultParagraphFont" style:family="text">
      <style:text-properties style:font-name="Monaco" style:font-name-complex="Monaco" fo:color="#2A00FF" fo:font-size="8pt" style:font-size-asian="8pt" style:font-size-complex="11pt" fo:language="en" fo:country="US"/>
    </style:style>
    <style:style style:name="T145" style:parent-style-name="DefaultParagraphFont" style:family="text">
      <style:text-properties style:font-name="Monaco" style:font-name-complex="Monaco" fo:color="#000000" fo:font-size="8pt" style:font-size-asian="8pt" style:font-size-complex="11pt" fo:language="en" fo:country="US"/>
    </style:style>
    <style:style style:name="P146" style:parent-style-name="Normal" style:family="paragraph">
      <style:paragraph-properties fo:widows="0" fo:orphans="0" style:text-autospace="none" fo:margin-bottom="0in" fo:margin-left="0.2958in">
        <style:tab-stops/>
      </style:paragraph-properties>
    </style:style>
    <style:style style:name="T147" style:parent-style-name="DefaultParagraphFont" style:family="text">
      <style:text-properties style:font-name="Monaco" style:font-name-complex="Monaco" fo:color="#000000" fo:font-size="8pt" style:font-size-asian="8pt" style:font-size-complex="11pt" fo:language="en" fo:country="US"/>
    </style:style>
    <style:style style:name="P148"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49" style:parent-style-name="Normal" style:family="paragraph">
      <style:paragraph-properties fo:widows="0" fo:orphans="0" style:text-autospace="none" fo:margin-bottom="0in" fo:margin-left="0.2958in">
        <style:tab-stops/>
      </style:paragraph-properties>
    </style:style>
    <style:style style:name="T150" style:parent-style-name="DefaultParagraphFont" style:family="text">
      <style:text-properties style:font-name="Monaco" style:font-name-complex="Monaco" fo:color="#000000" fo:font-size="8pt" style:font-size-asian="8pt" style:font-size-complex="11pt" fo:language="en" fo:country="US"/>
    </style:style>
    <style:style style:name="T151" style:parent-style-name="DefaultParagraphFont" style:family="text">
      <style:text-properties style:font-name="Monaco" style:font-name-complex="Monaco" fo:color="#646464" fo:font-size="8pt" style:font-size-asian="8pt" style:font-size-complex="11pt" fo:language="en" fo:country="US"/>
    </style:style>
    <style:style style:name="P152" style:parent-style-name="Normal" style:family="paragraph">
      <style:paragraph-properties fo:widows="0" fo:orphans="0" style:text-autospace="none" fo:margin-bottom="0in" fo:margin-left="0.2958in">
        <style:tab-stops/>
      </style:paragraph-properties>
    </style:style>
    <style:style style:name="T153" style:parent-style-name="DefaultParagraphFont" style:family="text">
      <style:text-properties style:font-name="Monaco" style:font-name-complex="Monaco" fo:color="#000000" fo:font-size="8pt" style:font-size-asian="8pt" style:font-size-complex="11pt" fo:language="en" fo:country="US"/>
    </style:style>
    <style:style style:name="T15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5" style:parent-style-name="DefaultParagraphFont" style:family="text">
      <style:text-properties style:font-name="Monaco" style:font-name-complex="Monaco" fo:color="#000000" fo:font-size="8pt" style:font-size-asian="8pt" style:font-size-complex="11pt" fo:language="en" fo:country="US"/>
    </style:style>
    <style:style style:name="P156" style:parent-style-name="Normal" style:family="paragraph">
      <style:paragraph-properties fo:widows="0" fo:orphans="0" style:text-autospace="none" fo:margin-bottom="0in" fo:margin-left="0.2958in">
        <style:tab-stops/>
      </style:paragraph-properties>
    </style:style>
    <style:style style:name="T157" style:parent-style-name="DefaultParagraphFont" style:family="text">
      <style:text-properties style:font-name="Monaco" style:font-name-complex="Monaco" fo:color="#000000" fo:font-size="8pt" style:font-size-asian="8pt" style:font-size-complex="11pt" fo:language="en" fo:country="US"/>
    </style:style>
    <style:style style:name="T158" style:parent-style-name="DefaultParagraphFont" style:family="text">
      <style:text-properties style:font-name="Monaco" style:font-name-complex="Monaco" fo:color="#000000" fo:font-size="8pt" style:font-size-asian="8pt" style:font-size-complex="11pt" fo:language="en" fo:country="US"/>
    </style:style>
    <style:style style:name="T15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60" style:parent-style-name="DefaultParagraphFont" style:family="text">
      <style:text-properties style:font-name="Monaco" style:font-name-complex="Monaco" fo:color="#000000" fo:font-size="8pt" style:font-size-asian="8pt" style:font-size-complex="11pt" fo:language="en" fo:country="US"/>
    </style:style>
    <style:style style:name="T161" style:parent-style-name="DefaultParagraphFont" style:family="text">
      <style:text-properties style:font-name="Monaco" style:font-name-complex="Monaco" fo:color="#2A00FF" fo:font-size="8pt" style:font-size-asian="8pt" style:font-size-complex="11pt" fo:language="en" fo:country="US"/>
    </style:style>
    <style:style style:name="T162" style:parent-style-name="DefaultParagraphFont" style:family="text">
      <style:text-properties style:font-name="Monaco" style:font-name-complex="Monaco" fo:color="#2A00FF" fo:font-size="8pt" style:font-size-asian="8pt" style:font-size-complex="11pt" fo:language="en" fo:country="US"/>
    </style:style>
    <style:style style:name="T163" style:parent-style-name="DefaultParagraphFont" style:family="text">
      <style:text-properties style:font-name="Monaco" style:font-name-complex="Monaco" fo:color="#2A00FF" fo:font-size="8pt" style:font-size-asian="8pt" style:font-size-complex="11pt" fo:language="en" fo:country="US"/>
    </style:style>
    <style:style style:name="T164" style:parent-style-name="DefaultParagraphFont" style:family="text">
      <style:text-properties style:font-name="Monaco" style:font-name-complex="Monaco" fo:color="#000000" fo:font-size="8pt" style:font-size-asian="8pt" style:font-size-complex="11pt" fo:language="en" fo:country="US"/>
    </style:style>
    <style:style style:name="P165" style:parent-style-name="Normal" style:family="paragraph">
      <style:paragraph-properties fo:widows="0" fo:orphans="0" style:text-autospace="none" fo:margin-bottom="0in" fo:margin-left="0.2958in">
        <style:tab-stops/>
      </style:paragraph-properties>
    </style:style>
    <style:style style:name="T166" style:parent-style-name="DefaultParagraphFont" style:family="text">
      <style:text-properties style:font-name="Monaco" style:font-name-complex="Monaco" fo:color="#000000" fo:font-size="8pt" style:font-size-asian="8pt" style:font-size-complex="11pt" fo:language="en" fo:country="US"/>
    </style:style>
    <style:style style:name="P167" style:parent-style-name="Normal" style:family="paragraph">
      <style:paragraph-properties fo:widows="0" fo:orphans="0" style:text-autospace="none" fo:margin-bottom="0in" fo:margin-left="0.2958in">
        <style:tab-stops/>
      </style:paragraph-properties>
      <style:text-properties style:font-name="Monaco" style:font-name-complex="Monaco" fo:font-size="8pt" style:font-size-asian="8pt" style:font-size-complex="11pt" fo:language="en" fo:country="US"/>
    </style:style>
    <style:style style:name="P168" style:parent-style-name="Normal" style:family="paragraph">
      <style:paragraph-properties fo:widows="0" fo:orphans="0" style:text-autospace="none" fo:margin-bottom="0in" fo:margin-left="0.2958in">
        <style:tab-stops/>
      </style:paragraph-properties>
    </style:style>
    <style:style style:name="T169" style:parent-style-name="DefaultParagraphFont" style:family="text">
      <style:text-properties style:font-name="Monaco" style:font-name-complex="Monaco" fo:color="#000000" fo:font-size="8pt" style:font-size-asian="8pt" style:font-size-complex="11pt" fo:language="en" fo:country="US"/>
    </style:style>
    <style:style style:name="T170" style:parent-style-name="DefaultParagraphFont" style:family="text">
      <style:text-properties style:font-name="Monaco" style:font-name-complex="Monaco" fo:color="#646464" fo:font-size="8pt" style:font-size-asian="8pt" style:font-size-complex="11pt" fo:language="en" fo:country="US"/>
    </style:style>
    <style:style style:name="P171" style:parent-style-name="Normal" style:family="paragraph">
      <style:paragraph-properties fo:widows="0" fo:orphans="0" style:text-autospace="none" fo:margin-bottom="0in" fo:margin-left="0.2958in">
        <style:tab-stops/>
      </style:paragraph-properties>
    </style:style>
    <style:style style:name="T172" style:parent-style-name="DefaultParagraphFont" style:family="text">
      <style:text-properties style:font-name="Monaco" style:font-name-complex="Monaco" fo:color="#000000" fo:font-size="8pt" style:font-size-asian="8pt" style:font-size-complex="11pt" fo:language="en" fo:country="US"/>
    </style:style>
    <style:style style:name="T17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74" style:parent-style-name="DefaultParagraphFont" style:family="text">
      <style:text-properties style:font-name="Monaco" style:font-name-complex="Monaco" fo:color="#000000" fo:font-size="8pt" style:font-size-asian="8pt" style:font-size-complex="11pt" fo:language="en" fo:country="US"/>
    </style:style>
    <style:style style:name="P175" style:parent-style-name="Normal" style:family="paragraph">
      <style:paragraph-properties fo:widows="0" fo:orphans="0" style:text-autospace="none" fo:margin-bottom="0in" fo:margin-left="0.2958in">
        <style:tab-stops/>
      </style:paragraph-properties>
    </style:style>
    <style:style style:name="T176" style:parent-style-name="DefaultParagraphFont" style:family="text">
      <style:text-properties style:font-name="Monaco" style:font-name-complex="Monaco" fo:color="#000000" fo:font-size="8pt" style:font-size-asian="8pt" style:font-size-complex="11pt" fo:language="en" fo:country="US"/>
    </style:style>
    <style:style style:name="T177" style:parent-style-name="DefaultParagraphFont" style:family="text">
      <style:text-properties style:font-name="Monaco" style:font-name-complex="Monaco" fo:color="#000000" fo:font-size="8pt" style:font-size-asian="8pt" style:font-size-complex="11pt" fo:language="en" fo:country="US"/>
    </style:style>
    <style:style style:name="T17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79" style:parent-style-name="DefaultParagraphFont" style:family="text">
      <style:text-properties style:font-name="Monaco" style:font-name-complex="Monaco" fo:color="#000000" fo:font-size="8pt" style:font-size-asian="8pt" style:font-size-complex="11pt" fo:language="en" fo:country="US"/>
    </style:style>
    <style:style style:name="T180" style:parent-style-name="DefaultParagraphFont" style:family="text">
      <style:text-properties style:font-name="Monaco" style:font-name-complex="Monaco" fo:color="#2A00FF" fo:font-size="8pt" style:font-size-asian="8pt" style:font-size-complex="11pt" fo:language="en" fo:country="US"/>
    </style:style>
    <style:style style:name="T181" style:parent-style-name="DefaultParagraphFont" style:family="text">
      <style:text-properties style:font-name="Monaco" style:font-name-complex="Monaco" fo:color="#000000" fo:font-size="8pt" style:font-size-asian="8pt" style:font-size-complex="11pt" fo:language="en" fo:country="US"/>
    </style:style>
    <style:style style:name="P182" style:parent-style-name="Normal" style:family="paragraph">
      <style:paragraph-properties fo:widows="0" fo:orphans="0" style:text-autospace="none" fo:margin-bottom="0in" fo:margin-left="0.2958in">
        <style:tab-stops/>
      </style:paragraph-properties>
    </style:style>
    <style:style style:name="T183" style:parent-style-name="DefaultParagraphFont" style:family="text">
      <style:text-properties style:font-name="Monaco" style:font-name-complex="Monaco" fo:color="#000000" fo:font-size="8pt" style:font-size-asian="8pt" style:font-size-complex="11pt" fo:language="en" fo:country="US"/>
    </style:style>
    <style:style style:name="P184" style:parent-style-name="Normal" style:family="paragraph">
      <style:paragraph-properties fo:widows="0" fo:orphans="0" style:text-autospace="none" fo:margin-bottom="0in" fo:margin-left="0.2958in">
        <style:tab-stops/>
      </style:paragraph-properties>
      <style:text-properties style:font-name="Monaco" style:font-name-complex="Monaco" fo:color="#000000" fo:font-size="8pt" style:font-size-asian="8pt" style:font-size-complex="11pt" fo:language="en" fo:country="US"/>
    </style:style>
    <style:style style:name="P185" style:parent-style-name="Normal" style:family="paragraph">
      <style:paragraph-properties fo:widows="0" fo:orphans="0" style:text-autospace="none" fo:margin-bottom="0in" fo:margin-left="0.2958in">
        <style:tab-stops/>
      </style:paragraph-properties>
      <style:text-properties style:font-name="Monaco" style:font-name-complex="Monaco" fo:color="#000000" fo:font-size="8pt" style:font-size-asian="8pt" style:font-size-complex="11pt" fo:language="en" fo:country="US"/>
    </style:style>
    <style:style style:name="P186" style:parent-style-name="Normal" style:family="paragraph">
      <style:paragraph-properties fo:widows="0" fo:orphans="0" style:text-autospace="none" fo:margin-bottom="0in" fo:margin-left="0.2958in">
        <style:tab-stops/>
      </style:paragraph-properties>
      <style:text-properties style:font-name="Calibri" style:font-name-complex="Monaco" style:font-size-complex="11pt" fo:language="en" fo:country="US"/>
    </style:style>
    <style:style style:name="P187" style:parent-style-name="Normal" style:family="paragraph">
      <style:paragraph-properties fo:widows="0" fo:orphans="0" style:text-autospace="none" fo:margin-bottom="0in" fo:margin-left="0.2958in">
        <style:tab-stops/>
      </style:paragraph-properties>
      <style:text-properties style:font-name="Calibri" style:font-name-complex="Monaco" style:font-size-complex="11pt" fo:language="en" fo:country="US"/>
    </style:style>
    <style:style style:name="P188" style:parent-style-name="Normal" style:family="paragraph">
      <style:paragraph-properties fo:widows="0" fo:orphans="0" style:text-autospace="none" fo:margin-bottom="0in"/>
    </style:style>
    <style:style style:name="T189" style:parent-style-name="DefaultParagraphFont" style:family="text">
      <style:text-properties style:font-name="Calibri" style:font-name-complex="Monaco" style:font-size-complex="11pt" fo:language="en" fo:country="US"/>
    </style:style>
    <style:style style:name="T190" style:parent-style-name="DefaultParagraphFont" style:family="text">
      <style:text-properties style:font-name="Calibri" style:font-name-complex="Monaco" style:font-size-complex="11pt" fo:language="en" fo:country="US"/>
    </style:style>
    <style:style style:name="T191" style:parent-style-name="DefaultParagraphFont" style:family="text">
      <style:text-properties style:font-name="Courier New" style:font-name-complex="Monaco" style:font-size-complex="11pt" fo:language="en" fo:country="US"/>
    </style:style>
    <style:style style:name="T192" style:parent-style-name="DefaultParagraphFont" style:family="text">
      <style:text-properties style:font-name="Calibri" style:font-name-complex="Monaco" style:font-size-complex="11pt" fo:language="en" fo:country="US"/>
    </style:style>
    <style:style style:name="T193" style:parent-style-name="DefaultParagraphFont" style:family="text">
      <style:text-properties style:font-name="Courier New" style:font-name-complex="Monaco" style:font-size-complex="11pt" fo:language="en" fo:country="US"/>
    </style:style>
    <style:style style:name="T194" style:parent-style-name="DefaultParagraphFont" style:family="text">
      <style:text-properties style:font-name="Calibri" style:font-name-complex="Monaco" style:font-size-complex="11pt" fo:language="en" fo:country="US"/>
    </style:style>
    <style:style style:name="T195" style:parent-style-name="DefaultParagraphFont" style:family="text">
      <style:text-properties style:font-name="Courier New" style:font-name-complex="Monaco" style:font-size-complex="11pt" fo:language="en" fo:country="US"/>
    </style:style>
    <style:style style:name="T196" style:parent-style-name="DefaultParagraphFont" style:family="text">
      <style:text-properties style:font-name="Calibri" style:font-name-complex="Monaco" style:font-size-complex="11pt" fo:language="en" fo:country="US"/>
    </style:style>
    <style:style style:name="P197" style:parent-style-name="Normal" style:family="paragraph">
      <style:paragraph-properties fo:widows="0" fo:orphans="0" style:text-autospace="none" fo:margin-bottom="0in"/>
    </style:style>
    <style:style style:name="T198" style:parent-style-name="DefaultParagraphFont" style:family="text">
      <style:text-properties style:font-name="Calibri" style:font-name-complex="Monaco" style:font-size-complex="11pt" fo:language="en" fo:country="US"/>
    </style:style>
    <style:style style:name="T199" style:parent-style-name="DefaultParagraphFont" style:family="text">
      <style:text-properties style:font-name="Courier New" style:font-name-complex="Monaco" style:font-size-complex="11pt" fo:language="en" fo:country="US"/>
    </style:style>
    <style:style style:name="T200" style:parent-style-name="DefaultParagraphFont" style:family="text">
      <style:text-properties style:font-name="Calibri" style:font-name-complex="Monaco" style:font-size-complex="11pt" fo:language="en" fo:country="US"/>
    </style:style>
    <style:style style:name="P201" style:parent-style-name="Normal" style:family="paragraph">
      <style:paragraph-properties fo:widows="0" fo:orphans="0" style:text-autospace="none" fo:margin-bottom="0in" fo:margin-left="0.5in">
        <style:tab-stops/>
      </style:paragraph-properties>
      <style:text-properties style:font-name="Courier New" style:font-name-complex="Monaco" style:font-size-complex="11pt" fo:language="en" fo:country="US"/>
    </style:style>
    <style:style style:name="TableColumn203" style:family="table-column">
      <style:table-column-properties style:column-width="5.1187in"/>
    </style:style>
    <style:style style:name="Table202" style:family="table">
      <style:table-properties style:width="5.1187in" fo:margin-left="0.5673in" table:align="left"/>
    </style:style>
    <style:style style:name="TableRow204" style:family="table-row">
      <style:table-row-properties/>
    </style:style>
    <style:style style:name="TableCell205" style:family="table-cell">
      <style:table-cell-properties fo:border="0.0069in solid #000000" fo:background-color="#BFBFBF" style:writing-mode="lr-tb" fo:padding-top="0in" fo:padding-left="0.075in" fo:padding-bottom="0in" fo:padding-right="0.075in"/>
    </style:style>
    <style:style style:name="P206"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07" style:parent-style-name="Normal" style:family="paragraph">
      <style:paragraph-properties fo:widows="0" fo:orphans="0" style:text-autospace="none" fo:margin-bottom="0in"/>
      <style:text-properties style:font-name="Monaco" style:font-name-complex="Monaco" fo:font-size="10pt" style:font-size-asian="10pt" style:font-size-complex="11pt" fo:language="en" fo:country="US"/>
    </style:style>
    <style:style style:name="P208" style:parent-style-name="Normal" style:family="paragraph">
      <style:paragraph-properties fo:widows="0" fo:orphans="0" style:text-autospace="none" fo:margin-bottom="0in"/>
    </style:style>
    <style:style style:name="T209" style:parent-style-name="DefaultParagraphFont" style:family="text">
      <style:text-properties style:font-name="Calibri" style:font-name-complex="Monaco" style:font-size-complex="11pt" fo:language="en" fo:country="US"/>
    </style:style>
    <style:style style:name="T210" style:parent-style-name="DefaultParagraphFont" style:family="text">
      <style:text-properties style:font-name="Calibri" style:font-name-complex="Monaco" style:font-size-complex="11pt" fo:language="en" fo:country="US"/>
    </style:style>
    <style:style style:name="T211" style:parent-style-name="DefaultParagraphFont" style:family="text">
      <style:text-properties style:font-name="Courier New" style:font-name-complex="Monaco" style:font-size-complex="11pt" fo:language="en" fo:country="US"/>
    </style:style>
    <style:style style:name="T212" style:parent-style-name="DefaultParagraphFont" style:family="text">
      <style:text-properties style:font-name="Calibri" style:font-name-complex="Monaco" style:font-size-complex="11pt" fo:language="en" fo:country="US"/>
    </style:style>
    <style:style style:name="P213" style:parent-style-name="Normal" style:family="paragraph">
      <style:paragraph-properties fo:widows="0" fo:orphans="0" style:text-autospace="none" fo:margin-bottom="0in" fo:margin-left="0.5in">
        <style:tab-stops/>
      </style:paragraph-properties>
      <style:text-properties style:font-name="Calibri" style:font-name-complex="Monaco" style:font-size-complex="11pt" fo:language="en" fo:country="US"/>
    </style:style>
    <style:style style:name="TableColumn215" style:family="table-column">
      <style:table-column-properties style:column-width="5.1187in"/>
    </style:style>
    <style:style style:name="Table214" style:family="table">
      <style:table-properties style:width="5.1187in" fo:margin-left="0.5673in" table:align="left"/>
    </style:style>
    <style:style style:name="TableRow216" style:family="table-row">
      <style:table-row-properties/>
    </style:style>
    <style:style style:name="TableCell217" style:family="table-cell">
      <style:table-cell-properties fo:border="0.0069in solid #000000" fo:background-color="#BFBFBF" style:writing-mode="lr-tb" fo:padding-top="0in" fo:padding-left="0.075in" fo:padding-bottom="0in" fo:padding-right="0.075in"/>
    </style:style>
    <style:style style:name="P218"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19"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20"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221" style:parent-style-name="Normal" style:family="paragraph">
      <style:paragraph-properties fo:widows="0" fo:orphans="0" style:text-autospace="none" fo:margin-bottom="0.2222in"/>
    </style:style>
    <style:style style:name="T222" style:parent-style-name="DefaultParagraphFont" style:family="text">
      <style:text-properties style:font-name="Calibri" style:font-name-complex="Monaco" style:font-size-complex="11pt" fo:language="en" fo:country="US"/>
    </style:style>
    <style:style style:name="T223" style:parent-style-name="DefaultParagraphFont" style:family="text">
      <style:text-properties style:font-name="Courier New" style:font-name-complex="Monaco" style:font-size-complex="11pt" fo:language="en" fo:country="US"/>
    </style:style>
    <style:style style:name="T224" style:parent-style-name="DefaultParagraphFont" style:family="text">
      <style:text-properties style:font-name="Calibri" style:font-name-complex="Monaco" style:font-size-complex="11pt" fo:language="en" fo:country="US"/>
    </style:style>
    <style:style style:name="T225" style:parent-style-name="DefaultParagraphFont" style:family="text">
      <style:text-properties style:font-name="Calibri" style:font-name-complex="Times" style:font-size-complex="16pt" fo:language="en" fo:country="US"/>
    </style:style>
    <style:style style:name="T226" style:parent-style-name="DefaultParagraphFont" style:family="text">
      <style:text-properties style:font-name="Calibri" style:font-name-complex="Times" style:font-size-complex="16pt" fo:language="en" fo:country="US"/>
    </style:style>
    <style:style style:name="T227" style:parent-style-name="DefaultParagraphFont" style:family="text">
      <style:text-properties style:font-name="Calibri" style:font-name-complex="Times" style:font-size-complex="16pt" fo:language="en" fo:country="US"/>
    </style:style>
    <style:style style:name="T228" style:parent-style-name="DefaultParagraphFont" style:family="text">
      <style:text-properties style:font-name="Courier New" style:font-name-complex="Times" style:font-size-complex="16pt" fo:language="en" fo:country="US"/>
    </style:style>
    <style:style style:name="T229" style:parent-style-name="DefaultParagraphFont" style:family="text">
      <style:text-properties style:font-name="Calibri" style:font-name-complex="Times" style:font-size-complex="16pt" fo:language="en" fo:country="US"/>
    </style:style>
    <style:style style:name="T230" style:parent-style-name="DefaultParagraphFont" style:family="text">
      <style:text-properties style:font-name="Calibri" style:font-name-complex="Times" style:font-size-complex="16pt" fo:language="en" fo:country="US"/>
    </style:style>
    <style:style style:name="T231" style:parent-style-name="DefaultParagraphFont" style:family="text">
      <style:text-properties style:font-name="Calibri" style:font-name-complex="Times" style:font-size-complex="16pt" fo:language="en" fo:country="US"/>
    </style:style>
    <style:style style:name="T232" style:parent-style-name="DefaultParagraphFont" style:family="text">
      <style:text-properties style:font-name="Courier New" style:font-name-complex="Times" style:font-size-complex="16pt" fo:language="en" fo:country="US"/>
    </style:style>
    <style:style style:name="T233" style:parent-style-name="DefaultParagraphFont" style:family="text">
      <style:text-properties style:font-name="Calibri" style:font-name-complex="Times" style:font-size-complex="16pt" fo:language="en" fo:country="US"/>
    </style:style>
    <style:style style:name="T234" style:parent-style-name="DefaultParagraphFont" style:family="text">
      <style:text-properties style:font-name="Courier New" style:font-name-complex="Times" style:font-size-complex="16pt" fo:language="en" fo:country="US"/>
    </style:style>
    <style:style style:name="T235" style:parent-style-name="DefaultParagraphFont" style:family="text">
      <style:text-properties style:font-name="Calibri" style:font-name-complex="Times" style:font-size-complex="16pt" fo:language="en" fo:country="US"/>
    </style:style>
    <style:style style:name="T236" style:parent-style-name="DefaultParagraphFont" style:family="text">
      <style:text-properties style:font-name="Courier New" style:font-name-complex="Times" style:font-size-complex="16pt" fo:language="en" fo:country="US"/>
    </style:style>
    <style:style style:name="T237" style:parent-style-name="DefaultParagraphFont" style:family="text">
      <style:text-properties style:font-name="Courier New" style:font-name-complex="Times" fo:font-style="italic" style:font-style-asian="italic" style:font-style-complex="italic" style:font-size-complex="16pt" fo:language="en" fo:country="US"/>
    </style:style>
    <style:style style:name="T238" style:parent-style-name="DefaultParagraphFont" style:family="text">
      <style:text-properties style:font-name="Calibri" style:font-name-complex="Times" style:font-size-complex="16pt" fo:language="en" fo:country="US"/>
    </style:style>
    <style:style style:name="P239" style:parent-style-name="Normal" style:family="paragraph">
      <style:paragraph-properties fo:widows="0" fo:orphans="0" style:text-autospace="none" fo:margin-bottom="0.2222in"/>
    </style:style>
    <style:style style:name="T240" style:parent-style-name="DefaultParagraphFont" style:family="text">
      <style:text-properties style:font-name="Calibri" style:font-name-complex="Times" style:font-size-complex="16pt" fo:language="en" fo:country="US"/>
    </style:style>
    <style:style style:name="T241" style:parent-style-name="DefaultParagraphFont" style:family="text">
      <style:text-properties style:font-name="Courier New" style:font-name-complex="Times" style:font-size-complex="16pt" fo:language="en" fo:country="US"/>
    </style:style>
    <style:style style:name="T242" style:parent-style-name="DefaultParagraphFont" style:family="text">
      <style:text-properties style:font-name="Calibri" style:font-name-complex="Times" style:font-size-complex="16pt" fo:language="en" fo:country="US"/>
    </style:style>
    <style:style style:name="T243" style:parent-style-name="DefaultParagraphFont" style:family="text">
      <style:text-properties fo:language="en" fo:country="US"/>
    </style:style>
    <style:style style:name="T244" style:parent-style-name="Hyperlink" style:family="text">
      <style:text-properties fo:language="en" fo:country="US"/>
    </style:style>
    <style:style style:name="T245" style:parent-style-name="DefaultParagraphFont" style:family="text">
      <style:text-properties fo:language="en" fo:country="US"/>
    </style:style>
    <style:style style:name="T246" style:parent-style-name="DefaultParagraphFont" style:family="text">
      <style:text-properties style:font-name="Courier New"/>
    </style:style>
    <style:style style:name="T247" style:parent-style-name="DefaultParagraphFont" style:family="text">
      <style:text-properties style:font-name="Courier New"/>
    </style:style>
    <style:style style:name="T248" style:parent-style-name="DefaultParagraphFont" style:family="text">
      <style:text-properties style:font-name="Courier New"/>
    </style:style>
    <style:style style:name="P249" style:parent-style-name="Normal" style:family="paragraph">
      <style:paragraph-properties fo:widows="0" fo:orphans="0" style:text-autospace="none" fo:margin-bottom="0in"/>
    </style:style>
    <style:style style:name="T25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51" style:parent-style-name="DefaultParagraphFont" style:family="text">
      <style:text-properties style:font-name="Monaco" style:font-name-complex="Monaco" fo:color="#000000" fo:font-size="8pt" style:font-size-asian="8pt" style:font-size-complex="11pt" fo:language="en" fo:country="US"/>
    </style:style>
    <style:style style:name="T252" style:parent-style-name="DefaultParagraphFont" style:family="text">
      <style:text-properties style:font-name="Monaco" style:font-name-complex="Monaco" fo:color="#000000" fo:font-size="8pt" style:font-size-asian="8pt" style:font-size-complex="11pt" fo:language="en" fo:country="US"/>
    </style:style>
    <style:style style:name="P25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254" style:parent-style-name="Normal" style:family="paragraph">
      <style:paragraph-properties fo:widows="0" fo:orphans="0" style:text-autospace="none" fo:margin-bottom="0in"/>
    </style:style>
    <style:style style:name="T25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56" style:parent-style-name="DefaultParagraphFont" style:family="text">
      <style:text-properties style:font-name="Monaco" style:font-name-complex="Monaco" fo:color="#000000" fo:font-size="8pt" style:font-size-asian="8pt" style:font-size-complex="11pt" fo:language="en" fo:country="US"/>
    </style:style>
    <style:style style:name="P25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258" style:parent-style-name="Normal" style:family="paragraph">
      <style:paragraph-properties fo:widows="0" fo:orphans="0" style:text-autospace="none" fo:margin-bottom="0in"/>
    </style:style>
    <style:style style:name="T25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60" style:parent-style-name="DefaultParagraphFont" style:family="text">
      <style:text-properties style:font-name="Monaco" style:font-name-complex="Monaco" fo:color="#000000" fo:font-size="8pt" style:font-size-asian="8pt" style:font-size-complex="11pt" fo:language="en" fo:country="US"/>
    </style:style>
    <style:style style:name="P261" style:parent-style-name="Normal" style:family="paragraph">
      <style:paragraph-properties fo:widows="0" fo:orphans="0" style:text-autospace="none" fo:margin-bottom="0in"/>
    </style:style>
    <style:style style:name="T26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63" style:parent-style-name="DefaultParagraphFont" style:family="text">
      <style:text-properties style:font-name="Monaco" style:font-name-complex="Monaco" fo:color="#000000" fo:font-size="8pt" style:font-size-asian="8pt" style:font-size-complex="11pt" fo:language="en" fo:country="US"/>
    </style:style>
    <style:style style:name="P264" style:parent-style-name="Normal" style:family="paragraph">
      <style:paragraph-properties fo:widows="0" fo:orphans="0" style:text-autospace="none" fo:margin-bottom="0in"/>
    </style:style>
    <style:style style:name="T26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66" style:parent-style-name="DefaultParagraphFont" style:family="text">
      <style:text-properties style:font-name="Monaco" style:font-name-complex="Monaco" fo:color="#000000" fo:font-size="8pt" style:font-size-asian="8pt" style:font-size-complex="11pt" fo:language="en" fo:country="US"/>
    </style:style>
    <style:style style:name="P26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268" style:parent-style-name="Normal" style:family="paragraph">
      <style:paragraph-properties fo:widows="0" fo:orphans="0" style:text-autospace="none" fo:margin-bottom="0in"/>
    </style:style>
    <style:style style:name="T269" style:parent-style-name="DefaultParagraphFont" style:family="text">
      <style:text-properties style:font-name="Monaco" style:font-name-complex="Monaco" fo:color="#3F5FBF" fo:font-size="8pt" style:font-size-asian="8pt" style:font-size-complex="11pt" fo:language="en" fo:country="US"/>
    </style:style>
    <style:style style:name="P270" style:parent-style-name="Normal" style:family="paragraph">
      <style:paragraph-properties fo:widows="0" fo:orphans="0" style:text-autospace="none" fo:margin-bottom="0in"/>
    </style:style>
    <style:style style:name="T271" style:parent-style-name="DefaultParagraphFont" style:family="text">
      <style:text-properties style:font-name="Monaco" style:font-name-complex="Monaco" fo:color="#3F5FBF" fo:font-size="8pt" style:font-size-asian="8pt" style:font-size-complex="11pt" fo:language="en" fo:country="US"/>
    </style:style>
    <style:style style:name="P272" style:parent-style-name="Normal" style:family="paragraph">
      <style:paragraph-properties fo:widows="0" fo:orphans="0" style:text-autospace="none" fo:margin-bottom="0in"/>
    </style:style>
    <style:style style:name="T273" style:parent-style-name="DefaultParagraphFont" style:family="text">
      <style:text-properties style:font-name="Monaco" style:font-name-complex="Monaco" fo:color="#3F5FBF" fo:font-size="8pt" style:font-size-asian="8pt" style:font-size-complex="11pt" fo:language="en" fo:country="US"/>
    </style:style>
    <style:style style:name="P274" style:parent-style-name="Normal" style:family="paragraph">
      <style:paragraph-properties fo:widows="0" fo:orphans="0" style:text-autospace="none" fo:margin-bottom="0in"/>
    </style:style>
    <style:style style:name="T27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76" style:parent-style-name="DefaultParagraphFont" style:family="text">
      <style:text-properties style:font-name="Monaco" style:font-name-complex="Monaco" fo:color="#000000" fo:font-size="8pt" style:font-size-asian="8pt" style:font-size-complex="11pt" fo:language="en" fo:country="US"/>
    </style:style>
    <style:style style:name="T27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78" style:parent-style-name="DefaultParagraphFont" style:family="text">
      <style:text-properties style:font-name="Monaco" style:font-name-complex="Monaco" fo:color="#000000" fo:font-size="8pt" style:font-size-asian="8pt" style:font-size-complex="11pt" fo:language="en" fo:country="US"/>
    </style:style>
    <style:style style:name="T27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80" style:parent-style-name="DefaultParagraphFont" style:family="text">
      <style:text-properties style:font-name="Monaco" style:font-name-complex="Monaco" fo:color="#000000" fo:font-size="8pt" style:font-size-asian="8pt" style:font-size-complex="11pt" fo:language="en" fo:country="US"/>
    </style:style>
    <style:style style:name="P28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282" style:parent-style-name="Normal" style:family="paragraph">
      <style:paragraph-properties fo:widows="0" fo:orphans="0" style:text-autospace="none" fo:margin-bottom="0in"/>
    </style:style>
    <style:style style:name="T283" style:parent-style-name="DefaultParagraphFont" style:family="text">
      <style:text-properties style:font-name="Monaco" style:font-name-complex="Monaco" fo:color="#000000" fo:font-size="8pt" style:font-size-asian="8pt" style:font-size-complex="11pt" fo:language="en" fo:country="US"/>
    </style:style>
    <style:style style:name="T284" style:parent-style-name="DefaultParagraphFont" style:family="text">
      <style:text-properties style:font-name="Monaco" style:font-name-complex="Monaco" fo:color="#646464" fo:font-size="8pt" style:font-size-asian="8pt" style:font-size-complex="11pt" fo:language="en" fo:country="US"/>
    </style:style>
    <style:style style:name="P285" style:parent-style-name="Normal" style:family="paragraph">
      <style:paragraph-properties fo:widows="0" fo:orphans="0" style:text-autospace="none" fo:margin-bottom="0in"/>
    </style:style>
    <style:style style:name="T286" style:parent-style-name="DefaultParagraphFont" style:family="text">
      <style:text-properties style:font-name="Monaco" style:font-name-complex="Monaco" fo:color="#000000" fo:font-size="8pt" style:font-size-asian="8pt" style:font-size-complex="11pt" fo:language="en" fo:country="US"/>
    </style:style>
    <style:style style:name="T28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88" style:parent-style-name="DefaultParagraphFont" style:family="text">
      <style:text-properties style:font-name="Monaco" style:font-name-complex="Monaco" fo:color="#000000" fo:font-size="8pt" style:font-size-asian="8pt" style:font-size-complex="11pt" fo:language="en" fo:country="US"/>
    </style:style>
    <style:style style:name="T28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290" style:parent-style-name="DefaultParagraphFont" style:family="text">
      <style:text-properties style:font-name="Monaco" style:font-name-complex="Monaco" fo:color="#000000" fo:font-size="8pt" style:font-size-asian="8pt" style:font-size-complex="11pt" fo:language="en" fo:country="US"/>
    </style:style>
    <style:style style:name="P291" style:parent-style-name="Normal" style:family="paragraph">
      <style:paragraph-properties fo:widows="0" fo:orphans="0" style:text-autospace="none" fo:margin-bottom="0in"/>
    </style:style>
    <style:style style:name="T292" style:parent-style-name="DefaultParagraphFont" style:family="text">
      <style:text-properties style:font-name="Monaco" style:font-name-complex="Monaco" fo:color="#000000" fo:font-size="8pt" style:font-size-asian="8pt" style:font-size-complex="11pt" fo:language="en" fo:country="US"/>
    </style:style>
    <style:style style:name="T293" style:parent-style-name="DefaultParagraphFont" style:family="text">
      <style:text-properties style:font-name="Monaco" style:font-name-complex="Monaco" fo:color="#000000" fo:font-size="8pt" style:font-size-asian="8pt" style:font-size-complex="11pt" fo:language="en" fo:country="US"/>
    </style:style>
    <style:style style:name="T294"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295" style:parent-style-name="DefaultParagraphFont" style:family="text">
      <style:text-properties style:font-name="Monaco" style:font-name-complex="Monaco" fo:color="#000000" fo:font-size="8pt" style:font-size-asian="8pt" style:font-size-complex="11pt" fo:language="en" fo:country="US"/>
    </style:style>
    <style:style style:name="T296" style:parent-style-name="DefaultParagraphFont" style:family="text">
      <style:text-properties style:font-name="Monaco" style:font-name-complex="Monaco" fo:color="#2A00FF" fo:font-size="8pt" style:font-size-asian="8pt" style:font-size-complex="11pt" fo:language="en" fo:country="US"/>
    </style:style>
    <style:style style:name="T297" style:parent-style-name="DefaultParagraphFont" style:family="text">
      <style:text-properties style:font-name="Monaco" style:font-name-complex="Monaco" fo:color="#000000" fo:font-size="8pt" style:font-size-asian="8pt" style:font-size-complex="11pt" fo:language="en" fo:country="US"/>
    </style:style>
    <style:style style:name="P298" style:parent-style-name="Normal" style:family="paragraph">
      <style:paragraph-properties fo:widows="0" fo:orphans="0" style:text-autospace="none" fo:margin-bottom="0in"/>
    </style:style>
    <style:style style:name="T299" style:parent-style-name="DefaultParagraphFont" style:family="text">
      <style:text-properties style:font-name="Monaco" style:font-name-complex="Monaco" fo:color="#000000" fo:font-size="8pt" style:font-size-asian="8pt" style:font-size-complex="11pt" fo:language="en" fo:country="US"/>
    </style:style>
    <style:style style:name="T300" style:parent-style-name="DefaultParagraphFont" style:family="text">
      <style:text-properties style:font-name="Monaco" style:font-name-complex="Monaco" fo:color="#000000" fo:font-size="8pt" style:font-size-asian="8pt" style:font-size-complex="11pt" fo:language="en" fo:country="US"/>
    </style:style>
    <style:style style:name="T30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302" style:parent-style-name="DefaultParagraphFont" style:family="text">
      <style:text-properties style:font-name="Monaco" style:font-name-complex="Monaco" fo:color="#000000" fo:font-size="8pt" style:font-size-asian="8pt" style:font-size-complex="11pt" fo:language="en" fo:country="US"/>
    </style:style>
    <style:style style:name="T30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304" style:parent-style-name="DefaultParagraphFont" style:family="text">
      <style:text-properties style:font-name="Monaco" style:font-name-complex="Monaco" fo:color="#000000" fo:font-size="8pt" style:font-size-asian="8pt" style:font-size-complex="11pt" fo:language="en" fo:country="US"/>
    </style:style>
    <style:style style:name="P305" style:parent-style-name="Normal" style:family="paragraph">
      <style:paragraph-properties fo:widows="0" fo:orphans="0" style:text-autospace="none" fo:margin-bottom="0in"/>
    </style:style>
    <style:style style:name="T306" style:parent-style-name="DefaultParagraphFont" style:family="text">
      <style:text-properties style:font-name="Monaco" style:font-name-complex="Monaco" fo:color="#000000" fo:font-size="8pt" style:font-size-asian="8pt" style:font-size-complex="11pt" fo:language="en" fo:country="US"/>
    </style:style>
    <style:style style:name="T307" style:parent-style-name="DefaultParagraphFont" style:family="text">
      <style:text-properties style:font-name="Monaco" style:font-name-complex="Monaco" fo:color="#000000" fo:font-size="8pt" style:font-size-asian="8pt" style:font-size-complex="11pt" fo:language="en" fo:country="US"/>
    </style:style>
    <style:style style:name="T308" style:parent-style-name="DefaultParagraphFont" style:family="text">
      <style:text-properties style:font-name="Monaco" style:font-name-complex="Monaco" fo:color="#000000" fo:font-size="8pt" style:font-size-asian="8pt" style:font-size-complex="11pt" fo:language="en" fo:country="US"/>
    </style:style>
    <style:style style:name="T30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310" style:parent-style-name="DefaultParagraphFont" style:family="text">
      <style:text-properties style:font-name="Monaco" style:font-name-complex="Monaco" fo:color="#000000" fo:font-size="8pt" style:font-size-asian="8pt" style:font-size-complex="11pt" fo:language="en" fo:country="US"/>
    </style:style>
    <style:style style:name="P311" style:parent-style-name="Normal" style:family="paragraph">
      <style:paragraph-properties fo:widows="0" fo:orphans="0" style:text-autospace="none" fo:margin-bottom="0in"/>
    </style:style>
    <style:style style:name="T312" style:parent-style-name="DefaultParagraphFont" style:family="text">
      <style:text-properties style:font-name="Monaco" style:font-name-complex="Monaco" fo:color="#000000" fo:font-size="8pt" style:font-size-asian="8pt" style:font-size-complex="11pt" fo:language="en" fo:country="US"/>
    </style:style>
    <style:style style:name="T313" style:parent-style-name="DefaultParagraphFont" style:family="text">
      <style:text-properties style:font-name="Monaco" style:font-name-complex="Monaco" fo:color="#000000" fo:font-size="8pt" style:font-size-asian="8pt" style:font-size-complex="11pt" fo:language="en" fo:country="US"/>
    </style:style>
    <style:style style:name="T314" style:parent-style-name="DefaultParagraphFont" style:family="text">
      <style:text-properties style:font-name="Monaco" style:font-name-complex="Monaco" fo:color="#000000" fo:font-size="8pt" style:font-size-asian="8pt" style:font-size-complex="11pt" fo:language="en" fo:country="US"/>
    </style:style>
    <style:style style:name="T315" style:parent-style-name="DefaultParagraphFont" style:family="text">
      <style:text-properties style:font-name="Monaco" style:font-name-complex="Monaco" fo:color="#000000" fo:font-size="8pt" style:font-size-asian="8pt" style:font-size-complex="11pt" fo:language="en" fo:country="US"/>
    </style:style>
    <style:style style:name="T31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317" style:parent-style-name="DefaultParagraphFont" style:family="text">
      <style:text-properties style:font-name="Monaco" style:font-name-complex="Monaco" fo:color="#000000" fo:font-size="8pt" style:font-size-asian="8pt" style:font-size-complex="11pt" fo:language="en" fo:country="US"/>
    </style:style>
    <style:style style:name="T318"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19" style:parent-style-name="DefaultParagraphFont" style:family="text">
      <style:text-properties style:font-name="Monaco" style:font-name-complex="Monaco" fo:color="#000000" fo:font-size="8pt" style:font-size-asian="8pt" style:font-size-complex="11pt" fo:language="en" fo:country="US"/>
    </style:style>
    <style:style style:name="P32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321"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322" style:parent-style-name="Normal" style:family="paragraph">
      <style:paragraph-properties fo:widows="0" fo:orphans="0" style:text-autospace="none" fo:margin-bottom="0in" fo:margin-left="2in" fo:text-indent="0.5in">
        <style:tab-stops/>
      </style:paragraph-properties>
    </style:style>
    <style:style style:name="T323" style:parent-style-name="DefaultParagraphFont" style:family="text">
      <style:text-properties style:font-name="Monaco" style:font-name-complex="Monaco" fo:color="#000000" fo:font-size="8pt" style:font-size-asian="8pt" style:font-size-complex="11pt" fo:language="en" fo:country="US"/>
    </style:style>
    <style:style style:name="T324"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25" style:parent-style-name="DefaultParagraphFont" style:family="text">
      <style:text-properties style:font-name="Monaco" style:font-name-complex="Monaco" fo:color="#000000" fo:font-size="8pt" style:font-size-asian="8pt" style:font-size-complex="11pt" fo:language="en" fo:country="US"/>
    </style:style>
    <style:style style:name="P326" style:parent-style-name="Normal" style:family="paragraph">
      <style:paragraph-properties fo:widows="0" fo:orphans="0" style:text-autospace="none" fo:margin-bottom="0in" fo:margin-left="2in" fo:text-indent="0.5in">
        <style:tab-stops/>
      </style:paragraph-properties>
      <style:text-properties style:font-name="Monaco" style:font-name-complex="Monaco" fo:font-size="8pt" style:font-size-asian="8pt" style:font-size-complex="11pt" fo:language="en" fo:country="US"/>
    </style:style>
    <style:style style:name="P327" style:parent-style-name="Normal" style:family="paragraph">
      <style:paragraph-properties fo:widows="0" fo:orphans="0" style:text-autospace="none" fo:margin-bottom="0in" fo:margin-left="0.5in" fo:text-indent="1.5in">
        <style:tab-stops/>
      </style:paragraph-properties>
    </style:style>
    <style:style style:name="T328" style:parent-style-name="DefaultParagraphFont" style:family="text">
      <style:text-properties style:font-name="Monaco" style:font-name-complex="Monaco" fo:color="#000000" fo:font-size="8pt" style:font-size-asian="8pt" style:font-size-complex="11pt" fo:language="en" fo:country="US"/>
    </style:style>
    <style:style style:name="T329"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30" style:parent-style-name="DefaultParagraphFont" style:family="text">
      <style:text-properties style:font-name="Monaco" style:font-name-complex="Monaco" fo:color="#000000" fo:font-size="8pt" style:font-size-asian="8pt" style:font-size-complex="11pt" fo:language="en" fo:country="US"/>
    </style:style>
    <style:style style:name="T331" style:parent-style-name="DefaultParagraphFont" style:family="text">
      <style:text-properties style:font-name="Monaco" style:font-name-complex="Monaco" fo:color="#2A00FF" fo:font-size="8pt" style:font-size-asian="8pt" style:font-size-complex="11pt" fo:language="en" fo:country="US"/>
    </style:style>
    <style:style style:name="T332" style:parent-style-name="DefaultParagraphFont" style:family="text">
      <style:text-properties style:font-name="Monaco" style:font-name-complex="Monaco" fo:color="#000000" fo:font-size="8pt" style:font-size-asian="8pt" style:font-size-complex="11pt" fo:language="en" fo:country="US"/>
    </style:style>
    <style:style style:name="P333" style:parent-style-name="Normal" style:family="paragraph">
      <style:paragraph-properties fo:widows="0" fo:orphans="0" style:text-autospace="none" fo:margin-bottom="0in" fo:margin-left="2in" fo:text-indent="0.5in">
        <style:tab-stops/>
      </style:paragraph-properties>
    </style:style>
    <style:style style:name="T334" style:parent-style-name="DefaultParagraphFont" style:family="text">
      <style:text-properties style:font-name="Monaco" style:font-name-complex="Monaco" fo:color="#000000" fo:font-size="8pt" style:font-size-asian="8pt" style:font-size-complex="11pt" fo:language="en" fo:country="US"/>
    </style:style>
    <style:style style:name="T335"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36" style:parent-style-name="DefaultParagraphFont" style:family="text">
      <style:text-properties style:font-name="Monaco" style:font-name-complex="Monaco" fo:color="#000000" fo:font-size="8pt" style:font-size-asian="8pt" style:font-size-complex="11pt" fo:language="en" fo:country="US"/>
    </style:style>
    <style:style style:name="T337" style:parent-style-name="DefaultParagraphFont" style:family="text">
      <style:text-properties style:font-name="Monaco" style:font-name-complex="Monaco" fo:color="#2A00FF" fo:font-size="8pt" style:font-size-asian="8pt" style:font-size-complex="11pt" fo:language="en" fo:country="US"/>
    </style:style>
    <style:style style:name="T338" style:parent-style-name="DefaultParagraphFont" style:family="text">
      <style:text-properties style:font-name="Monaco" style:font-name-complex="Monaco" fo:color="#000000" fo:font-size="8pt" style:font-size-asian="8pt" style:font-size-complex="11pt" fo:language="en" fo:country="US"/>
    </style:style>
    <style:style style:name="P339" style:parent-style-name="Normal" style:family="paragraph">
      <style:paragraph-properties fo:widows="0" fo:orphans="0" style:text-autospace="none" fo:margin-bottom="0in" fo:margin-left="2in" fo:text-indent="0.5in">
        <style:tab-stops/>
      </style:paragraph-properties>
      <style:text-properties style:font-name="Monaco" style:font-name-complex="Monaco" fo:color="#000000" fo:font-size="8pt" style:font-size-asian="8pt" style:font-size-complex="11pt" fo:language="en" fo:country="US"/>
    </style:style>
    <style:style style:name="P340" style:parent-style-name="Normal" style:family="paragraph">
      <style:paragraph-properties fo:widows="0" fo:orphans="0" style:text-autospace="none" fo:margin-bottom="0in"/>
    </style:style>
    <style:style style:name="T341" style:parent-style-name="DefaultParagraphFont" style:family="text">
      <style:text-properties style:font-name="Monaco" style:font-name-complex="Monaco" fo:color="#000000" fo:font-size="8pt" style:font-size-asian="8pt" style:font-size-complex="11pt" fo:language="en" fo:country="US"/>
    </style:style>
    <style:style style:name="T342" style:parent-style-name="DefaultParagraphFont" style:family="text">
      <style:text-properties style:font-name="Monaco" style:font-name-complex="Monaco" fo:color="#000000" fo:font-size="8pt" style:font-size-asian="8pt" style:font-size-complex="11pt" fo:language="en" fo:country="US"/>
    </style:style>
    <style:style style:name="T343" style:parent-style-name="DefaultParagraphFont" style:family="text">
      <style:text-properties style:font-name="Monaco" style:font-name-complex="Monaco" fo:color="#000000" fo:font-size="8pt" style:font-size-asian="8pt" style:font-size-complex="11pt" fo:language="en" fo:country="US"/>
    </style:style>
    <style:style style:name="T34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345" style:parent-style-name="DefaultParagraphFont" style:family="text">
      <style:text-properties style:font-name="Monaco" style:font-name-complex="Monaco" fo:color="#000000" fo:font-size="8pt" style:font-size-asian="8pt" style:font-size-complex="11pt" fo:language="en" fo:country="US"/>
    </style:style>
    <style:style style:name="P346" style:parent-style-name="Normal" style:family="paragraph">
      <style:paragraph-properties fo:widows="0" fo:orphans="0" style:text-autospace="none" fo:margin-bottom="0in"/>
    </style:style>
    <style:style style:name="T347" style:parent-style-name="DefaultParagraphFont" style:family="text">
      <style:text-properties style:font-name="Monaco" style:font-name-complex="Monaco" fo:color="#000000" fo:font-size="8pt" style:font-size-asian="8pt" style:font-size-complex="11pt" fo:language="en" fo:country="US"/>
    </style:style>
    <style:style style:name="T348" style:parent-style-name="DefaultParagraphFont" style:family="text">
      <style:text-properties style:font-name="Monaco" style:font-name-complex="Monaco" fo:color="#000000" fo:font-size="8pt" style:font-size-asian="8pt" style:font-size-complex="11pt" fo:language="en" fo:country="US"/>
    </style:style>
    <style:style style:name="T349" style:parent-style-name="DefaultParagraphFont" style:family="text">
      <style:text-properties style:font-name="Monaco" style:font-name-complex="Monaco" fo:color="#000000" fo:font-size="8pt" style:font-size-asian="8pt" style:font-size-complex="11pt" fo:language="en" fo:country="US"/>
    </style:style>
    <style:style style:name="T350" style:parent-style-name="DefaultParagraphFont" style:family="text">
      <style:text-properties style:font-name="Monaco" style:font-name-complex="Monaco" fo:color="#000000" fo:font-size="8pt" style:font-size-asian="8pt" style:font-size-complex="11pt" fo:language="en" fo:country="US"/>
    </style:style>
    <style:style style:name="T351"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52" style:parent-style-name="DefaultParagraphFont" style:family="text">
      <style:text-properties style:font-name="Monaco" style:font-name-complex="Monaco" fo:color="#000000" fo:font-size="8pt" style:font-size-asian="8pt" style:font-size-complex="11pt" fo:language="en" fo:country="US"/>
    </style:style>
    <style:style style:name="T353" style:parent-style-name="DefaultParagraphFont" style:family="text">
      <style:text-properties style:font-name="Monaco" style:font-name-complex="Monaco" fo:color="#2A00FF" fo:font-size="8pt" style:font-size-asian="8pt" style:font-size-complex="11pt" fo:language="en" fo:country="US"/>
    </style:style>
    <style:style style:name="T354" style:parent-style-name="DefaultParagraphFont" style:family="text">
      <style:text-properties style:font-name="Monaco" style:font-name-complex="Monaco" fo:color="#000000" fo:font-size="8pt" style:font-size-asian="8pt" style:font-size-complex="11pt" fo:language="en" fo:country="US"/>
    </style:style>
    <style:style style:name="T355"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56" style:parent-style-name="DefaultParagraphFont" style:family="text">
      <style:text-properties style:font-name="Monaco" style:font-name-complex="Monaco" fo:color="#000000" fo:font-size="8pt" style:font-size-asian="8pt" style:font-size-complex="11pt" fo:language="en" fo:country="US"/>
    </style:style>
    <style:style style:name="P357" style:parent-style-name="Normal" style:family="paragraph">
      <style:paragraph-properties fo:widows="0" fo:orphans="0" style:text-autospace="none" fo:margin-bottom="0in"/>
    </style:style>
    <style:style style:name="T358" style:parent-style-name="DefaultParagraphFont" style:family="text">
      <style:text-properties style:font-name="Monaco" style:font-name-complex="Monaco" fo:color="#000000" fo:font-size="8pt" style:font-size-asian="8pt" style:font-size-complex="11pt" fo:language="en" fo:country="US"/>
    </style:style>
    <style:style style:name="T359" style:parent-style-name="DefaultParagraphFont" style:family="text">
      <style:text-properties style:font-name="Monaco" style:font-name-complex="Monaco" fo:color="#000000" fo:font-size="8pt" style:font-size-asian="8pt" style:font-size-complex="11pt" fo:language="en" fo:country="US"/>
    </style:style>
    <style:style style:name="T360" style:parent-style-name="DefaultParagraphFont" style:family="text">
      <style:text-properties style:font-name="Monaco" style:font-name-complex="Monaco" fo:color="#000000" fo:font-size="8pt" style:font-size-asian="8pt" style:font-size-complex="11pt" fo:language="en" fo:country="US"/>
    </style:style>
    <style:style style:name="T361" style:parent-style-name="DefaultParagraphFont" style:family="text">
      <style:text-properties style:font-name="Monaco" style:font-name-complex="Monaco" fo:color="#000000" fo:font-size="8pt" style:font-size-asian="8pt" style:font-size-complex="11pt" fo:language="en" fo:country="US"/>
    </style:style>
    <style:style style:name="T362" style:parent-style-name="DefaultParagraphFont" style:family="text">
      <style:text-properties style:font-name="Monaco" style:font-name-complex="Monaco" fo:color="#000000" fo:font-size="8pt" style:font-size-asian="8pt" style:font-size-complex="11pt" fo:language="en" fo:country="US"/>
    </style:style>
    <style:style style:name="T363" style:parent-style-name="DefaultParagraphFont" style:family="text">
      <style:text-properties style:font-name="Monaco" style:font-name-complex="Monaco" fo:color="#000000" fo:font-size="8pt" style:font-size-asian="8pt" style:font-size-complex="11pt" fo:language="en" fo:country="US"/>
    </style:style>
    <style:style style:name="T364" style:parent-style-name="DefaultParagraphFont" style:family="text">
      <style:text-properties style:font-name="Monaco" style:font-name-complex="Monaco" fo:color="#2A00FF" fo:font-size="8pt" style:font-size-asian="8pt" style:font-size-complex="11pt" fo:language="en" fo:country="US"/>
    </style:style>
    <style:style style:name="T365" style:parent-style-name="DefaultParagraphFont" style:family="text">
      <style:text-properties style:font-name="Monaco" style:font-name-complex="Monaco" fo:color="#000000" fo:font-size="8pt" style:font-size-asian="8pt" style:font-size-complex="11pt" fo:language="en" fo:country="US"/>
    </style:style>
    <style:style style:name="P366" style:parent-style-name="Normal" style:family="paragraph">
      <style:paragraph-properties fo:widows="0" fo:orphans="0" style:text-autospace="none" fo:margin-bottom="0in"/>
    </style:style>
    <style:style style:name="T367" style:parent-style-name="DefaultParagraphFont" style:family="text">
      <style:text-properties style:font-name="Monaco" style:font-name-complex="Monaco" fo:color="#000000" fo:font-size="8pt" style:font-size-asian="8pt" style:font-size-complex="11pt" fo:language="en" fo:country="US"/>
    </style:style>
    <style:style style:name="T368" style:parent-style-name="DefaultParagraphFont" style:family="text">
      <style:text-properties style:font-name="Monaco" style:font-name-complex="Monaco" fo:color="#000000" fo:font-size="8pt" style:font-size-asian="8pt" style:font-size-complex="11pt" fo:language="en" fo:country="US"/>
    </style:style>
    <style:style style:name="T369" style:parent-style-name="DefaultParagraphFont" style:family="text">
      <style:text-properties style:font-name="Monaco" style:font-name-complex="Monaco" fo:color="#000000" fo:font-size="8pt" style:font-size-asian="8pt" style:font-size-complex="11pt" fo:language="en" fo:country="US"/>
    </style:style>
    <style:style style:name="T37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371" style:parent-style-name="DefaultParagraphFont" style:family="text">
      <style:text-properties style:font-name="Monaco" style:font-name-complex="Monaco" fo:color="#000000" fo:font-size="8pt" style:font-size-asian="8pt" style:font-size-complex="11pt" fo:language="en" fo:country="US"/>
    </style:style>
    <style:style style:name="P372" style:parent-style-name="Normal" style:family="paragraph">
      <style:paragraph-properties fo:widows="0" fo:orphans="0" style:text-autospace="none" fo:margin-bottom="0in"/>
    </style:style>
    <style:style style:name="T373" style:parent-style-name="DefaultParagraphFont" style:family="text">
      <style:text-properties style:font-name="Monaco" style:font-name-complex="Monaco" fo:color="#000000" fo:font-size="8pt" style:font-size-asian="8pt" style:font-size-complex="11pt" fo:language="en" fo:country="US"/>
    </style:style>
    <style:style style:name="T374" style:parent-style-name="DefaultParagraphFont" style:family="text">
      <style:text-properties style:font-name="Monaco" style:font-name-complex="Monaco" fo:color="#000000" fo:font-size="8pt" style:font-size-asian="8pt" style:font-size-complex="11pt" fo:language="en" fo:country="US"/>
    </style:style>
    <style:style style:name="T375" style:parent-style-name="DefaultParagraphFont" style:family="text">
      <style:text-properties style:font-name="Monaco" style:font-name-complex="Monaco" fo:color="#000000" fo:font-size="8pt" style:font-size-asian="8pt" style:font-size-complex="11pt" fo:language="en" fo:country="US"/>
    </style:style>
    <style:style style:name="T376" style:parent-style-name="DefaultParagraphFont" style:family="text">
      <style:text-properties style:font-name="Monaco" style:font-name-complex="Monaco" fo:color="#000000" fo:font-size="8pt" style:font-size-asian="8pt" style:font-size-complex="11pt" fo:language="en" fo:country="US"/>
    </style:style>
    <style:style style:name="T377"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78" style:parent-style-name="DefaultParagraphFont" style:family="text">
      <style:text-properties style:font-name="Monaco" style:font-name-complex="Monaco" fo:color="#000000" fo:font-size="8pt" style:font-size-asian="8pt" style:font-size-complex="11pt" fo:language="en" fo:country="US"/>
    </style:style>
    <style:style style:name="T379" style:parent-style-name="DefaultParagraphFont" style:family="text">
      <style:text-properties style:font-name="Monaco" style:font-name-complex="Monaco" fo:color="#2A00FF" fo:font-size="8pt" style:font-size-asian="8pt" style:font-size-complex="11pt" fo:language="en" fo:country="US"/>
    </style:style>
    <style:style style:name="T380" style:parent-style-name="DefaultParagraphFont" style:family="text">
      <style:text-properties style:font-name="Monaco" style:font-name-complex="Monaco" fo:color="#000000" fo:font-size="8pt" style:font-size-asian="8pt" style:font-size-complex="11pt" fo:language="en" fo:country="US"/>
    </style:style>
    <style:style style:name="T381"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382" style:parent-style-name="DefaultParagraphFont" style:family="text">
      <style:text-properties style:font-name="Monaco" style:font-name-complex="Monaco" fo:color="#000000" fo:font-size="8pt" style:font-size-asian="8pt" style:font-size-complex="11pt" fo:language="en" fo:country="US"/>
    </style:style>
    <style:style style:name="P383" style:parent-style-name="Normal" style:family="paragraph">
      <style:paragraph-properties fo:widows="0" fo:orphans="0" style:text-autospace="none" fo:margin-bottom="0in"/>
    </style:style>
    <style:style style:name="T384" style:parent-style-name="DefaultParagraphFont" style:family="text">
      <style:text-properties style:font-name="Monaco" style:font-name-complex="Monaco" fo:color="#000000" fo:font-size="8pt" style:font-size-asian="8pt" style:font-size-complex="11pt" fo:language="en" fo:country="US"/>
    </style:style>
    <style:style style:name="T385" style:parent-style-name="DefaultParagraphFont" style:family="text">
      <style:text-properties style:font-name="Monaco" style:font-name-complex="Monaco" fo:color="#000000" fo:font-size="8pt" style:font-size-asian="8pt" style:font-size-complex="11pt" fo:language="en" fo:country="US"/>
    </style:style>
    <style:style style:name="T386" style:parent-style-name="DefaultParagraphFont" style:family="text">
      <style:text-properties style:font-name="Monaco" style:font-name-complex="Monaco" fo:color="#000000" fo:font-size="8pt" style:font-size-asian="8pt" style:font-size-complex="11pt" fo:language="en" fo:country="US"/>
    </style:style>
    <style:style style:name="T387" style:parent-style-name="DefaultParagraphFont" style:family="text">
      <style:text-properties style:font-name="Monaco" style:font-name-complex="Monaco" fo:color="#000000" fo:font-size="8pt" style:font-size-asian="8pt" style:font-size-complex="11pt" fo:language="en" fo:country="US"/>
    </style:style>
    <style:style style:name="T388" style:parent-style-name="DefaultParagraphFont" style:family="text">
      <style:text-properties style:font-name="Monaco" style:font-name-complex="Monaco" fo:color="#000000" fo:font-size="8pt" style:font-size-asian="8pt" style:font-size-complex="11pt" fo:language="en" fo:country="US"/>
    </style:style>
    <style:style style:name="T389" style:parent-style-name="DefaultParagraphFont" style:family="text">
      <style:text-properties style:font-name="Monaco" style:font-name-complex="Monaco" fo:color="#000000" fo:font-size="8pt" style:font-size-asian="8pt" style:font-size-complex="11pt" fo:language="en" fo:country="US"/>
    </style:style>
    <style:style style:name="T390" style:parent-style-name="DefaultParagraphFont" style:family="text">
      <style:text-properties style:font-name="Monaco" style:font-name-complex="Monaco" fo:color="#2A00FF" fo:font-size="8pt" style:font-size-asian="8pt" style:font-size-complex="11pt" fo:language="en" fo:country="US"/>
    </style:style>
    <style:style style:name="T391" style:parent-style-name="DefaultParagraphFont" style:family="text">
      <style:text-properties style:font-name="Monaco" style:font-name-complex="Monaco" fo:color="#000000" fo:font-size="8pt" style:font-size-asian="8pt" style:font-size-complex="11pt" fo:language="en" fo:country="US"/>
    </style:style>
    <style:style style:name="P392" style:parent-style-name="Normal" style:family="paragraph">
      <style:paragraph-properties fo:widows="0" fo:orphans="0" style:text-autospace="none" fo:margin-bottom="0in" fo:margin-left="3in">
        <style:tab-stops/>
      </style:paragraph-properties>
    </style:style>
    <style:style style:name="T393" style:parent-style-name="DefaultParagraphFont" style:family="text">
      <style:text-properties style:font-name="Monaco" style:font-name-complex="Monaco" fo:color="#000000" fo:font-size="8pt" style:font-size-asian="8pt" style:font-size-complex="11pt" fo:language="en" fo:country="US"/>
    </style:style>
    <style:style style:name="P394" style:parent-style-name="Normal" style:family="paragraph">
      <style:paragraph-properties fo:widows="0" fo:orphans="0" style:text-autospace="none" fo:margin-bottom="0in"/>
    </style:style>
    <style:style style:name="T395" style:parent-style-name="DefaultParagraphFont" style:family="text">
      <style:text-properties style:font-name="Monaco" style:font-name-complex="Monaco" fo:color="#000000" fo:font-size="8pt" style:font-size-asian="8pt" style:font-size-complex="11pt" fo:language="en" fo:country="US"/>
    </style:style>
    <style:style style:name="T396" style:parent-style-name="DefaultParagraphFont" style:family="text">
      <style:text-properties style:font-name="Monaco" style:font-name-complex="Monaco" fo:color="#000000" fo:font-size="8pt" style:font-size-asian="8pt" style:font-size-complex="11pt" fo:language="en" fo:country="US"/>
    </style:style>
    <style:style style:name="T397" style:parent-style-name="DefaultParagraphFont" style:family="text">
      <style:text-properties style:font-name="Monaco" style:font-name-complex="Monaco" fo:color="#000000" fo:font-size="8pt" style:font-size-asian="8pt" style:font-size-complex="11pt" fo:language="en" fo:country="US"/>
    </style:style>
    <style:style style:name="P398" style:parent-style-name="Normal" style:family="paragraph">
      <style:paragraph-properties fo:widows="0" fo:orphans="0" style:text-autospace="none" fo:margin-bottom="0in"/>
    </style:style>
    <style:style style:name="T399" style:parent-style-name="DefaultParagraphFont" style:family="text">
      <style:text-properties style:font-name="Monaco" style:font-name-complex="Monaco" fo:color="#000000" fo:font-size="8pt" style:font-size-asian="8pt" style:font-size-complex="11pt" fo:language="en" fo:country="US"/>
    </style:style>
    <style:style style:name="T400" style:parent-style-name="DefaultParagraphFont" style:family="text">
      <style:text-properties style:font-name="Monaco" style:font-name-complex="Monaco" fo:color="#000000" fo:font-size="8pt" style:font-size-asian="8pt" style:font-size-complex="11pt" fo:language="en" fo:country="US"/>
    </style:style>
    <style:style style:name="P401" style:parent-style-name="Normal" style:family="paragraph">
      <style:paragraph-properties fo:widows="0" fo:orphans="0" style:text-autospace="none" fo:margin-bottom="0in"/>
    </style:style>
    <style:style style:name="T402" style:parent-style-name="DefaultParagraphFont" style:family="text">
      <style:text-properties style:font-name="Monaco" style:font-name-complex="Monaco" fo:color="#000000" fo:font-size="8pt" style:font-size-asian="8pt" style:font-size-complex="11pt" fo:language="en" fo:country="US"/>
    </style:style>
    <style:style style:name="P40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04" style:parent-style-name="Normal" style:family="paragraph">
      <style:paragraph-properties fo:widows="0" fo:orphans="0" style:text-autospace="none" fo:margin-bottom="0in"/>
    </style:style>
    <style:style style:name="T405" style:parent-style-name="DefaultParagraphFont" style:family="text">
      <style:text-properties style:font-name="Monaco" style:font-name-complex="Monaco" fo:color="#000000" fo:font-size="8pt" style:font-size-asian="8pt" style:font-size-complex="11pt" fo:language="en" fo:country="US"/>
    </style:style>
    <style:style style:name="T406" style:parent-style-name="DefaultParagraphFont" style:family="text">
      <style:text-properties style:font-name="Monaco" style:font-name-complex="Monaco" fo:color="#646464" fo:font-size="8pt" style:font-size-asian="8pt" style:font-size-complex="11pt" fo:language="en" fo:country="US"/>
    </style:style>
    <style:style style:name="P407" style:parent-style-name="Normal" style:family="paragraph">
      <style:paragraph-properties fo:widows="0" fo:orphans="0" style:text-autospace="none" fo:margin-bottom="0in"/>
    </style:style>
    <style:style style:name="T408" style:parent-style-name="DefaultParagraphFont" style:family="text">
      <style:text-properties style:font-name="Monaco" style:font-name-complex="Monaco" fo:color="#000000" fo:font-size="8pt" style:font-size-asian="8pt" style:font-size-complex="11pt" fo:language="en" fo:country="US"/>
    </style:style>
    <style:style style:name="T40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10" style:parent-style-name="DefaultParagraphFont" style:family="text">
      <style:text-properties style:font-name="Monaco" style:font-name-complex="Monaco" fo:color="#000000" fo:font-size="8pt" style:font-size-asian="8pt" style:font-size-complex="11pt" fo:language="en" fo:country="US"/>
    </style:style>
    <style:style style:name="P411" style:parent-style-name="Normal" style:family="paragraph">
      <style:paragraph-properties fo:widows="0" fo:orphans="0" style:text-autospace="none" fo:margin-bottom="0in"/>
    </style:style>
    <style:style style:name="T412" style:parent-style-name="DefaultParagraphFont" style:family="text">
      <style:text-properties style:font-name="Monaco" style:font-name-complex="Monaco" fo:color="#000000" fo:font-size="8pt" style:font-size-asian="8pt" style:font-size-complex="11pt" fo:language="en" fo:country="US"/>
    </style:style>
    <style:style style:name="T413" style:parent-style-name="DefaultParagraphFont" style:family="text">
      <style:text-properties style:font-name="Monaco" style:font-name-complex="Monaco" fo:color="#000000" fo:font-size="8pt" style:font-size-asian="8pt" style:font-size-complex="11pt" fo:language="en" fo:country="US"/>
    </style:style>
    <style:style style:name="T41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15" style:parent-style-name="DefaultParagraphFont" style:family="text">
      <style:text-properties style:font-name="Monaco" style:font-name-complex="Monaco" fo:color="#000000" fo:font-size="8pt" style:font-size-asian="8pt" style:font-size-complex="11pt" fo:language="en" fo:country="US"/>
    </style:style>
    <style:style style:name="T416" style:parent-style-name="DefaultParagraphFont" style:family="text">
      <style:text-properties style:font-name="Monaco" style:font-name-complex="Monaco" fo:color="#2A00FF" fo:font-size="8pt" style:font-size-asian="8pt" style:font-size-complex="11pt" fo:language="en" fo:country="US"/>
    </style:style>
    <style:style style:name="T417" style:parent-style-name="DefaultParagraphFont" style:family="text">
      <style:text-properties style:font-name="Monaco" style:font-name-complex="Monaco" fo:color="#000000" fo:font-size="8pt" style:font-size-asian="8pt" style:font-size-complex="11pt" fo:language="en" fo:country="US"/>
    </style:style>
    <style:style style:name="P418" style:parent-style-name="Normal" style:family="paragraph">
      <style:paragraph-properties fo:widows="0" fo:orphans="0" style:text-autospace="none" fo:margin-bottom="0in"/>
    </style:style>
    <style:style style:name="T419" style:parent-style-name="DefaultParagraphFont" style:family="text">
      <style:text-properties style:font-name="Monaco" style:font-name-complex="Monaco" fo:color="#000000" fo:font-size="8pt" style:font-size-asian="8pt" style:font-size-complex="11pt" fo:language="en" fo:country="US"/>
    </style:style>
    <style:style style:name="P42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21" style:parent-style-name="Normal" style:family="paragraph">
      <style:paragraph-properties fo:widows="0" fo:orphans="0" style:text-autospace="none" fo:margin-bottom="0in"/>
    </style:style>
    <style:style style:name="T422" style:parent-style-name="DefaultParagraphFont" style:family="text">
      <style:text-properties style:font-name="Monaco" style:font-name-complex="Monaco" fo:color="#000000" fo:font-size="8pt" style:font-size-asian="8pt" style:font-size-complex="11pt" fo:language="en" fo:country="US"/>
    </style:style>
    <style:style style:name="T423" style:parent-style-name="DefaultParagraphFont" style:family="text">
      <style:text-properties style:font-name="Monaco" style:font-name-complex="Monaco" fo:color="#646464" fo:font-size="8pt" style:font-size-asian="8pt" style:font-size-complex="11pt" fo:language="en" fo:country="US"/>
    </style:style>
    <style:style style:name="P424" style:parent-style-name="Normal" style:family="paragraph">
      <style:paragraph-properties fo:widows="0" fo:orphans="0" style:text-autospace="none" fo:margin-bottom="0in"/>
    </style:style>
    <style:style style:name="T425" style:parent-style-name="DefaultParagraphFont" style:family="text">
      <style:text-properties style:font-name="Monaco" style:font-name-complex="Monaco" fo:color="#000000" fo:font-size="8pt" style:font-size-asian="8pt" style:font-size-complex="11pt" fo:language="en" fo:country="US"/>
    </style:style>
    <style:style style:name="T42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27" style:parent-style-name="DefaultParagraphFont" style:family="text">
      <style:text-properties style:font-name="Monaco" style:font-name-complex="Monaco" fo:color="#000000" fo:font-size="8pt" style:font-size-asian="8pt" style:font-size-complex="11pt" fo:language="en" fo:country="US"/>
    </style:style>
    <style:style style:name="P428" style:parent-style-name="Normal" style:family="paragraph">
      <style:paragraph-properties fo:widows="0" fo:orphans="0" style:text-autospace="none" fo:margin-bottom="0in"/>
    </style:style>
    <style:style style:name="T429" style:parent-style-name="DefaultParagraphFont" style:family="text">
      <style:text-properties style:font-name="Monaco" style:font-name-complex="Monaco" fo:color="#000000" fo:font-size="8pt" style:font-size-asian="8pt" style:font-size-complex="11pt" fo:language="en" fo:country="US"/>
    </style:style>
    <style:style style:name="T430" style:parent-style-name="DefaultParagraphFont" style:family="text">
      <style:text-properties style:font-name="Monaco" style:font-name-complex="Monaco" fo:color="#000000" fo:font-size="8pt" style:font-size-asian="8pt" style:font-size-complex="11pt" fo:language="en" fo:country="US"/>
    </style:style>
    <style:style style:name="T43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32" style:parent-style-name="DefaultParagraphFont" style:family="text">
      <style:text-properties style:font-name="Monaco" style:font-name-complex="Monaco" fo:color="#000000" fo:font-size="8pt" style:font-size-asian="8pt" style:font-size-complex="11pt" fo:language="en" fo:country="US"/>
    </style:style>
    <style:style style:name="T433" style:parent-style-name="DefaultParagraphFont" style:family="text">
      <style:text-properties style:font-name="Monaco" style:font-name-complex="Monaco" fo:color="#2A00FF" fo:font-size="8pt" style:font-size-asian="8pt" style:font-size-complex="11pt" fo:language="en" fo:country="US"/>
    </style:style>
    <style:style style:name="T434" style:parent-style-name="DefaultParagraphFont" style:family="text">
      <style:text-properties style:font-name="Monaco" style:font-name-complex="Monaco" fo:color="#000000" fo:font-size="8pt" style:font-size-asian="8pt" style:font-size-complex="11pt" fo:language="en" fo:country="US"/>
    </style:style>
    <style:style style:name="P435" style:parent-style-name="Normal" style:family="paragraph">
      <style:paragraph-properties fo:widows="0" fo:orphans="0" style:text-autospace="none" fo:margin-bottom="0in"/>
    </style:style>
    <style:style style:name="T436" style:parent-style-name="DefaultParagraphFont" style:family="text">
      <style:text-properties style:font-name="Monaco" style:font-name-complex="Monaco" fo:color="#000000" fo:font-size="8pt" style:font-size-asian="8pt" style:font-size-complex="11pt" fo:language="en" fo:country="US"/>
    </style:style>
    <style:style style:name="P437" style:parent-style-name="Normal" style:family="paragraph">
      <style:paragraph-properties fo:widows="0" fo:orphans="0" style:text-autospace="none" fo:margin-bottom="0in"/>
    </style:style>
    <style:style style:name="T438" style:parent-style-name="DefaultParagraphFont" style:family="text">
      <style:text-properties style:font-name="Monaco" style:font-name-complex="Monaco" fo:color="#000000" fo:font-size="8pt" style:font-size-asian="8pt" style:font-size-complex="11pt" fo:language="en" fo:country="US"/>
    </style:style>
    <style:style style:name="T439" style:parent-style-name="DefaultParagraphFont" style:family="text">
      <style:text-properties fo:language="en" fo:country="US"/>
    </style:style>
    <style:style style:name="P440" style:parent-style-name="Normal" style:family="paragraph">
      <style:text-properties fo:language="en" fo:country="US"/>
    </style:style>
    <style:style style:name="P441" style:parent-style-name="Normal" style:family="paragraph">
      <style:text-properties fo:language="en" fo:country="US"/>
    </style:style>
    <style:style style:name="P442" style:parent-style-name="Normal" style:family="paragraph">
      <style:text-properties fo:language="en" fo:country="US"/>
    </style:style>
    <style:style style:name="P443" style:parent-style-name="Normal" style:family="paragraph">
      <style:text-properties fo:language="en" fo:country="US"/>
    </style:style>
    <style:style style:name="P444" style:parent-style-name="Normal" style:family="paragraph">
      <style:paragraph-properties fo:widows="0" fo:orphans="0" style:text-autospace="none" fo:margin-bottom="0in"/>
    </style:style>
    <style:style style:name="T44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46" style:parent-style-name="DefaultParagraphFont" style:family="text">
      <style:text-properties style:font-name="Monaco" style:font-name-complex="Monaco" fo:color="#000000" fo:font-size="8pt" style:font-size-asian="8pt" style:font-size-complex="11pt" fo:language="en" fo:country="US"/>
    </style:style>
    <style:style style:name="P44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48" style:parent-style-name="Normal" style:family="paragraph">
      <style:paragraph-properties fo:widows="0" fo:orphans="0" style:text-autospace="none" fo:margin-bottom="0in"/>
    </style:style>
    <style:style style:name="T44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50" style:parent-style-name="DefaultParagraphFont" style:family="text">
      <style:text-properties style:font-name="Monaco" style:font-name-complex="Monaco" fo:color="#000000" fo:font-size="8pt" style:font-size-asian="8pt" style:font-size-complex="11pt" fo:language="en" fo:country="US"/>
    </style:style>
    <style:style style:name="P45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52" style:parent-style-name="Normal" style:family="paragraph">
      <style:paragraph-properties fo:widows="0" fo:orphans="0" style:text-autospace="none" fo:margin-bottom="0in"/>
    </style:style>
    <style:style style:name="T45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54" style:parent-style-name="DefaultParagraphFont" style:family="text">
      <style:text-properties style:font-name="Monaco" style:font-name-complex="Monaco" fo:color="#000000" fo:font-size="8pt" style:font-size-asian="8pt" style:font-size-complex="11pt" fo:language="en" fo:country="US"/>
    </style:style>
    <style:style style:name="P455" style:parent-style-name="Normal" style:family="paragraph">
      <style:paragraph-properties fo:widows="0" fo:orphans="0" style:text-autospace="none" fo:margin-bottom="0in"/>
    </style:style>
    <style:style style:name="T45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57" style:parent-style-name="DefaultParagraphFont" style:family="text">
      <style:text-properties style:font-name="Monaco" style:font-name-complex="Monaco" fo:color="#000000" fo:font-size="8pt" style:font-size-asian="8pt" style:font-size-complex="11pt" fo:language="en" fo:country="US"/>
    </style:style>
    <style:style style:name="P458" style:parent-style-name="Normal" style:family="paragraph">
      <style:paragraph-properties fo:widows="0" fo:orphans="0" style:text-autospace="none" fo:margin-bottom="0in"/>
    </style:style>
    <style:style style:name="T45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60" style:parent-style-name="DefaultParagraphFont" style:family="text">
      <style:text-properties style:font-name="Monaco" style:font-name-complex="Monaco" fo:color="#000000" fo:font-size="8pt" style:font-size-asian="8pt" style:font-size-complex="11pt" fo:language="en" fo:country="US"/>
    </style:style>
    <style:style style:name="P46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62" style:parent-style-name="Normal" style:family="paragraph">
      <style:paragraph-properties fo:widows="0" fo:orphans="0" style:text-autospace="none" fo:margin-bottom="0in"/>
    </style:style>
    <style:style style:name="T46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64" style:parent-style-name="DefaultParagraphFont" style:family="text">
      <style:text-properties style:font-name="Monaco" style:font-name-complex="Monaco" fo:color="#000000" fo:font-size="8pt" style:font-size-asian="8pt" style:font-size-complex="11pt" fo:language="en" fo:country="US"/>
    </style:style>
    <style:style style:name="T46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66" style:parent-style-name="DefaultParagraphFont" style:family="text">
      <style:text-properties style:font-name="Monaco" style:font-name-complex="Monaco" fo:color="#000000" fo:font-size="8pt" style:font-size-asian="8pt" style:font-size-complex="11pt" fo:language="en" fo:country="US"/>
    </style:style>
    <style:style style:name="T46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68" style:parent-style-name="DefaultParagraphFont" style:family="text">
      <style:text-properties style:font-name="Monaco" style:font-name-complex="Monaco" fo:color="#000000" fo:font-size="8pt" style:font-size-asian="8pt" style:font-size-complex="11pt" fo:language="en" fo:country="US"/>
    </style:style>
    <style:style style:name="P469"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70" style:parent-style-name="Normal" style:family="paragraph">
      <style:paragraph-properties fo:widows="0" fo:orphans="0" style:text-autospace="none" fo:margin-bottom="0in"/>
    </style:style>
    <style:style style:name="T471" style:parent-style-name="DefaultParagraphFont" style:family="text">
      <style:text-properties style:font-name="Monaco" style:font-name-complex="Monaco" fo:color="#000000" fo:font-size="8pt" style:font-size-asian="8pt" style:font-size-complex="11pt" fo:language="en" fo:country="US"/>
    </style:style>
    <style:style style:name="T472" style:parent-style-name="DefaultParagraphFont" style:family="text">
      <style:text-properties style:font-name="Monaco" style:font-name-complex="Monaco" fo:color="#646464" fo:font-size="8pt" style:font-size-asian="8pt" style:font-size-complex="11pt" fo:language="en" fo:country="US"/>
    </style:style>
    <style:style style:name="P473" style:parent-style-name="Normal" style:family="paragraph">
      <style:paragraph-properties fo:widows="0" fo:orphans="0" style:text-autospace="none" fo:margin-bottom="0in"/>
    </style:style>
    <style:style style:name="T474" style:parent-style-name="DefaultParagraphFont" style:family="text">
      <style:text-properties style:font-name="Monaco" style:font-name-complex="Monaco" fo:color="#000000" fo:font-size="8pt" style:font-size-asian="8pt" style:font-size-complex="11pt" fo:language="en" fo:country="US"/>
    </style:style>
    <style:style style:name="T47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76" style:parent-style-name="DefaultParagraphFont" style:family="text">
      <style:text-properties style:font-name="Monaco" style:font-name-complex="Monaco" fo:color="#000000" fo:font-size="8pt" style:font-size-asian="8pt" style:font-size-complex="11pt" fo:language="en" fo:country="US"/>
    </style:style>
    <style:style style:name="T47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78" style:parent-style-name="DefaultParagraphFont" style:family="text">
      <style:text-properties style:font-name="Monaco" style:font-name-complex="Monaco" fo:color="#000000" fo:font-size="8pt" style:font-size-asian="8pt" style:font-size-complex="11pt" fo:language="en" fo:country="US"/>
    </style:style>
    <style:style style:name="P479" style:parent-style-name="Normal" style:family="paragraph">
      <style:paragraph-properties fo:widows="0" fo:orphans="0" style:text-autospace="none" fo:margin-bottom="0in"/>
    </style:style>
    <style:style style:name="T480" style:parent-style-name="DefaultParagraphFont" style:family="text">
      <style:text-properties style:font-name="Monaco" style:font-name-complex="Monaco" fo:color="#000000" fo:font-size="8pt" style:font-size-asian="8pt" style:font-size-complex="11pt" fo:language="en" fo:country="US"/>
    </style:style>
    <style:style style:name="T48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82" style:parent-style-name="DefaultParagraphFont" style:family="text">
      <style:text-properties style:font-name="Monaco" style:font-name-complex="Monaco" fo:color="#000000" fo:font-size="8pt" style:font-size-asian="8pt" style:font-size-complex="11pt" fo:language="en" fo:country="US"/>
    </style:style>
    <style:style style:name="P48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484" style:parent-style-name="Normal" style:family="paragraph">
      <style:paragraph-properties fo:widows="0" fo:orphans="0" style:text-autospace="none" fo:margin-bottom="0in" fo:text-indent="0.5in"/>
    </style:style>
    <style:style style:name="T485" style:parent-style-name="DefaultParagraphFont" style:family="text">
      <style:text-properties style:font-name="Monaco" style:font-name-complex="Monaco" fo:font-size="8pt" style:font-size-asian="8pt" style:font-size-complex="11pt" fo:language="en" fo:country="US"/>
    </style:style>
    <style:style style:name="T48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87" style:parent-style-name="DefaultParagraphFont" style:family="text">
      <style:text-properties style:font-name="Monaco" style:font-name-complex="Monaco" fo:color="#000000" fo:font-size="8pt" style:font-size-asian="8pt" style:font-size-complex="11pt" fo:language="en" fo:country="US"/>
    </style:style>
    <style:style style:name="P488" style:parent-style-name="Normal" style:family="paragraph">
      <style:paragraph-properties fo:widows="0" fo:orphans="0" style:text-autospace="none" fo:margin-bottom="0in" fo:margin-left="0.5in" fo:text-indent="0.5in">
        <style:tab-stops/>
      </style:paragraph-properties>
    </style:style>
    <style:style style:name="T48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90" style:parent-style-name="DefaultParagraphFont" style:family="text">
      <style:text-properties style:font-name="Monaco" style:font-name-complex="Monaco" fo:color="#000000" fo:font-size="8pt" style:font-size-asian="8pt" style:font-size-complex="11pt" fo:language="en" fo:country="US"/>
    </style:style>
    <style:style style:name="T49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92" style:parent-style-name="DefaultParagraphFont" style:family="text">
      <style:text-properties style:font-name="Monaco" style:font-name-complex="Monaco" fo:color="#000000" fo:font-size="8pt" style:font-size-asian="8pt" style:font-size-complex="11pt" fo:language="en" fo:country="US"/>
    </style:style>
    <style:style style:name="P493" style:parent-style-name="Normal" style:family="paragraph">
      <style:paragraph-properties fo:widows="0" fo:orphans="0" style:text-autospace="none" fo:margin-bottom="0in" fo:text-indent="0.5in"/>
    </style:style>
    <style:style style:name="T49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95" style:parent-style-name="DefaultParagraphFont" style:family="text">
      <style:text-properties style:font-name="Monaco" style:font-name-complex="Monaco" fo:color="#000000" fo:font-size="8pt" style:font-size-asian="8pt" style:font-size-complex="11pt" fo:language="en" fo:country="US"/>
    </style:style>
    <style:style style:name="T49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497" style:parent-style-name="DefaultParagraphFont" style:family="text">
      <style:text-properties style:font-name="Monaco" style:font-name-complex="Monaco" fo:color="#000000" fo:font-size="8pt" style:font-size-asian="8pt" style:font-size-complex="11pt" fo:language="en" fo:country="US"/>
    </style:style>
    <style:style style:name="P498" style:parent-style-name="Normal" style:family="paragraph">
      <style:paragraph-properties fo:widows="0" fo:orphans="0" style:text-autospace="none" fo:margin-bottom="0in"/>
    </style:style>
    <style:style style:name="T499" style:parent-style-name="DefaultParagraphFont" style:family="text">
      <style:text-properties style:font-name="Monaco" style:font-name-complex="Monaco" fo:color="#000000" fo:font-size="8pt" style:font-size-asian="8pt" style:font-size-complex="11pt" fo:language="en" fo:country="US"/>
    </style:style>
    <style:style style:name="T500" style:parent-style-name="DefaultParagraphFont" style:family="text">
      <style:text-properties style:font-name="Monaco" style:font-name-complex="Monaco" fo:color="#000000" fo:font-size="8pt" style:font-size-asian="8pt" style:font-size-complex="11pt" fo:language="en" fo:country="US"/>
    </style:style>
    <style:style style:name="T501" style:parent-style-name="DefaultParagraphFont" style:family="text">
      <style:text-properties style:font-name="Monaco" style:font-name-complex="Monaco" fo:color="#000000" fo:font-size="8pt" style:font-size-asian="8pt" style:font-size-complex="11pt" fo:language="en" fo:country="US"/>
    </style:style>
    <style:style style:name="P502"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50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504" style:parent-style-name="Normal" style:family="paragraph">
      <style:paragraph-properties fo:widows="0" fo:orphans="0" style:text-autospace="none" fo:margin-bottom="0in"/>
    </style:style>
    <style:style style:name="T505" style:parent-style-name="DefaultParagraphFont" style:family="text">
      <style:text-properties style:font-name="Monaco" style:font-name-complex="Monaco" fo:color="#000000" fo:font-size="8pt" style:font-size-asian="8pt" style:font-size-complex="11pt" fo:language="en" fo:country="US"/>
    </style:style>
    <style:style style:name="T506" style:parent-style-name="DefaultParagraphFont" style:family="text">
      <style:text-properties style:font-name="Monaco" style:font-name-complex="Monaco" fo:color="#000000" fo:font-size="8pt" style:font-size-asian="8pt" style:font-size-complex="11pt" fo:language="en" fo:country="US"/>
    </style:style>
    <style:style style:name="T507" style:parent-style-name="DefaultParagraphFont" style:family="text">
      <style:text-properties style:font-name="Monaco" style:font-name-complex="Monaco" fo:color="#000000" fo:font-size="8pt" style:font-size-asian="8pt" style:font-size-complex="11pt" fo:language="en" fo:country="US"/>
    </style:style>
    <style:style style:name="T50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09" style:parent-style-name="DefaultParagraphFont" style:family="text">
      <style:text-properties style:font-name="Monaco" style:font-name-complex="Monaco" fo:color="#000000" fo:font-size="8pt" style:font-size-asian="8pt" style:font-size-complex="11pt" fo:language="en" fo:country="US"/>
    </style:style>
    <style:style style:name="T510" style:parent-style-name="DefaultParagraphFont" style:family="text">
      <style:text-properties style:font-name="Monaco" style:font-name-complex="Monaco" fo:font-size="8pt" style:font-size-asian="8pt" style:font-size-complex="11pt" fo:language="en" fo:country="US"/>
    </style:style>
    <style:style style:name="T511" style:parent-style-name="DefaultParagraphFont" style:family="text">
      <style:text-properties style:font-name="Monaco" style:font-name-complex="Monaco" fo:color="#000000" fo:font-size="8pt" style:font-size-asian="8pt" style:font-size-complex="11pt" fo:language="en" fo:country="US"/>
    </style:style>
    <style:style style:name="P512" style:parent-style-name="Normal" style:family="paragraph">
      <style:paragraph-properties fo:widows="0" fo:orphans="0" style:text-autospace="none" fo:margin-bottom="0in" fo:margin-left="1.5in">
        <style:tab-stops/>
      </style:paragraph-properties>
    </style:style>
    <style:style style:name="T513" style:parent-style-name="DefaultParagraphFont" style:family="text">
      <style:text-properties style:font-name="Monaco" style:font-name-complex="Monaco" fo:color="#000000" fo:font-size="8pt" style:font-size-asian="8pt" style:font-size-complex="11pt" fo:language="en" fo:country="US"/>
    </style:style>
    <style:style style:name="T514"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515" style:parent-style-name="DefaultParagraphFont" style:family="text">
      <style:text-properties style:font-name="Monaco" style:font-name-complex="Monaco" fo:color="#000000" fo:font-size="8pt" style:font-size-asian="8pt" style:font-size-complex="11pt" fo:language="en" fo:country="US"/>
    </style:style>
    <style:style style:name="P516" style:parent-style-name="Normal" style:family="paragraph">
      <style:paragraph-properties fo:widows="0" fo:orphans="0" style:text-autospace="none" fo:margin-bottom="0in" fo:margin-left="1.5in">
        <style:tab-stops/>
      </style:paragraph-properties>
    </style:style>
    <style:style style:name="T517" style:parent-style-name="DefaultParagraphFont" style:family="text">
      <style:text-properties style:font-name="Monaco" style:font-name-complex="Monaco" fo:color="#000000" fo:font-size="8pt" style:font-size-asian="8pt" style:font-size-complex="11pt" fo:language="en" fo:country="US"/>
    </style:style>
    <style:style style:name="T518"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519" style:parent-style-name="DefaultParagraphFont" style:family="text">
      <style:text-properties style:font-name="Monaco" style:font-name-complex="Monaco" fo:color="#000000" fo:font-size="8pt" style:font-size-asian="8pt" style:font-size-complex="11pt" fo:language="en" fo:country="US"/>
    </style:style>
    <style:style style:name="T520" style:parent-style-name="DefaultParagraphFont" style:family="text">
      <style:text-properties style:font-name="Monaco" style:font-name-complex="Monaco" fo:font-size="8pt" style:font-size-asian="8pt" style:font-size-complex="11pt" fo:language="en" fo:country="US"/>
    </style:style>
    <style:style style:name="T521" style:parent-style-name="DefaultParagraphFont" style:family="text">
      <style:text-properties style:font-name="Monaco" style:font-name-complex="Monaco" fo:color="#000000" fo:font-size="8pt" style:font-size-asian="8pt" style:font-size-complex="11pt" fo:language="en" fo:country="US"/>
    </style:style>
    <style:style style:name="P522" style:parent-style-name="Normal" style:family="paragraph">
      <style:paragraph-properties fo:widows="0" fo:orphans="0" style:text-autospace="none" fo:margin-bottom="0in" fo:margin-left="1.5in">
        <style:tab-stops/>
      </style:paragraph-properties>
    </style:style>
    <style:style style:name="T523" style:parent-style-name="DefaultParagraphFont" style:family="text">
      <style:text-properties style:font-name="Monaco" style:font-name-complex="Monaco" fo:color="#000000" fo:font-size="8pt" style:font-size-asian="8pt" style:font-size-complex="11pt" fo:language="en" fo:country="US"/>
    </style:style>
    <style:style style:name="T524"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525" style:parent-style-name="DefaultParagraphFont" style:family="text">
      <style:text-properties style:font-name="Monaco" style:font-name-complex="Monaco" fo:color="#000000" fo:font-size="8pt" style:font-size-asian="8pt" style:font-size-complex="11pt" fo:language="en" fo:country="US"/>
    </style:style>
    <style:style style:name="P526" style:parent-style-name="Normal" style:family="paragraph">
      <style:paragraph-properties fo:widows="0" fo:orphans="0" style:text-autospace="none" fo:margin-bottom="0in" fo:margin-left="1.5in">
        <style:tab-stops/>
      </style:paragraph-properties>
    </style:style>
    <style:style style:name="T527" style:parent-style-name="DefaultParagraphFont" style:family="text">
      <style:text-properties style:font-name="Monaco" style:font-name-complex="Monaco" fo:color="#000000" fo:font-size="8pt" style:font-size-asian="8pt" style:font-size-complex="11pt" fo:language="en" fo:country="US"/>
    </style:style>
    <style:style style:name="T528"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529" style:parent-style-name="DefaultParagraphFont" style:family="text">
      <style:text-properties style:font-name="Monaco" style:font-name-complex="Monaco" fo:color="#000000" fo:font-size="8pt" style:font-size-asian="8pt" style:font-size-complex="11pt" fo:language="en" fo:country="US"/>
    </style:style>
    <style:style style:name="P530"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531" style:parent-style-name="Normal" style:family="paragraph">
      <style:paragraph-properties fo:widows="0" fo:orphans="0" style:text-autospace="none" fo:margin-bottom="0in" fo:margin-left="1.5in" fo:text-indent="0.5in">
        <style:tab-stops/>
      </style:paragraph-properties>
    </style:style>
    <style:style style:name="T532" style:parent-style-name="DefaultParagraphFont" style:family="text">
      <style:text-properties style:font-name="Monaco" style:font-name-complex="Monaco" fo:color="#000000" fo:font-size="8pt" style:font-size-asian="8pt" style:font-size-complex="11pt" fo:language="en" fo:country="US"/>
    </style:style>
    <style:style style:name="P533"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534"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535" style:parent-style-name="Normal" style:family="paragraph">
      <style:paragraph-properties fo:widows="0" fo:orphans="0" style:text-autospace="none" fo:margin-bottom="0in"/>
    </style:style>
    <style:style style:name="T536" style:parent-style-name="DefaultParagraphFont" style:family="text">
      <style:text-properties style:font-name="Monaco" style:font-name-complex="Monaco" fo:color="#000000" fo:font-size="8pt" style:font-size-asian="8pt" style:font-size-complex="11pt" fo:language="en" fo:country="US"/>
    </style:style>
    <style:style style:name="T537" style:parent-style-name="DefaultParagraphFont" style:family="text">
      <style:text-properties style:font-name="Monaco" style:font-name-complex="Monaco" fo:color="#000000" fo:font-size="8pt" style:font-size-asian="8pt" style:font-size-complex="11pt" fo:language="en" fo:country="US"/>
    </style:style>
    <style:style style:name="T538" style:parent-style-name="DefaultParagraphFont" style:family="text">
      <style:text-properties style:font-name="Monaco" style:font-name-complex="Monaco" fo:color="#000000" fo:font-size="8pt" style:font-size-asian="8pt" style:font-size-complex="11pt" fo:language="en" fo:country="US"/>
    </style:style>
    <style:style style:name="P539" style:parent-style-name="Normal" style:family="paragraph">
      <style:paragraph-properties fo:widows="0" fo:orphans="0" style:text-autospace="none" fo:margin-bottom="0in"/>
    </style:style>
    <style:style style:name="T540" style:parent-style-name="DefaultParagraphFont" style:family="text">
      <style:text-properties style:font-name="Monaco" style:font-name-complex="Monaco" fo:color="#000000" fo:font-size="8pt" style:font-size-asian="8pt" style:font-size-complex="11pt" fo:language="en" fo:country="US"/>
    </style:style>
    <style:style style:name="T541" style:parent-style-name="DefaultParagraphFont" style:family="text">
      <style:text-properties style:font-name="Monaco" style:font-name-complex="Monaco" fo:color="#000000" fo:font-size="8pt" style:font-size-asian="8pt" style:font-size-complex="11pt" fo:language="en" fo:country="US"/>
    </style:style>
    <style:style style:name="P542" style:parent-style-name="Normal" style:family="paragraph">
      <style:paragraph-properties fo:widows="0" fo:orphans="0" style:text-autospace="none" fo:margin-bottom="0in"/>
    </style:style>
    <style:style style:name="T543" style:parent-style-name="DefaultParagraphFont" style:family="text">
      <style:text-properties style:font-name="Monaco" style:font-name-complex="Monaco" fo:color="#000000" fo:font-size="8pt" style:font-size-asian="8pt" style:font-size-complex="11pt" fo:language="en" fo:country="US"/>
    </style:style>
    <style:style style:name="P544"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545" style:parent-style-name="Normal" style:family="paragraph">
      <style:paragraph-properties fo:widows="0" fo:orphans="0" style:text-autospace="none" fo:margin-bottom="0in"/>
    </style:style>
    <style:style style:name="T546" style:parent-style-name="DefaultParagraphFont" style:family="text">
      <style:text-properties style:font-name="Monaco" style:font-name-complex="Monaco" fo:color="#000000" fo:font-size="8pt" style:font-size-asian="8pt" style:font-size-complex="11pt" fo:language="en" fo:country="US"/>
    </style:style>
    <style:style style:name="T547" style:parent-style-name="DefaultParagraphFont" style:family="text">
      <style:text-properties style:font-name="Monaco" style:font-name-complex="Monaco" fo:color="#646464" fo:font-size="8pt" style:font-size-asian="8pt" style:font-size-complex="11pt" fo:language="en" fo:country="US"/>
    </style:style>
    <style:style style:name="P548" style:parent-style-name="Normal" style:family="paragraph">
      <style:paragraph-properties fo:widows="0" fo:orphans="0" style:text-autospace="none" fo:margin-bottom="0in"/>
    </style:style>
    <style:style style:name="T549" style:parent-style-name="DefaultParagraphFont" style:family="text">
      <style:text-properties style:font-name="Monaco" style:font-name-complex="Monaco" fo:color="#000000" fo:font-size="8pt" style:font-size-asian="8pt" style:font-size-complex="11pt" fo:language="en" fo:country="US"/>
    </style:style>
    <style:style style:name="T55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51" style:parent-style-name="DefaultParagraphFont" style:family="text">
      <style:text-properties style:font-name="Monaco" style:font-name-complex="Monaco" fo:color="#000000" fo:font-size="8pt" style:font-size-asian="8pt" style:font-size-complex="11pt" fo:language="en" fo:country="US"/>
    </style:style>
    <style:style style:name="P552" style:parent-style-name="Normal" style:family="paragraph">
      <style:paragraph-properties fo:widows="0" fo:orphans="0" style:text-autospace="none" fo:margin-bottom="0in" fo:margin-left="1in">
        <style:tab-stops/>
      </style:paragraph-properties>
    </style:style>
    <style:style style:name="T55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54" style:parent-style-name="DefaultParagraphFont" style:family="text">
      <style:text-properties style:font-name="Monaco" style:font-name-complex="Monaco" fo:color="#000000" fo:font-size="8pt" style:font-size-asian="8pt" style:font-size-complex="11pt" fo:language="en" fo:country="US"/>
    </style:style>
    <style:style style:name="T555" style:parent-style-name="DefaultParagraphFont" style:family="text">
      <style:text-properties style:font-name="Monaco" style:font-name-complex="Monaco" fo:color="#2A00FF" fo:font-size="8pt" style:font-size-asian="8pt" style:font-size-complex="11pt" fo:language="en" fo:country="US"/>
    </style:style>
    <style:style style:name="P556" style:parent-style-name="Normal" style:family="paragraph">
      <style:paragraph-properties fo:widows="0" fo:orphans="0" style:text-autospace="none" fo:margin-bottom="0in" fo:margin-left="1in">
        <style:tab-stops/>
      </style:paragraph-properties>
    </style:style>
    <style:style style:name="T55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58" style:parent-style-name="DefaultParagraphFont" style:family="text">
      <style:text-properties style:font-name="Monaco" style:font-name-complex="Monaco" fo:color="#2A00FF" fo:font-size="8pt" style:font-size-asian="8pt" style:font-size-complex="11pt" fo:language="en" fo:country="US"/>
    </style:style>
    <style:style style:name="T559" style:parent-style-name="DefaultParagraphFont" style:family="text">
      <style:text-properties style:font-name="Monaco" style:font-name-complex="Monaco" fo:color="#000000" fo:font-size="8pt" style:font-size-asian="8pt" style:font-size-complex="11pt" fo:language="en" fo:country="US"/>
    </style:style>
    <style:style style:name="P560" style:parent-style-name="Normal" style:family="paragraph">
      <style:paragraph-properties fo:widows="0" fo:orphans="0" style:text-autospace="none" fo:margin-bottom="0in"/>
    </style:style>
    <style:style style:name="T561" style:parent-style-name="DefaultParagraphFont" style:family="text">
      <style:text-properties style:font-name="Monaco" style:font-name-complex="Monaco" fo:color="#000000" fo:font-size="8pt" style:font-size-asian="8pt" style:font-size-complex="11pt" fo:language="en" fo:country="US"/>
    </style:style>
    <style:style style:name="P562"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563" style:parent-style-name="Normal" style:family="paragraph">
      <style:paragraph-properties fo:widows="0" fo:orphans="0" style:text-autospace="none" fo:margin-bottom="0in"/>
    </style:style>
    <style:style style:name="T564" style:parent-style-name="DefaultParagraphFont" style:family="text">
      <style:text-properties style:font-name="Monaco" style:font-name-complex="Monaco" fo:color="#000000" fo:font-size="8pt" style:font-size-asian="8pt" style:font-size-complex="11pt" fo:language="en" fo:country="US"/>
    </style:style>
    <style:style style:name="T565" style:parent-style-name="DefaultParagraphFont" style:family="text">
      <style:text-properties style:font-name="Monaco" style:font-name-complex="Monaco" fo:color="#646464" fo:font-size="8pt" style:font-size-asian="8pt" style:font-size-complex="11pt" fo:language="en" fo:country="US"/>
    </style:style>
    <style:style style:name="P566" style:parent-style-name="Normal" style:family="paragraph">
      <style:paragraph-properties fo:widows="0" fo:orphans="0" style:text-autospace="none" fo:margin-bottom="0in"/>
    </style:style>
    <style:style style:name="T567" style:parent-style-name="DefaultParagraphFont" style:family="text">
      <style:text-properties style:font-name="Monaco" style:font-name-complex="Monaco" fo:color="#000000" fo:font-size="8pt" style:font-size-asian="8pt" style:font-size-complex="11pt" fo:language="en" fo:country="US"/>
    </style:style>
    <style:style style:name="T56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69" style:parent-style-name="DefaultParagraphFont" style:family="text">
      <style:text-properties style:font-name="Monaco" style:font-name-complex="Monaco" fo:color="#000000" fo:font-size="8pt" style:font-size-asian="8pt" style:font-size-complex="11pt" fo:language="en" fo:country="US"/>
    </style:style>
    <style:style style:name="P570" style:parent-style-name="Normal" style:family="paragraph">
      <style:paragraph-properties fo:widows="0" fo:orphans="0" style:text-autospace="none" fo:margin-bottom="0in"/>
    </style:style>
    <style:style style:name="T571" style:parent-style-name="DefaultParagraphFont" style:family="text">
      <style:text-properties style:font-name="Monaco" style:font-name-complex="Monaco" fo:color="#000000" fo:font-size="8pt" style:font-size-asian="8pt" style:font-size-complex="11pt" fo:language="en" fo:country="US"/>
    </style:style>
    <style:style style:name="T572" style:parent-style-name="DefaultParagraphFont" style:family="text">
      <style:text-properties style:font-name="Monaco" style:font-name-complex="Monaco" fo:color="#000000" fo:font-size="8pt" style:font-size-asian="8pt" style:font-size-complex="11pt" fo:language="en" fo:country="US"/>
    </style:style>
    <style:style style:name="T57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74" style:parent-style-name="DefaultParagraphFont" style:family="text">
      <style:text-properties style:font-name="Monaco" style:font-name-complex="Monaco" fo:color="#000000" fo:font-size="8pt" style:font-size-asian="8pt" style:font-size-complex="11pt" fo:language="en" fo:country="US"/>
    </style:style>
    <style:style style:name="T575" style:parent-style-name="DefaultParagraphFont" style:family="text">
      <style:text-properties style:font-name="Monaco" style:font-name-complex="Monaco" fo:color="#2A00FF" fo:font-size="8pt" style:font-size-asian="8pt" style:font-size-complex="11pt" fo:language="en" fo:country="US"/>
    </style:style>
    <style:style style:name="T576" style:parent-style-name="DefaultParagraphFont" style:family="text">
      <style:text-properties style:font-name="Monaco" style:font-name-complex="Monaco" fo:color="#2A00FF" fo:font-size="8pt" style:font-size-asian="8pt" style:font-size-complex="11pt" fo:language="en" fo:country="US"/>
    </style:style>
    <style:style style:name="T577" style:parent-style-name="DefaultParagraphFont" style:family="text">
      <style:text-properties style:font-name="Monaco" style:font-name-complex="Monaco" fo:color="#2A00FF" fo:font-size="8pt" style:font-size-asian="8pt" style:font-size-complex="11pt" fo:language="en" fo:country="US"/>
    </style:style>
    <style:style style:name="T578" style:parent-style-name="DefaultParagraphFont" style:family="text">
      <style:text-properties style:font-name="Monaco" style:font-name-complex="Monaco" fo:color="#000000" fo:font-size="8pt" style:font-size-asian="8pt" style:font-size-complex="11pt" fo:language="en" fo:country="US"/>
    </style:style>
    <style:style style:name="P579" style:parent-style-name="Normal" style:family="paragraph">
      <style:paragraph-properties fo:widows="0" fo:orphans="0" style:text-autospace="none" fo:margin-bottom="0in"/>
    </style:style>
    <style:style style:name="T580" style:parent-style-name="DefaultParagraphFont" style:family="text">
      <style:text-properties style:font-name="Monaco" style:font-name-complex="Monaco" fo:color="#000000" fo:font-size="8pt" style:font-size-asian="8pt" style:font-size-complex="11pt" fo:language="en" fo:country="US"/>
    </style:style>
    <style:style style:name="P581"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582"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583" style:parent-style-name="Normal" style:family="paragraph">
      <style:paragraph-properties fo:widows="0" fo:orphans="0" style:text-autospace="none" fo:margin-bottom="0in"/>
    </style:style>
    <style:style style:name="T584" style:parent-style-name="DefaultParagraphFont" style:family="text">
      <style:text-properties style:font-name="Calibri" style:font-name-complex="Monaco" fo:color="#000000" style:font-size-complex="11pt" fo:language="en" fo:country="US"/>
    </style:style>
    <style:style style:name="T585" style:parent-style-name="DefaultParagraphFont" style:family="text">
      <style:text-properties style:font-name="Courier New" style:font-name-complex="Monaco" fo:color="#000000" style:font-size-complex="11pt" fo:language="en" fo:country="US"/>
    </style:style>
    <style:style style:name="T586" style:parent-style-name="DefaultParagraphFont" style:family="text">
      <style:text-properties style:font-name="Courier New" style:font-name-complex="Monaco" fo:color="#000000" style:font-size-complex="11pt" fo:language="en" fo:country="US"/>
    </style:style>
    <style:style style:name="T587" style:parent-style-name="DefaultParagraphFont" style:family="text">
      <style:text-properties style:font-name="Calibri" style:font-name-complex="Monaco" fo:color="#000000" style:font-size-complex="11pt" fo:language="en" fo:country="US"/>
    </style:style>
    <style:style style:name="P588" style:parent-style-name="Heading2" style:family="paragraph">
      <style:text-properties fo:language="en" fo:country="US"/>
    </style:style>
    <style:style style:name="T589" style:parent-style-name="DefaultParagraphFont" style:family="text">
      <style:text-properties style:font-name="Courier New"/>
    </style:style>
    <style:style style:name="T590" style:parent-style-name="DefaultParagraphFont" style:family="text">
      <style:text-properties style:font-name="Courier New"/>
    </style:style>
    <style:style style:name="T591" style:parent-style-name="DefaultParagraphFont" style:family="text">
      <style:text-properties style:font-name="Courier New"/>
    </style:style>
    <style:style style:name="P592" style:parent-style-name="Normal" style:family="paragraph">
      <style:paragraph-properties fo:widows="0" fo:orphans="0" style:text-autospace="none" fo:margin-bottom="0in"/>
    </style:style>
    <style:style style:name="T59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94" style:parent-style-name="DefaultParagraphFont" style:family="text">
      <style:text-properties style:font-name="Monaco" style:font-name-complex="Monaco" fo:color="#000000" fo:font-size="8pt" style:font-size-asian="8pt" style:font-size-complex="11pt" fo:language="en" fo:country="US"/>
    </style:style>
    <style:style style:name="P59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596" style:parent-style-name="Normal" style:family="paragraph">
      <style:paragraph-properties fo:widows="0" fo:orphans="0" style:text-autospace="none" fo:margin-bottom="0in"/>
    </style:style>
    <style:style style:name="T59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598" style:parent-style-name="DefaultParagraphFont" style:family="text">
      <style:text-properties style:font-name="Monaco" style:font-name-complex="Monaco" fo:color="#000000" fo:font-size="8pt" style:font-size-asian="8pt" style:font-size-complex="11pt" fo:language="en" fo:country="US"/>
    </style:style>
    <style:style style:name="P599" style:parent-style-name="Normal" style:family="paragraph">
      <style:paragraph-properties fo:widows="0" fo:orphans="0" style:text-autospace="none" fo:margin-bottom="0in"/>
    </style:style>
    <style:style style:name="T60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01" style:parent-style-name="DefaultParagraphFont" style:family="text">
      <style:text-properties style:font-name="Monaco" style:font-name-complex="Monaco" fo:color="#000000" fo:font-size="8pt" style:font-size-asian="8pt" style:font-size-complex="11pt" fo:language="en" fo:country="US"/>
    </style:style>
    <style:style style:name="P602" style:parent-style-name="Normal" style:family="paragraph">
      <style:paragraph-properties fo:widows="0" fo:orphans="0" style:text-autospace="none" fo:margin-bottom="0in"/>
    </style:style>
    <style:style style:name="T60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04" style:parent-style-name="DefaultParagraphFont" style:family="text">
      <style:text-properties style:font-name="Monaco" style:font-name-complex="Monaco" fo:color="#000000" fo:font-size="8pt" style:font-size-asian="8pt" style:font-size-complex="11pt" fo:language="en" fo:country="US"/>
    </style:style>
    <style:style style:name="P60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606" style:parent-style-name="Normal" style:family="paragraph">
      <style:paragraph-properties fo:widows="0" fo:orphans="0" style:text-autospace="none" fo:margin-bottom="0in"/>
    </style:style>
    <style:style style:name="T60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08" style:parent-style-name="DefaultParagraphFont" style:family="text">
      <style:text-properties style:font-name="Monaco" style:font-name-complex="Monaco" fo:color="#000000" fo:font-size="8pt" style:font-size-asian="8pt" style:font-size-complex="11pt" fo:language="en" fo:country="US"/>
    </style:style>
    <style:style style:name="P609" style:parent-style-name="Normal" style:family="paragraph">
      <style:paragraph-properties fo:widows="0" fo:orphans="0" style:text-autospace="none" fo:margin-bottom="0in"/>
    </style:style>
    <style:style style:name="T61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11" style:parent-style-name="DefaultParagraphFont" style:family="text">
      <style:text-properties style:font-name="Monaco" style:font-name-complex="Monaco" fo:color="#000000" fo:font-size="8pt" style:font-size-asian="8pt" style:font-size-complex="11pt" fo:language="en" fo:country="US"/>
    </style:style>
    <style:style style:name="P612" style:parent-style-name="Normal" style:family="paragraph">
      <style:paragraph-properties fo:widows="0" fo:orphans="0" style:text-autospace="none" fo:margin-bottom="0in"/>
    </style:style>
    <style:style style:name="T61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14" style:parent-style-name="DefaultParagraphFont" style:family="text">
      <style:text-properties style:font-name="Monaco" style:font-name-complex="Monaco" fo:color="#000000" fo:font-size="8pt" style:font-size-asian="8pt" style:font-size-complex="11pt" fo:language="en" fo:country="US"/>
    </style:style>
    <style:style style:name="P61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616" style:parent-style-name="Normal" style:family="paragraph">
      <style:paragraph-properties fo:widows="0" fo:orphans="0" style:text-autospace="none" fo:margin-bottom="0in"/>
    </style:style>
    <style:style style:name="T61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18" style:parent-style-name="DefaultParagraphFont" style:family="text">
      <style:text-properties style:font-name="Monaco" style:font-name-complex="Monaco" fo:color="#000000" fo:font-size="8pt" style:font-size-asian="8pt" style:font-size-complex="11pt" fo:language="en" fo:country="US"/>
    </style:style>
    <style:style style:name="P619" style:parent-style-name="Normal" style:family="paragraph">
      <style:paragraph-properties fo:widows="0" fo:orphans="0" style:text-autospace="none" fo:margin-bottom="0in"/>
    </style:style>
    <style:style style:name="T62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21" style:parent-style-name="DefaultParagraphFont" style:family="text">
      <style:text-properties style:font-name="Monaco" style:font-name-complex="Monaco" fo:color="#000000" fo:font-size="8pt" style:font-size-asian="8pt" style:font-size-complex="11pt" fo:language="en" fo:country="US"/>
    </style:style>
    <style:style style:name="P622" style:parent-style-name="Normal" style:family="paragraph">
      <style:paragraph-properties fo:widows="0" fo:orphans="0" style:text-autospace="none" fo:margin-bottom="0in"/>
    </style:style>
    <style:style style:name="T62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24" style:parent-style-name="DefaultParagraphFont" style:family="text">
      <style:text-properties style:font-name="Monaco" style:font-name-complex="Monaco" fo:color="#000000" fo:font-size="8pt" style:font-size-asian="8pt" style:font-size-complex="11pt" fo:language="en" fo:country="US"/>
    </style:style>
    <style:style style:name="P625" style:parent-style-name="Normal" style:family="paragraph">
      <style:paragraph-properties fo:widows="0" fo:orphans="0" style:text-autospace="none" fo:margin-bottom="0in"/>
    </style:style>
    <style:style style:name="T62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27" style:parent-style-name="DefaultParagraphFont" style:family="text">
      <style:text-properties style:font-name="Monaco" style:font-name-complex="Monaco" fo:color="#000000" fo:font-size="8pt" style:font-size-asian="8pt" style:font-size-complex="11pt" fo:language="en" fo:country="US"/>
    </style:style>
    <style:style style:name="P628" style:parent-style-name="Normal" style:family="paragraph">
      <style:paragraph-properties fo:widows="0" fo:orphans="0" style:text-autospace="none" fo:margin-bottom="0in"/>
    </style:style>
    <style:style style:name="T62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30" style:parent-style-name="DefaultParagraphFont" style:family="text">
      <style:text-properties style:font-name="Monaco" style:font-name-complex="Monaco" fo:color="#000000" fo:font-size="8pt" style:font-size-asian="8pt" style:font-size-complex="11pt" fo:language="en" fo:country="US"/>
    </style:style>
    <style:style style:name="P631" style:parent-style-name="Normal" style:family="paragraph">
      <style:paragraph-properties fo:widows="0" fo:orphans="0" style:text-autospace="none" fo:margin-bottom="0in"/>
    </style:style>
    <style:style style:name="T63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33" style:parent-style-name="DefaultParagraphFont" style:family="text">
      <style:text-properties style:font-name="Monaco" style:font-name-complex="Monaco" fo:color="#000000" fo:font-size="8pt" style:font-size-asian="8pt" style:font-size-complex="11pt" fo:language="en" fo:country="US"/>
    </style:style>
    <style:style style:name="P634" style:parent-style-name="Normal" style:family="paragraph">
      <style:paragraph-properties fo:widows="0" fo:orphans="0" style:text-autospace="none" fo:margin-bottom="0in"/>
    </style:style>
    <style:style style:name="T63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36" style:parent-style-name="DefaultParagraphFont" style:family="text">
      <style:text-properties style:font-name="Monaco" style:font-name-complex="Monaco" fo:color="#000000" fo:font-size="8pt" style:font-size-asian="8pt" style:font-size-complex="11pt" fo:language="en" fo:country="US"/>
    </style:style>
    <style:style style:name="P637" style:parent-style-name="Normal" style:family="paragraph">
      <style:paragraph-properties fo:widows="0" fo:orphans="0" style:text-autospace="none" fo:margin-bottom="0in"/>
    </style:style>
    <style:style style:name="T63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39" style:parent-style-name="DefaultParagraphFont" style:family="text">
      <style:text-properties style:font-name="Monaco" style:font-name-complex="Monaco" fo:color="#000000" fo:font-size="8pt" style:font-size-asian="8pt" style:font-size-complex="11pt" fo:language="en" fo:country="US"/>
    </style:style>
    <style:style style:name="P640" style:parent-style-name="Normal" style:family="paragraph">
      <style:paragraph-properties fo:widows="0" fo:orphans="0" style:text-autospace="none" fo:margin-bottom="0in"/>
    </style:style>
    <style:style style:name="T64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42" style:parent-style-name="DefaultParagraphFont" style:family="text">
      <style:text-properties style:font-name="Monaco" style:font-name-complex="Monaco" fo:color="#000000" fo:font-size="8pt" style:font-size-asian="8pt" style:font-size-complex="11pt" fo:language="en" fo:country="US"/>
    </style:style>
    <style:style style:name="P643" style:parent-style-name="Normal" style:family="paragraph">
      <style:paragraph-properties fo:widows="0" fo:orphans="0" style:text-autospace="none" fo:margin-bottom="0in"/>
    </style:style>
    <style:style style:name="T64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45" style:parent-style-name="DefaultParagraphFont" style:family="text">
      <style:text-properties style:font-name="Monaco" style:font-name-complex="Monaco" fo:color="#000000" fo:font-size="8pt" style:font-size-asian="8pt" style:font-size-complex="11pt" fo:language="en" fo:country="US"/>
    </style:style>
    <style:style style:name="P646" style:parent-style-name="Normal" style:family="paragraph">
      <style:paragraph-properties fo:widows="0" fo:orphans="0" style:text-autospace="none" fo:margin-bottom="0in"/>
    </style:style>
    <style:style style:name="T64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48" style:parent-style-name="DefaultParagraphFont" style:family="text">
      <style:text-properties style:font-name="Monaco" style:font-name-complex="Monaco" fo:color="#000000" fo:font-size="8pt" style:font-size-asian="8pt" style:font-size-complex="11pt" fo:language="en" fo:country="US"/>
    </style:style>
    <style:style style:name="P649" style:parent-style-name="Normal" style:family="paragraph">
      <style:paragraph-properties fo:widows="0" fo:orphans="0" style:text-autospace="none" fo:margin-bottom="0in"/>
    </style:style>
    <style:style style:name="T65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51" style:parent-style-name="DefaultParagraphFont" style:family="text">
      <style:text-properties style:font-name="Monaco" style:font-name-complex="Monaco" fo:color="#000000" fo:font-size="8pt" style:font-size-asian="8pt" style:font-size-complex="11pt" fo:language="en" fo:country="US"/>
    </style:style>
    <style:style style:name="P652"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653" style:parent-style-name="Normal" style:family="paragraph">
      <style:paragraph-properties fo:widows="0" fo:orphans="0" style:text-autospace="none" fo:margin-bottom="0in"/>
    </style:style>
    <style:style style:name="T654" style:parent-style-name="DefaultParagraphFont" style:family="text">
      <style:text-properties style:font-name="Monaco" style:font-name-complex="Monaco" fo:color="#3F5FBF" fo:font-size="8pt" style:font-size-asian="8pt" style:font-size-complex="11pt" fo:language="en" fo:country="US"/>
    </style:style>
    <style:style style:name="P655" style:parent-style-name="Normal" style:family="paragraph">
      <style:paragraph-properties fo:widows="0" fo:orphans="0" style:text-autospace="none" fo:margin-bottom="0in"/>
    </style:style>
    <style:style style:name="T656" style:parent-style-name="DefaultParagraphFont" style:family="text">
      <style:text-properties style:font-name="Monaco" style:font-name-complex="Monaco" fo:color="#3F5FBF" fo:font-size="8pt" style:font-size-asian="8pt" style:font-size-complex="11pt" fo:language="en" fo:country="US"/>
    </style:style>
    <style:style style:name="T657" style:parent-style-name="DefaultParagraphFont" style:family="text">
      <style:text-properties style:font-name="Monaco" style:font-name-complex="Monaco" fo:color="#3F5FBF" fo:font-size="8pt" style:font-size-asian="8pt" style:font-size-complex="11pt" fo:language="en" fo:country="US"/>
    </style:style>
    <style:style style:name="T658" style:parent-style-name="DefaultParagraphFont" style:family="text">
      <style:text-properties style:font-name="Monaco" style:font-name-complex="Monaco" fo:color="#3F5FBF" fo:font-size="8pt" style:font-size-asian="8pt" style:font-size-complex="11pt" fo:language="en" fo:country="US"/>
    </style:style>
    <style:style style:name="P659" style:parent-style-name="Normal" style:family="paragraph">
      <style:paragraph-properties fo:widows="0" fo:orphans="0" style:text-autospace="none" fo:margin-bottom="0in"/>
    </style:style>
    <style:style style:name="T660" style:parent-style-name="DefaultParagraphFont" style:family="text">
      <style:text-properties style:font-name="Monaco" style:font-name-complex="Monaco" fo:color="#3F5FBF" fo:font-size="8pt" style:font-size-asian="8pt" style:font-size-complex="11pt" fo:language="en" fo:country="US"/>
    </style:style>
    <style:style style:name="P661" style:parent-style-name="Normal" style:family="paragraph">
      <style:paragraph-properties fo:widows="0" fo:orphans="0" style:text-autospace="none" fo:margin-bottom="0in"/>
      <style:text-properties style:font-name="Monaco" style:font-name-complex="Monaco" fo:color="#3F5FBF" fo:font-size="8pt" style:font-size-asian="8pt" style:font-size-complex="11pt" fo:language="en" fo:country="US"/>
    </style:style>
    <style:style style:name="P662" style:parent-style-name="Normal" style:family="paragraph">
      <style:paragraph-properties fo:widows="0" fo:orphans="0" style:text-autospace="none" fo:margin-bottom="0in"/>
      <style:text-properties style:font-name="Monaco" style:font-name-complex="Monaco" fo:color="#3F5FBF" fo:font-size="8pt" style:font-size-asian="8pt" style:font-size-complex="11pt" fo:language="en" fo:country="US"/>
    </style:style>
    <style:style style:name="P663" style:parent-style-name="Normal" style:family="paragraph">
      <style:paragraph-properties fo:widows="0" fo:orphans="0" style:text-autospace="none" fo:margin-bottom="0in"/>
      <style:text-properties style:font-name="Monaco" style:font-name-complex="Monaco" fo:color="#3F5FBF" fo:font-size="8pt" style:font-size-asian="8pt" style:font-size-complex="11pt" fo:language="en" fo:country="US"/>
    </style:style>
    <style:style style:name="P664" style:parent-style-name="Normal" style:family="paragraph">
      <style:paragraph-properties fo:widows="0" fo:orphans="0" style:text-autospace="none" fo:margin-bottom="0in"/>
    </style:style>
    <style:style style:name="T665" style:parent-style-name="DefaultParagraphFont" style:family="text">
      <style:text-properties style:font-name="Monaco" style:font-name-complex="Monaco" fo:color="#3F5FBF" fo:font-size="8pt" style:font-size-asian="8pt" style:font-size-complex="11pt" fo:language="en" fo:country="US"/>
    </style:style>
    <style:style style:name="P666" style:parent-style-name="Normal" style:family="paragraph">
      <style:paragraph-properties fo:widows="0" fo:orphans="0" style:text-autospace="none" fo:margin-bottom="0in"/>
    </style:style>
    <style:style style:name="T66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68" style:parent-style-name="DefaultParagraphFont" style:family="text">
      <style:text-properties style:font-name="Monaco" style:font-name-complex="Monaco" fo:color="#000000" fo:font-size="8pt" style:font-size-asian="8pt" style:font-size-complex="11pt" fo:language="en" fo:country="US"/>
    </style:style>
    <style:style style:name="T66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70" style:parent-style-name="DefaultParagraphFont" style:family="text">
      <style:text-properties style:font-name="Monaco" style:font-name-complex="Monaco" fo:color="#000000" fo:font-size="8pt" style:font-size-asian="8pt" style:font-size-complex="11pt" fo:language="en" fo:country="US"/>
    </style:style>
    <style:style style:name="T67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72" style:parent-style-name="DefaultParagraphFont" style:family="text">
      <style:text-properties style:font-name="Monaco" style:font-name-complex="Monaco" fo:color="#000000" fo:font-size="8pt" style:font-size-asian="8pt" style:font-size-complex="11pt" fo:language="en" fo:country="US"/>
    </style:style>
    <style:style style:name="P67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674" style:parent-style-name="Normal" style:family="paragraph">
      <style:paragraph-properties fo:widows="0" fo:orphans="0" style:text-autospace="none" fo:margin-bottom="0in"/>
    </style:style>
    <style:style style:name="T675" style:parent-style-name="DefaultParagraphFont" style:family="text">
      <style:text-properties style:font-name="Monaco" style:font-name-complex="Monaco" fo:color="#000000" fo:font-size="8pt" style:font-size-asian="8pt" style:font-size-complex="11pt" fo:language="en" fo:country="US"/>
    </style:style>
    <style:style style:name="T67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77" style:parent-style-name="DefaultParagraphFont" style:family="text">
      <style:text-properties style:font-name="Monaco" style:font-name-complex="Monaco" fo:color="#000000" fo:font-size="8pt" style:font-size-asian="8pt" style:font-size-complex="11pt" fo:language="en" fo:country="US"/>
    </style:style>
    <style:style style:name="T67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79" style:parent-style-name="DefaultParagraphFont" style:family="text">
      <style:text-properties style:font-name="Monaco" style:font-name-complex="Monaco" fo:color="#000000" fo:font-size="8pt" style:font-size-asian="8pt" style:font-size-complex="11pt" fo:language="en" fo:country="US"/>
    </style:style>
    <style:style style:name="T68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81" style:parent-style-name="DefaultParagraphFont" style:family="text">
      <style:text-properties style:font-name="Monaco" style:font-name-complex="Monaco" fo:color="#000000" fo:font-size="8pt" style:font-size-asian="8pt" style:font-size-complex="11pt" fo:language="en" fo:country="US"/>
    </style:style>
    <style:style style:name="T682" style:parent-style-name="DefaultParagraphFont" style:family="text">
      <style:text-properties style:font-name="Monaco" style:font-name-complex="Monaco" fo:color="#0000C0" fo:font-size="8pt" style:font-size-asian="8pt" style:font-size-complex="11pt" fo:language="en" fo:country="US"/>
    </style:style>
    <style:style style:name="T683" style:parent-style-name="DefaultParagraphFont" style:family="text">
      <style:text-properties style:font-name="Monaco" style:font-name-complex="Monaco" fo:color="#000000" fo:font-size="8pt" style:font-size-asian="8pt" style:font-size-complex="11pt" fo:language="en" fo:country="US"/>
    </style:style>
    <style:style style:name="P684"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685" style:parent-style-name="Normal" style:family="paragraph">
      <style:paragraph-properties fo:widows="0" fo:orphans="0" style:text-autospace="none" fo:margin-bottom="0in"/>
    </style:style>
    <style:style style:name="T686" style:parent-style-name="DefaultParagraphFont" style:family="text">
      <style:text-properties style:font-name="Monaco" style:font-name-complex="Monaco" fo:color="#000000" fo:font-size="8pt" style:font-size-asian="8pt" style:font-size-complex="11pt" fo:language="en" fo:country="US"/>
    </style:style>
    <style:style style:name="T68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88" style:parent-style-name="DefaultParagraphFont" style:family="text">
      <style:text-properties style:font-name="Monaco" style:font-name-complex="Monaco" fo:color="#000000" fo:font-size="8pt" style:font-size-asian="8pt" style:font-size-complex="11pt" fo:language="en" fo:country="US"/>
    </style:style>
    <style:style style:name="T68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90" style:parent-style-name="DefaultParagraphFont" style:family="text">
      <style:text-properties style:font-name="Monaco" style:font-name-complex="Monaco" fo:color="#000000" fo:font-size="8pt" style:font-size-asian="8pt" style:font-size-complex="11pt" fo:language="en" fo:country="US"/>
    </style:style>
    <style:style style:name="T691" style:parent-style-name="DefaultParagraphFont" style:family="text">
      <style:text-properties style:font-name="Monaco" style:font-name-complex="Monaco" fo:color="#0000C0" fo:font-size="8pt" style:font-size-asian="8pt" style:font-size-complex="11pt" fo:language="en" fo:country="US"/>
    </style:style>
    <style:style style:name="T692" style:parent-style-name="DefaultParagraphFont" style:family="text">
      <style:text-properties style:font-name="Monaco" style:font-name-complex="Monaco" fo:color="#000000" fo:font-size="8pt" style:font-size-asian="8pt" style:font-size-complex="11pt" fo:language="en" fo:country="US"/>
    </style:style>
    <style:style style:name="P69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694" style:parent-style-name="Normal" style:family="paragraph">
      <style:paragraph-properties fo:widows="0" fo:orphans="0" style:text-autospace="none" fo:margin-bottom="0in"/>
    </style:style>
    <style:style style:name="T695" style:parent-style-name="DefaultParagraphFont" style:family="text">
      <style:text-properties style:font-name="Monaco" style:font-name-complex="Monaco" fo:color="#000000" fo:font-size="8pt" style:font-size-asian="8pt" style:font-size-complex="11pt" fo:language="en" fo:country="US"/>
    </style:style>
    <style:style style:name="T69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97" style:parent-style-name="DefaultParagraphFont" style:family="text">
      <style:text-properties style:font-name="Monaco" style:font-name-complex="Monaco" fo:color="#000000" fo:font-size="8pt" style:font-size-asian="8pt" style:font-size-complex="11pt" fo:language="en" fo:country="US"/>
    </style:style>
    <style:style style:name="T69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699" style:parent-style-name="DefaultParagraphFont" style:family="text">
      <style:text-properties style:font-name="Monaco" style:font-name-complex="Monaco" fo:color="#000000" fo:font-size="8pt" style:font-size-asian="8pt" style:font-size-complex="11pt" fo:language="en" fo:country="US"/>
    </style:style>
    <style:style style:name="T700" style:parent-style-name="DefaultParagraphFont" style:family="text">
      <style:text-properties style:font-name="Monaco" style:font-name-complex="Monaco" fo:color="#0000C0" fo:font-size="8pt" style:font-size-asian="8pt" style:font-size-complex="11pt" fo:language="en" fo:country="US"/>
    </style:style>
    <style:style style:name="T701" style:parent-style-name="DefaultParagraphFont" style:family="text">
      <style:text-properties style:font-name="Monaco" style:font-name-complex="Monaco" fo:color="#000000" fo:font-size="8pt" style:font-size-asian="8pt" style:font-size-complex="11pt" fo:language="en" fo:country="US"/>
    </style:style>
    <style:style style:name="T70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03" style:parent-style-name="DefaultParagraphFont" style:family="text">
      <style:text-properties style:font-name="Monaco" style:font-name-complex="Monaco" fo:color="#000000" fo:font-size="8pt" style:font-size-asian="8pt" style:font-size-complex="11pt" fo:language="en" fo:country="US"/>
    </style:style>
    <style:style style:name="T70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05" style:parent-style-name="DefaultParagraphFont" style:family="text">
      <style:text-properties style:font-name="Monaco" style:font-name-complex="Monaco" fo:color="#000000" fo:font-size="8pt" style:font-size-asian="8pt" style:font-size-complex="11pt" fo:language="en" fo:country="US"/>
    </style:style>
    <style:style style:name="T706" style:parent-style-name="DefaultParagraphFont" style:family="text">
      <style:text-properties style:font-name="Monaco" style:font-name-complex="Monaco" fo:color="#0000C0" fo:font-size="8pt" style:font-size-asian="8pt" style:font-size-complex="11pt" fo:language="en" fo:country="US"/>
    </style:style>
    <style:style style:name="T707" style:parent-style-name="DefaultParagraphFont" style:family="text">
      <style:text-properties style:font-name="Monaco" style:font-name-complex="Monaco" fo:color="#000000" fo:font-size="8pt" style:font-size-asian="8pt" style:font-size-complex="11pt" fo:language="en" fo:country="US"/>
    </style:style>
    <style:style style:name="P708" style:parent-style-name="Normal" style:family="paragraph">
      <style:paragraph-properties fo:widows="0" fo:orphans="0" style:text-autospace="none" fo:margin-bottom="0in"/>
    </style:style>
    <style:style style:name="T709" style:parent-style-name="DefaultParagraphFont" style:family="text">
      <style:text-properties style:font-name="Monaco" style:font-name-complex="Monaco" fo:color="#000000" fo:font-size="8pt" style:font-size-asian="8pt" style:font-size-complex="11pt" fo:language="en" fo:country="US"/>
    </style:style>
    <style:style style:name="T71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11" style:parent-style-name="DefaultParagraphFont" style:family="text">
      <style:text-properties style:font-name="Monaco" style:font-name-complex="Monaco" fo:color="#000000" fo:font-size="8pt" style:font-size-asian="8pt" style:font-size-complex="11pt" fo:language="en" fo:country="US"/>
    </style:style>
    <style:style style:name="T71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13" style:parent-style-name="DefaultParagraphFont" style:family="text">
      <style:text-properties style:font-name="Monaco" style:font-name-complex="Monaco" fo:color="#000000" fo:font-size="8pt" style:font-size-asian="8pt" style:font-size-complex="11pt" fo:language="en" fo:country="US"/>
    </style:style>
    <style:style style:name="T714" style:parent-style-name="DefaultParagraphFont" style:family="text">
      <style:text-properties style:font-name="Monaco" style:font-name-complex="Monaco" fo:color="#0000C0" fo:font-size="8pt" style:font-size-asian="8pt" style:font-size-complex="11pt" fo:language="en" fo:country="US"/>
    </style:style>
    <style:style style:name="T715" style:parent-style-name="DefaultParagraphFont" style:family="text">
      <style:text-properties style:font-name="Monaco" style:font-name-complex="Monaco" fo:color="#000000" fo:font-size="8pt" style:font-size-asian="8pt" style:font-size-complex="11pt" fo:language="en" fo:country="US"/>
    </style:style>
    <style:style style:name="T71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17" style:parent-style-name="DefaultParagraphFont" style:family="text">
      <style:text-properties style:font-name="Monaco" style:font-name-complex="Monaco" fo:color="#000000" fo:font-size="8pt" style:font-size-asian="8pt" style:font-size-complex="11pt" fo:language="en" fo:country="US"/>
    </style:style>
    <style:style style:name="T71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19" style:parent-style-name="DefaultParagraphFont" style:family="text">
      <style:text-properties style:font-name="Monaco" style:font-name-complex="Monaco" fo:color="#000000" fo:font-size="8pt" style:font-size-asian="8pt" style:font-size-complex="11pt" fo:language="en" fo:country="US"/>
    </style:style>
    <style:style style:name="T720" style:parent-style-name="DefaultParagraphFont" style:family="text">
      <style:text-properties style:font-name="Monaco" style:font-name-complex="Monaco" fo:color="#0000C0" fo:font-size="8pt" style:font-size-asian="8pt" style:font-size-complex="11pt" fo:language="en" fo:country="US"/>
    </style:style>
    <style:style style:name="T721" style:parent-style-name="DefaultParagraphFont" style:family="text">
      <style:text-properties style:font-name="Monaco" style:font-name-complex="Monaco" fo:color="#000000" fo:font-size="8pt" style:font-size-asian="8pt" style:font-size-complex="11pt" fo:language="en" fo:country="US"/>
    </style:style>
    <style:style style:name="P722"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723" style:parent-style-name="Normal" style:family="paragraph">
      <style:paragraph-properties fo:widows="0" fo:orphans="0" style:text-autospace="none" fo:margin-bottom="0in"/>
    </style:style>
    <style:style style:name="T724" style:parent-style-name="DefaultParagraphFont" style:family="text">
      <style:text-properties style:font-name="Monaco" style:font-name-complex="Monaco" fo:color="#000000" fo:font-size="8pt" style:font-size-asian="8pt" style:font-size-complex="11pt" fo:language="en" fo:country="US"/>
    </style:style>
    <style:style style:name="T72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26" style:parent-style-name="DefaultParagraphFont" style:family="text">
      <style:text-properties style:font-name="Monaco" style:font-name-complex="Monaco" fo:color="#000000" fo:font-size="8pt" style:font-size-asian="8pt" style:font-size-complex="11pt" fo:language="en" fo:country="US"/>
    </style:style>
    <style:style style:name="T72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28" style:parent-style-name="DefaultParagraphFont" style:family="text">
      <style:text-properties style:font-name="Monaco" style:font-name-complex="Monaco" fo:color="#000000" fo:font-size="8pt" style:font-size-asian="8pt" style:font-size-complex="11pt" fo:language="en" fo:country="US"/>
    </style:style>
    <style:style style:name="T72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30" style:parent-style-name="DefaultParagraphFont" style:family="text">
      <style:text-properties style:font-name="Monaco" style:font-name-complex="Monaco" fo:color="#000000" fo:font-size="8pt" style:font-size-asian="8pt" style:font-size-complex="11pt" fo:language="en" fo:country="US"/>
    </style:style>
    <style:style style:name="T731"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732" style:parent-style-name="DefaultParagraphFont" style:family="text">
      <style:text-properties style:font-name="Monaco" style:font-name-complex="Monaco" fo:color="#000000" fo:font-size="8pt" style:font-size-asian="8pt" style:font-size-complex="11pt" fo:language="en" fo:country="US"/>
    </style:style>
    <style:style style:name="T733" style:parent-style-name="DefaultParagraphFont" style:family="text">
      <style:text-properties style:font-name="Monaco" style:font-name-complex="Monaco" fo:color="#2A00FF" fo:font-size="8pt" style:font-size-asian="8pt" style:font-size-complex="11pt" fo:language="en" fo:country="US"/>
    </style:style>
    <style:style style:name="T734" style:parent-style-name="DefaultParagraphFont" style:family="text">
      <style:text-properties style:font-name="Monaco" style:font-name-complex="Monaco" fo:color="#2A00FF" fo:font-size="8pt" style:font-size-asian="8pt" style:font-size-complex="11pt" fo:language="en" fo:country="US"/>
    </style:style>
    <style:style style:name="T735" style:parent-style-name="DefaultParagraphFont" style:family="text">
      <style:text-properties style:font-name="Monaco" style:font-name-complex="Monaco" fo:color="#2A00FF" fo:font-size="8pt" style:font-size-asian="8pt" style:font-size-complex="11pt" fo:language="en" fo:country="US"/>
    </style:style>
    <style:style style:name="T736" style:parent-style-name="DefaultParagraphFont" style:family="text">
      <style:text-properties style:font-name="Monaco" style:font-name-complex="Monaco" fo:color="#000000" fo:font-size="8pt" style:font-size-asian="8pt" style:font-size-complex="11pt" fo:language="en" fo:country="US"/>
    </style:style>
    <style:style style:name="P73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738" style:parent-style-name="Normal" style:family="paragraph">
      <style:paragraph-properties fo:widows="0" fo:orphans="0" style:text-autospace="none" fo:margin-bottom="0in"/>
    </style:style>
    <style:style style:name="T739" style:parent-style-name="DefaultParagraphFont" style:family="text">
      <style:text-properties style:font-name="Monaco" style:font-name-complex="Monaco" fo:font-size="8pt" style:font-size-asian="8pt" style:font-size-complex="11pt" fo:language="en" fo:country="US"/>
    </style:style>
    <style:style style:name="T740" style:parent-style-name="DefaultParagraphFont" style:family="text">
      <style:text-properties style:font-name="Monaco" style:font-name-complex="Monaco" fo:color="#646464" fo:font-size="8pt" style:font-size-asian="8pt" style:font-size-complex="11pt" fo:language="en" fo:country="US"/>
    </style:style>
    <style:style style:name="P741" style:parent-style-name="Normal" style:family="paragraph">
      <style:paragraph-properties fo:widows="0" fo:orphans="0" style:text-autospace="none" fo:margin-bottom="0in"/>
    </style:style>
    <style:style style:name="T742" style:parent-style-name="DefaultParagraphFont" style:family="text">
      <style:text-properties style:font-name="Monaco" style:font-name-complex="Monaco" fo:color="#000000" fo:font-size="8pt" style:font-size-asian="8pt" style:font-size-complex="11pt" fo:language="en" fo:country="US"/>
    </style:style>
    <style:style style:name="T74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44" style:parent-style-name="DefaultParagraphFont" style:family="text">
      <style:text-properties style:font-name="Monaco" style:font-name-complex="Monaco" fo:color="#000000" fo:font-size="8pt" style:font-size-asian="8pt" style:font-size-complex="11pt" fo:language="en" fo:country="US"/>
    </style:style>
    <style:style style:name="T74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46" style:parent-style-name="DefaultParagraphFont" style:family="text">
      <style:text-properties style:font-name="Monaco" style:font-name-complex="Monaco" fo:color="#000000" fo:font-size="8pt" style:font-size-asian="8pt" style:font-size-complex="11pt" fo:language="en" fo:country="US"/>
    </style:style>
    <style:style style:name="P747" style:parent-style-name="Normal" style:family="paragraph">
      <style:paragraph-properties fo:widows="0" fo:orphans="0" style:text-autospace="none" fo:margin-bottom="0in"/>
    </style:style>
    <style:style style:name="T748" style:parent-style-name="DefaultParagraphFont" style:family="text">
      <style:text-properties style:font-name="Monaco" style:font-name-complex="Monaco" fo:color="#000000" fo:font-size="8pt" style:font-size-asian="8pt" style:font-size-complex="11pt" fo:language="en" fo:country="US"/>
    </style:style>
    <style:style style:name="T749" style:parent-style-name="DefaultParagraphFont" style:family="text">
      <style:text-properties style:font-name="Monaco" style:font-name-complex="Monaco" fo:color="#000000" fo:font-size="8pt" style:font-size-asian="8pt" style:font-size-complex="11pt" fo:language="en" fo:country="US"/>
    </style:style>
    <style:style style:name="T750" style:parent-style-name="DefaultParagraphFont" style:family="text">
      <style:text-properties style:font-name="Monaco" style:font-name-complex="Monaco" fo:color="#3F7F5F" fo:font-size="8pt" style:font-size-asian="8pt" style:font-size-complex="11pt" fo:language="en" fo:country="US"/>
    </style:style>
    <style:style style:name="T751" style:parent-style-name="DefaultParagraphFont" style:family="text">
      <style:text-properties style:font-name="Monaco" style:font-name-complex="Monaco" fo:color="#3F7F5F" fo:font-size="8pt" style:font-size-asian="8pt" style:font-size-complex="11pt" fo:language="en" fo:country="US"/>
    </style:style>
    <style:style style:name="T752" style:parent-style-name="DefaultParagraphFont" style:family="text">
      <style:text-properties style:font-name="Monaco" style:font-name-complex="Monaco" fo:color="#3F7F5F" fo:font-size="8pt" style:font-size-asian="8pt" style:font-size-complex="11pt" fo:language="en" fo:country="US"/>
    </style:style>
    <style:style style:name="T753" style:parent-style-name="DefaultParagraphFont" style:family="text">
      <style:text-properties style:font-name="Monaco" style:font-name-complex="Monaco" fo:color="#3F7F5F" fo:font-size="8pt" style:font-size-asian="8pt" style:font-size-complex="11pt" fo:language="en" fo:country="US"/>
    </style:style>
    <style:style style:name="T754" style:parent-style-name="DefaultParagraphFont" style:family="text">
      <style:text-properties style:font-name="Monaco" style:font-name-complex="Monaco" fo:color="#3F7F5F" fo:font-size="8pt" style:font-size-asian="8pt" style:font-size-complex="11pt" fo:language="en" fo:country="US"/>
    </style:style>
    <style:style style:name="P755" style:parent-style-name="Normal" style:family="paragraph">
      <style:paragraph-properties fo:widows="0" fo:orphans="0" style:text-autospace="none" fo:margin-bottom="0in"/>
    </style:style>
    <style:style style:name="T756" style:parent-style-name="DefaultParagraphFont" style:family="text">
      <style:text-properties style:font-name="Monaco" style:font-name-complex="Monaco" fo:color="#000000" fo:font-size="8pt" style:font-size-asian="8pt" style:font-size-complex="11pt" fo:language="en" fo:country="US"/>
    </style:style>
    <style:style style:name="T757" style:parent-style-name="DefaultParagraphFont" style:family="text">
      <style:text-properties style:font-name="Monaco" style:font-name-complex="Monaco" fo:color="#000000" fo:font-size="8pt" style:font-size-asian="8pt" style:font-size-complex="11pt" fo:language="en" fo:country="US"/>
    </style:style>
    <style:style style:name="T758" style:parent-style-name="DefaultParagraphFont" style:family="text">
      <style:text-properties style:font-name="Monaco" style:font-name-complex="Monaco" fo:color="#3F7F5F" fo:font-size="8pt" style:font-size-asian="8pt" style:font-size-complex="11pt" fo:language="en" fo:country="US"/>
    </style:style>
    <style:style style:name="P759" style:parent-style-name="Normal" style:family="paragraph">
      <style:paragraph-properties fo:widows="0" fo:orphans="0" style:text-autospace="none" fo:margin-bottom="0in"/>
    </style:style>
    <style:style style:name="T760" style:parent-style-name="DefaultParagraphFont" style:family="text">
      <style:text-properties style:font-name="Monaco" style:font-name-complex="Monaco" fo:color="#000000" fo:font-size="8pt" style:font-size-asian="8pt" style:font-size-complex="11pt" fo:language="en" fo:country="US"/>
    </style:style>
    <style:style style:name="T761" style:parent-style-name="DefaultParagraphFont" style:family="text">
      <style:text-properties style:font-name="Monaco" style:font-name-complex="Monaco" fo:color="#000000" fo:font-size="8pt" style:font-size-asian="8pt" style:font-size-complex="11pt" fo:language="en" fo:country="US"/>
    </style:style>
    <style:style style:name="T762" style:parent-style-name="DefaultParagraphFont" style:family="text">
      <style:text-properties style:font-name="Monaco" style:font-name-complex="Monaco" fo:color="#3F7F5F" fo:font-size="8pt" style:font-size-asian="8pt" style:font-size-complex="11pt" fo:language="en" fo:country="US"/>
    </style:style>
    <style:style style:name="P763" style:parent-style-name="Normal" style:family="paragraph">
      <style:paragraph-properties fo:widows="0" fo:orphans="0" style:text-autospace="none" fo:margin-bottom="0in"/>
    </style:style>
    <style:style style:name="T764" style:parent-style-name="DefaultParagraphFont" style:family="text">
      <style:text-properties style:font-name="Monaco" style:font-name-complex="Monaco" fo:color="#000000" fo:font-size="8pt" style:font-size-asian="8pt" style:font-size-complex="11pt" fo:language="en" fo:country="US"/>
    </style:style>
    <style:style style:name="T765" style:parent-style-name="DefaultParagraphFont" style:family="text">
      <style:text-properties style:font-name="Monaco" style:font-name-complex="Monaco" fo:color="#000000" fo:font-size="8pt" style:font-size-asian="8pt" style:font-size-complex="11pt" fo:language="en" fo:country="US"/>
    </style:style>
    <style:style style:name="T76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67" style:parent-style-name="DefaultParagraphFont" style:family="text">
      <style:text-properties style:font-name="Monaco" style:font-name-complex="Monaco" fo:color="#000000" fo:font-size="8pt" style:font-size-asian="8pt" style:font-size-complex="11pt" fo:language="en" fo:country="US"/>
    </style:style>
    <style:style style:name="T76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69" style:parent-style-name="DefaultParagraphFont" style:family="text">
      <style:text-properties style:font-name="Monaco" style:font-name-complex="Monaco" fo:color="#000000" fo:font-size="8pt" style:font-size-asian="8pt" style:font-size-complex="11pt" fo:language="en" fo:country="US"/>
    </style:style>
    <style:style style:name="T770" style:parent-style-name="DefaultParagraphFont" style:family="text">
      <style:text-properties style:font-name="Monaco" style:font-name-complex="Monaco" fo:color="#0000C0" fo:font-size="8pt" style:font-size-asian="8pt" style:font-size-complex="11pt" fo:language="en" fo:country="US"/>
    </style:style>
    <style:style style:name="T771" style:parent-style-name="DefaultParagraphFont" style:family="text">
      <style:text-properties style:font-name="Monaco" style:font-name-complex="Monaco" fo:color="#000000" fo:font-size="8pt" style:font-size-asian="8pt" style:font-size-complex="11pt" fo:language="en" fo:country="US"/>
    </style:style>
    <style:style style:name="P772" style:parent-style-name="Normal" style:family="paragraph">
      <style:paragraph-properties fo:widows="0" fo:orphans="0" style:text-autospace="none" fo:margin-bottom="0in"/>
    </style:style>
    <style:style style:name="T773" style:parent-style-name="DefaultParagraphFont" style:family="text">
      <style:text-properties style:font-name="Monaco" style:font-name-complex="Monaco" fo:color="#000000" fo:font-size="8pt" style:font-size-asian="8pt" style:font-size-complex="11pt" fo:language="en" fo:country="US"/>
    </style:style>
    <style:style style:name="T774" style:parent-style-name="DefaultParagraphFont" style:family="text">
      <style:text-properties style:font-name="Monaco" style:font-name-complex="Monaco" fo:color="#000000" fo:font-size="8pt" style:font-size-asian="8pt" style:font-size-complex="11pt" fo:language="en" fo:country="US"/>
    </style:style>
    <style:style style:name="T775" style:parent-style-name="DefaultParagraphFont" style:family="text">
      <style:text-properties style:font-name="Monaco" style:font-name-complex="Monaco" fo:color="#000000" fo:font-size="8pt" style:font-size-asian="8pt" style:font-size-complex="11pt" fo:language="en" fo:country="US"/>
    </style:style>
    <style:style style:name="T776" style:parent-style-name="DefaultParagraphFont" style:family="text">
      <style:text-properties style:font-name="Monaco" style:font-name-complex="Monaco" fo:color="#0000C0" fo:font-size="8pt" style:font-size-asian="8pt" style:font-size-complex="11pt" fo:language="en" fo:country="US"/>
    </style:style>
    <style:style style:name="T777" style:parent-style-name="DefaultParagraphFont" style:family="text">
      <style:text-properties style:font-name="Monaco" style:font-name-complex="Monaco" fo:color="#000000" fo:font-size="8pt" style:font-size-asian="8pt" style:font-size-complex="11pt" fo:language="en" fo:country="US"/>
    </style:style>
    <style:style style:name="P778" style:parent-style-name="Normal" style:family="paragraph">
      <style:paragraph-properties fo:widows="0" fo:orphans="0" style:text-autospace="none" fo:margin-bottom="0in"/>
    </style:style>
    <style:style style:name="T779" style:parent-style-name="DefaultParagraphFont" style:family="text">
      <style:text-properties style:font-name="Monaco" style:font-name-complex="Monaco" fo:color="#000000" fo:font-size="8pt" style:font-size-asian="8pt" style:font-size-complex="11pt" fo:language="en" fo:country="US"/>
    </style:style>
    <style:style style:name="T780" style:parent-style-name="DefaultParagraphFont" style:family="text">
      <style:text-properties style:font-name="Monaco" style:font-name-complex="Monaco" fo:color="#000000" fo:font-size="8pt" style:font-size-asian="8pt" style:font-size-complex="11pt" fo:language="en" fo:country="US"/>
    </style:style>
    <style:style style:name="T781" style:parent-style-name="DefaultParagraphFont" style:family="text">
      <style:text-properties style:font-name="Monaco" style:font-name-complex="Monaco" fo:color="#000000" fo:font-size="8pt" style:font-size-asian="8pt" style:font-size-complex="11pt" fo:language="en" fo:country="US"/>
    </style:style>
    <style:style style:name="T782" style:parent-style-name="DefaultParagraphFont" style:family="text">
      <style:text-properties style:font-name="Monaco" style:font-name-complex="Monaco" fo:color="#0000C0" fo:font-size="8pt" style:font-size-asian="8pt" style:font-size-complex="11pt" fo:language="en" fo:country="US"/>
    </style:style>
    <style:style style:name="T783" style:parent-style-name="DefaultParagraphFont" style:family="text">
      <style:text-properties style:font-name="Monaco" style:font-name-complex="Monaco" fo:color="#000000" fo:font-size="8pt" style:font-size-asian="8pt" style:font-size-complex="11pt" fo:language="en" fo:country="US"/>
    </style:style>
    <style:style style:name="T784"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785" style:parent-style-name="DefaultParagraphFont" style:family="text">
      <style:text-properties style:font-name="Monaco" style:font-name-complex="Monaco" fo:color="#000000" fo:font-size="8pt" style:font-size-asian="8pt" style:font-size-complex="11pt" fo:language="en" fo:country="US"/>
    </style:style>
    <style:style style:name="P786" style:parent-style-name="Normal" style:family="paragraph">
      <style:paragraph-properties fo:widows="0" fo:orphans="0" style:text-autospace="none" fo:margin-bottom="0in"/>
    </style:style>
    <style:style style:name="T787" style:parent-style-name="DefaultParagraphFont" style:family="text">
      <style:text-properties style:font-name="Monaco" style:font-name-complex="Monaco" fo:color="#000000" fo:font-size="8pt" style:font-size-asian="8pt" style:font-size-complex="11pt" fo:language="en" fo:country="US"/>
    </style:style>
    <style:style style:name="T788" style:parent-style-name="DefaultParagraphFont" style:family="text">
      <style:text-properties style:font-name="Monaco" style:font-name-complex="Monaco" fo:color="#000000" fo:font-size="8pt" style:font-size-asian="8pt" style:font-size-complex="11pt" fo:language="en" fo:country="US"/>
    </style:style>
    <style:style style:name="P789" style:parent-style-name="Normal" style:family="paragraph">
      <style:paragraph-properties fo:widows="0" fo:orphans="0" style:text-autospace="none" fo:margin-bottom="0in"/>
    </style:style>
    <style:style style:name="T790" style:parent-style-name="DefaultParagraphFont" style:family="text">
      <style:text-properties style:font-name="Monaco" style:font-name-complex="Monaco" fo:color="#000000" fo:font-size="8pt" style:font-size-asian="8pt" style:font-size-complex="11pt" fo:language="en" fo:country="US"/>
    </style:style>
    <style:style style:name="P79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792" style:parent-style-name="Normal" style:family="paragraph">
      <style:paragraph-properties fo:widows="0" fo:orphans="0" style:text-autospace="none" fo:margin-bottom="0in"/>
    </style:style>
    <style:style style:name="T793" style:parent-style-name="DefaultParagraphFont" style:family="text">
      <style:text-properties style:font-name="Monaco" style:font-name-complex="Monaco" fo:font-size="8pt" style:font-size-asian="8pt" style:font-size-complex="11pt" fo:language="en" fo:country="US"/>
    </style:style>
    <style:style style:name="T794" style:parent-style-name="DefaultParagraphFont" style:family="text">
      <style:text-properties style:font-name="Monaco" style:font-name-complex="Monaco" fo:color="#646464" fo:font-size="8pt" style:font-size-asian="8pt" style:font-size-complex="11pt" fo:language="en" fo:country="US"/>
    </style:style>
    <style:style style:name="P795" style:parent-style-name="Normal" style:family="paragraph">
      <style:paragraph-properties fo:widows="0" fo:orphans="0" style:text-autospace="none" fo:margin-bottom="0in"/>
    </style:style>
    <style:style style:name="T796" style:parent-style-name="DefaultParagraphFont" style:family="text">
      <style:text-properties style:font-name="Monaco" style:font-name-complex="Monaco" fo:color="#000000" fo:font-size="8pt" style:font-size-asian="8pt" style:font-size-complex="11pt" fo:language="en" fo:country="US"/>
    </style:style>
    <style:style style:name="T79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798" style:parent-style-name="DefaultParagraphFont" style:family="text">
      <style:text-properties style:font-name="Monaco" style:font-name-complex="Monaco" fo:color="#000000" fo:font-size="8pt" style:font-size-asian="8pt" style:font-size-complex="11pt" fo:language="en" fo:country="US"/>
    </style:style>
    <style:style style:name="P799" style:parent-style-name="Normal" style:family="paragraph">
      <style:paragraph-properties fo:widows="0" fo:orphans="0" style:text-autospace="none" fo:margin-bottom="0in"/>
    </style:style>
    <style:style style:name="T800" style:parent-style-name="DefaultParagraphFont" style:family="text">
      <style:text-properties style:font-name="Monaco" style:font-name-complex="Monaco" fo:color="#000000" fo:font-size="8pt" style:font-size-asian="8pt" style:font-size-complex="11pt" fo:language="en" fo:country="US"/>
    </style:style>
    <style:style style:name="T801" style:parent-style-name="DefaultParagraphFont" style:family="text">
      <style:text-properties style:font-name="Monaco" style:font-name-complex="Monaco" fo:color="#000000" fo:font-size="8pt" style:font-size-asian="8pt" style:font-size-complex="11pt" fo:language="en" fo:country="US"/>
    </style:style>
    <style:style style:name="T80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03" style:parent-style-name="DefaultParagraphFont" style:family="text">
      <style:text-properties style:font-name="Monaco" style:font-name-complex="Monaco" fo:color="#000000" fo:font-size="8pt" style:font-size-asian="8pt" style:font-size-complex="11pt" fo:language="en" fo:country="US"/>
    </style:style>
    <style:style style:name="T804" style:parent-style-name="DefaultParagraphFont" style:family="text">
      <style:text-properties style:font-name="Monaco" style:font-name-complex="Monaco" fo:color="#2A00FF" fo:font-size="8pt" style:font-size-asian="8pt" style:font-size-complex="11pt" fo:language="en" fo:country="US"/>
    </style:style>
    <style:style style:name="T805" style:parent-style-name="DefaultParagraphFont" style:family="text">
      <style:text-properties style:font-name="Monaco" style:font-name-complex="Monaco" fo:color="#2A00FF" fo:font-size="8pt" style:font-size-asian="8pt" style:font-size-complex="11pt" fo:language="en" fo:country="US"/>
    </style:style>
    <style:style style:name="T806" style:parent-style-name="DefaultParagraphFont" style:family="text">
      <style:text-properties style:font-name="Monaco" style:font-name-complex="Monaco" fo:color="#2A00FF" fo:font-size="8pt" style:font-size-asian="8pt" style:font-size-complex="11pt" fo:language="en" fo:country="US"/>
    </style:style>
    <style:style style:name="T807" style:parent-style-name="DefaultParagraphFont" style:family="text">
      <style:text-properties style:font-name="Monaco" style:font-name-complex="Monaco" fo:color="#000000" fo:font-size="8pt" style:font-size-asian="8pt" style:font-size-complex="11pt" fo:language="en" fo:country="US"/>
    </style:style>
    <style:style style:name="P808" style:parent-style-name="Normal" style:family="paragraph">
      <style:paragraph-properties fo:widows="0" fo:orphans="0" style:text-autospace="none" fo:margin-bottom="0in"/>
    </style:style>
    <style:style style:name="T809" style:parent-style-name="DefaultParagraphFont" style:family="text">
      <style:text-properties style:font-name="Monaco" style:font-name-complex="Monaco" fo:color="#000000" fo:font-size="8pt" style:font-size-asian="8pt" style:font-size-complex="11pt" fo:language="en" fo:country="US"/>
    </style:style>
    <style:style style:name="P81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811" style:parent-style-name="Normal" style:family="paragraph">
      <style:paragraph-properties fo:widows="0" fo:orphans="0" style:text-autospace="none" fo:margin-bottom="0in"/>
    </style:style>
    <style:style style:name="T812" style:parent-style-name="DefaultParagraphFont" style:family="text">
      <style:text-properties style:font-name="Monaco" style:font-name-complex="Monaco" fo:font-size="8pt" style:font-size-asian="8pt" style:font-size-complex="11pt" fo:language="en" fo:country="US"/>
    </style:style>
    <style:style style:name="T813" style:parent-style-name="DefaultParagraphFont" style:family="text">
      <style:text-properties style:font-name="Monaco" style:font-name-complex="Monaco" fo:color="#646464" fo:font-size="8pt" style:font-size-asian="8pt" style:font-size-complex="11pt" fo:language="en" fo:country="US"/>
    </style:style>
    <style:style style:name="P814" style:parent-style-name="Normal" style:family="paragraph">
      <style:paragraph-properties fo:widows="0" fo:orphans="0" style:text-autospace="none" fo:margin-bottom="0in"/>
    </style:style>
    <style:style style:name="T815" style:parent-style-name="DefaultParagraphFont" style:family="text">
      <style:text-properties style:font-name="Monaco" style:font-name-complex="Monaco" fo:color="#000000" fo:font-size="8pt" style:font-size-asian="8pt" style:font-size-complex="11pt" fo:language="en" fo:country="US"/>
    </style:style>
    <style:style style:name="T81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17" style:parent-style-name="DefaultParagraphFont" style:family="text">
      <style:text-properties style:font-name="Monaco" style:font-name-complex="Monaco" fo:color="#000000" fo:font-size="8pt" style:font-size-asian="8pt" style:font-size-complex="11pt" fo:language="en" fo:country="US"/>
    </style:style>
    <style:style style:name="P818" style:parent-style-name="Normal" style:family="paragraph">
      <style:paragraph-properties fo:widows="0" fo:orphans="0" style:text-autospace="none" fo:margin-bottom="0in"/>
    </style:style>
    <style:style style:name="T819" style:parent-style-name="DefaultParagraphFont" style:family="text">
      <style:text-properties style:font-name="Monaco" style:font-name-complex="Monaco" fo:color="#000000" fo:font-size="8pt" style:font-size-asian="8pt" style:font-size-complex="11pt" fo:language="en" fo:country="US"/>
    </style:style>
    <style:style style:name="T820" style:parent-style-name="DefaultParagraphFont" style:family="text">
      <style:text-properties style:font-name="Monaco" style:font-name-complex="Monaco" fo:color="#000000" fo:font-size="8pt" style:font-size-asian="8pt" style:font-size-complex="11pt" fo:language="en" fo:country="US"/>
    </style:style>
    <style:style style:name="T82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22" style:parent-style-name="DefaultParagraphFont" style:family="text">
      <style:text-properties style:font-name="Monaco" style:font-name-complex="Monaco" fo:color="#000000" fo:font-size="8pt" style:font-size-asian="8pt" style:font-size-complex="11pt" fo:language="en" fo:country="US"/>
    </style:style>
    <style:style style:name="T82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24" style:parent-style-name="DefaultParagraphFont" style:family="text">
      <style:text-properties style:font-name="Monaco" style:font-name-complex="Monaco" fo:color="#000000" fo:font-size="8pt" style:font-size-asian="8pt" style:font-size-complex="11pt" fo:language="en" fo:country="US"/>
    </style:style>
    <style:style style:name="P825" style:parent-style-name="Normal" style:family="paragraph">
      <style:paragraph-properties fo:widows="0" fo:orphans="0" style:text-autospace="none" fo:margin-bottom="0in"/>
    </style:style>
    <style:style style:name="T826" style:parent-style-name="DefaultParagraphFont" style:family="text">
      <style:text-properties style:font-name="Monaco" style:font-name-complex="Monaco" fo:color="#000000" fo:font-size="8pt" style:font-size-asian="8pt" style:font-size-complex="11pt" fo:language="en" fo:country="US"/>
    </style:style>
    <style:style style:name="P82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828" style:parent-style-name="Normal" style:family="paragraph">
      <style:paragraph-properties fo:widows="0" fo:orphans="0" style:text-autospace="none" fo:margin-bottom="0in" fo:text-indent="0.5in"/>
    </style:style>
    <style:style style:name="T829" style:parent-style-name="DefaultParagraphFont" style:family="text">
      <style:text-properties style:font-name="Monaco" style:font-name-complex="Monaco" fo:color="#646464" fo:font-size="8pt" style:font-size-asian="8pt" style:font-size-complex="11pt" fo:language="en" fo:country="US"/>
    </style:style>
    <style:style style:name="P830" style:parent-style-name="Normal" style:family="paragraph">
      <style:paragraph-properties fo:widows="0" fo:orphans="0" style:text-autospace="none" fo:margin-bottom="0in"/>
    </style:style>
    <style:style style:name="T831" style:parent-style-name="DefaultParagraphFont" style:family="text">
      <style:text-properties style:font-name="Monaco" style:font-name-complex="Monaco" fo:color="#000000" fo:font-size="8pt" style:font-size-asian="8pt" style:font-size-complex="11pt" fo:language="en" fo:country="US"/>
    </style:style>
    <style:style style:name="T83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33" style:parent-style-name="DefaultParagraphFont" style:family="text">
      <style:text-properties style:font-name="Monaco" style:font-name-complex="Monaco" fo:color="#000000" fo:font-size="8pt" style:font-size-asian="8pt" style:font-size-complex="11pt" fo:language="en" fo:country="US"/>
    </style:style>
    <style:style style:name="P834" style:parent-style-name="Normal" style:family="paragraph">
      <style:paragraph-properties fo:widows="0" fo:orphans="0" style:text-autospace="none" fo:margin-bottom="0in"/>
    </style:style>
    <style:style style:name="T835" style:parent-style-name="DefaultParagraphFont" style:family="text">
      <style:text-properties style:font-name="Monaco" style:font-name-complex="Monaco" fo:color="#000000" fo:font-size="8pt" style:font-size-asian="8pt" style:font-size-complex="11pt" fo:language="en" fo:country="US"/>
    </style:style>
    <style:style style:name="T836" style:parent-style-name="DefaultParagraphFont" style:family="text">
      <style:text-properties style:font-name="Monaco" style:font-name-complex="Monaco" fo:color="#000000" fo:font-size="8pt" style:font-size-asian="8pt" style:font-size-complex="11pt" fo:language="en" fo:country="US"/>
    </style:style>
    <style:style style:name="T83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38" style:parent-style-name="DefaultParagraphFont" style:family="text">
      <style:text-properties style:font-name="Monaco" style:font-name-complex="Monaco" fo:color="#000000" fo:font-size="8pt" style:font-size-asian="8pt" style:font-size-complex="11pt" fo:language="en" fo:country="US"/>
    </style:style>
    <style:style style:name="T839"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840" style:parent-style-name="DefaultParagraphFont" style:family="text">
      <style:text-properties style:font-name="Monaco" style:font-name-complex="Monaco" fo:color="#000000" fo:font-size="8pt" style:font-size-asian="8pt" style:font-size-complex="11pt" fo:language="en" fo:country="US"/>
    </style:style>
    <style:style style:name="P841" style:parent-style-name="Normal" style:family="paragraph">
      <style:paragraph-properties fo:widows="0" fo:orphans="0" style:text-autospace="none" fo:margin-bottom="0in"/>
    </style:style>
    <style:style style:name="T842" style:parent-style-name="DefaultParagraphFont" style:family="text">
      <style:text-properties style:font-name="Monaco" style:font-name-complex="Monaco" fo:color="#000000" fo:font-size="8pt" style:font-size-asian="8pt" style:font-size-complex="11pt" fo:language="en" fo:country="US"/>
    </style:style>
    <style:style style:name="P84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844" style:parent-style-name="Normal" style:family="paragraph">
      <style:paragraph-properties fo:widows="0" fo:orphans="0" style:text-autospace="none" fo:margin-bottom="0in"/>
    </style:style>
    <style:style style:name="T845" style:parent-style-name="DefaultParagraphFont" style:family="text">
      <style:text-properties style:font-name="Monaco" style:font-name-complex="Monaco" fo:font-size="8pt" style:font-size-asian="8pt" style:font-size-complex="11pt" fo:language="en" fo:country="US"/>
    </style:style>
    <style:style style:name="T846" style:parent-style-name="DefaultParagraphFont" style:family="text">
      <style:text-properties style:font-name="Monaco" style:font-name-complex="Monaco" fo:color="#646464" fo:font-size="8pt" style:font-size-asian="8pt" style:font-size-complex="11pt" fo:language="en" fo:country="US"/>
    </style:style>
    <style:style style:name="P847" style:parent-style-name="Normal" style:family="paragraph">
      <style:paragraph-properties fo:widows="0" fo:orphans="0" style:text-autospace="none" fo:margin-bottom="0in"/>
    </style:style>
    <style:style style:name="T848" style:parent-style-name="DefaultParagraphFont" style:family="text">
      <style:text-properties style:font-name="Monaco" style:font-name-complex="Monaco" fo:color="#000000" fo:font-size="8pt" style:font-size-asian="8pt" style:font-size-complex="11pt" fo:language="en" fo:country="US"/>
    </style:style>
    <style:style style:name="T84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50" style:parent-style-name="DefaultParagraphFont" style:family="text">
      <style:text-properties style:font-name="Monaco" style:font-name-complex="Monaco" fo:color="#000000" fo:font-size="8pt" style:font-size-asian="8pt" style:font-size-complex="11pt" fo:language="en" fo:country="US"/>
    </style:style>
    <style:style style:name="T85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52" style:parent-style-name="DefaultParagraphFont" style:family="text">
      <style:text-properties style:font-name="Monaco" style:font-name-complex="Monaco" fo:color="#000000" fo:font-size="8pt" style:font-size-asian="8pt" style:font-size-complex="11pt" fo:language="en" fo:country="US"/>
    </style:style>
    <style:style style:name="P853" style:parent-style-name="Normal" style:family="paragraph">
      <style:paragraph-properties fo:widows="0" fo:orphans="0" style:text-autospace="none" fo:margin-bottom="0in"/>
    </style:style>
    <style:style style:name="T854" style:parent-style-name="DefaultParagraphFont" style:family="text">
      <style:text-properties style:font-name="Monaco" style:font-name-complex="Monaco" fo:color="#000000" fo:font-size="8pt" style:font-size-asian="8pt" style:font-size-complex="11pt" fo:language="en" fo:country="US"/>
    </style:style>
    <style:style style:name="T855" style:parent-style-name="DefaultParagraphFont" style:family="text">
      <style:text-properties style:font-name="Monaco" style:font-name-complex="Monaco" fo:color="#000000" fo:font-size="8pt" style:font-size-asian="8pt" style:font-size-complex="11pt" fo:language="en" fo:country="US"/>
    </style:style>
    <style:style style:name="T856" style:parent-style-name="DefaultParagraphFont" style:family="text">
      <style:text-properties style:font-name="Monaco" style:font-name-complex="Monaco" fo:color="#000000" fo:font-size="8pt" style:font-size-asian="8pt" style:font-size-complex="11pt" fo:language="en" fo:country="US"/>
    </style:style>
    <style:style style:name="P857" style:parent-style-name="Normal" style:family="paragraph">
      <style:paragraph-properties fo:widows="0" fo:orphans="0" style:text-autospace="none" fo:margin-bottom="0in"/>
    </style:style>
    <style:style style:name="T858" style:parent-style-name="DefaultParagraphFont" style:family="text">
      <style:text-properties style:font-name="Monaco" style:font-name-complex="Monaco" fo:color="#000000" fo:font-size="8pt" style:font-size-asian="8pt" style:font-size-complex="11pt" fo:language="en" fo:country="US"/>
    </style:style>
    <style:style style:name="T859" style:parent-style-name="DefaultParagraphFont" style:family="text">
      <style:text-properties style:font-name="Monaco" style:font-name-complex="Monaco" fo:color="#000000" fo:font-size="8pt" style:font-size-asian="8pt" style:font-size-complex="11pt" fo:language="en" fo:country="US"/>
    </style:style>
    <style:style style:name="T860" style:parent-style-name="DefaultParagraphFont" style:family="text">
      <style:text-properties style:font-name="Monaco" style:font-name-complex="Monaco" fo:color="#3F7F5F" fo:font-size="8pt" style:font-size-asian="8pt" style:font-size-complex="11pt" fo:language="en" fo:country="US"/>
    </style:style>
    <style:style style:name="P861" style:parent-style-name="Normal" style:family="paragraph">
      <style:paragraph-properties fo:widows="0" fo:orphans="0" style:text-autospace="none" fo:margin-bottom="0in"/>
    </style:style>
    <style:style style:name="T862" style:parent-style-name="DefaultParagraphFont" style:family="text">
      <style:text-properties style:font-name="Monaco" style:font-name-complex="Monaco" fo:color="#000000" fo:font-size="8pt" style:font-size-asian="8pt" style:font-size-complex="11pt" fo:language="en" fo:country="US"/>
    </style:style>
    <style:style style:name="P86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864" style:parent-style-name="Normal" style:family="paragraph">
      <style:paragraph-properties fo:widows="0" fo:orphans="0" style:text-autospace="none" fo:margin-bottom="0in"/>
    </style:style>
    <style:style style:name="T865" style:parent-style-name="DefaultParagraphFont" style:family="text">
      <style:text-properties style:font-name="Monaco" style:font-name-complex="Monaco" fo:font-size="8pt" style:font-size-asian="8pt" style:font-size-complex="11pt" fo:language="en" fo:country="US"/>
    </style:style>
    <style:style style:name="T866" style:parent-style-name="DefaultParagraphFont" style:family="text">
      <style:text-properties style:font-name="Monaco" style:font-name-complex="Monaco" fo:color="#646464" fo:font-size="8pt" style:font-size-asian="8pt" style:font-size-complex="11pt" fo:language="en" fo:country="US"/>
    </style:style>
    <style:style style:name="P867" style:parent-style-name="Normal" style:family="paragraph">
      <style:paragraph-properties fo:widows="0" fo:orphans="0" style:text-autospace="none" fo:margin-bottom="0in"/>
    </style:style>
    <style:style style:name="T868" style:parent-style-name="DefaultParagraphFont" style:family="text">
      <style:text-properties style:font-name="Monaco" style:font-name-complex="Monaco" fo:color="#000000" fo:font-size="8pt" style:font-size-asian="8pt" style:font-size-complex="11pt" fo:language="en" fo:country="US"/>
    </style:style>
    <style:style style:name="T86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70" style:parent-style-name="DefaultParagraphFont" style:family="text">
      <style:text-properties style:font-name="Monaco" style:font-name-complex="Monaco" fo:color="#000000" fo:font-size="8pt" style:font-size-asian="8pt" style:font-size-complex="11pt" fo:language="en" fo:country="US"/>
    </style:style>
    <style:style style:name="T87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72" style:parent-style-name="DefaultParagraphFont" style:family="text">
      <style:text-properties style:font-name="Monaco" style:font-name-complex="Monaco" fo:color="#000000" fo:font-size="8pt" style:font-size-asian="8pt" style:font-size-complex="11pt" fo:language="en" fo:country="US"/>
    </style:style>
    <style:style style:name="P873" style:parent-style-name="Normal" style:family="paragraph">
      <style:paragraph-properties fo:widows="0" fo:orphans="0" style:text-autospace="none" fo:margin-bottom="0in"/>
    </style:style>
    <style:style style:name="T874" style:parent-style-name="DefaultParagraphFont" style:family="text">
      <style:text-properties style:font-name="Monaco" style:font-name-complex="Monaco" fo:color="#000000" fo:font-size="8pt" style:font-size-asian="8pt" style:font-size-complex="11pt" fo:language="en" fo:country="US"/>
    </style:style>
    <style:style style:name="T875" style:parent-style-name="DefaultParagraphFont" style:family="text">
      <style:text-properties style:font-name="Monaco" style:font-name-complex="Monaco" fo:color="#000000" fo:font-size="8pt" style:font-size-asian="8pt" style:font-size-complex="11pt" fo:language="en" fo:country="US"/>
    </style:style>
    <style:style style:name="T876" style:parent-style-name="DefaultParagraphFont" style:family="text">
      <style:text-properties style:font-name="Monaco" style:font-name-complex="Monaco" fo:color="#3F7F5F" fo:font-size="8pt" style:font-size-asian="8pt" style:font-size-complex="11pt" fo:language="en" fo:country="US"/>
    </style:style>
    <style:style style:name="P877" style:parent-style-name="Normal" style:family="paragraph">
      <style:paragraph-properties fo:widows="0" fo:orphans="0" style:text-autospace="none" fo:margin-bottom="0in"/>
    </style:style>
    <style:style style:name="T878" style:parent-style-name="DefaultParagraphFont" style:family="text">
      <style:text-properties style:font-name="Monaco" style:font-name-complex="Monaco" fo:color="#000000" fo:font-size="8pt" style:font-size-asian="8pt" style:font-size-complex="11pt" fo:language="en" fo:country="US"/>
    </style:style>
    <style:style style:name="P879"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880" style:parent-style-name="Normal" style:family="paragraph">
      <style:paragraph-properties fo:widows="0" fo:orphans="0" style:text-autospace="none" fo:margin-bottom="0in"/>
    </style:style>
    <style:style style:name="T881" style:parent-style-name="DefaultParagraphFont" style:family="text">
      <style:text-properties style:font-name="Monaco" style:font-name-complex="Monaco" fo:color="#000000" fo:font-size="8pt" style:font-size-asian="8pt" style:font-size-complex="11pt" fo:language="en" fo:country="US"/>
    </style:style>
    <style:style style:name="T88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83" style:parent-style-name="DefaultParagraphFont" style:family="text">
      <style:text-properties style:font-name="Monaco" style:font-name-complex="Monaco" fo:color="#000000" fo:font-size="8pt" style:font-size-asian="8pt" style:font-size-complex="11pt" fo:language="en" fo:country="US"/>
    </style:style>
    <style:style style:name="T884" style:parent-style-name="DefaultParagraphFont" style:family="text">
      <style:text-properties style:font-name="Monaco" style:font-name-complex="Monaco" fo:color="#000000" fo:font-size="8pt" style:font-size-asian="8pt" style:font-size-complex="11pt" fo:language="en" fo:country="US"/>
    </style:style>
    <style:style style:name="T885" style:parent-style-name="DefaultParagraphFont" style:family="text">
      <style:text-properties style:font-name="Monaco" style:font-name-complex="Monaco" fo:color="#000000" fo:font-size="8pt" style:font-size-asian="8pt" style:font-size-complex="11pt" fo:language="en" fo:country="US"/>
    </style:style>
    <style:style style:name="T88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87" style:parent-style-name="DefaultParagraphFont" style:family="text">
      <style:text-properties style:font-name="Monaco" style:font-name-complex="Monaco" fo:color="#000000" fo:font-size="8pt" style:font-size-asian="8pt" style:font-size-complex="11pt" fo:language="en" fo:country="US"/>
    </style:style>
    <style:style style:name="P888" style:parent-style-name="Normal" style:family="paragraph">
      <style:paragraph-properties fo:widows="0" fo:orphans="0" style:text-autospace="none" fo:margin-bottom="0in"/>
    </style:style>
    <style:style style:name="T889" style:parent-style-name="DefaultParagraphFont" style:family="text">
      <style:text-properties style:font-name="Monaco" style:font-name-complex="Monaco" fo:color="#000000" fo:font-size="8pt" style:font-size-asian="8pt" style:font-size-complex="11pt" fo:language="en" fo:country="US"/>
    </style:style>
    <style:style style:name="T890" style:parent-style-name="DefaultParagraphFont" style:family="text">
      <style:text-properties style:font-name="Monaco" style:font-name-complex="Monaco" fo:color="#000000" fo:font-size="8pt" style:font-size-asian="8pt" style:font-size-complex="11pt" fo:language="en" fo:country="US"/>
    </style:style>
    <style:style style:name="P891" style:parent-style-name="Normal" style:family="paragraph">
      <style:paragraph-properties fo:widows="0" fo:orphans="0" style:text-autospace="none" fo:margin-bottom="0in"/>
    </style:style>
    <style:style style:name="T892" style:parent-style-name="DefaultParagraphFont" style:family="text">
      <style:text-properties style:font-name="Monaco" style:font-name-complex="Monaco" fo:color="#000000" fo:font-size="8pt" style:font-size-asian="8pt" style:font-size-complex="11pt" fo:language="en" fo:country="US"/>
    </style:style>
    <style:style style:name="T893" style:parent-style-name="DefaultParagraphFont" style:family="text">
      <style:text-properties style:font-name="Monaco" style:font-name-complex="Monaco" fo:color="#000000" fo:font-size="8pt" style:font-size-asian="8pt" style:font-size-complex="11pt" fo:language="en" fo:country="US"/>
    </style:style>
    <style:style style:name="T894" style:parent-style-name="DefaultParagraphFont" style:family="text">
      <style:text-properties style:font-name="Monaco" style:font-name-complex="Monaco" fo:color="#000000" fo:font-size="8pt" style:font-size-asian="8pt" style:font-size-complex="11pt" fo:language="en" fo:country="US"/>
    </style:style>
    <style:style style:name="T89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896" style:parent-style-name="DefaultParagraphFont" style:family="text">
      <style:text-properties style:font-name="Monaco" style:font-name-complex="Monaco" fo:color="#000000" fo:font-size="8pt" style:font-size-asian="8pt" style:font-size-complex="11pt" fo:language="en" fo:country="US"/>
    </style:style>
    <style:style style:name="T897"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898" style:parent-style-name="DefaultParagraphFont" style:family="text">
      <style:text-properties style:font-name="Monaco" style:font-name-complex="Monaco" fo:color="#000000" fo:font-size="8pt" style:font-size-asian="8pt" style:font-size-complex="11pt" fo:language="en" fo:country="US"/>
    </style:style>
    <style:style style:name="P899" style:parent-style-name="Normal" style:family="paragraph">
      <style:paragraph-properties fo:widows="0" fo:orphans="0" style:text-autospace="none" fo:margin-bottom="0in"/>
    </style:style>
    <style:style style:name="T900" style:parent-style-name="DefaultParagraphFont" style:family="text">
      <style:text-properties style:font-name="Monaco" style:font-name-complex="Monaco" fo:color="#000000" fo:font-size="8pt" style:font-size-asian="8pt" style:font-size-complex="11pt" fo:language="en" fo:country="US"/>
    </style:style>
    <style:style style:name="T901" style:parent-style-name="DefaultParagraphFont" style:family="text">
      <style:text-properties style:font-name="Monaco" style:font-name-complex="Monaco" fo:color="#000000" fo:font-size="8pt" style:font-size-asian="8pt" style:font-size-complex="11pt" fo:language="en" fo:country="US"/>
    </style:style>
    <style:style style:name="T902" style:parent-style-name="DefaultParagraphFont" style:family="text">
      <style:text-properties style:font-name="Monaco" style:font-name-complex="Monaco" fo:color="#000000" fo:font-size="8pt" style:font-size-asian="8pt" style:font-size-complex="11pt" fo:language="en" fo:country="US"/>
    </style:style>
    <style:style style:name="P903" style:parent-style-name="Normal" style:family="paragraph">
      <style:paragraph-properties fo:widows="0" fo:orphans="0" style:text-autospace="none" fo:margin-bottom="0in"/>
    </style:style>
    <style:style style:name="T904" style:parent-style-name="DefaultParagraphFont" style:family="text">
      <style:text-properties style:font-name="Monaco" style:font-name-complex="Monaco" fo:color="#000000" fo:font-size="8pt" style:font-size-asian="8pt" style:font-size-complex="11pt" fo:language="en" fo:country="US"/>
    </style:style>
    <style:style style:name="T905" style:parent-style-name="DefaultParagraphFont" style:family="text">
      <style:text-properties style:font-name="Monaco" style:font-name-complex="Monaco" fo:color="#000000" fo:font-size="8pt" style:font-size-asian="8pt" style:font-size-complex="11pt" fo:language="en" fo:country="US"/>
    </style:style>
    <style:style style:name="T906" style:parent-style-name="DefaultParagraphFont" style:family="text">
      <style:text-properties style:font-name="Monaco" style:font-name-complex="Monaco" fo:color="#000000" fo:font-size="8pt" style:font-size-asian="8pt" style:font-size-complex="11pt" fo:language="en" fo:country="US"/>
    </style:style>
    <style:style style:name="T90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08" style:parent-style-name="DefaultParagraphFont" style:family="text">
      <style:text-properties style:font-name="Monaco" style:font-name-complex="Monaco" fo:color="#000000" fo:font-size="8pt" style:font-size-asian="8pt" style:font-size-complex="11pt" fo:language="en" fo:country="US"/>
    </style:style>
    <style:style style:name="T90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10" style:parent-style-name="DefaultParagraphFont" style:family="text">
      <style:text-properties style:font-name="Monaco" style:font-name-complex="Monaco" fo:color="#000000" fo:font-size="8pt" style:font-size-asian="8pt" style:font-size-complex="11pt" fo:language="en" fo:country="US"/>
    </style:style>
    <style:style style:name="P911" style:parent-style-name="Normal" style:family="paragraph">
      <style:paragraph-properties fo:widows="0" fo:orphans="0" style:text-autospace="none" fo:margin-bottom="0in"/>
    </style:style>
    <style:style style:name="T912" style:parent-style-name="DefaultParagraphFont" style:family="text">
      <style:text-properties style:font-name="Monaco" style:font-name-complex="Monaco" fo:color="#000000" fo:font-size="8pt" style:font-size-asian="8pt" style:font-size-complex="11pt" fo:language="en" fo:country="US"/>
    </style:style>
    <style:style style:name="T913" style:parent-style-name="DefaultParagraphFont" style:family="text">
      <style:text-properties style:font-name="Monaco" style:font-name-complex="Monaco" fo:color="#000000" fo:font-size="8pt" style:font-size-asian="8pt" style:font-size-complex="11pt" fo:language="en" fo:country="US"/>
    </style:style>
    <style:style style:name="P914"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915" style:parent-style-name="Normal" style:family="paragraph">
      <style:paragraph-properties fo:widows="0" fo:orphans="0" style:text-autospace="none" fo:margin-bottom="0in"/>
    </style:style>
    <style:style style:name="T916" style:parent-style-name="DefaultParagraphFont" style:family="text">
      <style:text-properties style:font-name="Monaco" style:font-name-complex="Monaco" fo:font-size="8pt" style:font-size-asian="8pt" style:font-size-complex="11pt" fo:language="en" fo:country="US"/>
    </style:style>
    <style:style style:name="T917" style:parent-style-name="DefaultParagraphFont" style:family="text">
      <style:text-properties style:font-name="Monaco" style:font-name-complex="Monaco" fo:font-size="8pt" style:font-size-asian="8pt" style:font-size-complex="11pt" fo:language="en" fo:country="US"/>
    </style:style>
    <style:style style:name="T918" style:parent-style-name="DefaultParagraphFont" style:family="text">
      <style:text-properties style:font-name="Monaco" style:font-name-complex="Monaco" fo:color="#646464" fo:font-size="8pt" style:font-size-asian="8pt" style:font-size-complex="11pt" fo:language="en" fo:country="US"/>
    </style:style>
    <style:style style:name="P919" style:parent-style-name="Normal" style:family="paragraph">
      <style:paragraph-properties fo:widows="0" fo:orphans="0" style:text-autospace="none" fo:margin-bottom="0in"/>
    </style:style>
    <style:style style:name="T920" style:parent-style-name="DefaultParagraphFont" style:family="text">
      <style:text-properties style:font-name="Monaco" style:font-name-complex="Monaco" fo:color="#000000" fo:font-size="8pt" style:font-size-asian="8pt" style:font-size-complex="11pt" fo:language="en" fo:country="US"/>
    </style:style>
    <style:style style:name="T921" style:parent-style-name="DefaultParagraphFont" style:family="text">
      <style:text-properties style:font-name="Monaco" style:font-name-complex="Monaco" fo:color="#000000" fo:font-size="8pt" style:font-size-asian="8pt" style:font-size-complex="11pt" fo:language="en" fo:country="US"/>
    </style:style>
    <style:style style:name="T92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23" style:parent-style-name="DefaultParagraphFont" style:family="text">
      <style:text-properties style:font-name="Monaco" style:font-name-complex="Monaco" fo:color="#000000" fo:font-size="8pt" style:font-size-asian="8pt" style:font-size-complex="11pt" fo:language="en" fo:country="US"/>
    </style:style>
    <style:style style:name="P924" style:parent-style-name="Normal" style:family="paragraph">
      <style:paragraph-properties fo:widows="0" fo:orphans="0" style:text-autospace="none" fo:margin-bottom="0in"/>
    </style:style>
    <style:style style:name="T925" style:parent-style-name="DefaultParagraphFont" style:family="text">
      <style:text-properties style:font-name="Monaco" style:font-name-complex="Monaco" fo:color="#000000" fo:font-size="8pt" style:font-size-asian="8pt" style:font-size-complex="11pt" fo:language="en" fo:country="US"/>
    </style:style>
    <style:style style:name="T926" style:parent-style-name="DefaultParagraphFont" style:family="text">
      <style:text-properties style:font-name="Monaco" style:font-name-complex="Monaco" fo:color="#000000" fo:font-size="8pt" style:font-size-asian="8pt" style:font-size-complex="11pt" fo:language="en" fo:country="US"/>
    </style:style>
    <style:style style:name="T927" style:parent-style-name="DefaultParagraphFont" style:family="text">
      <style:text-properties style:font-name="Monaco" style:font-name-complex="Monaco" fo:color="#000000" fo:font-size="8pt" style:font-size-asian="8pt" style:font-size-complex="11pt" fo:language="en" fo:country="US"/>
    </style:style>
    <style:style style:name="T928" style:parent-style-name="DefaultParagraphFont" style:family="text">
      <style:text-properties style:font-name="Monaco" style:font-name-complex="Monaco" fo:color="#3F7F5F" fo:font-size="8pt" style:font-size-asian="8pt" style:font-size-complex="11pt" fo:language="en" fo:country="US"/>
    </style:style>
    <style:style style:name="P929" style:parent-style-name="Normal" style:family="paragraph">
      <style:paragraph-properties fo:widows="0" fo:orphans="0" style:text-autospace="none" fo:margin-bottom="0in"/>
    </style:style>
    <style:style style:name="T930" style:parent-style-name="DefaultParagraphFont" style:family="text">
      <style:text-properties style:font-name="Monaco" style:font-name-complex="Monaco" fo:color="#000000" fo:font-size="8pt" style:font-size-asian="8pt" style:font-size-complex="11pt" fo:language="en" fo:country="US"/>
    </style:style>
    <style:style style:name="T931" style:parent-style-name="DefaultParagraphFont" style:family="text">
      <style:text-properties style:font-name="Monaco" style:font-name-complex="Monaco" fo:color="#000000" fo:font-size="8pt" style:font-size-asian="8pt" style:font-size-complex="11pt" fo:language="en" fo:country="US"/>
    </style:style>
    <style:style style:name="T932" style:parent-style-name="DefaultParagraphFont" style:family="text">
      <style:text-properties style:font-name="Monaco" style:font-name-complex="Monaco" fo:color="#000000" fo:font-size="8pt" style:font-size-asian="8pt" style:font-size-complex="11pt" fo:language="en" fo:country="US"/>
    </style:style>
    <style:style style:name="T933"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934" style:parent-style-name="DefaultParagraphFont" style:family="text">
      <style:text-properties style:font-name="Monaco" style:font-name-complex="Monaco" fo:color="#000000" fo:font-size="8pt" style:font-size-asian="8pt" style:font-size-complex="11pt" fo:language="en" fo:country="US"/>
    </style:style>
    <style:style style:name="P935" style:parent-style-name="Normal" style:family="paragraph">
      <style:paragraph-properties fo:widows="0" fo:orphans="0" style:text-autospace="none" fo:margin-bottom="0in"/>
    </style:style>
    <style:style style:name="T936" style:parent-style-name="DefaultParagraphFont" style:family="text">
      <style:text-properties style:font-name="Monaco" style:font-name-complex="Monaco" fo:color="#000000" fo:font-size="8pt" style:font-size-asian="8pt" style:font-size-complex="11pt" fo:language="en" fo:country="US"/>
    </style:style>
    <style:style style:name="T937" style:parent-style-name="DefaultParagraphFont" style:family="text">
      <style:text-properties style:font-name="Monaco" style:font-name-complex="Monaco" fo:color="#000000" fo:font-size="8pt" style:font-size-asian="8pt" style:font-size-complex="11pt" fo:language="en" fo:country="US"/>
    </style:style>
    <style:style style:name="T938" style:parent-style-name="DefaultParagraphFont" style:family="text">
      <style:text-properties style:font-name="Monaco" style:font-name-complex="Monaco" fo:color="#000000" fo:font-size="8pt" style:font-size-asian="8pt" style:font-size-complex="11pt" fo:language="en" fo:country="US"/>
    </style:style>
    <style:style style:name="T939" style:parent-style-name="DefaultParagraphFont" style:family="text">
      <style:text-properties style:font-name="Monaco" style:font-name-complex="Monaco" fo:color="#000000" fo:font-size="8pt" style:font-size-asian="8pt" style:font-size-complex="11pt" fo:language="en" fo:country="US"/>
    </style:style>
    <style:style style:name="T940" style:parent-style-name="DefaultParagraphFont" style:family="text">
      <style:text-properties style:font-name="Monaco" style:font-name-complex="Monaco" fo:color="#000000" fo:font-size="8pt" style:font-size-asian="8pt" style:font-size-complex="11pt" fo:language="en" fo:country="US"/>
    </style:style>
    <style:style style:name="T941" style:parent-style-name="DefaultParagraphFont" style:family="text">
      <style:text-properties style:font-name="Monaco" style:font-name-complex="Monaco" fo:color="#2A00FF" fo:font-size="8pt" style:font-size-asian="8pt" style:font-size-complex="11pt" fo:language="en" fo:country="US"/>
    </style:style>
    <style:style style:name="T942" style:parent-style-name="DefaultParagraphFont" style:family="text">
      <style:text-properties style:font-name="Monaco" style:font-name-complex="Monaco" fo:color="#000000" fo:font-size="8pt" style:font-size-asian="8pt" style:font-size-complex="11pt" fo:language="en" fo:country="US"/>
    </style:style>
    <style:style style:name="T943" style:parent-style-name="DefaultParagraphFont" style:family="text">
      <style:text-properties style:font-name="Monaco" style:font-name-complex="Monaco" fo:color="#2A00FF" fo:font-size="8pt" style:font-size-asian="8pt" style:font-size-complex="11pt" fo:language="en" fo:country="US"/>
    </style:style>
    <style:style style:name="T944" style:parent-style-name="DefaultParagraphFont" style:family="text">
      <style:text-properties style:font-name="Monaco" style:font-name-complex="Monaco" fo:color="#000000" fo:font-size="8pt" style:font-size-asian="8pt" style:font-size-complex="11pt" fo:language="en" fo:country="US"/>
    </style:style>
    <style:style style:name="T945" style:parent-style-name="DefaultParagraphFont" style:family="text">
      <style:text-properties style:font-name="Monaco" style:font-name-complex="Monaco" fo:color="#0000C0" fo:font-size="8pt" style:font-size-asian="8pt" style:font-size-complex="11pt" fo:language="en" fo:country="US"/>
    </style:style>
    <style:style style:name="T946" style:parent-style-name="DefaultParagraphFont" style:family="text">
      <style:text-properties style:font-name="Monaco" style:font-name-complex="Monaco" fo:color="#000000" fo:font-size="8pt" style:font-size-asian="8pt" style:font-size-complex="11pt" fo:language="en" fo:country="US"/>
    </style:style>
    <style:style style:name="T947" style:parent-style-name="DefaultParagraphFont" style:family="text">
      <style:text-properties style:font-name="Monaco" style:font-name-complex="Monaco" fo:color="#0000C0" fo:font-size="8pt" style:font-size-asian="8pt" style:font-size-complex="11pt" fo:language="en" fo:country="US"/>
    </style:style>
    <style:style style:name="T948" style:parent-style-name="DefaultParagraphFont" style:family="text">
      <style:text-properties style:font-name="Monaco" style:font-name-complex="Monaco" fo:color="#000000" fo:font-size="8pt" style:font-size-asian="8pt" style:font-size-complex="11pt" fo:language="en" fo:country="US"/>
    </style:style>
    <style:style style:name="P949" style:parent-style-name="Normal" style:family="paragraph">
      <style:paragraph-properties fo:widows="0" fo:orphans="0" style:text-autospace="none" fo:margin-bottom="0in"/>
    </style:style>
    <style:style style:name="T950" style:parent-style-name="DefaultParagraphFont" style:family="text">
      <style:text-properties style:font-name="Monaco" style:font-name-complex="Monaco" fo:color="#000000" fo:font-size="8pt" style:font-size-asian="8pt" style:font-size-complex="11pt" fo:language="en" fo:country="US"/>
    </style:style>
    <style:style style:name="T951" style:parent-style-name="DefaultParagraphFont" style:family="text">
      <style:text-properties style:font-name="Monaco" style:font-name-complex="Monaco" fo:color="#000000" fo:font-size="8pt" style:font-size-asian="8pt" style:font-size-complex="11pt" fo:language="en" fo:country="US"/>
    </style:style>
    <style:style style:name="T952" style:parent-style-name="DefaultParagraphFont" style:family="text">
      <style:text-properties style:font-name="Monaco" style:font-name-complex="Monaco" fo:color="#000000" fo:font-size="8pt" style:font-size-asian="8pt" style:font-size-complex="11pt" fo:language="en" fo:country="US"/>
    </style:style>
    <style:style style:name="T953" style:parent-style-name="DefaultParagraphFont" style:family="text">
      <style:text-properties style:font-name="Monaco" style:font-name-complex="Monaco" fo:color="#000000" fo:font-size="8pt" style:font-size-asian="8pt" style:font-size-complex="11pt" fo:language="en" fo:country="US"/>
    </style:style>
    <style:style style:name="T954" style:parent-style-name="DefaultParagraphFont" style:family="text">
      <style:text-properties style:font-name="Monaco" style:font-name-complex="Monaco" fo:color="#000000" fo:font-size="8pt" style:font-size-asian="8pt" style:font-size-complex="11pt" fo:language="en" fo:country="US"/>
    </style:style>
    <style:style style:name="T955"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956" style:parent-style-name="DefaultParagraphFont" style:family="text">
      <style:text-properties style:font-name="Monaco" style:font-name-complex="Monaco" fo:color="#000000" fo:font-size="8pt" style:font-size-asian="8pt" style:font-size-complex="11pt" fo:language="en" fo:country="US"/>
    </style:style>
    <style:style style:name="P957" style:parent-style-name="Normal" style:family="paragraph">
      <style:paragraph-properties fo:widows="0" fo:orphans="0" style:text-autospace="none" fo:margin-bottom="0in"/>
    </style:style>
    <style:style style:name="T958" style:parent-style-name="DefaultParagraphFont" style:family="text">
      <style:text-properties style:font-name="Monaco" style:font-name-complex="Monaco" fo:color="#000000" fo:font-size="8pt" style:font-size-asian="8pt" style:font-size-complex="11pt" fo:language="en" fo:country="US"/>
    </style:style>
    <style:style style:name="T959" style:parent-style-name="DefaultParagraphFont" style:family="text">
      <style:text-properties style:font-name="Monaco" style:font-name-complex="Monaco" fo:color="#000000" fo:font-size="8pt" style:font-size-asian="8pt" style:font-size-complex="11pt" fo:language="en" fo:country="US"/>
    </style:style>
    <style:style style:name="T960" style:parent-style-name="DefaultParagraphFont" style:family="text">
      <style:text-properties style:font-name="Monaco" style:font-name-complex="Monaco" fo:color="#000000" fo:font-size="8pt" style:font-size-asian="8pt" style:font-size-complex="11pt" fo:language="en" fo:country="US"/>
    </style:style>
    <style:style style:name="T961" style:parent-style-name="DefaultParagraphFont" style:family="text">
      <style:text-properties style:font-name="Monaco" style:font-name-complex="Monaco" fo:color="#000000" fo:font-size="8pt" style:font-size-asian="8pt" style:font-size-complex="11pt" fo:language="en" fo:country="US"/>
    </style:style>
    <style:style style:name="T962" style:parent-style-name="DefaultParagraphFont" style:family="text">
      <style:text-properties style:font-name="Monaco" style:font-name-complex="Monaco" fo:color="#000000" fo:font-size="8pt" style:font-size-asian="8pt" style:font-size-complex="11pt" fo:language="en" fo:country="US"/>
    </style:style>
    <style:style style:name="T963"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964" style:parent-style-name="DefaultParagraphFont" style:family="text">
      <style:text-properties style:font-name="Monaco" style:font-name-complex="Monaco" fo:color="#000000" fo:font-size="8pt" style:font-size-asian="8pt" style:font-size-complex="11pt" fo:language="en" fo:country="US"/>
    </style:style>
    <style:style style:name="P96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966" style:parent-style-name="Normal" style:family="paragraph">
      <style:paragraph-properties fo:widows="0" fo:orphans="0" style:text-autospace="none" fo:margin-bottom="0in"/>
    </style:style>
    <style:style style:name="T967" style:parent-style-name="DefaultParagraphFont" style:family="text">
      <style:text-properties style:font-name="Monaco" style:font-name-complex="Monaco" fo:color="#000000" fo:font-size="8pt" style:font-size-asian="8pt" style:font-size-complex="11pt" fo:language="en" fo:country="US"/>
    </style:style>
    <style:style style:name="T968" style:parent-style-name="DefaultParagraphFont" style:family="text">
      <style:text-properties style:font-name="Monaco" style:font-name-complex="Monaco" fo:color="#000000" fo:font-size="8pt" style:font-size-asian="8pt" style:font-size-complex="11pt" fo:language="en" fo:country="US"/>
    </style:style>
    <style:style style:name="T969" style:parent-style-name="DefaultParagraphFont" style:family="text">
      <style:text-properties style:font-name="Monaco" style:font-name-complex="Monaco" fo:color="#000000" fo:font-size="8pt" style:font-size-asian="8pt" style:font-size-complex="11pt" fo:language="en" fo:country="US"/>
    </style:style>
    <style:style style:name="T970" style:parent-style-name="DefaultParagraphFont" style:family="text">
      <style:text-properties style:font-name="Monaco" style:font-name-complex="Monaco" fo:color="#3F7F5F" fo:font-size="8pt" style:font-size-asian="8pt" style:font-size-complex="11pt" fo:language="en" fo:country="US"/>
    </style:style>
    <style:style style:name="P971" style:parent-style-name="Normal" style:family="paragraph">
      <style:paragraph-properties fo:widows="0" fo:orphans="0" style:text-autospace="none" fo:margin-bottom="0in"/>
    </style:style>
    <style:style style:name="T972" style:parent-style-name="DefaultParagraphFont" style:family="text">
      <style:text-properties style:font-name="Monaco" style:font-name-complex="Monaco" fo:color="#000000" fo:font-size="8pt" style:font-size-asian="8pt" style:font-size-complex="11pt" fo:language="en" fo:country="US"/>
    </style:style>
    <style:style style:name="T973" style:parent-style-name="DefaultParagraphFont" style:family="text">
      <style:text-properties style:font-name="Monaco" style:font-name-complex="Monaco" fo:color="#000000" fo:font-size="8pt" style:font-size-asian="8pt" style:font-size-complex="11pt" fo:language="en" fo:country="US"/>
    </style:style>
    <style:style style:name="T974" style:parent-style-name="DefaultParagraphFont" style:family="text">
      <style:text-properties style:font-name="Monaco" style:font-name-complex="Monaco" fo:color="#000000" fo:font-size="8pt" style:font-size-asian="8pt" style:font-size-complex="11pt" fo:language="en" fo:country="US"/>
    </style:style>
    <style:style style:name="P975" style:parent-style-name="Normal" style:family="paragraph">
      <style:paragraph-properties fo:widows="0" fo:orphans="0" style:text-autospace="none" fo:margin-bottom="0in"/>
    </style:style>
    <style:style style:name="T976" style:parent-style-name="DefaultParagraphFont" style:family="text">
      <style:text-properties style:font-name="Monaco" style:font-name-complex="Monaco" fo:color="#000000" fo:font-size="8pt" style:font-size-asian="8pt" style:font-size-complex="11pt" fo:language="en" fo:country="US"/>
    </style:style>
    <style:style style:name="T977" style:parent-style-name="DefaultParagraphFont" style:family="text">
      <style:text-properties style:font-name="Monaco" style:font-name-complex="Monaco" fo:color="#000000" fo:font-size="8pt" style:font-size-asian="8pt" style:font-size-complex="11pt" fo:language="en" fo:country="US"/>
    </style:style>
    <style:style style:name="T978" style:parent-style-name="DefaultParagraphFont" style:family="text">
      <style:text-properties style:font-name="Monaco" style:font-name-complex="Monaco" fo:color="#000000" fo:font-size="8pt" style:font-size-asian="8pt" style:font-size-complex="11pt" fo:language="en" fo:country="US"/>
    </style:style>
    <style:style style:name="T979" style:parent-style-name="DefaultParagraphFont" style:family="text">
      <style:text-properties style:font-name="Monaco" style:font-name-complex="Monaco" fo:color="#000000" fo:font-size="8pt" style:font-size-asian="8pt" style:font-size-complex="11pt" fo:language="en" fo:country="US"/>
    </style:style>
    <style:style style:name="T980" style:parent-style-name="DefaultParagraphFont" style:family="text">
      <style:text-properties style:font-name="Monaco" style:font-name-complex="Monaco" fo:color="#000000" fo:font-size="8pt" style:font-size-asian="8pt" style:font-size-complex="11pt" fo:language="en" fo:country="US"/>
    </style:style>
    <style:style style:name="T981"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982" style:parent-style-name="DefaultParagraphFont" style:family="text">
      <style:text-properties style:font-name="Monaco" style:font-name-complex="Monaco" fo:color="#000000" fo:font-size="8pt" style:font-size-asian="8pt" style:font-size-complex="11pt" fo:language="en" fo:country="US"/>
    </style:style>
    <style:style style:name="P983" style:parent-style-name="Normal" style:family="paragraph">
      <style:paragraph-properties fo:widows="0" fo:orphans="0" style:text-autospace="none" fo:margin-bottom="0in"/>
    </style:style>
    <style:style style:name="T984" style:parent-style-name="DefaultParagraphFont" style:family="text">
      <style:text-properties style:font-name="Monaco" style:font-name-complex="Monaco" fo:color="#000000" fo:font-size="8pt" style:font-size-asian="8pt" style:font-size-complex="11pt" fo:language="en" fo:country="US"/>
    </style:style>
    <style:style style:name="T985" style:parent-style-name="DefaultParagraphFont" style:family="text">
      <style:text-properties style:font-name="Monaco" style:font-name-complex="Monaco" fo:color="#000000" fo:font-size="8pt" style:font-size-asian="8pt" style:font-size-complex="11pt" fo:language="en" fo:country="US"/>
    </style:style>
    <style:style style:name="T986" style:parent-style-name="DefaultParagraphFont" style:family="text">
      <style:text-properties style:font-name="Monaco" style:font-name-complex="Monaco" fo:color="#000000" fo:font-size="8pt" style:font-size-asian="8pt" style:font-size-complex="11pt" fo:language="en" fo:country="US"/>
    </style:style>
    <style:style style:name="T987" style:parent-style-name="DefaultParagraphFont" style:family="text">
      <style:text-properties style:font-name="Monaco" style:font-name-complex="Monaco" fo:color="#000000" fo:font-size="8pt" style:font-size-asian="8pt" style:font-size-complex="11pt" fo:language="en" fo:country="US"/>
    </style:style>
    <style:style style:name="T988" style:parent-style-name="DefaultParagraphFont" style:family="text">
      <style:text-properties style:font-name="Monaco" style:font-name-complex="Monaco" fo:color="#000000" fo:font-size="8pt" style:font-size-asian="8pt" style:font-size-complex="11pt" fo:language="en" fo:country="US"/>
    </style:style>
    <style:style style:name="T989"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990" style:parent-style-name="DefaultParagraphFont" style:family="text">
      <style:text-properties style:font-name="Monaco" style:font-name-complex="Monaco" fo:color="#000000" fo:font-size="8pt" style:font-size-asian="8pt" style:font-size-complex="11pt" fo:language="en" fo:country="US"/>
    </style:style>
    <style:style style:name="P99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992" style:parent-style-name="Normal" style:family="paragraph">
      <style:paragraph-properties fo:widows="0" fo:orphans="0" style:text-autospace="none" fo:margin-bottom="0in"/>
    </style:style>
    <style:style style:name="T993" style:parent-style-name="DefaultParagraphFont" style:family="text">
      <style:text-properties style:font-name="Monaco" style:font-name-complex="Monaco" fo:color="#000000" fo:font-size="8pt" style:font-size-asian="8pt" style:font-size-complex="11pt" fo:language="en" fo:country="US"/>
    </style:style>
    <style:style style:name="T994" style:parent-style-name="DefaultParagraphFont" style:family="text">
      <style:text-properties style:font-name="Monaco" style:font-name-complex="Monaco" fo:color="#000000" fo:font-size="8pt" style:font-size-asian="8pt" style:font-size-complex="11pt" fo:language="en" fo:country="US"/>
    </style:style>
    <style:style style:name="T995" style:parent-style-name="DefaultParagraphFont" style:family="text">
      <style:text-properties style:font-name="Monaco" style:font-name-complex="Monaco" fo:color="#000000" fo:font-size="8pt" style:font-size-asian="8pt" style:font-size-complex="11pt" fo:language="en" fo:country="US"/>
    </style:style>
    <style:style style:name="T99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997" style:parent-style-name="DefaultParagraphFont" style:family="text">
      <style:text-properties style:font-name="Monaco" style:font-name-complex="Monaco" fo:color="#000000" fo:font-size="8pt" style:font-size-asian="8pt" style:font-size-complex="11pt" fo:language="en" fo:country="US"/>
    </style:style>
    <style:style style:name="T998" style:parent-style-name="DefaultParagraphFont" style:family="text">
      <style:text-properties style:font-name="Monaco" style:font-name-complex="Monaco" fo:color="#0000C0" fo:font-size="8pt" style:font-size-asian="8pt" style:font-size-complex="11pt" fo:language="en" fo:country="US"/>
    </style:style>
    <style:style style:name="T999" style:parent-style-name="DefaultParagraphFont" style:family="text">
      <style:text-properties style:font-name="Monaco" style:font-name-complex="Monaco" fo:color="#0000C0" fo:font-size="8pt" style:font-size-asian="8pt" style:font-size-complex="11pt" fo:language="en" fo:country="US"/>
    </style:style>
    <style:style style:name="T1000" style:parent-style-name="DefaultParagraphFont" style:family="text">
      <style:text-properties style:font-name="Monaco" style:font-name-complex="Monaco" fo:color="#000000" fo:font-size="8pt" style:font-size-asian="8pt" style:font-size-complex="11pt" fo:language="en" fo:country="US"/>
    </style:style>
    <style:style style:name="T100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02" style:parent-style-name="DefaultParagraphFont" style:family="text">
      <style:text-properties style:font-name="Monaco" style:font-name-complex="Monaco" fo:color="#0000C0" fo:font-size="8pt" style:font-size-asian="8pt" style:font-size-complex="11pt" fo:language="en" fo:country="US"/>
    </style:style>
    <style:style style:name="T100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04" style:parent-style-name="DefaultParagraphFont" style:family="text">
      <style:text-properties style:font-name="Monaco" style:font-name-complex="Monaco" fo:color="#000000" fo:font-size="8pt" style:font-size-asian="8pt" style:font-size-complex="11pt" fo:language="en" fo:country="US"/>
    </style:style>
    <style:style style:name="P100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006"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1007" style:parent-style-name="Normal" style:family="paragraph">
      <style:paragraph-properties fo:widows="0" fo:orphans="0" style:text-autospace="none" fo:margin-bottom="0in" fo:margin-left="2in" fo:text-indent="0.5in">
        <style:tab-stops/>
      </style:paragraph-properties>
    </style:style>
    <style:style style:name="T1008" style:parent-style-name="DefaultParagraphFont" style:family="text">
      <style:text-properties style:font-name="Monaco" style:font-name-complex="Monaco" fo:color="#000000" fo:font-size="8pt" style:font-size-asian="8pt" style:font-size-complex="11pt" fo:language="en" fo:country="US"/>
    </style:style>
    <style:style style:name="T1009"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010" style:parent-style-name="DefaultParagraphFont" style:family="text">
      <style:text-properties style:font-name="Monaco" style:font-name-complex="Monaco" fo:color="#000000" fo:font-size="8pt" style:font-size-asian="8pt" style:font-size-complex="11pt" fo:language="en" fo:country="US"/>
    </style:style>
    <style:style style:name="P1011" style:parent-style-name="Normal" style:family="paragraph">
      <style:paragraph-properties fo:widows="0" fo:orphans="0" style:text-autospace="none" fo:margin-bottom="0in"/>
    </style:style>
    <style:style style:name="T1012" style:parent-style-name="DefaultParagraphFont" style:family="text">
      <style:text-properties style:font-name="Monaco" style:font-name-complex="Monaco" fo:color="#000000" fo:font-size="8pt" style:font-size-asian="8pt" style:font-size-complex="11pt" fo:language="en" fo:country="US"/>
    </style:style>
    <style:style style:name="T1013" style:parent-style-name="DefaultParagraphFont" style:family="text">
      <style:text-properties style:font-name="Monaco" style:font-name-complex="Monaco" fo:color="#000000" fo:font-size="8pt" style:font-size-asian="8pt" style:font-size-complex="11pt" fo:language="en" fo:country="US"/>
    </style:style>
    <style:style style:name="T1014" style:parent-style-name="DefaultParagraphFont" style:family="text">
      <style:text-properties style:font-name="Monaco" style:font-name-complex="Monaco" fo:color="#000000" fo:font-size="8pt" style:font-size-asian="8pt" style:font-size-complex="11pt" fo:language="en" fo:country="US"/>
    </style:style>
    <style:style style:name="T1015" style:parent-style-name="DefaultParagraphFont" style:family="text">
      <style:text-properties style:font-name="Monaco" style:font-name-complex="Monaco" fo:color="#000000" fo:font-size="8pt" style:font-size-asian="8pt" style:font-size-complex="11pt" fo:language="en" fo:country="US"/>
    </style:style>
    <style:style style:name="T1016" style:parent-style-name="DefaultParagraphFont" style:family="text">
      <style:text-properties style:font-name="Monaco" style:font-name-complex="Monaco" fo:color="#000000" fo:font-size="8pt" style:font-size-asian="8pt" style:font-size-complex="11pt" fo:language="en" fo:country="US"/>
    </style:style>
    <style:style style:name="T1017" style:parent-style-name="DefaultParagraphFont" style:family="text">
      <style:text-properties style:font-name="Monaco" style:font-name-complex="Monaco" fo:color="#000000" fo:font-size="8pt" style:font-size-asian="8pt" style:font-size-complex="11pt" fo:language="en" fo:country="US"/>
    </style:style>
    <style:style style:name="T1018" style:parent-style-name="DefaultParagraphFont" style:family="text">
      <style:text-properties style:font-name="Monaco" style:font-name-complex="Monaco" fo:color="#000000" fo:font-size="8pt" style:font-size-asian="8pt" style:font-size-complex="11pt" fo:language="en" fo:country="US"/>
    </style:style>
    <style:style style:name="T1019" style:parent-style-name="DefaultParagraphFont" style:family="text">
      <style:text-properties style:font-name="Monaco" style:font-name-complex="Monaco" fo:color="#000000" fo:font-size="8pt" style:font-size-asian="8pt" style:font-size-complex="11pt" fo:language="en" fo:country="US"/>
    </style:style>
    <style:style style:name="T1020" style:parent-style-name="DefaultParagraphFont" style:family="text">
      <style:text-properties style:font-name="Monaco" style:font-name-complex="Monaco" fo:color="#000000" fo:font-size="8pt" style:font-size-asian="8pt" style:font-size-complex="11pt" fo:language="en" fo:country="US"/>
    </style:style>
    <style:style style:name="P102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022" style:parent-style-name="Normal" style:family="paragraph">
      <style:paragraph-properties fo:widows="0" fo:orphans="0" style:text-autospace="none" fo:margin-bottom="0in"/>
    </style:style>
    <style:style style:name="T1023" style:parent-style-name="DefaultParagraphFont" style:family="text">
      <style:text-properties style:font-name="Monaco" style:font-name-complex="Monaco" fo:color="#000000" fo:font-size="8pt" style:font-size-asian="8pt" style:font-size-complex="11pt" fo:language="en" fo:country="US"/>
    </style:style>
    <style:style style:name="T1024" style:parent-style-name="DefaultParagraphFont" style:family="text">
      <style:text-properties style:font-name="Monaco" style:font-name-complex="Monaco" fo:color="#000000" fo:font-size="8pt" style:font-size-asian="8pt" style:font-size-complex="11pt" fo:language="en" fo:country="US"/>
    </style:style>
    <style:style style:name="T1025" style:parent-style-name="DefaultParagraphFont" style:family="text">
      <style:text-properties style:font-name="Monaco" style:font-name-complex="Monaco" fo:color="#000000" fo:font-size="8pt" style:font-size-asian="8pt" style:font-size-complex="11pt" fo:language="en" fo:country="US"/>
    </style:style>
    <style:style style:name="T1026" style:parent-style-name="DefaultParagraphFont" style:family="text">
      <style:text-properties style:font-name="Monaco" style:font-name-complex="Monaco" fo:color="#3F7F5F" fo:font-size="8pt" style:font-size-asian="8pt" style:font-size-complex="11pt" fo:language="en" fo:country="US"/>
    </style:style>
    <style:style style:name="P1027" style:parent-style-name="Normal" style:family="paragraph">
      <style:paragraph-properties fo:widows="0" fo:orphans="0" style:text-autospace="none" fo:margin-bottom="0in"/>
    </style:style>
    <style:style style:name="T1028" style:parent-style-name="DefaultParagraphFont" style:family="text">
      <style:text-properties style:font-name="Monaco" style:font-name-complex="Monaco" fo:color="#000000" fo:font-size="8pt" style:font-size-asian="8pt" style:font-size-complex="11pt" fo:language="en" fo:country="US"/>
    </style:style>
    <style:style style:name="T1029" style:parent-style-name="DefaultParagraphFont" style:family="text">
      <style:text-properties style:font-name="Monaco" style:font-name-complex="Monaco" fo:color="#000000" fo:font-size="8pt" style:font-size-asian="8pt" style:font-size-complex="11pt" fo:language="en" fo:country="US"/>
    </style:style>
    <style:style style:name="T1030" style:parent-style-name="DefaultParagraphFont" style:family="text">
      <style:text-properties style:font-name="Monaco" style:font-name-complex="Monaco" fo:color="#000000" fo:font-size="8pt" style:font-size-asian="8pt" style:font-size-complex="11pt" fo:language="en" fo:country="US"/>
    </style:style>
    <style:style style:name="T103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32" style:parent-style-name="DefaultParagraphFont" style:family="text">
      <style:text-properties style:font-name="Monaco" style:font-name-complex="Monaco" fo:color="#000000" fo:font-size="8pt" style:font-size-asian="8pt" style:font-size-complex="11pt" fo:language="en" fo:country="US"/>
    </style:style>
    <style:style style:name="T103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34" style:parent-style-name="DefaultParagraphFont" style:family="text">
      <style:text-properties style:font-name="Monaco" style:font-name-complex="Monaco" fo:color="#000000" fo:font-size="8pt" style:font-size-asian="8pt" style:font-size-complex="11pt" fo:language="en" fo:country="US"/>
    </style:style>
    <style:style style:name="P103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036" style:parent-style-name="Normal" style:family="paragraph">
      <style:paragraph-properties fo:widows="0" fo:orphans="0" style:text-autospace="none" fo:margin-bottom="0in"/>
    </style:style>
    <style:style style:name="T1037" style:parent-style-name="DefaultParagraphFont" style:family="text">
      <style:text-properties style:font-name="Monaco" style:font-name-complex="Monaco" fo:color="#000000" fo:font-size="8pt" style:font-size-asian="8pt" style:font-size-complex="11pt" fo:language="en" fo:country="US"/>
    </style:style>
    <style:style style:name="T1038" style:parent-style-name="DefaultParagraphFont" style:family="text">
      <style:text-properties style:font-name="Monaco" style:font-name-complex="Monaco" fo:color="#000000" fo:font-size="8pt" style:font-size-asian="8pt" style:font-size-complex="11pt" fo:language="en" fo:country="US"/>
    </style:style>
    <style:style style:name="T1039" style:parent-style-name="DefaultParagraphFont" style:family="text">
      <style:text-properties style:font-name="Monaco" style:font-name-complex="Monaco" fo:color="#000000" fo:font-size="8pt" style:font-size-asian="8pt" style:font-size-complex="11pt" fo:language="en" fo:country="US"/>
    </style:style>
    <style:style style:name="T1040" style:parent-style-name="DefaultParagraphFont" style:family="text">
      <style:text-properties style:font-name="Monaco" style:font-name-complex="Monaco" fo:color="#3F7F5F" fo:font-size="8pt" style:font-size-asian="8pt" style:font-size-complex="11pt" fo:language="en" fo:country="US"/>
    </style:style>
    <style:style style:name="T1041" style:parent-style-name="DefaultParagraphFont" style:family="text">
      <style:text-properties style:font-name="Monaco" style:font-name-complex="Monaco" fo:color="#3F7F5F" fo:font-size="8pt" style:font-size-asian="8pt" style:font-size-complex="11pt" fo:language="en" fo:country="US"/>
    </style:style>
    <style:style style:name="T1042" style:parent-style-name="DefaultParagraphFont" style:family="text">
      <style:text-properties style:font-name="Monaco" style:font-name-complex="Monaco" fo:color="#3F7F5F" fo:font-size="8pt" style:font-size-asian="8pt" style:font-size-complex="11pt" fo:language="en" fo:country="US"/>
    </style:style>
    <style:style style:name="P1043" style:parent-style-name="Normal" style:family="paragraph">
      <style:paragraph-properties fo:widows="0" fo:orphans="0" style:text-autospace="none" fo:margin-bottom="0in"/>
    </style:style>
    <style:style style:name="T1044" style:parent-style-name="DefaultParagraphFont" style:family="text">
      <style:text-properties style:font-name="Monaco" style:font-name-complex="Monaco" fo:color="#000000" fo:font-size="8pt" style:font-size-asian="8pt" style:font-size-complex="11pt" fo:language="en" fo:country="US"/>
    </style:style>
    <style:style style:name="T1045" style:parent-style-name="DefaultParagraphFont" style:family="text">
      <style:text-properties style:font-name="Monaco" style:font-name-complex="Monaco" fo:color="#000000" fo:font-size="8pt" style:font-size-asian="8pt" style:font-size-complex="11pt" fo:language="en" fo:country="US"/>
    </style:style>
    <style:style style:name="T1046" style:parent-style-name="DefaultParagraphFont" style:family="text">
      <style:text-properties style:font-name="Monaco" style:font-name-complex="Monaco" fo:color="#000000" fo:font-size="8pt" style:font-size-asian="8pt" style:font-size-complex="11pt" fo:language="en" fo:country="US"/>
    </style:style>
    <style:style style:name="T104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48" style:parent-style-name="DefaultParagraphFont" style:family="text">
      <style:text-properties style:font-name="Monaco" style:font-name-complex="Monaco" fo:color="#000000" fo:font-size="8pt" style:font-size-asian="8pt" style:font-size-complex="11pt" fo:language="en" fo:country="US"/>
    </style:style>
    <style:style style:name="T1049"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050" style:parent-style-name="DefaultParagraphFont" style:family="text">
      <style:text-properties style:font-name="Monaco" style:font-name-complex="Monaco" fo:color="#000000" fo:font-size="8pt" style:font-size-asian="8pt" style:font-size-complex="11pt" fo:language="en" fo:country="US"/>
    </style:style>
    <style:style style:name="P1051" style:parent-style-name="Normal" style:family="paragraph">
      <style:paragraph-properties fo:widows="0" fo:orphans="0" style:text-autospace="none" fo:margin-bottom="0in"/>
    </style:style>
    <style:style style:name="T1052" style:parent-style-name="DefaultParagraphFont" style:family="text">
      <style:text-properties style:font-name="Monaco" style:font-name-complex="Monaco" fo:color="#000000" fo:font-size="8pt" style:font-size-asian="8pt" style:font-size-complex="11pt" fo:language="en" fo:country="US"/>
    </style:style>
    <style:style style:name="T1053" style:parent-style-name="DefaultParagraphFont" style:family="text">
      <style:text-properties style:font-name="Monaco" style:font-name-complex="Monaco" fo:color="#000000" fo:font-size="8pt" style:font-size-asian="8pt" style:font-size-complex="11pt" fo:language="en" fo:country="US"/>
    </style:style>
    <style:style style:name="T1054" style:parent-style-name="DefaultParagraphFont" style:family="text">
      <style:text-properties style:font-name="Monaco" style:font-name-complex="Monaco" fo:color="#000000" fo:font-size="8pt" style:font-size-asian="8pt" style:font-size-complex="11pt" fo:language="en" fo:country="US"/>
    </style:style>
    <style:style style:name="T1055" style:parent-style-name="DefaultParagraphFont" style:family="text">
      <style:text-properties style:font-name="Monaco" style:font-name-complex="Monaco" fo:color="#000000" fo:font-size="8pt" style:font-size-asian="8pt" style:font-size-complex="11pt" fo:language="en" fo:country="US"/>
    </style:style>
    <style:style style:name="T1056" style:parent-style-name="DefaultParagraphFont" style:family="text">
      <style:text-properties style:font-name="Monaco" style:font-name-complex="Monaco" fo:color="#000000" fo:font-size="8pt" style:font-size-asian="8pt" style:font-size-complex="11pt" fo:language="en" fo:country="US"/>
    </style:style>
    <style:style style:name="T105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58" style:parent-style-name="DefaultParagraphFont" style:family="text">
      <style:text-properties style:font-name="Monaco" style:font-name-complex="Monaco" fo:color="#000000" fo:font-size="8pt" style:font-size-asian="8pt" style:font-size-complex="11pt" fo:language="en" fo:country="US"/>
    </style:style>
    <style:style style:name="T1059" style:parent-style-name="DefaultParagraphFont" style:family="text">
      <style:text-properties style:font-name="Monaco" style:font-name-complex="Monaco" fo:color="#2A00FF" fo:font-size="8pt" style:font-size-asian="8pt" style:font-size-complex="11pt" fo:language="en" fo:country="US"/>
    </style:style>
    <style:style style:name="T1060" style:parent-style-name="DefaultParagraphFont" style:family="text">
      <style:text-properties style:font-name="Monaco" style:font-name-complex="Monaco" fo:color="#000000" fo:font-size="8pt" style:font-size-asian="8pt" style:font-size-complex="11pt" fo:language="en" fo:country="US"/>
    </style:style>
    <style:style style:name="P1061" style:parent-style-name="Normal" style:family="paragraph">
      <style:paragraph-properties fo:widows="0" fo:orphans="0" style:text-autospace="none" fo:margin-bottom="0in" fo:margin-left="2in" fo:text-indent="0.5in">
        <style:tab-stops/>
      </style:paragraph-properties>
    </style:style>
    <style:style style:name="T106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63" style:parent-style-name="DefaultParagraphFont" style:family="text">
      <style:text-properties style:font-name="Monaco" style:font-name-complex="Monaco" fo:color="#000000" fo:font-size="8pt" style:font-size-asian="8pt" style:font-size-complex="11pt" fo:language="en" fo:country="US"/>
    </style:style>
    <style:style style:name="T1064" style:parent-style-name="DefaultParagraphFont" style:family="text">
      <style:text-properties style:font-name="Monaco" style:font-name-complex="Monaco" fo:color="#2A00FF" fo:font-size="8pt" style:font-size-asian="8pt" style:font-size-complex="11pt" fo:language="en" fo:country="US"/>
    </style:style>
    <style:style style:name="T1065" style:parent-style-name="DefaultParagraphFont" style:family="text">
      <style:text-properties style:font-name="Monaco" style:font-name-complex="Monaco" fo:color="#000000" fo:font-size="8pt" style:font-size-asian="8pt" style:font-size-complex="11pt" fo:language="en" fo:country="US"/>
    </style:style>
    <style:style style:name="P1066" style:parent-style-name="Normal" style:family="paragraph">
      <style:paragraph-properties fo:widows="0" fo:orphans="0" style:text-autospace="none" fo:margin-bottom="0in" fo:margin-left="2in" fo:text-indent="0.5in">
        <style:tab-stops/>
      </style:paragraph-properties>
    </style:style>
    <style:style style:name="T106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68" style:parent-style-name="DefaultParagraphFont" style:family="text">
      <style:text-properties style:font-name="Monaco" style:font-name-complex="Monaco" fo:color="#000000" fo:font-size="8pt" style:font-size-asian="8pt" style:font-size-complex="11pt" fo:language="en" fo:country="US"/>
    </style:style>
    <style:style style:name="T1069" style:parent-style-name="DefaultParagraphFont" style:family="text">
      <style:text-properties style:font-name="Monaco" style:font-name-complex="Monaco" fo:color="#2A00FF" fo:font-size="8pt" style:font-size-asian="8pt" style:font-size-complex="11pt" fo:language="en" fo:country="US"/>
    </style:style>
    <style:style style:name="T1070" style:parent-style-name="DefaultParagraphFont" style:family="text">
      <style:text-properties style:font-name="Monaco" style:font-name-complex="Monaco" fo:color="#000000" fo:font-size="8pt" style:font-size-asian="8pt" style:font-size-complex="11pt" fo:language="en" fo:country="US"/>
    </style:style>
    <style:style style:name="P1071" style:parent-style-name="Normal" style:family="paragraph">
      <style:paragraph-properties fo:widows="0" fo:orphans="0" style:text-autospace="none" fo:margin-bottom="0in"/>
    </style:style>
    <style:style style:name="T1072" style:parent-style-name="DefaultParagraphFont" style:family="text">
      <style:text-properties style:font-name="Monaco" style:font-name-complex="Monaco" fo:color="#000000" fo:font-size="8pt" style:font-size-asian="8pt" style:font-size-complex="11pt" fo:language="en" fo:country="US"/>
    </style:style>
    <style:style style:name="T1073" style:parent-style-name="DefaultParagraphFont" style:family="text">
      <style:text-properties style:font-name="Monaco" style:font-name-complex="Monaco" fo:color="#000000" fo:font-size="8pt" style:font-size-asian="8pt" style:font-size-complex="11pt" fo:language="en" fo:country="US"/>
    </style:style>
    <style:style style:name="T1074" style:parent-style-name="DefaultParagraphFont" style:family="text">
      <style:text-properties style:font-name="Monaco" style:font-name-complex="Monaco" fo:color="#000000" fo:font-size="8pt" style:font-size-asian="8pt" style:font-size-complex="11pt" fo:language="en" fo:country="US"/>
    </style:style>
    <style:style style:name="T1075" style:parent-style-name="DefaultParagraphFont" style:family="text">
      <style:text-properties style:font-name="Monaco" style:font-name-complex="Monaco" fo:color="#000000" fo:font-size="8pt" style:font-size-asian="8pt" style:font-size-complex="11pt" fo:language="en" fo:country="US"/>
    </style:style>
    <style:style style:name="T1076" style:parent-style-name="DefaultParagraphFont" style:family="text">
      <style:text-properties style:font-name="Monaco" style:font-name-complex="Monaco" fo:color="#000000" fo:font-size="8pt" style:font-size-asian="8pt" style:font-size-complex="11pt" fo:language="en" fo:country="US"/>
    </style:style>
    <style:style style:name="T1077" style:parent-style-name="DefaultParagraphFont" style:family="text">
      <style:text-properties style:font-name="Monaco" style:font-name-complex="Monaco" fo:color="#000000" fo:font-size="8pt" style:font-size-asian="8pt" style:font-size-complex="11pt" fo:language="en" fo:country="US"/>
    </style:style>
    <style:style style:name="P1078" style:parent-style-name="Normal" style:family="paragraph">
      <style:paragraph-properties fo:widows="0" fo:orphans="0" style:text-autospace="none" fo:margin-bottom="0in"/>
    </style:style>
    <style:style style:name="T1079" style:parent-style-name="DefaultParagraphFont" style:family="text">
      <style:text-properties style:font-name="Monaco" style:font-name-complex="Monaco" fo:color="#000000" fo:font-size="8pt" style:font-size-asian="8pt" style:font-size-complex="11pt" fo:language="en" fo:country="US"/>
    </style:style>
    <style:style style:name="T1080" style:parent-style-name="DefaultParagraphFont" style:family="text">
      <style:text-properties style:font-name="Monaco" style:font-name-complex="Monaco" fo:color="#000000" fo:font-size="8pt" style:font-size-asian="8pt" style:font-size-complex="11pt" fo:language="en" fo:country="US"/>
    </style:style>
    <style:style style:name="P108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082" style:parent-style-name="Normal" style:family="paragraph">
      <style:paragraph-properties fo:widows="0" fo:orphans="0" style:text-autospace="none" fo:margin-bottom="0in"/>
    </style:style>
    <style:style style:name="T1083" style:parent-style-name="DefaultParagraphFont" style:family="text">
      <style:text-properties style:font-name="Monaco" style:font-name-complex="Monaco" fo:color="#000000" fo:font-size="8pt" style:font-size-asian="8pt" style:font-size-complex="11pt" fo:language="en" fo:country="US"/>
    </style:style>
    <style:style style:name="T1084" style:parent-style-name="DefaultParagraphFont" style:family="text">
      <style:text-properties style:font-name="Monaco" style:font-name-complex="Monaco" fo:color="#000000" fo:font-size="8pt" style:font-size-asian="8pt" style:font-size-complex="11pt" fo:language="en" fo:country="US"/>
    </style:style>
    <style:style style:name="T1085" style:parent-style-name="DefaultParagraphFont" style:family="text">
      <style:text-properties style:font-name="Monaco" style:font-name-complex="Monaco" fo:color="#3F7F5F" fo:font-size="8pt" style:font-size-asian="8pt" style:font-size-complex="11pt" fo:language="en" fo:country="US"/>
    </style:style>
    <style:style style:name="P1086" style:parent-style-name="Normal" style:family="paragraph">
      <style:paragraph-properties fo:widows="0" fo:orphans="0" style:text-autospace="none" fo:margin-bottom="0in"/>
    </style:style>
    <style:style style:name="T1087" style:parent-style-name="DefaultParagraphFont" style:family="text">
      <style:text-properties style:font-name="Monaco" style:font-name-complex="Monaco" fo:color="#000000" fo:font-size="8pt" style:font-size-asian="8pt" style:font-size-complex="11pt" fo:language="en" fo:country="US"/>
    </style:style>
    <style:style style:name="T1088" style:parent-style-name="DefaultParagraphFont" style:family="text">
      <style:text-properties style:font-name="Monaco" style:font-name-complex="Monaco" fo:color="#000000" fo:font-size="8pt" style:font-size-asian="8pt" style:font-size-complex="11pt" fo:language="en" fo:country="US"/>
    </style:style>
    <style:style style:name="T1089" style:parent-style-name="DefaultParagraphFont" style:family="text">
      <style:text-properties style:font-name="Monaco" style:font-name-complex="Monaco" fo:color="#3F7F5F" fo:font-size="8pt" style:font-size-asian="8pt" style:font-size-complex="11pt" fo:language="en" fo:country="US"/>
    </style:style>
    <style:style style:name="P1090" style:parent-style-name="Normal" style:family="paragraph">
      <style:paragraph-properties fo:widows="0" fo:orphans="0" style:text-autospace="none" fo:margin-bottom="0in" fo:margin-left="0.5in" fo:text-indent="0.5in">
        <style:tab-stops/>
      </style:paragraph-properties>
    </style:style>
    <style:style style:name="T1091" style:parent-style-name="DefaultParagraphFont" style:family="text">
      <style:text-properties style:font-name="Monaco" style:font-name-complex="Monaco" fo:color="#646464" fo:font-size="8pt" style:font-size-asian="8pt" style:font-size-complex="11pt" fo:language="en" fo:country="US"/>
    </style:style>
    <style:style style:name="P1092" style:parent-style-name="Normal" style:family="paragraph">
      <style:paragraph-properties fo:widows="0" fo:orphans="0" style:text-autospace="none" fo:margin-bottom="0in"/>
    </style:style>
    <style:style style:name="T1093" style:parent-style-name="DefaultParagraphFont" style:family="text">
      <style:text-properties style:font-name="Monaco" style:font-name-complex="Monaco" fo:color="#000000" fo:font-size="8pt" style:font-size-asian="8pt" style:font-size-complex="11pt" fo:language="en" fo:country="US"/>
    </style:style>
    <style:style style:name="T1094" style:parent-style-name="DefaultParagraphFont" style:family="text">
      <style:text-properties style:font-name="Monaco" style:font-name-complex="Monaco" fo:color="#000000" fo:font-size="8pt" style:font-size-asian="8pt" style:font-size-complex="11pt" fo:language="en" fo:country="US"/>
    </style:style>
    <style:style style:name="T109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96" style:parent-style-name="DefaultParagraphFont" style:family="text">
      <style:text-properties style:font-name="Monaco" style:font-name-complex="Monaco" fo:color="#000000" fo:font-size="8pt" style:font-size-asian="8pt" style:font-size-complex="11pt" fo:language="en" fo:country="US"/>
    </style:style>
    <style:style style:name="T109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098" style:parent-style-name="DefaultParagraphFont" style:family="text">
      <style:text-properties style:font-name="Monaco" style:font-name-complex="Monaco" fo:color="#000000" fo:font-size="8pt" style:font-size-asian="8pt" style:font-size-complex="11pt" fo:language="en" fo:country="US"/>
    </style:style>
    <style:style style:name="P1099" style:parent-style-name="Normal" style:family="paragraph">
      <style:paragraph-properties fo:widows="0" fo:orphans="0" style:text-autospace="none" fo:margin-bottom="0in"/>
    </style:style>
    <style:style style:name="T1100" style:parent-style-name="DefaultParagraphFont" style:family="text">
      <style:text-properties style:font-name="Monaco" style:font-name-complex="Monaco" fo:color="#000000" fo:font-size="8pt" style:font-size-asian="8pt" style:font-size-complex="11pt" fo:language="en" fo:country="US"/>
    </style:style>
    <style:style style:name="T1101" style:parent-style-name="DefaultParagraphFont" style:family="text">
      <style:text-properties style:font-name="Monaco" style:font-name-complex="Monaco" fo:color="#000000" fo:font-size="8pt" style:font-size-asian="8pt" style:font-size-complex="11pt" fo:language="en" fo:country="US"/>
    </style:style>
    <style:style style:name="T1102" style:parent-style-name="DefaultParagraphFont" style:family="text">
      <style:text-properties style:font-name="Monaco" style:font-name-complex="Monaco" fo:color="#000000" fo:font-size="8pt" style:font-size-asian="8pt" style:font-size-complex="11pt" fo:language="en" fo:country="US"/>
    </style:style>
    <style:style style:name="T1103" style:parent-style-name="DefaultParagraphFont" style:family="text">
      <style:text-properties style:font-name="Monaco" style:font-name-complex="Monaco" fo:color="#0000C0" fo:font-size="8pt" style:font-size-asian="8pt" style:font-size-complex="11pt" fo:language="en" fo:country="US"/>
    </style:style>
    <style:style style:name="T1104" style:parent-style-name="DefaultParagraphFont" style:family="text">
      <style:text-properties style:font-name="Monaco" style:font-name-complex="Monaco" fo:color="#000000" fo:font-size="8pt" style:font-size-asian="8pt" style:font-size-complex="11pt" fo:language="en" fo:country="US"/>
    </style:style>
    <style:style style:name="P1105" style:parent-style-name="Normal" style:family="paragraph">
      <style:paragraph-properties fo:widows="0" fo:orphans="0" style:text-autospace="none" fo:margin-bottom="0in"/>
    </style:style>
    <style:style style:name="T1106" style:parent-style-name="DefaultParagraphFont" style:family="text">
      <style:text-properties style:font-name="Monaco" style:font-name-complex="Monaco" fo:color="#000000" fo:font-size="8pt" style:font-size-asian="8pt" style:font-size-complex="11pt" fo:language="en" fo:country="US"/>
    </style:style>
    <style:style style:name="T1107" style:parent-style-name="DefaultParagraphFont" style:family="text">
      <style:text-properties style:font-name="Monaco" style:font-name-complex="Monaco" fo:color="#000000" fo:font-size="8pt" style:font-size-asian="8pt" style:font-size-complex="11pt" fo:language="en" fo:country="US"/>
    </style:style>
    <style:style style:name="P1108" style:parent-style-name="Normal" style:family="paragraph">
      <style:paragraph-properties fo:widows="0" fo:orphans="0" style:text-autospace="none" fo:margin-bottom="0in"/>
    </style:style>
    <style:style style:name="T1109" style:parent-style-name="DefaultParagraphFont" style:family="text">
      <style:text-properties style:font-name="Monaco" style:font-name-complex="Monaco" fo:color="#000000" fo:font-size="8pt" style:font-size-asian="8pt" style:font-size-complex="11pt" fo:language="en" fo:country="US"/>
    </style:style>
    <style:style style:name="P111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111" style:parent-style-name="Normal" style:family="paragraph">
      <style:paragraph-properties fo:widows="0" fo:orphans="0" style:text-autospace="none" fo:margin-bottom="0in"/>
      <style:text-properties style:font-name="Monaco" style:font-name-complex="Monaco" fo:color="#000000" fo:font-size="8pt" style:font-size-asian="8pt" style:font-size-complex="11pt" fo:language="en" fo:country="US"/>
    </style:style>
    <style:style style:name="P1112" style:parent-style-name="Normal" style:family="paragraph">
      <style:paragraph-properties fo:widows="0" fo:orphans="0" style:text-autospace="none" fo:margin-bottom="0in" fo:text-indent="0.5in"/>
    </style:style>
    <style:style style:name="T1113" style:parent-style-name="DefaultParagraphFont" style:family="text">
      <style:text-properties style:font-name="Monaco" style:font-name-complex="Monaco" fo:color="#3F5FBF" fo:font-size="8pt" style:font-size-asian="8pt" style:font-size-complex="11pt" fo:language="en" fo:country="US"/>
    </style:style>
    <style:style style:name="P1114" style:parent-style-name="Normal" style:family="paragraph">
      <style:paragraph-properties fo:widows="0" fo:orphans="0" style:text-autospace="none" fo:margin-bottom="0in"/>
    </style:style>
    <style:style style:name="T1115" style:parent-style-name="DefaultParagraphFont" style:family="text">
      <style:text-properties style:font-name="Monaco" style:font-name-complex="Monaco" fo:color="#3F5FBF" fo:font-size="8pt" style:font-size-asian="8pt" style:font-size-complex="11pt" fo:language="en" fo:country="US"/>
    </style:style>
    <style:style style:name="P1116" style:parent-style-name="Normal" style:family="paragraph">
      <style:paragraph-properties fo:widows="0" fo:orphans="0" style:text-autospace="none" fo:margin-bottom="0in"/>
    </style:style>
    <style:style style:name="T1117" style:parent-style-name="DefaultParagraphFont" style:family="text">
      <style:text-properties style:font-name="Monaco" style:font-name-complex="Monaco" fo:color="#3F5FBF" fo:font-size="8pt" style:font-size-asian="8pt" style:font-size-complex="11pt" fo:language="en" fo:country="US"/>
    </style:style>
    <style:style style:name="T1118" style:parent-style-name="DefaultParagraphFont" style:family="text">
      <style:text-properties style:font-name="Monaco" style:font-name-complex="Monaco" fo:color="#7F7F9F" fo:font-size="8pt" style:font-size-asian="8pt" style:font-size-complex="11pt" fo:language="en" fo:country="US"/>
    </style:style>
    <style:style style:name="T1119" style:parent-style-name="DefaultParagraphFont" style:family="text">
      <style:text-properties style:font-name="Monaco" style:font-name-complex="Monaco" fo:color="#3F5FBF" fo:font-size="8pt" style:font-size-asian="8pt" style:font-size-complex="11pt" fo:language="en" fo:country="US"/>
    </style:style>
    <style:style style:name="T1120" style:parent-style-name="DefaultParagraphFont" style:family="text">
      <style:text-properties style:font-name="Monaco" style:font-name-complex="Monaco" fo:color="#7F7F9F" fo:font-size="8pt" style:font-size-asian="8pt" style:font-size-complex="11pt" fo:language="en" fo:country="US"/>
    </style:style>
    <style:style style:name="T1121" style:parent-style-name="DefaultParagraphFont" style:family="text">
      <style:text-properties style:font-name="Monaco" style:font-name-complex="Monaco" fo:color="#3F5FBF" fo:font-size="8pt" style:font-size-asian="8pt" style:font-size-complex="11pt" fo:language="en" fo:country="US"/>
    </style:style>
    <style:style style:name="P1122" style:parent-style-name="Normal" style:family="paragraph">
      <style:paragraph-properties fo:widows="0" fo:orphans="0" style:text-autospace="none" fo:margin-bottom="0in"/>
    </style:style>
    <style:style style:name="T1123" style:parent-style-name="DefaultParagraphFont" style:family="text">
      <style:text-properties style:font-name="Monaco" style:font-name-complex="Monaco" fo:color="#3F5FBF" fo:font-size="8pt" style:font-size-asian="8pt" style:font-size-complex="11pt" fo:language="en" fo:country="US"/>
    </style:style>
    <style:style style:name="P1124" style:parent-style-name="Normal" style:family="paragraph">
      <style:paragraph-properties fo:widows="0" fo:orphans="0" style:text-autospace="none" fo:margin-bottom="0in"/>
    </style:style>
    <style:style style:name="T1125" style:parent-style-name="DefaultParagraphFont" style:family="text">
      <style:text-properties style:font-name="Monaco" style:font-name-complex="Monaco" fo:color="#3F5FBF" fo:font-size="8pt" style:font-size-asian="8pt" style:font-size-complex="11pt" fo:language="en" fo:country="US"/>
    </style:style>
    <style:style style:name="P1126" style:parent-style-name="Normal" style:family="paragraph">
      <style:paragraph-properties fo:widows="0" fo:orphans="0" style:text-autospace="none" fo:margin-bottom="0in"/>
    </style:style>
    <style:style style:name="T1127" style:parent-style-name="DefaultParagraphFont" style:family="text">
      <style:text-properties style:font-name="Monaco" style:font-name-complex="Monaco" fo:color="#000000" fo:font-size="8pt" style:font-size-asian="8pt" style:font-size-complex="11pt" fo:language="en" fo:country="US"/>
    </style:style>
    <style:style style:name="T112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29" style:parent-style-name="DefaultParagraphFont" style:family="text">
      <style:text-properties style:font-name="Monaco" style:font-name-complex="Monaco" fo:color="#000000" fo:font-size="8pt" style:font-size-asian="8pt" style:font-size-complex="11pt" fo:language="en" fo:country="US"/>
    </style:style>
    <style:style style:name="T1130" style:parent-style-name="DefaultParagraphFont" style:family="text">
      <style:text-properties style:font-name="Monaco" style:font-name-complex="Monaco" fo:color="#000000" fo:font-size="8pt" style:font-size-asian="8pt" style:font-size-complex="11pt" fo:language="en" fo:country="US"/>
    </style:style>
    <style:style style:name="T1131" style:parent-style-name="DefaultParagraphFont" style:family="text">
      <style:text-properties style:font-name="Monaco" style:font-name-complex="Monaco" fo:color="#000000" fo:font-size="8pt" style:font-size-asian="8pt" style:font-size-complex="11pt" fo:language="en" fo:country="US"/>
    </style:style>
    <style:style style:name="T113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33" style:parent-style-name="DefaultParagraphFont" style:family="text">
      <style:text-properties style:font-name="Monaco" style:font-name-complex="Monaco" fo:color="#000000" fo:font-size="8pt" style:font-size-asian="8pt" style:font-size-complex="11pt" fo:language="en" fo:country="US"/>
    </style:style>
    <style:style style:name="T113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P1135" style:parent-style-name="Normal" style:family="paragraph">
      <style:paragraph-properties fo:widows="0" fo:orphans="0" style:text-autospace="none" fo:margin-bottom="0in"/>
    </style:style>
    <style:style style:name="T1136" style:parent-style-name="DefaultParagraphFont" style:family="text">
      <style:text-properties style:font-name="Monaco" style:font-name-complex="Monaco" fo:color="#000000" fo:font-size="8pt" style:font-size-asian="8pt" style:font-size-complex="11pt" fo:language="en" fo:country="US"/>
    </style:style>
    <style:style style:name="T1137" style:parent-style-name="DefaultParagraphFont" style:family="text">
      <style:text-properties style:font-name="Monaco" style:font-name-complex="Monaco" fo:color="#000000" fo:font-size="8pt" style:font-size-asian="8pt" style:font-size-complex="11pt" fo:language="en" fo:country="US"/>
    </style:style>
    <style:style style:name="T1138" style:parent-style-name="DefaultParagraphFont" style:family="text">
      <style:text-properties style:font-name="Monaco" style:font-name-complex="Monaco" fo:color="#000000" fo:font-size="8pt" style:font-size-asian="8pt" style:font-size-complex="11pt" fo:language="en" fo:country="US"/>
    </style:style>
    <style:style style:name="P1139"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140" style:parent-style-name="Normal" style:family="paragraph">
      <style:paragraph-properties fo:widows="0" fo:orphans="0" style:text-autospace="none" fo:margin-bottom="0in"/>
    </style:style>
    <style:style style:name="T1141" style:parent-style-name="DefaultParagraphFont" style:family="text">
      <style:text-properties style:font-name="Monaco" style:font-name-complex="Monaco" fo:color="#000000" fo:font-size="8pt" style:font-size-asian="8pt" style:font-size-complex="11pt" fo:language="en" fo:country="US"/>
    </style:style>
    <style:style style:name="T1142" style:parent-style-name="DefaultParagraphFont" style:family="text">
      <style:text-properties style:font-name="Monaco" style:font-name-complex="Monaco" fo:color="#000000" fo:font-size="8pt" style:font-size-asian="8pt" style:font-size-complex="11pt" fo:language="en" fo:country="US"/>
    </style:style>
    <style:style style:name="T114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44" style:parent-style-name="DefaultParagraphFont" style:family="text">
      <style:text-properties style:font-name="Monaco" style:font-name-complex="Monaco" fo:color="#000000" fo:font-size="8pt" style:font-size-asian="8pt" style:font-size-complex="11pt" fo:language="en" fo:country="US"/>
    </style:style>
    <style:style style:name="T1145" style:parent-style-name="DefaultParagraphFont" style:family="text">
      <style:text-properties style:font-name="Monaco" style:font-name-complex="Monaco" fo:color="#0000C0" fo:font-size="8pt" style:font-size-asian="8pt" style:font-size-complex="11pt" fo:language="en" fo:country="US"/>
    </style:style>
    <style:style style:name="T1146" style:parent-style-name="DefaultParagraphFont" style:family="text">
      <style:text-properties style:font-name="Monaco" style:font-name-complex="Monaco" fo:color="#000000" fo:font-size="8pt" style:font-size-asian="8pt" style:font-size-complex="11pt" fo:language="en" fo:country="US"/>
    </style:style>
    <style:style style:name="P1147" style:parent-style-name="Normal" style:family="paragraph">
      <style:paragraph-properties fo:widows="0" fo:orphans="0" style:text-autospace="none" fo:margin-bottom="0in"/>
    </style:style>
    <style:style style:name="T1148" style:parent-style-name="DefaultParagraphFont" style:family="text">
      <style:text-properties style:font-name="Monaco" style:font-name-complex="Monaco" fo:color="#000000" fo:font-size="8pt" style:font-size-asian="8pt" style:font-size-complex="11pt" fo:language="en" fo:country="US"/>
    </style:style>
    <style:style style:name="T1149" style:parent-style-name="DefaultParagraphFont" style:family="text">
      <style:text-properties style:font-name="Monaco" style:font-name-complex="Monaco" fo:color="#000000" fo:font-size="8pt" style:font-size-asian="8pt" style:font-size-complex="11pt" fo:language="en" fo:country="US"/>
    </style:style>
    <style:style style:name="T115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51" style:parent-style-name="DefaultParagraphFont" style:family="text">
      <style:text-properties style:font-name="Monaco" style:font-name-complex="Monaco" fo:color="#000000" fo:font-size="8pt" style:font-size-asian="8pt" style:font-size-complex="11pt" fo:language="en" fo:country="US"/>
    </style:style>
    <style:style style:name="T1152" style:parent-style-name="DefaultParagraphFont" style:family="text">
      <style:text-properties style:font-name="Monaco" style:font-name-complex="Monaco" fo:color="#0000C0" fo:font-size="8pt" style:font-size-asian="8pt" style:font-size-complex="11pt" fo:language="en" fo:country="US"/>
    </style:style>
    <style:style style:name="T1153" style:parent-style-name="DefaultParagraphFont" style:family="text">
      <style:text-properties style:font-name="Monaco" style:font-name-complex="Monaco" fo:color="#000000" fo:font-size="8pt" style:font-size-asian="8pt" style:font-size-complex="11pt" fo:language="en" fo:country="US"/>
    </style:style>
    <style:style style:name="P1154"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155" style:parent-style-name="Normal" style:family="paragraph">
      <style:paragraph-properties fo:widows="0" fo:orphans="0" style:text-autospace="none" fo:margin-bottom="0in"/>
    </style:style>
    <style:style style:name="T1156" style:parent-style-name="DefaultParagraphFont" style:family="text">
      <style:text-properties style:font-name="Monaco" style:font-name-complex="Monaco" fo:color="#000000" fo:font-size="8pt" style:font-size-asian="8pt" style:font-size-complex="11pt" fo:language="en" fo:country="US"/>
    </style:style>
    <style:style style:name="T1157" style:parent-style-name="DefaultParagraphFont" style:family="text">
      <style:text-properties style:font-name="Monaco" style:font-name-complex="Monaco" fo:color="#000000" fo:font-size="8pt" style:font-size-asian="8pt" style:font-size-complex="11pt" fo:language="en" fo:country="US"/>
    </style:style>
    <style:style style:name="T115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59" style:parent-style-name="DefaultParagraphFont" style:family="text">
      <style:text-properties style:font-name="Monaco" style:font-name-complex="Monaco" fo:color="#000000" fo:font-size="8pt" style:font-size-asian="8pt" style:font-size-complex="11pt" fo:language="en" fo:country="US"/>
    </style:style>
    <style:style style:name="P1160" style:parent-style-name="Normal" style:family="paragraph">
      <style:paragraph-properties fo:widows="0" fo:orphans="0" style:text-autospace="none" fo:margin-bottom="0in"/>
    </style:style>
    <style:style style:name="T1161" style:parent-style-name="DefaultParagraphFont" style:family="text">
      <style:text-properties style:font-name="Monaco" style:font-name-complex="Monaco" fo:color="#000000" fo:font-size="8pt" style:font-size-asian="8pt" style:font-size-complex="11pt" fo:language="en" fo:country="US"/>
    </style:style>
    <style:style style:name="T1162" style:parent-style-name="DefaultParagraphFont" style:family="text">
      <style:text-properties style:font-name="Monaco" style:font-name-complex="Monaco" fo:color="#000000" fo:font-size="8pt" style:font-size-asian="8pt" style:font-size-complex="11pt" fo:language="en" fo:country="US"/>
    </style:style>
    <style:style style:name="T1163" style:parent-style-name="DefaultParagraphFont" style:family="text">
      <style:text-properties style:font-name="Monaco" style:font-name-complex="Monaco" fo:color="#000000" fo:font-size="8pt" style:font-size-asian="8pt" style:font-size-complex="11pt" fo:language="en" fo:country="US"/>
    </style:style>
    <style:style style:name="T116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65" style:parent-style-name="DefaultParagraphFont" style:family="text">
      <style:text-properties style:font-name="Monaco" style:font-name-complex="Monaco" fo:color="#000000" fo:font-size="8pt" style:font-size-asian="8pt" style:font-size-complex="11pt" fo:language="en" fo:country="US"/>
    </style:style>
    <style:style style:name="P1166" style:parent-style-name="Normal" style:family="paragraph">
      <style:paragraph-properties fo:widows="0" fo:orphans="0" style:text-autospace="none" fo:margin-bottom="0in"/>
    </style:style>
    <style:style style:name="T1167" style:parent-style-name="DefaultParagraphFont" style:family="text">
      <style:text-properties style:font-name="Monaco" style:font-name-complex="Monaco" fo:color="#000000" fo:font-size="8pt" style:font-size-asian="8pt" style:font-size-complex="11pt" fo:language="en" fo:country="US"/>
    </style:style>
    <style:style style:name="T1168" style:parent-style-name="DefaultParagraphFont" style:family="text">
      <style:text-properties style:font-name="Monaco" style:font-name-complex="Monaco" fo:color="#000000" fo:font-size="8pt" style:font-size-asian="8pt" style:font-size-complex="11pt" fo:language="en" fo:country="US"/>
    </style:style>
    <style:style style:name="T1169" style:parent-style-name="DefaultParagraphFont" style:family="text">
      <style:text-properties style:font-name="Monaco" style:font-name-complex="Monaco" fo:color="#000000" fo:font-size="8pt" style:font-size-asian="8pt" style:font-size-complex="11pt" fo:language="en" fo:country="US"/>
    </style:style>
    <style:style style:name="T117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71" style:parent-style-name="DefaultParagraphFont" style:family="text">
      <style:text-properties style:font-name="Monaco" style:font-name-complex="Monaco" fo:color="#000000" fo:font-size="8pt" style:font-size-asian="8pt" style:font-size-complex="11pt" fo:language="en" fo:country="US"/>
    </style:style>
    <style:style style:name="T1172" style:parent-style-name="DefaultParagraphFont" style:family="text">
      <style:text-properties style:font-name="Monaco" style:font-name-complex="Monaco" fo:color="#0000C0" fo:font-size="8pt" style:font-size-asian="8pt" style:font-size-complex="11pt" fo:language="en" fo:country="US"/>
    </style:style>
    <style:style style:name="T1173" style:parent-style-name="DefaultParagraphFont" style:family="text">
      <style:text-properties style:font-name="Monaco" style:font-name-complex="Monaco" fo:color="#000000" fo:font-size="8pt" style:font-size-asian="8pt" style:font-size-complex="11pt" fo:language="en" fo:country="US"/>
    </style:style>
    <style:style style:name="P1174" style:parent-style-name="Normal" style:family="paragraph">
      <style:paragraph-properties fo:widows="0" fo:orphans="0" style:text-autospace="none" fo:margin-bottom="0in"/>
    </style:style>
    <style:style style:name="T1175" style:parent-style-name="DefaultParagraphFont" style:family="text">
      <style:text-properties style:font-name="Monaco" style:font-name-complex="Monaco" fo:color="#000000" fo:font-size="8pt" style:font-size-asian="8pt" style:font-size-complex="11pt" fo:language="en" fo:country="US"/>
    </style:style>
    <style:style style:name="T1176" style:parent-style-name="DefaultParagraphFont" style:family="text">
      <style:text-properties style:font-name="Monaco" style:font-name-complex="Monaco" fo:color="#000000" fo:font-size="8pt" style:font-size-asian="8pt" style:font-size-complex="11pt" fo:language="en" fo:country="US"/>
    </style:style>
    <style:style style:name="T1177" style:parent-style-name="DefaultParagraphFont" style:family="text">
      <style:text-properties style:font-name="Monaco" style:font-name-complex="Monaco" fo:color="#000000" fo:font-size="8pt" style:font-size-asian="8pt" style:font-size-complex="11pt" fo:language="en" fo:country="US"/>
    </style:style>
    <style:style style:name="T1178" style:parent-style-name="DefaultParagraphFont" style:family="text">
      <style:text-properties style:font-name="Monaco" style:font-name-complex="Monaco" fo:color="#0000C0" fo:font-size="8pt" style:font-size-asian="8pt" style:font-size-complex="11pt" fo:language="en" fo:country="US"/>
    </style:style>
    <style:style style:name="T1179" style:parent-style-name="DefaultParagraphFont" style:family="text">
      <style:text-properties style:font-name="Monaco" style:font-name-complex="Monaco" fo:color="#000000" fo:font-size="8pt" style:font-size-asian="8pt" style:font-size-complex="11pt" fo:language="en" fo:country="US"/>
    </style:style>
    <style:style style:name="T118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181" style:parent-style-name="DefaultParagraphFont" style:family="text">
      <style:text-properties style:font-name="Monaco" style:font-name-complex="Monaco" fo:color="#000000" fo:font-size="8pt" style:font-size-asian="8pt" style:font-size-complex="11pt" fo:language="en" fo:country="US"/>
    </style:style>
    <style:style style:name="T1182" style:parent-style-name="DefaultParagraphFont" style:family="text">
      <style:text-properties style:font-name="Monaco" style:font-name-complex="Monaco" fo:color="#2A00FF" fo:font-size="8pt" style:font-size-asian="8pt" style:font-size-complex="11pt" fo:language="en" fo:country="US"/>
    </style:style>
    <style:style style:name="P1183" style:parent-style-name="Normal" style:family="paragraph">
      <style:paragraph-properties fo:widows="0" fo:orphans="0" style:text-autospace="none" fo:margin-bottom="0in"/>
    </style:style>
    <style:style style:name="T1184" style:parent-style-name="DefaultParagraphFont" style:family="text">
      <style:text-properties style:font-name="Monaco" style:font-name-complex="Monaco" fo:color="#000000" fo:font-size="8pt" style:font-size-asian="8pt" style:font-size-complex="11pt" fo:language="en" fo:country="US"/>
    </style:style>
    <style:style style:name="T1185" style:parent-style-name="DefaultParagraphFont" style:family="text">
      <style:text-properties style:font-name="Monaco" style:font-name-complex="Monaco" fo:color="#000000" fo:font-size="8pt" style:font-size-asian="8pt" style:font-size-complex="11pt" fo:language="en" fo:country="US"/>
    </style:style>
    <style:style style:name="T1186" style:parent-style-name="DefaultParagraphFont" style:family="text">
      <style:text-properties style:font-name="Monaco" style:font-name-complex="Monaco" fo:color="#000000" fo:font-size="8pt" style:font-size-asian="8pt" style:font-size-complex="11pt" fo:language="en" fo:country="US"/>
    </style:style>
    <style:style style:name="T1187" style:parent-style-name="DefaultParagraphFont" style:family="text">
      <style:text-properties style:font-name="Monaco" style:font-name-complex="Monaco" fo:color="#000000" fo:font-size="8pt" style:font-size-asian="8pt" style:font-size-complex="11pt" fo:language="en" fo:country="US"/>
    </style:style>
    <style:style style:name="T1188" style:parent-style-name="DefaultParagraphFont" style:family="text">
      <style:text-properties style:font-name="Monaco" style:font-name-complex="Monaco" fo:color="#000000" fo:font-size="8pt" style:font-size-asian="8pt" style:font-size-complex="11pt" fo:language="en" fo:country="US"/>
    </style:style>
    <style:style style:name="T1189"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190" style:parent-style-name="DefaultParagraphFont" style:family="text">
      <style:text-properties style:font-name="Monaco" style:font-name-complex="Monaco" fo:color="#000000" fo:font-size="8pt" style:font-size-asian="8pt" style:font-size-complex="11pt" fo:language="en" fo:country="US"/>
    </style:style>
    <style:style style:name="T1191" style:parent-style-name="DefaultParagraphFont" style:family="text">
      <style:text-properties style:font-name="Monaco" style:font-name-complex="Monaco" fo:color="#2A00FF" fo:font-size="8pt" style:font-size-asian="8pt" style:font-size-complex="11pt" fo:language="en" fo:country="US"/>
    </style:style>
    <style:style style:name="T1192" style:parent-style-name="DefaultParagraphFont" style:family="text">
      <style:text-properties style:font-name="Monaco" style:font-name-complex="Monaco" fo:color="#000000" fo:font-size="8pt" style:font-size-asian="8pt" style:font-size-complex="11pt" fo:language="en" fo:country="US"/>
    </style:style>
    <style:style style:name="T1193" style:parent-style-name="DefaultParagraphFont" style:family="text">
      <style:text-properties style:font-name="Monaco" style:font-name-complex="Monaco" fo:color="#0000C0" fo:font-size="8pt" style:font-size-asian="8pt" style:font-size-complex="11pt" fo:language="en" fo:country="US"/>
    </style:style>
    <style:style style:name="T1194" style:parent-style-name="DefaultParagraphFont" style:family="text">
      <style:text-properties style:font-name="Monaco" style:font-name-complex="Monaco" fo:color="#000000" fo:font-size="8pt" style:font-size-asian="8pt" style:font-size-complex="11pt" fo:language="en" fo:country="US"/>
    </style:style>
    <style:style style:name="P1195" style:parent-style-name="Normal" style:family="paragraph">
      <style:paragraph-properties fo:widows="0" fo:orphans="0" style:text-autospace="none" fo:margin-bottom="0in"/>
    </style:style>
    <style:style style:name="T1196" style:parent-style-name="DefaultParagraphFont" style:family="text">
      <style:text-properties style:font-name="Monaco" style:font-name-complex="Monaco" fo:color="#000000" fo:font-size="8pt" style:font-size-asian="8pt" style:font-size-complex="11pt" fo:language="en" fo:country="US"/>
    </style:style>
    <style:style style:name="T1197" style:parent-style-name="DefaultParagraphFont" style:family="text">
      <style:text-properties style:font-name="Monaco" style:font-name-complex="Monaco" fo:color="#000000" fo:font-size="8pt" style:font-size-asian="8pt" style:font-size-complex="11pt" fo:language="en" fo:country="US"/>
    </style:style>
    <style:style style:name="T1198" style:parent-style-name="DefaultParagraphFont" style:family="text">
      <style:text-properties style:font-name="Monaco" style:font-name-complex="Monaco" fo:color="#000000" fo:font-size="8pt" style:font-size-asian="8pt" style:font-size-complex="11pt" fo:language="en" fo:country="US"/>
    </style:style>
    <style:style style:name="T119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00" style:parent-style-name="DefaultParagraphFont" style:family="text">
      <style:text-properties style:font-name="Monaco" style:font-name-complex="Monaco" fo:color="#000000" fo:font-size="8pt" style:font-size-asian="8pt" style:font-size-complex="11pt" fo:language="en" fo:country="US"/>
    </style:style>
    <style:style style:name="T1201" style:parent-style-name="DefaultParagraphFont" style:family="text">
      <style:text-properties style:font-name="Monaco" style:font-name-complex="Monaco" fo:color="#0000C0" fo:font-size="8pt" style:font-size-asian="8pt" style:font-size-complex="11pt" fo:language="en" fo:country="US"/>
    </style:style>
    <style:style style:name="T1202" style:parent-style-name="DefaultParagraphFont" style:family="text">
      <style:text-properties style:font-name="Monaco" style:font-name-complex="Monaco" fo:color="#000000" fo:font-size="8pt" style:font-size-asian="8pt" style:font-size-complex="11pt" fo:language="en" fo:country="US"/>
    </style:style>
    <style:style style:name="T1203"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1204" style:parent-style-name="DefaultParagraphFont" style:family="text">
      <style:text-properties style:font-name="Monaco" style:font-name-complex="Monaco" fo:color="#000000" fo:font-size="8pt" style:font-size-asian="8pt" style:font-size-complex="11pt" fo:language="en" fo:country="US"/>
    </style:style>
    <style:style style:name="P120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206" style:parent-style-name="Normal" style:family="paragraph">
      <style:paragraph-properties fo:widows="0" fo:orphans="0" style:text-autospace="none" fo:margin-bottom="0in"/>
    </style:style>
    <style:style style:name="T1207" style:parent-style-name="DefaultParagraphFont" style:family="text">
      <style:text-properties style:font-name="Monaco" style:font-name-complex="Monaco" fo:color="#000000" fo:font-size="8pt" style:font-size-asian="8pt" style:font-size-complex="11pt" fo:language="en" fo:country="US"/>
    </style:style>
    <style:style style:name="T1208" style:parent-style-name="DefaultParagraphFont" style:family="text">
      <style:text-properties style:font-name="Monaco" style:font-name-complex="Monaco" fo:color="#000000" fo:font-size="8pt" style:font-size-asian="8pt" style:font-size-complex="11pt" fo:language="en" fo:country="US"/>
    </style:style>
    <style:style style:name="T1209" style:parent-style-name="DefaultParagraphFont" style:family="text">
      <style:text-properties style:font-name="Monaco" style:font-name-complex="Monaco" fo:color="#000000" fo:font-size="8pt" style:font-size-asian="8pt" style:font-size-complex="11pt" fo:language="en" fo:country="US"/>
    </style:style>
    <style:style style:name="T1210"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211" style:parent-style-name="DefaultParagraphFont" style:family="text">
      <style:text-properties style:font-name="Monaco" style:font-name-complex="Monaco" fo:color="#000000" fo:font-size="8pt" style:font-size-asian="8pt" style:font-size-complex="11pt" fo:language="en" fo:country="US"/>
    </style:style>
    <style:style style:name="P1212" style:parent-style-name="Normal" style:family="paragraph">
      <style:paragraph-properties fo:widows="0" fo:orphans="0" style:text-autospace="none" fo:margin-bottom="0in"/>
    </style:style>
    <style:style style:name="T1213" style:parent-style-name="DefaultParagraphFont" style:family="text">
      <style:text-properties style:font-name="Monaco" style:font-name-complex="Monaco" fo:color="#000000" fo:font-size="8pt" style:font-size-asian="8pt" style:font-size-complex="11pt" fo:language="en" fo:country="US"/>
    </style:style>
    <style:style style:name="T1214" style:parent-style-name="DefaultParagraphFont" style:family="text">
      <style:text-properties style:font-name="Monaco" style:font-name-complex="Monaco" fo:color="#000000" fo:font-size="8pt" style:font-size-asian="8pt" style:font-size-complex="11pt" fo:language="en" fo:country="US"/>
    </style:style>
    <style:style style:name="T1215" style:parent-style-name="DefaultParagraphFont" style:family="text">
      <style:text-properties style:font-name="Monaco" style:font-name-complex="Monaco" fo:color="#000000" fo:font-size="8pt" style:font-size-asian="8pt" style:font-size-complex="11pt" fo:language="en" fo:country="US"/>
    </style:style>
    <style:style style:name="T1216" style:parent-style-name="DefaultParagraphFont" style:family="text">
      <style:text-properties style:font-name="Monaco" style:font-name-complex="Monaco" fo:color="#000000" fo:font-size="8pt" style:font-size-asian="8pt" style:font-size-complex="11pt" fo:language="en" fo:country="US"/>
    </style:style>
    <style:style style:name="T1217" style:parent-style-name="DefaultParagraphFont" style:family="text">
      <style:text-properties style:font-name="Monaco" style:font-name-complex="Monaco" fo:color="#000000" fo:font-size="8pt" style:font-size-asian="8pt" style:font-size-complex="11pt" fo:language="en" fo:country="US"/>
    </style:style>
    <style:style style:name="T121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19" style:parent-style-name="DefaultParagraphFont" style:family="text">
      <style:text-properties style:font-name="Monaco" style:font-name-complex="Monaco" fo:color="#000000" fo:font-size="8pt" style:font-size-asian="8pt" style:font-size-complex="11pt" fo:language="en" fo:country="US"/>
    </style:style>
    <style:style style:name="P1220" style:parent-style-name="Normal" style:family="paragraph">
      <style:paragraph-properties fo:widows="0" fo:orphans="0" style:text-autospace="none" fo:margin-bottom="0in"/>
    </style:style>
    <style:style style:name="T1221" style:parent-style-name="DefaultParagraphFont" style:family="text">
      <style:text-properties style:font-name="Monaco" style:font-name-complex="Monaco" fo:color="#000000" fo:font-size="8pt" style:font-size-asian="8pt" style:font-size-complex="11pt" fo:language="en" fo:country="US"/>
    </style:style>
    <style:style style:name="T1222" style:parent-style-name="DefaultParagraphFont" style:family="text">
      <style:text-properties style:font-name="Monaco" style:font-name-complex="Monaco" fo:color="#000000" fo:font-size="8pt" style:font-size-asian="8pt" style:font-size-complex="11pt" fo:language="en" fo:country="US"/>
    </style:style>
    <style:style style:name="P122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224" style:parent-style-name="Normal" style:family="paragraph">
      <style:paragraph-properties fo:widows="0" fo:orphans="0" style:text-autospace="none" fo:margin-bottom="0in"/>
    </style:style>
    <style:style style:name="T1225" style:parent-style-name="DefaultParagraphFont" style:family="text">
      <style:text-properties style:font-name="Monaco" style:font-name-complex="Monaco" fo:color="#000000" fo:font-size="8pt" style:font-size-asian="8pt" style:font-size-complex="11pt" fo:language="en" fo:country="US"/>
    </style:style>
    <style:style style:name="T1226" style:parent-style-name="DefaultParagraphFont" style:family="text">
      <style:text-properties style:font-name="Monaco" style:font-name-complex="Monaco" fo:color="#000000" fo:font-size="8pt" style:font-size-asian="8pt" style:font-size-complex="11pt" fo:language="en" fo:country="US"/>
    </style:style>
    <style:style style:name="T1227" style:parent-style-name="DefaultParagraphFont" style:family="text">
      <style:text-properties style:font-name="Monaco" style:font-name-complex="Monaco" fo:color="#3F7F5F" fo:font-size="8pt" style:font-size-asian="8pt" style:font-size-complex="11pt" fo:language="en" fo:country="US"/>
    </style:style>
    <style:style style:name="P1228" style:parent-style-name="Normal" style:family="paragraph">
      <style:paragraph-properties fo:widows="0" fo:orphans="0" style:text-autospace="none" fo:margin-bottom="0in"/>
    </style:style>
    <style:style style:name="T1229" style:parent-style-name="DefaultParagraphFont" style:family="text">
      <style:text-properties style:font-name="Monaco" style:font-name-complex="Monaco" fo:color="#000000" fo:font-size="8pt" style:font-size-asian="8pt" style:font-size-complex="11pt" fo:language="en" fo:country="US"/>
    </style:style>
    <style:style style:name="T1230" style:parent-style-name="DefaultParagraphFont" style:family="text">
      <style:text-properties style:font-name="Monaco" style:font-name-complex="Monaco" fo:color="#000000" fo:font-size="8pt" style:font-size-asian="8pt" style:font-size-complex="11pt" fo:language="en" fo:country="US"/>
    </style:style>
    <style:style style:name="T123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32" style:parent-style-name="DefaultParagraphFont" style:family="text">
      <style:text-properties style:font-name="Monaco" style:font-name-complex="Monaco" fo:color="#000000" fo:font-size="8pt" style:font-size-asian="8pt" style:font-size-complex="11pt" fo:language="en" fo:country="US"/>
    </style:style>
    <style:style style:name="T123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34" style:parent-style-name="DefaultParagraphFont" style:family="text">
      <style:text-properties style:font-name="Monaco" style:font-name-complex="Monaco" fo:color="#000000" fo:font-size="8pt" style:font-size-asian="8pt" style:font-size-complex="11pt" fo:language="en" fo:country="US"/>
    </style:style>
    <style:style style:name="P1235" style:parent-style-name="Normal" style:family="paragraph">
      <style:paragraph-properties fo:widows="0" fo:orphans="0" style:text-autospace="none" fo:margin-bottom="0in"/>
    </style:style>
    <style:style style:name="T1236" style:parent-style-name="DefaultParagraphFont" style:family="text">
      <style:text-properties style:font-name="Monaco" style:font-name-complex="Monaco" fo:color="#000000" fo:font-size="8pt" style:font-size-asian="8pt" style:font-size-complex="11pt" fo:language="en" fo:country="US"/>
    </style:style>
    <style:style style:name="T1237" style:parent-style-name="DefaultParagraphFont" style:family="text">
      <style:text-properties style:font-name="Monaco" style:font-name-complex="Monaco" fo:color="#000000" fo:font-size="8pt" style:font-size-asian="8pt" style:font-size-complex="11pt" fo:language="en" fo:country="US"/>
    </style:style>
    <style:style style:name="T1238" style:parent-style-name="DefaultParagraphFont" style:family="text">
      <style:text-properties style:font-name="Monaco" style:font-name-complex="Monaco" fo:color="#000000" fo:font-size="8pt" style:font-size-asian="8pt" style:font-size-complex="11pt" fo:language="en" fo:country="US"/>
    </style:style>
    <style:style style:name="T123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40" style:parent-style-name="DefaultParagraphFont" style:family="text">
      <style:text-properties style:font-name="Monaco" style:font-name-complex="Monaco" fo:color="#000000" fo:font-size="8pt" style:font-size-asian="8pt" style:font-size-complex="11pt" fo:language="en" fo:country="US"/>
    </style:style>
    <style:style style:name="T124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42" style:parent-style-name="DefaultParagraphFont" style:family="text">
      <style:text-properties style:font-name="Monaco" style:font-name-complex="Monaco" fo:color="#000000" fo:font-size="8pt" style:font-size-asian="8pt" style:font-size-complex="11pt" fo:language="en" fo:country="US"/>
    </style:style>
    <style:style style:name="P1243" style:parent-style-name="Normal" style:family="paragraph">
      <style:paragraph-properties fo:widows="0" fo:orphans="0" style:text-autospace="none" fo:margin-bottom="0in"/>
    </style:style>
    <style:style style:name="T1244" style:parent-style-name="DefaultParagraphFont" style:family="text">
      <style:text-properties style:font-name="Monaco" style:font-name-complex="Monaco" fo:color="#000000" fo:font-size="8pt" style:font-size-asian="8pt" style:font-size-complex="11pt" fo:language="en" fo:country="US"/>
    </style:style>
    <style:style style:name="T1245" style:parent-style-name="DefaultParagraphFont" style:family="text">
      <style:text-properties style:font-name="Monaco" style:font-name-complex="Monaco" fo:color="#000000" fo:font-size="8pt" style:font-size-asian="8pt" style:font-size-complex="11pt" fo:language="en" fo:country="US"/>
    </style:style>
    <style:style style:name="T1246" style:parent-style-name="DefaultParagraphFont" style:family="text">
      <style:text-properties style:font-name="Monaco" style:font-name-complex="Monaco" fo:color="#000000" fo:font-size="8pt" style:font-size-asian="8pt" style:font-size-complex="11pt" fo:language="en" fo:country="US"/>
    </style:style>
    <style:style style:name="T1247" style:parent-style-name="DefaultParagraphFont" style:family="text">
      <style:text-properties style:font-name="Monaco" style:font-name-complex="Monaco" fo:color="#000000" fo:font-size="8pt" style:font-size-asian="8pt" style:font-size-complex="11pt" fo:language="en" fo:country="US"/>
    </style:style>
    <style:style style:name="T124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49" style:parent-style-name="DefaultParagraphFont" style:family="text">
      <style:text-properties style:font-name="Monaco" style:font-name-complex="Monaco" fo:color="#000000" fo:font-size="8pt" style:font-size-asian="8pt" style:font-size-complex="11pt" fo:language="en" fo:country="US"/>
    </style:style>
    <style:style style:name="P1250" style:parent-style-name="Normal" style:family="paragraph">
      <style:paragraph-properties fo:widows="0" fo:orphans="0" style:text-autospace="none" fo:margin-bottom="0in"/>
    </style:style>
    <style:style style:name="T1251" style:parent-style-name="DefaultParagraphFont" style:family="text">
      <style:text-properties style:font-name="Monaco" style:font-name-complex="Monaco" fo:color="#000000" fo:font-size="8pt" style:font-size-asian="8pt" style:font-size-complex="11pt" fo:language="en" fo:country="US"/>
    </style:style>
    <style:style style:name="T1252" style:parent-style-name="DefaultParagraphFont" style:family="text">
      <style:text-properties style:font-name="Monaco" style:font-name-complex="Monaco" fo:color="#000000" fo:font-size="8pt" style:font-size-asian="8pt" style:font-size-complex="11pt" fo:language="en" fo:country="US"/>
    </style:style>
    <style:style style:name="T1253" style:parent-style-name="DefaultParagraphFont" style:family="text">
      <style:text-properties style:font-name="Monaco" style:font-name-complex="Monaco" fo:color="#000000" fo:font-size="8pt" style:font-size-asian="8pt" style:font-size-complex="11pt" fo:language="en" fo:country="US"/>
    </style:style>
    <style:style style:name="T1254" style:parent-style-name="DefaultParagraphFont" style:family="text">
      <style:text-properties style:font-name="Monaco" style:font-name-complex="Monaco" fo:color="#000000" fo:font-size="8pt" style:font-size-asian="8pt" style:font-size-complex="11pt" fo:language="en" fo:country="US"/>
    </style:style>
    <style:style style:name="T1255" style:parent-style-name="DefaultParagraphFont" style:family="text">
      <style:text-properties style:font-name="Monaco" style:font-name-complex="Monaco" fo:color="#000000" fo:font-size="8pt" style:font-size-asian="8pt" style:font-size-complex="11pt" fo:language="en" fo:country="US"/>
    </style:style>
    <style:style style:name="T1256" style:parent-style-name="DefaultParagraphFont" style:family="text">
      <style:text-properties style:font-name="Monaco" style:font-name-complex="Monaco" fo:color="#0000C0" fo:font-size="8pt" style:font-size-asian="8pt" style:font-size-complex="11pt" fo:language="en" fo:country="US"/>
    </style:style>
    <style:style style:name="T1257" style:parent-style-name="DefaultParagraphFont" style:family="text">
      <style:text-properties style:font-name="Monaco" style:font-name-complex="Monaco" fo:color="#000000" fo:font-size="8pt" style:font-size-asian="8pt" style:font-size-complex="11pt" fo:language="en" fo:country="US"/>
    </style:style>
    <style:style style:name="T1258" style:parent-style-name="DefaultParagraphFont" style:family="text">
      <style:text-properties style:font-name="Monaco" style:font-name-complex="Monaco" fo:color="#0000C0" fo:font-size="8pt" style:font-size-asian="8pt" style:font-size-complex="11pt" fo:language="en" fo:country="US"/>
    </style:style>
    <style:style style:name="T1259" style:parent-style-name="DefaultParagraphFont" style:family="text">
      <style:text-properties style:font-name="Monaco" style:font-name-complex="Monaco" fo:color="#000000" fo:font-size="8pt" style:font-size-asian="8pt" style:font-size-complex="11pt" fo:language="en" fo:country="US"/>
    </style:style>
    <style:style style:name="P126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261" style:parent-style-name="Normal" style:family="paragraph">
      <style:paragraph-properties fo:widows="0" fo:orphans="0" style:text-autospace="none" fo:margin-bottom="0in"/>
    </style:style>
    <style:style style:name="T1262" style:parent-style-name="DefaultParagraphFont" style:family="text">
      <style:text-properties style:font-name="Monaco" style:font-name-complex="Monaco" fo:color="#000000" fo:font-size="8pt" style:font-size-asian="8pt" style:font-size-complex="11pt" fo:language="en" fo:country="US"/>
    </style:style>
    <style:style style:name="T1263" style:parent-style-name="DefaultParagraphFont" style:family="text">
      <style:text-properties style:font-name="Monaco" style:font-name-complex="Monaco" fo:color="#000000" fo:font-size="8pt" style:font-size-asian="8pt" style:font-size-complex="11pt" fo:language="en" fo:country="US"/>
    </style:style>
    <style:style style:name="T1264" style:parent-style-name="DefaultParagraphFont" style:family="text">
      <style:text-properties style:font-name="Monaco" style:font-name-complex="Monaco" fo:color="#000000" fo:font-size="8pt" style:font-size-asian="8pt" style:font-size-complex="11pt" fo:language="en" fo:country="US"/>
    </style:style>
    <style:style style:name="T1265" style:parent-style-name="DefaultParagraphFont" style:family="text">
      <style:text-properties style:font-name="Monaco" style:font-name-complex="Monaco" fo:color="#000000" fo:font-size="8pt" style:font-size-asian="8pt" style:font-size-complex="11pt" fo:language="en" fo:country="US"/>
    </style:style>
    <style:style style:name="T1266" style:parent-style-name="DefaultParagraphFont" style:family="text">
      <style:text-properties style:font-name="Monaco" style:font-name-complex="Monaco" fo:color="#000000" fo:font-size="8pt" style:font-size-asian="8pt" style:font-size-complex="11pt" fo:language="en" fo:country="US"/>
    </style:style>
    <style:style style:name="T1267" style:parent-style-name="DefaultParagraphFont" style:family="text">
      <style:text-properties style:font-name="Monaco" style:font-name-complex="Monaco" fo:color="#0000C0" fo:font-size="8pt" style:font-size-asian="8pt" style:font-size-complex="11pt" fo:language="en" fo:country="US"/>
    </style:style>
    <style:style style:name="T1268" style:parent-style-name="DefaultParagraphFont" style:family="text">
      <style:text-properties style:font-name="Monaco" style:font-name-complex="Monaco" fo:color="#000000" fo:font-size="8pt" style:font-size-asian="8pt" style:font-size-complex="11pt" fo:language="en" fo:country="US"/>
    </style:style>
    <style:style style:name="T1269" style:parent-style-name="DefaultParagraphFont" style:family="text">
      <style:text-properties style:font-name="Monaco" style:font-name-complex="Monaco" fo:color="#2A00FF" fo:font-size="8pt" style:font-size-asian="8pt" style:font-size-complex="11pt" fo:language="en" fo:country="US"/>
    </style:style>
    <style:style style:name="T1270" style:parent-style-name="DefaultParagraphFont" style:family="text">
      <style:text-properties style:font-name="Monaco" style:font-name-complex="Monaco" fo:color="#000000" fo:font-size="8pt" style:font-size-asian="8pt" style:font-size-complex="11pt" fo:language="en" fo:country="US"/>
    </style:style>
    <style:style style:name="P1271" style:parent-style-name="Normal" style:family="paragraph">
      <style:paragraph-properties fo:widows="0" fo:orphans="0" style:text-autospace="none" fo:margin-bottom="0in"/>
    </style:style>
    <style:style style:name="T1272" style:parent-style-name="DefaultParagraphFont" style:family="text">
      <style:text-properties style:font-name="Monaco" style:font-name-complex="Monaco" fo:color="#000000" fo:font-size="8pt" style:font-size-asian="8pt" style:font-size-complex="11pt" fo:language="en" fo:country="US"/>
    </style:style>
    <style:style style:name="T1273" style:parent-style-name="DefaultParagraphFont" style:family="text">
      <style:text-properties style:font-name="Monaco" style:font-name-complex="Monaco" fo:color="#000000" fo:font-size="8pt" style:font-size-asian="8pt" style:font-size-complex="11pt" fo:language="en" fo:country="US"/>
    </style:style>
    <style:style style:name="T1274" style:parent-style-name="DefaultParagraphFont" style:family="text">
      <style:text-properties style:font-name="Monaco" style:font-name-complex="Monaco" fo:color="#000000" fo:font-size="8pt" style:font-size-asian="8pt" style:font-size-complex="11pt" fo:language="en" fo:country="US"/>
    </style:style>
    <style:style style:name="T1275" style:parent-style-name="DefaultParagraphFont" style:family="text">
      <style:text-properties style:font-name="Monaco" style:font-name-complex="Monaco" fo:color="#000000" fo:font-size="8pt" style:font-size-asian="8pt" style:font-size-complex="11pt" fo:language="en" fo:country="US"/>
    </style:style>
    <style:style style:name="T1276" style:parent-style-name="DefaultParagraphFont" style:family="text">
      <style:text-properties style:font-name="Monaco" style:font-name-complex="Monaco" fo:color="#000000" fo:font-size="8pt" style:font-size-asian="8pt" style:font-size-complex="11pt" fo:language="en" fo:country="US"/>
    </style:style>
    <style:style style:name="T1277" style:parent-style-name="DefaultParagraphFont" style:family="text">
      <style:text-properties style:font-name="Monaco" style:font-name-complex="Monaco" fo:color="#000000" fo:font-size="8pt" style:font-size-asian="8pt" style:font-size-complex="11pt" fo:language="en" fo:country="US"/>
    </style:style>
    <style:style style:name="T1278" style:parent-style-name="DefaultParagraphFont" style:family="text">
      <style:text-properties style:font-name="Monaco" style:font-name-complex="Monaco" fo:color="#000000" fo:font-size="8pt" style:font-size-asian="8pt" style:font-size-complex="11pt" fo:language="en" fo:country="US"/>
    </style:style>
    <style:style style:name="T1279" style:parent-style-name="DefaultParagraphFont" style:family="text">
      <style:text-properties style:font-name="Monaco" style:font-name-complex="Monaco" fo:color="#000000" fo:font-size="8pt" style:font-size-asian="8pt" style:font-size-complex="11pt" fo:language="en" fo:country="US"/>
    </style:style>
    <style:style style:name="T1280" style:parent-style-name="DefaultParagraphFont" style:family="text">
      <style:text-properties style:font-name="Monaco" style:font-name-complex="Monaco" fo:color="#000000" fo:font-size="8pt" style:font-size-asian="8pt" style:font-size-complex="11pt" fo:language="en" fo:country="US"/>
    </style:style>
    <style:style style:name="T1281"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282" style:parent-style-name="DefaultParagraphFont" style:family="text">
      <style:text-properties style:font-name="Monaco" style:font-name-complex="Monaco" fo:color="#000000" fo:font-size="8pt" style:font-size-asian="8pt" style:font-size-complex="11pt" fo:language="en" fo:country="US"/>
    </style:style>
    <style:style style:name="T1283" style:parent-style-name="DefaultParagraphFont" style:family="text">
      <style:text-properties style:font-name="Monaco" style:font-name-complex="Monaco" fo:color="#2A00FF" fo:font-size="8pt" style:font-size-asian="8pt" style:font-size-complex="11pt" fo:language="en" fo:country="US"/>
    </style:style>
    <style:style style:name="T1284" style:parent-style-name="DefaultParagraphFont" style:family="text">
      <style:text-properties style:font-name="Monaco" style:font-name-complex="Monaco" fo:color="#000000" fo:font-size="8pt" style:font-size-asian="8pt" style:font-size-complex="11pt" fo:language="en" fo:country="US"/>
    </style:style>
    <style:style style:name="T1285" style:parent-style-name="DefaultParagraphFont" style:family="text">
      <style:text-properties style:font-name="Monaco" style:font-name-complex="Monaco" fo:color="#0000C0" fo:font-size="8pt" style:font-size-asian="8pt" style:font-size-complex="11pt" fo:language="en" fo:country="US"/>
    </style:style>
    <style:style style:name="T1286" style:parent-style-name="DefaultParagraphFont" style:family="text">
      <style:text-properties style:font-name="Monaco" style:font-name-complex="Monaco" fo:color="#000000" fo:font-size="8pt" style:font-size-asian="8pt" style:font-size-complex="11pt" fo:language="en" fo:country="US"/>
    </style:style>
    <style:style style:name="P128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288" style:parent-style-name="Normal" style:family="paragraph">
      <style:paragraph-properties fo:widows="0" fo:orphans="0" style:text-autospace="none" fo:margin-bottom="0in"/>
    </style:style>
    <style:style style:name="T1289" style:parent-style-name="DefaultParagraphFont" style:family="text">
      <style:text-properties style:font-name="Monaco" style:font-name-complex="Monaco" fo:color="#000000" fo:font-size="8pt" style:font-size-asian="8pt" style:font-size-complex="11pt" fo:language="en" fo:country="US"/>
    </style:style>
    <style:style style:name="T1290" style:parent-style-name="DefaultParagraphFont" style:family="text">
      <style:text-properties style:font-name="Monaco" style:font-name-complex="Monaco" fo:color="#000000" fo:font-size="8pt" style:font-size-asian="8pt" style:font-size-complex="11pt" fo:language="en" fo:country="US"/>
    </style:style>
    <style:style style:name="T1291" style:parent-style-name="DefaultParagraphFont" style:family="text">
      <style:text-properties style:font-name="Monaco" style:font-name-complex="Monaco" fo:color="#000000" fo:font-size="8pt" style:font-size-asian="8pt" style:font-size-complex="11pt" fo:language="en" fo:country="US"/>
    </style:style>
    <style:style style:name="T1292" style:parent-style-name="DefaultParagraphFont" style:family="text">
      <style:text-properties style:font-name="Monaco" style:font-name-complex="Monaco" fo:color="#000000" fo:font-size="8pt" style:font-size-asian="8pt" style:font-size-complex="11pt" fo:language="en" fo:country="US"/>
    </style:style>
    <style:style style:name="T1293" style:parent-style-name="DefaultParagraphFont" style:family="text">
      <style:text-properties style:font-name="Monaco" style:font-name-complex="Monaco" fo:color="#000000" fo:font-size="8pt" style:font-size-asian="8pt" style:font-size-complex="11pt" fo:language="en" fo:country="US"/>
    </style:style>
    <style:style style:name="T1294" style:parent-style-name="DefaultParagraphFont" style:family="text">
      <style:text-properties style:font-name="Monaco" style:font-name-complex="Monaco" fo:color="#0000C0" fo:font-size="8pt" style:font-size-asian="8pt" style:font-size-complex="11pt" fo:language="en" fo:country="US"/>
    </style:style>
    <style:style style:name="T1295" style:parent-style-name="DefaultParagraphFont" style:family="text">
      <style:text-properties style:font-name="Monaco" style:font-name-complex="Monaco" fo:color="#000000" fo:font-size="8pt" style:font-size-asian="8pt" style:font-size-complex="11pt" fo:language="en" fo:country="US"/>
    </style:style>
    <style:style style:name="T129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297" style:parent-style-name="DefaultParagraphFont" style:family="text">
      <style:text-properties style:font-name="Monaco" style:font-name-complex="Monaco" fo:color="#000000" fo:font-size="8pt" style:font-size-asian="8pt" style:font-size-complex="11pt" fo:language="en" fo:country="US"/>
    </style:style>
    <style:style style:name="P1298" style:parent-style-name="Normal" style:family="paragraph">
      <style:paragraph-properties fo:widows="0" fo:orphans="0" style:text-autospace="none" fo:margin-bottom="0in"/>
    </style:style>
    <style:style style:name="T1299" style:parent-style-name="DefaultParagraphFont" style:family="text">
      <style:text-properties style:font-name="Monaco" style:font-name-complex="Monaco" fo:color="#000000" fo:font-size="8pt" style:font-size-asian="8pt" style:font-size-complex="11pt" fo:language="en" fo:country="US"/>
    </style:style>
    <style:style style:name="T1300" style:parent-style-name="DefaultParagraphFont" style:family="text">
      <style:text-properties style:font-name="Monaco" style:font-name-complex="Monaco" fo:color="#000000" fo:font-size="8pt" style:font-size-asian="8pt" style:font-size-complex="11pt" fo:language="en" fo:country="US"/>
    </style:style>
    <style:style style:name="T1301" style:parent-style-name="DefaultParagraphFont" style:family="text">
      <style:text-properties style:font-name="Monaco" style:font-name-complex="Monaco" fo:color="#000000" fo:font-size="8pt" style:font-size-asian="8pt" style:font-size-complex="11pt" fo:language="en" fo:country="US"/>
    </style:style>
    <style:style style:name="T1302" style:parent-style-name="DefaultParagraphFont" style:family="text">
      <style:text-properties style:font-name="Monaco" style:font-name-complex="Monaco" fo:color="#000000" fo:font-size="8pt" style:font-size-asian="8pt" style:font-size-complex="11pt" fo:language="en" fo:country="US"/>
    </style:style>
    <style:style style:name="T130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04" style:parent-style-name="DefaultParagraphFont" style:family="text">
      <style:text-properties style:font-name="Monaco" style:font-name-complex="Monaco" fo:color="#000000" fo:font-size="8pt" style:font-size-asian="8pt" style:font-size-complex="11pt" fo:language="en" fo:country="US"/>
    </style:style>
    <style:style style:name="P1305" style:parent-style-name="Normal" style:family="paragraph">
      <style:paragraph-properties fo:widows="0" fo:orphans="0" style:text-autospace="none" fo:margin-bottom="0in"/>
    </style:style>
    <style:style style:name="T1306" style:parent-style-name="DefaultParagraphFont" style:family="text">
      <style:text-properties style:font-name="Monaco" style:font-name-complex="Monaco" fo:color="#000000" fo:font-size="8pt" style:font-size-asian="8pt" style:font-size-complex="11pt" fo:language="en" fo:country="US"/>
    </style:style>
    <style:style style:name="T1307" style:parent-style-name="DefaultParagraphFont" style:family="text">
      <style:text-properties style:font-name="Monaco" style:font-name-complex="Monaco" fo:color="#000000" fo:font-size="8pt" style:font-size-asian="8pt" style:font-size-complex="11pt" fo:language="en" fo:country="US"/>
    </style:style>
    <style:style style:name="T1308" style:parent-style-name="DefaultParagraphFont" style:family="text">
      <style:text-properties style:font-name="Monaco" style:font-name-complex="Monaco" fo:color="#000000" fo:font-size="8pt" style:font-size-asian="8pt" style:font-size-complex="11pt" fo:language="en" fo:country="US"/>
    </style:style>
    <style:style style:name="T1309" style:parent-style-name="DefaultParagraphFont" style:family="text">
      <style:text-properties style:font-name="Monaco" style:font-name-complex="Monaco" fo:color="#000000" fo:font-size="8pt" style:font-size-asian="8pt" style:font-size-complex="11pt" fo:language="en" fo:country="US"/>
    </style:style>
    <style:style style:name="P1310" style:parent-style-name="Normal" style:family="paragraph">
      <style:paragraph-properties fo:widows="0" fo:orphans="0" style:text-autospace="none" fo:margin-bottom="0in"/>
    </style:style>
    <style:style style:name="T1311" style:parent-style-name="DefaultParagraphFont" style:family="text">
      <style:text-properties style:font-name="Monaco" style:font-name-complex="Monaco" fo:color="#000000" fo:font-size="8pt" style:font-size-asian="8pt" style:font-size-complex="11pt" fo:language="en" fo:country="US"/>
    </style:style>
    <style:style style:name="T1312" style:parent-style-name="DefaultParagraphFont" style:family="text">
      <style:text-properties style:font-name="Monaco" style:font-name-complex="Monaco" fo:color="#000000" fo:font-size="8pt" style:font-size-asian="8pt" style:font-size-complex="11pt" fo:language="en" fo:country="US"/>
    </style:style>
    <style:style style:name="T1313" style:parent-style-name="DefaultParagraphFont" style:family="text">
      <style:text-properties style:font-name="Monaco" style:font-name-complex="Monaco" fo:color="#000000" fo:font-size="8pt" style:font-size-asian="8pt" style:font-size-complex="11pt" fo:language="en" fo:country="US"/>
    </style:style>
    <style:style style:name="P1314" style:parent-style-name="Normal" style:family="paragraph">
      <style:paragraph-properties fo:widows="0" fo:orphans="0" style:text-autospace="none" fo:margin-bottom="0in"/>
    </style:style>
    <style:style style:name="T1315" style:parent-style-name="DefaultParagraphFont" style:family="text">
      <style:text-properties style:font-name="Monaco" style:font-name-complex="Monaco" fo:color="#000000" fo:font-size="8pt" style:font-size-asian="8pt" style:font-size-complex="11pt" fo:language="en" fo:country="US"/>
    </style:style>
    <style:style style:name="T1316" style:parent-style-name="DefaultParagraphFont" style:family="text">
      <style:text-properties style:font-name="Monaco" style:font-name-complex="Monaco" fo:color="#000000" fo:font-size="8pt" style:font-size-asian="8pt" style:font-size-complex="11pt" fo:language="en" fo:country="US"/>
    </style:style>
    <style:style style:name="P131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318" style:parent-style-name="Normal" style:family="paragraph">
      <style:paragraph-properties fo:widows="0" fo:orphans="0" style:text-autospace="none" fo:margin-bottom="0in"/>
    </style:style>
    <style:style style:name="T1319" style:parent-style-name="DefaultParagraphFont" style:family="text">
      <style:text-properties style:font-name="Monaco" style:font-name-complex="Monaco" fo:color="#000000" fo:font-size="8pt" style:font-size-asian="8pt" style:font-size-complex="11pt" fo:language="en" fo:country="US"/>
    </style:style>
    <style:style style:name="T1320" style:parent-style-name="DefaultParagraphFont" style:family="text">
      <style:text-properties style:font-name="Monaco" style:font-name-complex="Monaco" fo:color="#000000" fo:font-size="8pt" style:font-size-asian="8pt" style:font-size-complex="11pt" fo:language="en" fo:country="US"/>
    </style:style>
    <style:style style:name="T132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22" style:parent-style-name="DefaultParagraphFont" style:family="text">
      <style:text-properties style:font-name="Monaco" style:font-name-complex="Monaco" fo:color="#000000" fo:font-size="8pt" style:font-size-asian="8pt" style:font-size-complex="11pt" fo:language="en" fo:country="US"/>
    </style:style>
    <style:style style:name="T132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24" style:parent-style-name="DefaultParagraphFont" style:family="text">
      <style:text-properties style:font-name="Monaco" style:font-name-complex="Monaco" fo:color="#000000" fo:font-size="8pt" style:font-size-asian="8pt" style:font-size-complex="11pt" fo:language="en" fo:country="US"/>
    </style:style>
    <style:style style:name="P1325" style:parent-style-name="Normal" style:family="paragraph">
      <style:paragraph-properties fo:widows="0" fo:orphans="0" style:text-autospace="none" fo:margin-bottom="0in"/>
    </style:style>
    <style:style style:name="T1326" style:parent-style-name="DefaultParagraphFont" style:family="text">
      <style:text-properties style:font-name="Monaco" style:font-name-complex="Monaco" fo:color="#000000" fo:font-size="8pt" style:font-size-asian="8pt" style:font-size-complex="11pt" fo:language="en" fo:country="US"/>
    </style:style>
    <style:style style:name="T1327" style:parent-style-name="DefaultParagraphFont" style:family="text">
      <style:text-properties style:font-name="Monaco" style:font-name-complex="Monaco" fo:color="#000000" fo:font-size="8pt" style:font-size-asian="8pt" style:font-size-complex="11pt" fo:language="en" fo:country="US"/>
    </style:style>
    <style:style style:name="T1328" style:parent-style-name="DefaultParagraphFont" style:family="text">
      <style:text-properties style:font-name="Monaco" style:font-name-complex="Monaco" fo:color="#000000" fo:font-size="8pt" style:font-size-asian="8pt" style:font-size-complex="11pt" fo:language="en" fo:country="US"/>
    </style:style>
    <style:style style:name="T132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30" style:parent-style-name="DefaultParagraphFont" style:family="text">
      <style:text-properties style:font-name="Monaco" style:font-name-complex="Monaco" fo:color="#000000" fo:font-size="8pt" style:font-size-asian="8pt" style:font-size-complex="11pt" fo:language="en" fo:country="US"/>
    </style:style>
    <style:style style:name="T133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32" style:parent-style-name="DefaultParagraphFont" style:family="text">
      <style:text-properties style:font-name="Monaco" style:font-name-complex="Monaco" fo:color="#000000" fo:font-size="8pt" style:font-size-asian="8pt" style:font-size-complex="11pt" fo:language="en" fo:country="US"/>
    </style:style>
    <style:style style:name="P1333" style:parent-style-name="Normal" style:family="paragraph">
      <style:paragraph-properties fo:widows="0" fo:orphans="0" style:text-autospace="none" fo:margin-bottom="0in"/>
    </style:style>
    <style:style style:name="T1334" style:parent-style-name="DefaultParagraphFont" style:family="text">
      <style:text-properties style:font-name="Monaco" style:font-name-complex="Monaco" fo:color="#000000" fo:font-size="8pt" style:font-size-asian="8pt" style:font-size-complex="11pt" fo:language="en" fo:country="US"/>
    </style:style>
    <style:style style:name="T1335" style:parent-style-name="DefaultParagraphFont" style:family="text">
      <style:text-properties style:font-name="Monaco" style:font-name-complex="Monaco" fo:color="#000000" fo:font-size="8pt" style:font-size-asian="8pt" style:font-size-complex="11pt" fo:language="en" fo:country="US"/>
    </style:style>
    <style:style style:name="P1336" style:parent-style-name="Normal" style:family="paragraph">
      <style:paragraph-properties fo:widows="0" fo:orphans="0" style:text-autospace="none" fo:margin-bottom="0in"/>
    </style:style>
    <style:style style:name="T1337" style:parent-style-name="DefaultParagraphFont" style:family="text">
      <style:text-properties style:font-name="Monaco" style:font-name-complex="Monaco" fo:color="#000000" fo:font-size="8pt" style:font-size-asian="8pt" style:font-size-complex="11pt" fo:language="en" fo:country="US"/>
    </style:style>
    <style:style style:name="P1338" style:parent-style-name="Normal" style:family="paragraph">
      <style:paragraph-properties fo:widows="0" fo:orphans="0" style:text-autospace="none" fo:margin-bottom="0in"/>
    </style:style>
    <style:style style:name="T1339" style:parent-style-name="DefaultParagraphFont" style:family="text">
      <style:text-properties style:font-name="Monaco" style:font-name-complex="Monaco" fo:color="#000000" fo:font-size="8pt" style:font-size-asian="8pt" style:font-size-complex="11pt" fo:language="en" fo:country="US"/>
    </style:style>
    <style:style style:name="P134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341" style:parent-style-name="Normal" style:family="paragraph">
      <style:text-properties style:font-name="Calibri" style:font-name-complex="Monaco" fo:color="#000000" style:font-size-complex="11pt" fo:language="en" fo:country="US"/>
    </style:style>
    <style:style style:name="T1342" style:parent-style-name="DefaultParagraphFont" style:family="text">
      <style:text-properties style:font-name="Calibri" style:font-name-complex="Monaco" fo:color="#000000" style:font-size-complex="11pt" fo:language="en" fo:country="US"/>
    </style:style>
    <style:style style:name="T1343" style:parent-style-name="DefaultParagraphFont" style:family="text">
      <style:text-properties style:font-name="Courier New" style:font-name-complex="Times" style:font-weight-complex="bold" style:font-size-complex="13pt" fo:language="en" fo:country="US"/>
    </style:style>
    <style:style style:name="T1344" style:parent-style-name="DefaultParagraphFont" style:family="text">
      <style:text-properties style:font-name="Calibri" style:font-name-complex="Times" style:font-weight-complex="bold" style:font-size-complex="13pt" fo:language="en" fo:country="US"/>
    </style:style>
    <style:style style:name="P1345" style:parent-style-name="Heading2" style:family="paragraph">
      <style:text-properties fo:language="en" fo:country="US"/>
    </style:style>
    <style:style style:name="T1346" style:parent-style-name="DefaultParagraphFont" style:family="text">
      <style:text-properties style:font-name="Courier New"/>
    </style:style>
    <style:style style:name="P1347" style:parent-style-name="Normal" style:family="paragraph"/>
    <style:style style:name="P1348" style:parent-style-name="Normal" style:family="paragraph"/>
    <style:style style:name="P1349" style:parent-style-name="Normal" style:family="paragraph"/>
    <style:style style:name="P1350"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1"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2"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3"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4"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5"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6"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7"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8"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59" style:parent-style-name="Normal" style:family="paragraph">
      <style:paragraph-properties fo:widows="0" fo:orphans="0" style:text-autospace="none" fo:margin-bottom="0in"/>
      <style:text-properties style:font-name="Monaco" style:font-name-complex="Monaco" fo:font-weight="bold" style:font-weight-asian="bold" style:font-weight-complex="bold" fo:color="#7F0055" fo:font-size="8pt" style:font-size-asian="8pt" style:font-size-complex="11pt" fo:language="en" fo:country="US"/>
    </style:style>
    <style:style style:name="P1360" style:parent-style-name="Normal" style:family="paragraph">
      <style:paragraph-properties fo:widows="0" fo:orphans="0" style:text-autospace="none" fo:margin-bottom="0in"/>
    </style:style>
    <style:style style:name="T1361" style:parent-style-name="DefaultParagraphFont" style:family="text">
      <style:text-properties style:font-name="Monaco" style:font-name-complex="Monaco" fo:color="#3F5FBF" fo:font-size="8pt" style:font-size-asian="8pt" style:font-size-complex="11pt" fo:language="en" fo:country="US"/>
    </style:style>
    <style:style style:name="P1362" style:parent-style-name="Normal" style:family="paragraph">
      <style:paragraph-properties fo:widows="0" fo:orphans="0" style:text-autospace="none" fo:margin-bottom="0in"/>
    </style:style>
    <style:style style:name="T1363" style:parent-style-name="DefaultParagraphFont" style:family="text">
      <style:text-properties style:font-name="Monaco" style:font-name-complex="Monaco" fo:color="#3F5FBF" fo:font-size="8pt" style:font-size-asian="8pt" style:font-size-complex="11pt" fo:language="en" fo:country="US"/>
    </style:style>
    <style:style style:name="T1364" style:parent-style-name="DefaultParagraphFont" style:family="text">
      <style:text-properties style:font-name="Monaco" style:font-name-complex="Monaco" fo:color="#7F7F9F" fo:font-size="8pt" style:font-size-asian="8pt" style:font-size-complex="11pt" fo:language="en" fo:country="US"/>
    </style:style>
    <style:style style:name="T1365" style:parent-style-name="DefaultParagraphFont" style:family="text">
      <style:text-properties style:font-name="Monaco" style:font-name-complex="Monaco" fo:color="#3F5FBF" fo:font-size="8pt" style:font-size-asian="8pt" style:font-size-complex="11pt" fo:language="en" fo:country="US"/>
    </style:style>
    <style:style style:name="P1366" style:parent-style-name="Normal" style:family="paragraph">
      <style:paragraph-properties fo:widows="0" fo:orphans="0" style:text-autospace="none" fo:margin-bottom="0in"/>
    </style:style>
    <style:style style:name="T1367" style:parent-style-name="DefaultParagraphFont" style:family="text">
      <style:text-properties style:font-name="Monaco" style:font-name-complex="Monaco" fo:color="#3F5FBF" fo:font-size="8pt" style:font-size-asian="8pt" style:font-size-complex="11pt" fo:language="en" fo:country="US"/>
    </style:style>
    <style:style style:name="P1368" style:parent-style-name="Normal" style:family="paragraph">
      <style:paragraph-properties fo:widows="0" fo:orphans="0" style:text-autospace="none" fo:margin-bottom="0in"/>
      <style:text-properties style:font-name="Monaco" style:font-name-complex="Monaco" fo:color="#3F5FBF" fo:font-size="8pt" style:font-size-asian="8pt" style:font-size-complex="11pt" fo:language="en" fo:country="US"/>
    </style:style>
    <style:style style:name="P1369" style:parent-style-name="Normal" style:family="paragraph">
      <style:paragraph-properties fo:widows="0" fo:orphans="0" style:text-autospace="none" fo:margin-bottom="0in"/>
    </style:style>
    <style:style style:name="T137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71" style:parent-style-name="DefaultParagraphFont" style:family="text">
      <style:text-properties style:font-name="Monaco" style:font-name-complex="Monaco" fo:color="#000000" fo:font-size="8pt" style:font-size-asian="8pt" style:font-size-complex="11pt" fo:language="en" fo:country="US"/>
    </style:style>
    <style:style style:name="T137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73" style:parent-style-name="DefaultParagraphFont" style:family="text">
      <style:text-properties style:font-name="Monaco" style:font-name-complex="Monaco" fo:color="#000000" fo:font-size="8pt" style:font-size-asian="8pt" style:font-size-complex="11pt" fo:language="en" fo:country="US"/>
    </style:style>
    <style:style style:name="T137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75" style:parent-style-name="DefaultParagraphFont" style:family="text">
      <style:text-properties style:font-name="Monaco" style:font-name-complex="Monaco" fo:color="#000000" fo:font-size="8pt" style:font-size-asian="8pt" style:font-size-complex="11pt" fo:language="en" fo:country="US"/>
    </style:style>
    <style:style style:name="P1376"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377" style:parent-style-name="Normal" style:family="paragraph">
      <style:paragraph-properties fo:widows="0" fo:orphans="0" style:text-autospace="none" fo:margin-bottom="0in"/>
    </style:style>
    <style:style style:name="T1378" style:parent-style-name="DefaultParagraphFont" style:family="text">
      <style:text-properties style:font-name="Monaco" style:font-name-complex="Monaco" fo:color="#000000" fo:font-size="8pt" style:font-size-asian="8pt" style:font-size-complex="11pt" fo:language="en" fo:country="US"/>
    </style:style>
    <style:style style:name="T1379" style:parent-style-name="DefaultParagraphFont" style:family="text">
      <style:text-properties style:font-name="Monaco" style:font-name-complex="Monaco" fo:color="#646464" fo:font-size="8pt" style:font-size-asian="8pt" style:font-size-complex="11pt" fo:language="en" fo:country="US"/>
    </style:style>
    <style:style style:name="P1380" style:parent-style-name="Normal" style:family="paragraph">
      <style:paragraph-properties fo:widows="0" fo:orphans="0" style:text-autospace="none" fo:margin-bottom="0in"/>
    </style:style>
    <style:style style:name="T1381" style:parent-style-name="DefaultParagraphFont" style:family="text">
      <style:text-properties style:font-name="Monaco" style:font-name-complex="Monaco" fo:color="#000000" fo:font-size="8pt" style:font-size-asian="8pt" style:font-size-complex="11pt" fo:language="en" fo:country="US"/>
    </style:style>
    <style:style style:name="T138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83" style:parent-style-name="DefaultParagraphFont" style:family="text">
      <style:text-properties style:font-name="Monaco" style:font-name-complex="Monaco" fo:color="#000000" fo:font-size="8pt" style:font-size-asian="8pt" style:font-size-complex="11pt" fo:language="en" fo:country="US"/>
    </style:style>
    <style:style style:name="P1384" style:parent-style-name="Normal" style:family="paragraph">
      <style:paragraph-properties fo:widows="0" fo:orphans="0" style:text-autospace="none" fo:margin-bottom="0in"/>
    </style:style>
    <style:style style:name="T1385" style:parent-style-name="DefaultParagraphFont" style:family="text">
      <style:text-properties style:font-name="Monaco" style:font-name-complex="Monaco" fo:color="#000000" fo:font-size="8pt" style:font-size-asian="8pt" style:font-size-complex="11pt" fo:language="en" fo:country="US"/>
    </style:style>
    <style:style style:name="T138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387" style:parent-style-name="DefaultParagraphFont" style:family="text">
      <style:text-properties style:font-name="Monaco" style:font-name-complex="Monaco" fo:color="#000000" fo:font-size="8pt" style:font-size-asian="8pt" style:font-size-complex="11pt" fo:language="en" fo:country="US"/>
    </style:style>
    <style:style style:name="T1388" style:parent-style-name="DefaultParagraphFont" style:family="text">
      <style:text-properties style:font-name="Monaco" style:font-name-complex="Monaco" fo:color="#2A00FF" fo:font-size="8pt" style:font-size-asian="8pt" style:font-size-complex="11pt" fo:language="en" fo:country="US"/>
    </style:style>
    <style:style style:name="T1389" style:parent-style-name="DefaultParagraphFont" style:family="text">
      <style:text-properties style:font-name="Monaco" style:font-name-complex="Monaco" fo:color="#000000" fo:font-size="8pt" style:font-size-asian="8pt" style:font-size-complex="11pt" fo:language="en" fo:country="US"/>
    </style:style>
    <style:style style:name="P1390" style:parent-style-name="Normal" style:family="paragraph">
      <style:paragraph-properties fo:widows="0" fo:orphans="0" style:text-autospace="none" fo:margin-bottom="0in"/>
    </style:style>
    <style:style style:name="T1391" style:parent-style-name="DefaultParagraphFont" style:family="text">
      <style:text-properties style:font-name="Monaco" style:font-name-complex="Monaco" fo:color="#000000" fo:font-size="8pt" style:font-size-asian="8pt" style:font-size-complex="11pt" fo:language="en" fo:country="US"/>
    </style:style>
    <style:style style:name="T1392" style:parent-style-name="DefaultParagraphFont" style:family="text">
      <style:text-properties style:font-name="Monaco" style:font-name-complex="Monaco" fo:color="#000000" fo:font-size="8pt" style:font-size-asian="8pt" style:font-size-complex="11pt" fo:language="en" fo:country="US"/>
    </style:style>
    <style:style style:name="P1393" style:parent-style-name="Normal" style:family="paragraph">
      <style:paragraph-properties fo:widows="0" fo:orphans="0" style:text-autospace="none" fo:margin-bottom="0in"/>
      <style:text-properties style:font-name="Monaco" style:font-name-complex="Monaco" fo:font-size="11pt" style:font-size-asian="11pt" style:font-size-complex="11pt" fo:language="en" fo:country="US"/>
    </style:style>
    <style:style style:name="P1394" style:parent-style-name="Normal" style:family="paragraph">
      <style:paragraph-properties fo:widows="0" fo:orphans="0" style:text-autospace="none" fo:margin-bottom="0in"/>
    </style:style>
    <style:style style:name="T1395" style:parent-style-name="DefaultParagraphFont" style:family="text">
      <style:text-properties style:font-name="Monaco" style:font-name-complex="Monaco" fo:color="#000000" fo:font-size="8pt" style:font-size-asian="8pt" style:font-size-complex="11pt" fo:language="en" fo:country="US"/>
    </style:style>
    <style:style style:name="T1396" style:parent-style-name="DefaultParagraphFont" style:family="text">
      <style:text-properties style:font-name="Monaco" style:font-name-complex="Monaco" fo:color="#646464" fo:font-size="8pt" style:font-size-asian="8pt" style:font-size-complex="11pt" fo:language="en" fo:country="US"/>
    </style:style>
    <style:style style:name="P1397" style:parent-style-name="Normal" style:family="paragraph">
      <style:paragraph-properties fo:widows="0" fo:orphans="0" style:text-autospace="none" fo:margin-bottom="0in"/>
    </style:style>
    <style:style style:name="T1398" style:parent-style-name="DefaultParagraphFont" style:family="text">
      <style:text-properties style:font-name="Monaco" style:font-name-complex="Monaco" fo:color="#000000" fo:font-size="8pt" style:font-size-asian="8pt" style:font-size-complex="11pt" fo:language="en" fo:country="US"/>
    </style:style>
    <style:style style:name="T139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00" style:parent-style-name="DefaultParagraphFont" style:family="text">
      <style:text-properties style:font-name="Monaco" style:font-name-complex="Monaco" fo:color="#000000" fo:font-size="8pt" style:font-size-asian="8pt" style:font-size-complex="11pt" fo:language="en" fo:country="US"/>
    </style:style>
    <style:style style:name="P1401" style:parent-style-name="Normal" style:family="paragraph">
      <style:paragraph-properties fo:widows="0" fo:orphans="0" style:text-autospace="none" fo:margin-bottom="0in"/>
    </style:style>
    <style:style style:name="T1402" style:parent-style-name="DefaultParagraphFont" style:family="text">
      <style:text-properties style:font-name="Monaco" style:font-name-complex="Monaco" fo:color="#000000" fo:font-size="8pt" style:font-size-asian="8pt" style:font-size-complex="11pt" fo:language="en" fo:country="US"/>
    </style:style>
    <style:style style:name="T140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04" style:parent-style-name="DefaultParagraphFont" style:family="text">
      <style:text-properties style:font-name="Monaco" style:font-name-complex="Monaco" fo:color="#000000" fo:font-size="8pt" style:font-size-asian="8pt" style:font-size-complex="11pt" fo:language="en" fo:country="US"/>
    </style:style>
    <style:style style:name="T1405"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1406" style:parent-style-name="DefaultParagraphFont" style:family="text">
      <style:text-properties style:font-name="Monaco" style:font-name-complex="Monaco" fo:color="#000000" fo:font-size="8pt" style:font-size-asian="8pt" style:font-size-complex="11pt" fo:language="en" fo:country="US"/>
    </style:style>
    <style:style style:name="P1407" style:parent-style-name="Normal" style:family="paragraph">
      <style:paragraph-properties fo:widows="0" fo:orphans="0" style:text-autospace="none" fo:margin-bottom="0in"/>
    </style:style>
    <style:style style:name="T1408" style:parent-style-name="DefaultParagraphFont" style:family="text">
      <style:text-properties style:font-name="Monaco" style:font-name-complex="Monaco" fo:color="#000000" fo:font-size="8pt" style:font-size-asian="8pt" style:font-size-complex="11pt" fo:language="en" fo:country="US"/>
    </style:style>
    <style:style style:name="T1409" style:parent-style-name="DefaultParagraphFont" style:family="text">
      <style:text-properties style:font-name="Monaco" style:font-name-complex="Monaco" fo:color="#000000" fo:font-size="8pt" style:font-size-asian="8pt" style:font-size-complex="11pt" fo:language="en" fo:country="US"/>
    </style:style>
    <style:style style:name="P1410"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411" style:parent-style-name="Normal" style:family="paragraph">
      <style:paragraph-properties fo:widows="0" fo:orphans="0" style:text-autospace="none" fo:margin-bottom="0in"/>
    </style:style>
    <style:style style:name="T1412" style:parent-style-name="DefaultParagraphFont" style:family="text">
      <style:text-properties style:font-name="Monaco" style:font-name-complex="Monaco" fo:color="#000000" fo:font-size="8pt" style:font-size-asian="8pt" style:font-size-complex="11pt" fo:language="en" fo:country="US"/>
    </style:style>
    <style:style style:name="T1413" style:parent-style-name="DefaultParagraphFont" style:family="text">
      <style:text-properties style:font-name="Monaco" style:font-name-complex="Monaco" fo:color="#646464" fo:font-size="8pt" style:font-size-asian="8pt" style:font-size-complex="11pt" fo:language="en" fo:country="US"/>
    </style:style>
    <style:style style:name="P1414" style:parent-style-name="Normal" style:family="paragraph">
      <style:paragraph-properties fo:widows="0" fo:orphans="0" style:text-autospace="none" fo:margin-bottom="0in"/>
    </style:style>
    <style:style style:name="T1415" style:parent-style-name="DefaultParagraphFont" style:family="text">
      <style:text-properties style:font-name="Monaco" style:font-name-complex="Monaco" fo:color="#000000" fo:font-size="8pt" style:font-size-asian="8pt" style:font-size-complex="11pt" fo:language="en" fo:country="US"/>
    </style:style>
    <style:style style:name="T141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17" style:parent-style-name="DefaultParagraphFont" style:family="text">
      <style:text-properties style:font-name="Monaco" style:font-name-complex="Monaco" fo:color="#000000" fo:font-size="8pt" style:font-size-asian="8pt" style:font-size-complex="11pt" fo:language="en" fo:country="US"/>
    </style:style>
    <style:style style:name="P1418" style:parent-style-name="Normal" style:family="paragraph">
      <style:paragraph-properties fo:widows="0" fo:orphans="0" style:text-autospace="none" fo:margin-bottom="0in"/>
    </style:style>
    <style:style style:name="T1419" style:parent-style-name="DefaultParagraphFont" style:family="text">
      <style:text-properties style:font-name="Monaco" style:font-name-complex="Monaco" fo:color="#000000" fo:font-size="8pt" style:font-size-asian="8pt" style:font-size-complex="11pt" fo:language="en" fo:country="US"/>
    </style:style>
    <style:style style:name="T1420" style:parent-style-name="DefaultParagraphFont" style:family="text">
      <style:text-properties style:font-name="Monaco" style:font-name-complex="Monaco" fo:color="#0000C0" fo:font-size="8pt" style:font-size-asian="8pt" style:font-size-complex="11pt" fo:language="en" fo:country="US"/>
    </style:style>
    <style:style style:name="T1421" style:parent-style-name="DefaultParagraphFont" style:family="text">
      <style:text-properties style:font-name="Monaco" style:font-name-complex="Monaco" fo:color="#000000" fo:font-size="8pt" style:font-size-asian="8pt" style:font-size-complex="11pt" fo:language="en" fo:country="US"/>
    </style:style>
    <style:style style:name="T1422" style:parent-style-name="DefaultParagraphFont" style:family="text">
      <style:text-properties style:font-name="Monaco" style:font-name-complex="Monaco" fo:color="#000000" fo:font-size="8pt" style:font-size-asian="8pt" style:font-size-complex="11pt" fo:language="en" fo:country="US"/>
    </style:style>
    <style:style style:name="T1423" style:parent-style-name="DefaultParagraphFont" style:family="text">
      <style:text-properties style:font-name="Monaco" style:font-name-complex="Monaco" fo:color="#000000" fo:font-size="8pt" style:font-size-asian="8pt" style:font-size-complex="11pt" fo:language="en" fo:country="US"/>
    </style:style>
    <style:style style:name="P1424" style:parent-style-name="Normal" style:family="paragraph">
      <style:paragraph-properties fo:widows="0" fo:orphans="0" style:text-autospace="none" fo:margin-bottom="0in"/>
    </style:style>
    <style:style style:name="T1425" style:parent-style-name="DefaultParagraphFont" style:family="text">
      <style:text-properties style:font-name="Monaco" style:font-name-complex="Monaco" fo:color="#000000" fo:font-size="8pt" style:font-size-asian="8pt" style:font-size-complex="11pt" fo:language="en" fo:country="US"/>
    </style:style>
    <style:style style:name="T1426" style:parent-style-name="DefaultParagraphFont" style:family="text">
      <style:text-properties style:font-name="Monaco" style:font-name-complex="Monaco" fo:color="#000000" fo:font-size="8pt" style:font-size-asian="8pt" style:font-size-complex="11pt" fo:language="en" fo:country="US"/>
    </style:style>
    <style:style style:name="P142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428" style:parent-style-name="Normal" style:family="paragraph">
      <style:paragraph-properties fo:widows="0" fo:orphans="0" style:text-autospace="none" fo:margin-bottom="0in"/>
    </style:style>
    <style:style style:name="T1429" style:parent-style-name="DefaultParagraphFont" style:family="text">
      <style:text-properties style:font-name="Monaco" style:font-name-complex="Monaco" fo:color="#000000" fo:font-size="8pt" style:font-size-asian="8pt" style:font-size-complex="11pt" fo:language="en" fo:country="US"/>
    </style:style>
    <style:style style:name="T1430" style:parent-style-name="DefaultParagraphFont" style:family="text">
      <style:text-properties style:font-name="Monaco" style:font-name-complex="Monaco" fo:color="#646464" fo:font-size="8pt" style:font-size-asian="8pt" style:font-size-complex="11pt" fo:language="en" fo:country="US"/>
    </style:style>
    <style:style style:name="P1431" style:parent-style-name="Normal" style:family="paragraph">
      <style:paragraph-properties fo:widows="0" fo:orphans="0" style:text-autospace="none" fo:margin-bottom="0in"/>
    </style:style>
    <style:style style:name="T1432" style:parent-style-name="DefaultParagraphFont" style:family="text">
      <style:text-properties style:font-name="Monaco" style:font-name-complex="Monaco" fo:color="#000000" fo:font-size="8pt" style:font-size-asian="8pt" style:font-size-complex="11pt" fo:language="en" fo:country="US"/>
    </style:style>
    <style:style style:name="T143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34" style:parent-style-name="DefaultParagraphFont" style:family="text">
      <style:text-properties style:font-name="Monaco" style:font-name-complex="Monaco" fo:color="#000000" fo:font-size="8pt" style:font-size-asian="8pt" style:font-size-complex="11pt" fo:language="en" fo:country="US"/>
    </style:style>
    <style:style style:name="P1435" style:parent-style-name="Normal" style:family="paragraph">
      <style:paragraph-properties fo:widows="0" fo:orphans="0" style:text-autospace="none" fo:margin-bottom="0in"/>
    </style:style>
    <style:style style:name="T1436" style:parent-style-name="DefaultParagraphFont" style:family="text">
      <style:text-properties style:font-name="Monaco" style:font-name-complex="Monaco" fo:color="#000000" fo:font-size="8pt" style:font-size-asian="8pt" style:font-size-complex="11pt" fo:language="en" fo:country="US"/>
    </style:style>
    <style:style style:name="T1437"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38" style:parent-style-name="DefaultParagraphFont" style:family="text">
      <style:text-properties style:font-name="Monaco" style:font-name-complex="Monaco" fo:color="#000000" fo:font-size="8pt" style:font-size-asian="8pt" style:font-size-complex="11pt" fo:language="en" fo:country="US"/>
    </style:style>
    <style:style style:name="T1439" style:parent-style-name="DefaultParagraphFont" style:family="text">
      <style:text-properties style:font-name="Monaco" style:font-name-complex="Monaco" fo:color="#2A00FF" fo:font-size="8pt" style:font-size-asian="8pt" style:font-size-complex="11pt" fo:language="en" fo:country="US"/>
    </style:style>
    <style:style style:name="T1440" style:parent-style-name="DefaultParagraphFont" style:family="text">
      <style:text-properties style:font-name="Monaco" style:font-name-complex="Monaco" fo:color="#000000" fo:font-size="8pt" style:font-size-asian="8pt" style:font-size-complex="11pt" fo:language="en" fo:country="US"/>
    </style:style>
    <style:style style:name="P1441" style:parent-style-name="Normal" style:family="paragraph">
      <style:paragraph-properties fo:widows="0" fo:orphans="0" style:text-autospace="none" fo:margin-bottom="0in"/>
    </style:style>
    <style:style style:name="T1442" style:parent-style-name="DefaultParagraphFont" style:family="text">
      <style:text-properties style:font-name="Monaco" style:font-name-complex="Monaco" fo:color="#000000" fo:font-size="8pt" style:font-size-asian="8pt" style:font-size-complex="11pt" fo:language="en" fo:country="US"/>
    </style:style>
    <style:style style:name="T1443" style:parent-style-name="DefaultParagraphFont" style:family="text">
      <style:text-properties style:font-name="Monaco" style:font-name-complex="Monaco" fo:color="#000000" fo:font-size="8pt" style:font-size-asian="8pt" style:font-size-complex="11pt" fo:language="en" fo:country="US"/>
    </style:style>
    <style:style style:name="P1444"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445" style:parent-style-name="Normal" style:family="paragraph">
      <style:paragraph-properties fo:widows="0" fo:orphans="0" style:text-autospace="none" fo:margin-bottom="0in"/>
    </style:style>
    <style:style style:name="T1446" style:parent-style-name="DefaultParagraphFont" style:family="text">
      <style:text-properties style:font-name="Monaco" style:font-name-complex="Monaco" fo:color="#000000" fo:font-size="8pt" style:font-size-asian="8pt" style:font-size-complex="11pt" fo:language="en" fo:country="US"/>
    </style:style>
    <style:style style:name="T1447" style:parent-style-name="DefaultParagraphFont" style:family="text">
      <style:text-properties style:font-name="Monaco" style:font-name-complex="Monaco" fo:color="#646464" fo:font-size="8pt" style:font-size-asian="8pt" style:font-size-complex="11pt" fo:language="en" fo:country="US"/>
    </style:style>
    <style:style style:name="P1448" style:parent-style-name="Normal" style:family="paragraph">
      <style:paragraph-properties fo:widows="0" fo:orphans="0" style:text-autospace="none" fo:margin-bottom="0in"/>
    </style:style>
    <style:style style:name="T1449" style:parent-style-name="DefaultParagraphFont" style:family="text">
      <style:text-properties style:font-name="Monaco" style:font-name-complex="Monaco" fo:color="#000000" fo:font-size="8pt" style:font-size-asian="8pt" style:font-size-complex="11pt" fo:language="en" fo:country="US"/>
    </style:style>
    <style:style style:name="T145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51" style:parent-style-name="DefaultParagraphFont" style:family="text">
      <style:text-properties style:font-name="Monaco" style:font-name-complex="Monaco" fo:color="#000000" fo:font-size="8pt" style:font-size-asian="8pt" style:font-size-complex="11pt" fo:language="en" fo:country="US"/>
    </style:style>
    <style:style style:name="P1452" style:parent-style-name="Normal" style:family="paragraph">
      <style:paragraph-properties fo:widows="0" fo:orphans="0" style:text-autospace="none" fo:margin-bottom="0in"/>
    </style:style>
    <style:style style:name="T1453" style:parent-style-name="DefaultParagraphFont" style:family="text">
      <style:text-properties style:font-name="Monaco" style:font-name-complex="Monaco" fo:color="#000000" fo:font-size="8pt" style:font-size-asian="8pt" style:font-size-complex="11pt" fo:language="en" fo:country="US"/>
    </style:style>
    <style:style style:name="T145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55" style:parent-style-name="DefaultParagraphFont" style:family="text">
      <style:text-properties style:font-name="Monaco" style:font-name-complex="Monaco" fo:color="#000000" fo:font-size="8pt" style:font-size-asian="8pt" style:font-size-complex="11pt" fo:language="en" fo:country="US"/>
    </style:style>
    <style:style style:name="T1456" style:parent-style-name="DefaultParagraphFont" style:family="text">
      <style:text-properties style:font-name="Monaco" style:font-name-complex="Monaco" fo:color="#2A00FF" fo:font-size="8pt" style:font-size-asian="8pt" style:font-size-complex="11pt" fo:language="en" fo:country="US"/>
    </style:style>
    <style:style style:name="T1457" style:parent-style-name="DefaultParagraphFont" style:family="text">
      <style:text-properties style:font-name="Monaco" style:font-name-complex="Monaco" fo:color="#000000" fo:font-size="8pt" style:font-size-asian="8pt" style:font-size-complex="11pt" fo:language="en" fo:country="US"/>
    </style:style>
    <style:style style:name="P1458" style:parent-style-name="Normal" style:family="paragraph">
      <style:paragraph-properties fo:widows="0" fo:orphans="0" style:text-autospace="none" fo:margin-bottom="0in"/>
    </style:style>
    <style:style style:name="T1459" style:parent-style-name="DefaultParagraphFont" style:family="text">
      <style:text-properties style:font-name="Monaco" style:font-name-complex="Monaco" fo:color="#000000" fo:font-size="8pt" style:font-size-asian="8pt" style:font-size-complex="11pt" fo:language="en" fo:country="US"/>
    </style:style>
    <style:style style:name="T1460" style:parent-style-name="DefaultParagraphFont" style:family="text">
      <style:text-properties style:font-name="Monaco" style:font-name-complex="Monaco" fo:color="#000000" fo:font-size="8pt" style:font-size-asian="8pt" style:font-size-complex="11pt" fo:language="en" fo:country="US"/>
    </style:style>
    <style:style style:name="P1461"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462" style:parent-style-name="Normal" style:family="paragraph">
      <style:paragraph-properties fo:widows="0" fo:orphans="0" style:text-autospace="none" fo:margin-bottom="0in"/>
    </style:style>
    <style:style style:name="T1463" style:parent-style-name="DefaultParagraphFont" style:family="text">
      <style:text-properties style:font-name="Monaco" style:font-name-complex="Monaco" fo:color="#000000" fo:font-size="8pt" style:font-size-asian="8pt" style:font-size-complex="11pt" fo:language="en" fo:country="US"/>
    </style:style>
    <style:style style:name="T1464" style:parent-style-name="DefaultParagraphFont" style:family="text">
      <style:text-properties style:font-name="Monaco" style:font-name-complex="Monaco" fo:color="#3F5FBF" fo:font-size="8pt" style:font-size-asian="8pt" style:font-size-complex="11pt" fo:language="en" fo:country="US"/>
    </style:style>
    <style:style style:name="P1465" style:parent-style-name="Normal" style:family="paragraph">
      <style:paragraph-properties fo:widows="0" fo:orphans="0" style:text-autospace="none" fo:margin-bottom="0in"/>
    </style:style>
    <style:style style:name="T1466" style:parent-style-name="DefaultParagraphFont" style:family="text">
      <style:text-properties style:font-name="Monaco" style:font-name-complex="Monaco" fo:font-size="8pt" style:font-size-asian="8pt" style:font-size-complex="11pt" fo:language="en" fo:country="US"/>
    </style:style>
    <style:style style:name="T1467" style:parent-style-name="DefaultParagraphFont" style:family="text">
      <style:text-properties style:font-name="Monaco" style:font-name-complex="Monaco" fo:color="#3F5FBF" fo:font-size="8pt" style:font-size-asian="8pt" style:font-size-complex="11pt" fo:language="en" fo:country="US"/>
    </style:style>
    <style:style style:name="P1468" style:parent-style-name="Normal" style:family="paragraph">
      <style:paragraph-properties fo:widows="0" fo:orphans="0" style:text-autospace="none" fo:margin-bottom="0in"/>
    </style:style>
    <style:style style:name="T1469" style:parent-style-name="DefaultParagraphFont" style:family="text">
      <style:text-properties style:font-name="Monaco" style:font-name-complex="Monaco" fo:color="#3F5FBF" fo:font-size="8pt" style:font-size-asian="8pt" style:font-size-complex="11pt" fo:language="en" fo:country="US"/>
    </style:style>
    <style:style style:name="T1470" style:parent-style-name="DefaultParagraphFont" style:family="text">
      <style:text-properties style:font-name="Monaco" style:font-name-complex="Monaco" fo:color="#3F5FBF" fo:font-size="8pt" style:font-size-asian="8pt" style:font-size-complex="11pt" fo:language="en" fo:country="US"/>
    </style:style>
    <style:style style:name="P1471" style:parent-style-name="Normal" style:family="paragraph">
      <style:paragraph-properties fo:widows="0" fo:orphans="0" style:text-autospace="none" fo:margin-bottom="0in"/>
    </style:style>
    <style:style style:name="T1472" style:parent-style-name="DefaultParagraphFont" style:family="text">
      <style:text-properties style:font-name="Monaco" style:font-name-complex="Monaco" fo:color="#3F5FBF" fo:font-size="8pt" style:font-size-asian="8pt" style:font-size-complex="11pt" fo:language="en" fo:country="US"/>
    </style:style>
    <style:style style:name="T1473" style:parent-style-name="DefaultParagraphFont" style:family="text">
      <style:text-properties style:font-name="Monaco" style:font-name-complex="Monaco" fo:color="#3F5FBF" fo:font-size="8pt" style:font-size-asian="8pt" style:font-size-complex="11pt" fo:language="en" fo:country="US"/>
    </style:style>
    <style:style style:name="P1474" style:parent-style-name="Normal" style:family="paragraph">
      <style:paragraph-properties fo:widows="0" fo:orphans="0" style:text-autospace="none" fo:margin-bottom="0in"/>
    </style:style>
    <style:style style:name="T1475" style:parent-style-name="DefaultParagraphFont" style:family="text">
      <style:text-properties style:font-name="Monaco" style:font-name-complex="Monaco" fo:color="#3F5FBF" fo:font-size="8pt" style:font-size-asian="8pt" style:font-size-complex="11pt" fo:language="en" fo:country="US"/>
    </style:style>
    <style:style style:name="T1476" style:parent-style-name="DefaultParagraphFont" style:family="text">
      <style:text-properties style:font-name="Monaco" style:font-name-complex="Monaco" fo:color="#3F5FBF" fo:font-size="8pt" style:font-size-asian="8pt" style:font-size-complex="11pt" fo:language="en" fo:country="US"/>
    </style:style>
    <style:style style:name="P1477" style:parent-style-name="Normal" style:family="paragraph">
      <style:paragraph-properties fo:widows="0" fo:orphans="0" style:text-autospace="none" fo:margin-bottom="0in"/>
    </style:style>
    <style:style style:name="T1478" style:parent-style-name="DefaultParagraphFont" style:family="text">
      <style:text-properties style:font-name="Monaco" style:font-name-complex="Monaco" fo:color="#000000" fo:font-size="8pt" style:font-size-asian="8pt" style:font-size-complex="11pt" fo:language="en" fo:country="US"/>
    </style:style>
    <style:style style:name="T147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80" style:parent-style-name="DefaultParagraphFont" style:family="text">
      <style:text-properties style:font-name="Monaco" style:font-name-complex="Monaco" fo:color="#000000" fo:font-size="8pt" style:font-size-asian="8pt" style:font-size-complex="11pt" fo:language="en" fo:country="US"/>
    </style:style>
    <style:style style:name="T148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82" style:parent-style-name="DefaultParagraphFont" style:family="text">
      <style:text-properties style:font-name="Monaco" style:font-name-complex="Monaco" fo:color="#000000" fo:font-size="8pt" style:font-size-asian="8pt" style:font-size-complex="11pt" fo:language="en" fo:country="US"/>
    </style:style>
    <style:style style:name="P1483"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484" style:parent-style-name="Normal" style:family="paragraph">
      <style:paragraph-properties fo:widows="0" fo:orphans="0" style:text-autospace="none" fo:margin-bottom="0in"/>
    </style:style>
    <style:style style:name="T1485" style:parent-style-name="DefaultParagraphFont" style:family="text">
      <style:text-properties style:font-name="Monaco" style:font-name-complex="Monaco" fo:color="#000000" fo:font-size="8pt" style:font-size-asian="8pt" style:font-size-complex="11pt" fo:language="en" fo:country="US"/>
    </style:style>
    <style:style style:name="T1486" style:parent-style-name="DefaultParagraphFont" style:family="text">
      <style:text-properties style:font-name="Monaco" style:font-name-complex="Monaco" fo:color="#646464" fo:font-size="8pt" style:font-size-asian="8pt" style:font-size-complex="11pt" fo:language="en" fo:country="US"/>
    </style:style>
    <style:style style:name="P1487" style:parent-style-name="Normal" style:family="paragraph">
      <style:paragraph-properties fo:widows="0" fo:orphans="0" style:text-autospace="none" fo:margin-bottom="0in"/>
    </style:style>
    <style:style style:name="T1488" style:parent-style-name="DefaultParagraphFont" style:family="text">
      <style:text-properties style:font-name="Monaco" style:font-name-complex="Monaco" fo:color="#000000" fo:font-size="8pt" style:font-size-asian="8pt" style:font-size-complex="11pt" fo:language="en" fo:country="US"/>
    </style:style>
    <style:style style:name="T148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90" style:parent-style-name="DefaultParagraphFont" style:family="text">
      <style:text-properties style:font-name="Monaco" style:font-name-complex="Monaco" fo:color="#000000" fo:font-size="8pt" style:font-size-asian="8pt" style:font-size-complex="11pt" fo:language="en" fo:country="US"/>
    </style:style>
    <style:style style:name="T1491"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92" style:parent-style-name="DefaultParagraphFont" style:family="text">
      <style:text-properties style:font-name="Monaco" style:font-name-complex="Monaco" fo:color="#000000" fo:font-size="8pt" style:font-size-asian="8pt" style:font-size-complex="11pt" fo:language="en" fo:country="US"/>
    </style:style>
    <style:style style:name="T149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494" style:parent-style-name="DefaultParagraphFont" style:family="text">
      <style:text-properties style:font-name="Monaco" style:font-name-complex="Monaco" fo:color="#000000" fo:font-size="8pt" style:font-size-asian="8pt" style:font-size-complex="11pt" fo:language="en" fo:country="US"/>
    </style:style>
    <style:style style:name="P1495" style:parent-style-name="Normal" style:family="paragraph">
      <style:paragraph-properties fo:widows="0" fo:orphans="0" style:text-autospace="none" fo:margin-bottom="0in"/>
    </style:style>
    <style:style style:name="T1496" style:parent-style-name="DefaultParagraphFont" style:family="text">
      <style:text-properties style:font-name="Monaco" style:font-name-complex="Monaco" fo:color="#000000" fo:font-size="8pt" style:font-size-asian="8pt" style:font-size-complex="11pt" fo:language="en" fo:country="US"/>
    </style:style>
    <style:style style:name="T1497" style:parent-style-name="DefaultParagraphFont" style:family="text">
      <style:text-properties style:font-name="Monaco" style:font-name-complex="Monaco" fo:color="#000000" fo:font-size="8pt" style:font-size-asian="8pt" style:font-size-complex="11pt" fo:language="en" fo:country="US"/>
    </style:style>
    <style:style style:name="T1498" style:parent-style-name="DefaultParagraphFont" style:family="text">
      <style:text-properties style:font-name="Monaco" style:font-name-complex="Monaco" fo:color="#000000" fo:font-size="8pt" style:font-size-asian="8pt" style:font-size-complex="11pt" fo:language="en" fo:country="US"/>
    </style:style>
    <style:style style:name="T1499" style:parent-style-name="DefaultParagraphFont" style:family="text">
      <style:text-properties style:font-name="Monaco" style:font-name-complex="Monaco" fo:color="#000000" fo:font-size="8pt" style:font-size-asian="8pt" style:font-size-complex="11pt" fo:language="en" fo:country="US"/>
    </style:style>
    <style:style style:name="T1500" style:parent-style-name="DefaultParagraphFont" style:family="text">
      <style:text-properties style:font-name="Monaco" style:font-name-complex="Monaco" fo:color="#000000" fo:font-size="8pt" style:font-size-asian="8pt" style:font-size-complex="11pt" fo:language="en" fo:country="US"/>
    </style:style>
    <style:style style:name="T1501" style:parent-style-name="DefaultParagraphFont" style:family="text">
      <style:text-properties style:font-name="Monaco" style:font-name-complex="Monaco" fo:color="#000000" fo:font-size="8pt" style:font-size-asian="8pt" style:font-size-complex="11pt" fo:language="en" fo:country="US"/>
    </style:style>
    <style:style style:name="P1502"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503" style:parent-style-name="Normal" style:family="paragraph">
      <style:paragraph-properties fo:widows="0" fo:orphans="0" style:text-autospace="none" fo:margin-bottom="0in"/>
    </style:style>
    <style:style style:name="T1504" style:parent-style-name="DefaultParagraphFont" style:family="text">
      <style:text-properties style:font-name="Monaco" style:font-name-complex="Monaco" fo:color="#000000" fo:font-size="8pt" style:font-size-asian="8pt" style:font-size-complex="11pt" fo:language="en" fo:country="US"/>
    </style:style>
    <style:style style:name="T1505"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06" style:parent-style-name="DefaultParagraphFont" style:family="text">
      <style:text-properties style:font-name="Monaco" style:font-name-complex="Monaco" fo:color="#000000" fo:font-size="8pt" style:font-size-asian="8pt" style:font-size-complex="11pt" fo:language="en" fo:country="US"/>
    </style:style>
    <style:style style:name="P150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508" style:parent-style-name="Normal" style:family="paragraph">
      <style:paragraph-properties fo:widows="0" fo:orphans="0" style:text-autospace="none" fo:margin-bottom="0in"/>
    </style:style>
    <style:style style:name="T150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10"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11" style:parent-style-name="DefaultParagraphFont" style:family="text">
      <style:text-properties style:font-name="Monaco" style:font-name-complex="Monaco" fo:color="#000000" fo:font-size="8pt" style:font-size-asian="8pt" style:font-size-complex="11pt" fo:language="en" fo:country="US"/>
    </style:style>
    <style:style style:name="T1512"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13" style:parent-style-name="DefaultParagraphFont" style:family="text">
      <style:text-properties style:font-name="Monaco" style:font-name-complex="Monaco" fo:color="#000000" fo:font-size="8pt" style:font-size-asian="8pt" style:font-size-complex="11pt" fo:language="en" fo:country="US"/>
    </style:style>
    <style:style style:name="P1514" style:parent-style-name="Normal" style:family="paragraph">
      <style:paragraph-properties fo:widows="0" fo:orphans="0" style:text-autospace="none" fo:margin-bottom="0in"/>
    </style:style>
    <style:style style:name="T1515" style:parent-style-name="DefaultParagraphFont" style:family="text">
      <style:text-properties style:font-name="Monaco" style:font-name-complex="Monaco" fo:font-size="8pt" style:font-size-asian="8pt" style:font-size-complex="11pt" fo:language="en" fo:country="US"/>
    </style:style>
    <style:style style:name="T1516"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17" style:parent-style-name="DefaultParagraphFont" style:family="text">
      <style:text-properties style:font-name="Monaco" style:font-name-complex="Monaco" fo:color="#000000" fo:font-size="8pt" style:font-size-asian="8pt" style:font-size-complex="11pt" fo:language="en" fo:country="US"/>
    </style:style>
    <style:style style:name="T1518"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519" style:parent-style-name="DefaultParagraphFont" style:family="text">
      <style:text-properties style:font-name="Monaco" style:font-name-complex="Monaco" fo:color="#000000" fo:font-size="8pt" style:font-size-asian="8pt" style:font-size-complex="11pt" fo:language="en" fo:country="US"/>
    </style:style>
    <style:style style:name="T1520"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1521" style:parent-style-name="DefaultParagraphFont" style:family="text">
      <style:text-properties style:font-name="Monaco" style:font-name-complex="Monaco" fo:color="#000000" fo:font-size="8pt" style:font-size-asian="8pt" style:font-size-complex="11pt" fo:language="en" fo:country="US"/>
    </style:style>
    <style:style style:name="T1522"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523" style:parent-style-name="DefaultParagraphFont" style:family="text">
      <style:text-properties style:font-name="Monaco" style:font-name-complex="Monaco" fo:color="#000000" fo:font-size="8pt" style:font-size-asian="8pt" style:font-size-complex="11pt" fo:language="en" fo:country="US"/>
    </style:style>
    <style:style style:name="T1524" style:parent-style-name="DefaultParagraphFont" style:family="text">
      <style:text-properties style:font-name="Monaco" style:font-name-complex="Monaco" fo:color="#000000" fo:font-size="8pt" style:font-size-asian="8pt" style:font-size-complex="11pt" fo:language="en" fo:country="US"/>
    </style:style>
    <style:style style:name="T1525" style:parent-style-name="DefaultParagraphFont" style:family="text">
      <style:text-properties style:font-name="Monaco" style:font-name-complex="Monaco" fo:color="#000000" fo:font-size="8pt" style:font-size-asian="8pt" style:font-size-complex="11pt" fo:language="en" fo:country="US"/>
    </style:style>
    <style:style style:name="P1526" style:parent-style-name="Normal" style:family="paragraph">
      <style:paragraph-properties fo:widows="0" fo:orphans="0" style:text-autospace="none" fo:margin-bottom="0in"/>
    </style:style>
    <style:style style:name="T1527" style:parent-style-name="DefaultParagraphFont" style:family="text">
      <style:text-properties style:font-name="Monaco" style:font-name-complex="Monaco" fo:font-size="8pt" style:font-size-asian="8pt" style:font-size-complex="11pt" fo:language="en" fo:country="US"/>
    </style:style>
    <style:style style:name="T1528"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29" style:parent-style-name="DefaultParagraphFont" style:family="text">
      <style:text-properties style:font-name="Monaco" style:font-name-complex="Monaco" fo:color="#000000" fo:font-size="8pt" style:font-size-asian="8pt" style:font-size-complex="11pt" fo:language="en" fo:country="US"/>
    </style:style>
    <style:style style:name="P1530" style:parent-style-name="Normal" style:family="paragraph">
      <style:paragraph-properties fo:widows="0" fo:orphans="0" style:text-autospace="none" fo:margin-bottom="0in"/>
    </style:style>
    <style:style style:name="T1531" style:parent-style-name="DefaultParagraphFont" style:family="text">
      <style:text-properties style:font-name="Monaco" style:font-name-complex="Monaco" fo:font-size="8pt" style:font-size-asian="8pt" style:font-size-complex="11pt" fo:language="en" fo:country="US"/>
    </style:style>
    <style:style style:name="T1532" style:parent-style-name="DefaultParagraphFont" style:family="text">
      <style:text-properties style:font-name="Monaco" style:font-name-complex="Monaco" fo:color="#000000" fo:font-size="8pt" style:font-size-asian="8pt" style:font-size-complex="11pt" fo:language="en" fo:country="US"/>
    </style:style>
    <style:style style:name="T1533"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34" style:parent-style-name="DefaultParagraphFont" style:family="text">
      <style:text-properties style:font-name="Monaco" style:font-name-complex="Monaco" fo:color="#000000" fo:font-size="8pt" style:font-size-asian="8pt" style:font-size-complex="11pt" fo:language="en" fo:country="US"/>
    </style:style>
    <style:style style:name="P1535"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536" style:parent-style-name="Normal" style:family="paragraph">
      <style:paragraph-properties fo:widows="0" fo:orphans="0" style:text-autospace="none" fo:margin-bottom="0in"/>
    </style:style>
    <style:style style:name="T1537" style:parent-style-name="DefaultParagraphFont" style:family="text">
      <style:text-properties style:font-name="Monaco" style:font-name-complex="Monaco" fo:color="#000000" fo:font-size="8pt" style:font-size-asian="8pt" style:font-size-complex="11pt" fo:language="en" fo:country="US"/>
    </style:style>
    <style:style style:name="T1538" style:parent-style-name="DefaultParagraphFont" style:family="text">
      <style:text-properties style:font-name="Monaco" style:font-name-complex="Monaco" fo:color="#000000" fo:font-size="8pt" style:font-size-asian="8pt" style:font-size-complex="11pt" fo:language="en" fo:country="US"/>
    </style:style>
    <style:style style:name="T1539"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40" style:parent-style-name="DefaultParagraphFont" style:family="text">
      <style:text-properties style:font-name="Monaco" style:font-name-complex="Monaco" fo:color="#000000" fo:font-size="8pt" style:font-size-asian="8pt" style:font-size-complex="11pt" fo:language="en" fo:country="US"/>
    </style:style>
    <style:style style:name="P1541" style:parent-style-name="Normal" style:family="paragraph">
      <style:paragraph-properties fo:widows="0" fo:orphans="0" style:text-autospace="none" fo:margin-bottom="0in"/>
    </style:style>
    <style:style style:name="T1542" style:parent-style-name="DefaultParagraphFont" style:family="text">
      <style:text-properties style:font-name="Monaco" style:font-name-complex="Monaco" fo:color="#000000" fo:font-size="8pt" style:font-size-asian="8pt" style:font-size-complex="11pt" fo:language="en" fo:country="US"/>
    </style:style>
    <style:style style:name="T1543" style:parent-style-name="DefaultParagraphFont" style:family="text">
      <style:text-properties style:font-name="Monaco" style:font-name-complex="Monaco" fo:color="#000000" fo:font-size="8pt" style:font-size-asian="8pt" style:font-size-complex="11pt" fo:language="en" fo:country="US"/>
    </style:style>
    <style:style style:name="T1544" style:parent-style-name="DefaultParagraphFont" style:family="text">
      <style:text-properties style:font-name="Monaco" style:font-name-complex="Monaco" fo:font-weight="bold" style:font-weight-asian="bold" style:font-weight-complex="bold" fo:color="#7F0055" fo:font-size="8pt" style:font-size-asian="8pt" style:font-size-complex="11pt" fo:language="en" fo:country="US"/>
    </style:style>
    <style:style style:name="T1545" style:parent-style-name="DefaultParagraphFont" style:family="text">
      <style:text-properties style:font-name="Monaco" style:font-name-complex="Monaco" fo:color="#000000" fo:font-size="8pt" style:font-size-asian="8pt" style:font-size-complex="11pt" fo:language="en" fo:country="US"/>
    </style:style>
    <style:style style:name="P1546" style:parent-style-name="Normal" style:family="paragraph">
      <style:paragraph-properties fo:widows="0" fo:orphans="0" style:text-autospace="none" fo:margin-bottom="0in"/>
    </style:style>
    <style:style style:name="T1547" style:parent-style-name="DefaultParagraphFont" style:family="text">
      <style:text-properties style:font-name="Monaco" style:font-name-complex="Monaco" fo:font-size="8pt" style:font-size-asian="8pt" style:font-size-complex="11pt" fo:language="en" fo:country="US"/>
    </style:style>
    <style:style style:name="T1548" style:parent-style-name="DefaultParagraphFont" style:family="text">
      <style:text-properties style:font-name="Monaco" style:font-name-complex="Monaco" fo:color="#000000" fo:font-size="8pt" style:font-size-asian="8pt" style:font-size-complex="11pt" fo:language="en" fo:country="US"/>
    </style:style>
    <style:style style:name="T1549" style:parent-style-name="DefaultParagraphFont" style:family="text">
      <style:text-properties style:font-name="Monaco" style:font-name-complex="Monaco" fo:font-style="italic" style:font-style-asian="italic" style:font-style-complex="italic" fo:color="#000000" fo:font-size="8pt" style:font-size-asian="8pt" style:font-size-complex="11pt" fo:language="en" fo:country="US"/>
    </style:style>
    <style:style style:name="T1550" style:parent-style-name="DefaultParagraphFont" style:family="text">
      <style:text-properties style:font-name="Monaco" style:font-name-complex="Monaco" fo:color="#000000" fo:font-size="8pt" style:font-size-asian="8pt" style:font-size-complex="11pt" fo:language="en" fo:country="US"/>
    </style:style>
    <style:style style:name="T1551"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1552" style:parent-style-name="DefaultParagraphFont" style:family="text">
      <style:text-properties style:font-name="Monaco" style:font-name-complex="Monaco" style:font-style-complex="italic" fo:color="#0000C0" fo:font-size="8pt" style:font-size-asian="8pt" style:font-size-complex="11pt" fo:language="en" fo:country="US"/>
    </style:style>
    <style:style style:name="P1553" style:parent-style-name="Normal" style:family="paragraph">
      <style:paragraph-properties fo:widows="0" fo:orphans="0" style:text-autospace="none" fo:margin-bottom="0in"/>
    </style:style>
    <style:style style:name="T1554" style:parent-style-name="DefaultParagraphFont" style:family="text">
      <style:text-properties style:font-name="Monaco" style:font-name-complex="Monaco" fo:color="#000000" fo:font-size="8pt" style:font-size-asian="8pt" style:font-size-complex="11pt" fo:language="en" fo:country="US"/>
    </style:style>
    <style:style style:name="T1555" style:parent-style-name="DefaultParagraphFont" style:family="text">
      <style:text-properties style:font-name="Monaco" style:font-name-complex="Monaco" fo:color="#000000" fo:font-size="8pt" style:font-size-asian="8pt" style:font-size-complex="11pt" fo:language="en" fo:country="US"/>
    </style:style>
    <style:style style:name="T1556" style:parent-style-name="DefaultParagraphFont" style:family="text">
      <style:text-properties style:font-name="Monaco" style:font-name-complex="Monaco" fo:color="#000000" fo:font-size="8pt" style:font-size-asian="8pt" style:font-size-complex="11pt" fo:language="en" fo:country="US"/>
    </style:style>
    <style:style style:name="T1557" style:parent-style-name="DefaultParagraphFont" style:family="text">
      <style:text-properties style:font-name="Monaco" style:font-name-complex="Monaco" fo:color="#000000" fo:font-size="8pt" style:font-size-asian="8pt" style:font-size-complex="11pt" fo:language="en" fo:country="US"/>
    </style:style>
    <style:style style:name="T1558" style:parent-style-name="DefaultParagraphFont" style:family="text">
      <style:text-properties style:font-name="Monaco" style:font-name-complex="Monaco" fo:color="#000000" fo:font-size="8pt" style:font-size-asian="8pt" style:font-size-complex="11pt" fo:language="en" fo:country="US"/>
    </style:style>
    <style:style style:name="T1559" style:parent-style-name="DefaultParagraphFont" style:family="text">
      <style:text-properties style:font-name="Monaco" style:font-name-complex="Monaco" fo:color="#000000" fo:font-size="8pt" style:font-size-asian="8pt" style:font-size-complex="11pt" fo:language="en" fo:country="US"/>
    </style:style>
    <style:style style:name="T1560" style:parent-style-name="DefaultParagraphFont" style:family="text">
      <style:text-properties style:font-name="Monaco" style:font-name-complex="Monaco" fo:color="#000000" fo:font-size="8pt" style:font-size-asian="8pt" style:font-size-complex="11pt" fo:language="en" fo:country="US"/>
    </style:style>
    <style:style style:name="T1561" style:parent-style-name="DefaultParagraphFont" style:family="text">
      <style:text-properties style:font-name="Monaco" style:font-name-complex="Monaco" fo:color="#000000" fo:font-size="8pt" style:font-size-asian="8pt" style:font-size-complex="11pt" fo:language="en" fo:country="US"/>
    </style:style>
    <style:style style:name="T1562" style:parent-style-name="DefaultParagraphFont" style:family="text">
      <style:text-properties style:font-name="Monaco" style:font-name-complex="Monaco" fo:font-style="italic" style:font-style-asian="italic" style:font-style-complex="italic" fo:color="#0000C0" fo:font-size="8pt" style:font-size-asian="8pt" style:font-size-complex="11pt" fo:language="en" fo:country="US"/>
    </style:style>
    <style:style style:name="T1563" style:parent-style-name="DefaultParagraphFont" style:family="text">
      <style:text-properties style:font-name="Monaco" style:font-name-complex="Monaco" fo:color="#000000" fo:font-size="8pt" style:font-size-asian="8pt" style:font-size-complex="11pt" fo:language="en" fo:country="US"/>
    </style:style>
    <style:style style:name="P1564" style:parent-style-name="Normal" style:family="paragraph">
      <style:paragraph-properties fo:widows="0" fo:orphans="0" style:text-autospace="none" fo:margin-bottom="0in"/>
    </style:style>
    <style:style style:name="T1565" style:parent-style-name="DefaultParagraphFont" style:family="text">
      <style:text-properties style:font-name="Monaco" style:font-name-complex="Monaco" fo:color="#000000" fo:font-size="8pt" style:font-size-asian="8pt" style:font-size-complex="11pt" fo:language="en" fo:country="US"/>
    </style:style>
    <style:style style:name="T1566" style:parent-style-name="DefaultParagraphFont" style:family="text">
      <style:text-properties style:font-name="Monaco" style:font-name-complex="Monaco" fo:color="#000000" fo:font-size="8pt" style:font-size-asian="8pt" style:font-size-complex="11pt" fo:language="en" fo:country="US"/>
    </style:style>
    <style:style style:name="P1567"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568" style:parent-style-name="Normal" style:family="paragraph">
      <style:paragraph-properties fo:widows="0" fo:orphans="0" style:text-autospace="none" fo:margin-bottom="0in"/>
    </style:style>
    <style:style style:name="T1569" style:parent-style-name="DefaultParagraphFont" style:family="text">
      <style:text-properties style:font-name="Monaco" style:font-name-complex="Monaco" fo:color="#000000" fo:font-size="8pt" style:font-size-asian="8pt" style:font-size-complex="11pt" fo:language="en" fo:country="US"/>
    </style:style>
    <style:style style:name="T1570" style:parent-style-name="DefaultParagraphFont" style:family="text">
      <style:text-properties style:font-name="Monaco" style:font-name-complex="Monaco" fo:color="#000000" fo:font-size="8pt" style:font-size-asian="8pt" style:font-size-complex="11pt" fo:language="en" fo:country="US"/>
    </style:style>
    <style:style style:name="P1571" style:parent-style-name="Normal" style:family="paragraph">
      <style:paragraph-properties fo:widows="0" fo:orphans="0" style:text-autospace="none" fo:margin-bottom="0in"/>
    </style:style>
    <style:style style:name="T1572" style:parent-style-name="DefaultParagraphFont" style:family="text">
      <style:text-properties style:font-name="Monaco" style:font-name-complex="Monaco" fo:color="#000000" fo:font-size="8pt" style:font-size-asian="8pt" style:font-size-complex="11pt" fo:language="en" fo:country="US"/>
    </style:style>
    <style:style style:name="T1573" style:parent-style-name="DefaultParagraphFont" style:family="text">
      <style:text-properties style:font-name="Monaco" style:font-name-complex="Monaco" fo:color="#000000" fo:font-size="8pt" style:font-size-asian="8pt" style:font-size-complex="11pt" fo:language="en" fo:country="US"/>
    </style:style>
    <style:style style:name="P1574" style:parent-style-name="Normal" style:family="paragraph">
      <style:paragraph-properties fo:widows="0" fo:orphans="0" style:text-autospace="none" fo:margin-bottom="0in"/>
    </style:style>
    <style:style style:name="T1575" style:parent-style-name="DefaultParagraphFont" style:family="text">
      <style:text-properties style:font-name="Monaco" style:font-name-complex="Monaco" fo:color="#000000" fo:font-size="8pt" style:font-size-asian="8pt" style:font-size-complex="11pt" fo:language="en" fo:country="US"/>
    </style:style>
    <style:style style:name="T1576" style:parent-style-name="DefaultParagraphFont" style:family="text">
      <style:text-properties style:font-name="Monaco" style:font-name-complex="Monaco" fo:color="#000000" fo:font-size="8pt" style:font-size-asian="8pt" style:font-size-complex="11pt" fo:language="en" fo:country="US"/>
    </style:style>
    <style:style style:name="P1577" style:parent-style-name="Normal" style:family="paragraph">
      <style:paragraph-properties fo:widows="0" fo:orphans="0" style:text-autospace="none" fo:margin-bottom="0in"/>
    </style:style>
    <style:style style:name="T1578" style:parent-style-name="DefaultParagraphFont" style:family="text">
      <style:text-properties style:font-name="Monaco" style:font-name-complex="Monaco" fo:color="#000000" fo:font-size="8pt" style:font-size-asian="8pt" style:font-size-complex="11pt" fo:language="en" fo:country="US"/>
    </style:style>
    <style:style style:name="T1579" style:parent-style-name="DefaultParagraphFont" style:family="text">
      <style:text-properties style:font-name="Monaco" style:font-name-complex="Monaco" fo:color="#000000" fo:font-size="8pt" style:font-size-asian="8pt" style:font-size-complex="11pt" fo:language="en" fo:country="US"/>
    </style:style>
    <style:style style:name="P1580" style:parent-style-name="Normal" style:family="paragraph">
      <style:paragraph-properties fo:widows="0" fo:orphans="0" style:text-autospace="none" fo:margin-bottom="0in"/>
    </style:style>
    <style:style style:name="T1581" style:parent-style-name="DefaultParagraphFont" style:family="text">
      <style:text-properties style:font-name="Monaco" style:font-name-complex="Monaco" fo:color="#000000" fo:font-size="8pt" style:font-size-asian="8pt" style:font-size-complex="11pt" fo:language="en" fo:country="US"/>
    </style:style>
    <style:style style:name="P1582" style:parent-style-name="Normal" style:family="paragraph">
      <style:paragraph-properties fo:widows="0" fo:orphans="0" style:text-autospace="none" fo:margin-bottom="0in"/>
      <style:text-properties style:font-name="Monaco" style:font-name-complex="Monaco" fo:font-size="8pt" style:font-size-asian="8pt" style:font-size-complex="11pt" fo:language="en" fo:country="US"/>
    </style:style>
    <style:style style:name="P1583"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P1584" style:parent-style-name="Normal" style:family="paragraph"/>
    <style:style style:name="P1585" style:parent-style-name="Normal" style:family="paragraph"/>
    <style:style style:name="P1586" style:parent-style-name="Heading2" style:family="paragraph">
      <style:text-properties fo:language="en" fo:country="US"/>
    </style:style>
    <style:style style:name="P1587" style:parent-style-name="Normal" style:family="paragraph">
      <style:paragraph-properties fo:widows="0" fo:orphans="0" style:text-autospace="none" fo:margin-bottom="0.2222in"/>
    </style:style>
    <style:style style:name="T1588" style:parent-style-name="DefaultParagraphFont" style:family="text">
      <style:text-properties style:font-name="Calibri" style:font-name-complex="Times" style:font-size-complex="16pt" fo:language="en" fo:country="US"/>
    </style:style>
    <style:style style:name="T1589" style:parent-style-name="DefaultParagraphFont" style:family="text">
      <style:text-properties style:font-name="Calibri" style:font-name-complex="Times" style:font-size-complex="16pt" fo:language="en" fo:country="US"/>
    </style:style>
    <style:style style:name="T1590" style:parent-style-name="DefaultParagraphFont" style:family="text">
      <style:text-properties style:font-name="Calibri" style:font-name-complex="Times" style:font-size-complex="16pt" fo:language="en" fo:country="US"/>
    </style:style>
    <style:style style:name="T1591" style:parent-style-name="DefaultParagraphFont" style:family="text">
      <style:text-properties style:font-name="Calibri" style:font-name-complex="Times" style:font-size-complex="16pt" fo:language="en" fo:country="US"/>
    </style:style>
    <style:style style:name="T1592" style:parent-style-name="DefaultParagraphFont" style:family="text">
      <style:text-properties style:font-name="Courier New" style:font-name-complex="Times" style:font-size-complex="16pt" fo:language="en" fo:country="US"/>
    </style:style>
    <style:style style:name="T1593" style:parent-style-name="DefaultParagraphFont" style:family="text">
      <style:text-properties style:font-name="Calibri" style:font-name-complex="Times" style:font-size-complex="16pt" fo:language="en" fo:country="US"/>
    </style:style>
    <style:style style:name="T1594" style:parent-style-name="DefaultParagraphFont" style:family="text">
      <style:text-properties style:font-name="Courier New" style:font-name-complex="Monaco" style:font-size-complex="11pt" fo:language="en" fo:country="US"/>
    </style:style>
    <style:style style:name="T1595" style:parent-style-name="DefaultParagraphFont" style:family="text">
      <style:text-properties style:font-name="Calibri" style:font-name-complex="Monaco" style:font-size-complex="11pt" fo:language="en" fo:country="US"/>
    </style:style>
    <style:style style:name="T1596" style:parent-style-name="DefaultParagraphFont" style:family="text">
      <style:text-properties style:font-name="Calibri" style:font-name-complex="Times" style:font-size-complex="16pt" fo:language="en" fo:country="US"/>
    </style:style>
    <style:style style:name="P1597" style:parent-style-name="Normal" style:family="paragraph">
      <style:paragraph-properties fo:widows="0" fo:orphans="0" style:text-autospace="none" fo:margin-bottom="0in"/>
    </style:style>
    <style:style style:name="T1598" style:parent-style-name="DefaultParagraphFont" style:family="text">
      <style:text-properties style:font-name="Calibri" style:font-name-complex="Monaco" style:font-size-complex="11pt" fo:language="en" fo:country="US"/>
    </style:style>
    <style:style style:name="T1599" style:parent-style-name="DefaultParagraphFont" style:family="text">
      <style:text-properties style:font-name="Courier New" style:font-name-complex="Monaco" style:font-size-complex="11pt" fo:language="en" fo:country="US"/>
    </style:style>
    <style:style style:name="T1600" style:parent-style-name="DefaultParagraphFont" style:family="text">
      <style:text-properties style:font-name="Calibri" style:font-name-complex="Monaco" style:font-size-complex="11pt" fo:language="en" fo:country="US"/>
    </style:style>
    <style:style style:name="P1601"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TableColumn1603" style:family="table-column">
      <style:table-column-properties style:column-width="5.9138in"/>
    </style:style>
    <style:style style:name="Table1602" style:family="table">
      <style:table-properties style:width="5.9138in" fo:margin-left="0in" table:align="left"/>
    </style:style>
    <style:style style:name="TableRow1604" style:family="table-row">
      <style:table-row-properties/>
    </style:style>
    <style:style style:name="TableCell1605" style:family="table-cell">
      <style:table-cell-properties fo:border-top="0.0069in solid #000000" fo:border-left="0.0069in solid #000000" fo:border-bottom="0.0069in solid #808080" fo:border-right="0.0069in solid #000000" fo:background-color="#BFBFBF" style:writing-mode="lr-tb" fo:padding-top="0in" fo:padding-left="0.075in" fo:padding-bottom="0in" fo:padding-right="0.075in"/>
    </style:style>
    <style:style style:name="P1606"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1607"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P1608"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P1609" style:parent-style-name="Normal" style:family="paragraph">
      <style:paragraph-properties fo:widows="0" fo:orphans="0" style:text-autospace="none" fo:margin-bottom="0in"/>
      <style:text-properties style:font-name="Calibri" style:font-name-complex="Monaco" style:font-size-complex="11pt" fo:language="en" fo:country="US"/>
    </style:style>
    <style:style style:name="TableColumn1611" style:family="table-column">
      <style:table-column-properties style:column-width="5.9138in"/>
    </style:style>
    <style:style style:name="Table1610" style:family="table">
      <style:table-properties style:width="5.9138in" fo:margin-left="0in" table:align="left"/>
    </style:style>
    <style:style style:name="TableRow1612" style:family="table-row">
      <style:table-row-properties/>
    </style:style>
    <style:style style:name="TableCell1613" style:family="table-cell">
      <style:table-cell-properties fo:border-top="0.0069in solid #000000" fo:border-left="0.0069in solid #000000" fo:border-bottom="0.0069in solid #808080" fo:border-right="0.0069in solid #000000" fo:background-color="#BFBFBF" style:writing-mode="lr-tb" fo:padding-top="0in" fo:padding-left="0.075in" fo:padding-bottom="0in" fo:padding-right="0.075in"/>
    </style:style>
    <style:style style:name="P1614" style:parent-style-name="Normal" style:family="paragraph">
      <style:paragraph-properties fo:widows="0" fo:orphans="0" style:text-autospace="none" fo:margin-bottom="0in"/>
      <style:text-properties style:font-name="Courier New" style:font-name-complex="Monaco" fo:font-size="10pt" style:font-size-asian="10pt" style:font-size-complex="11pt" fo:language="en" fo:country="US"/>
    </style:style>
    <style:style style:name="P1615" style:parent-style-name="Normal" style:family="paragraph">
      <style:text-properties fo:font-size="8pt" style:font-size-asian="8pt" fo:language="en" fo:country="US"/>
    </style:style>
    <style:style style:name="P1616" style:parent-style-name="Normal" style:family="paragraph">
      <style:text-properties fo:language="en" fo:country="US"/>
    </style:style>
    <style:style style:name="P1617" style:parent-style-name="Normal" style:family="paragraph">
      <style:text-properties fo:language="en" fo:country="US"/>
    </style:style>
    <style:style style:name="T1618" style:parent-style-name="DefaultParagraphFont" style:family="text">
      <style:text-properties fo:language="en" fo:country="US"/>
    </style:style>
    <style:style style:name="T1619" style:parent-style-name="Hyperlink" style:family="text">
      <style:text-properties fo:language="en" fo:country="US"/>
    </style:style>
    <style:style style:name="T1620" style:parent-style-name="DefaultParagraphFont" style:family="text">
      <style:text-properties fo:language="en" fo:country="US"/>
    </style:style>
    <style:style style:name="T1621" style:parent-style-name="Hyperlink" style:family="text">
      <style:text-properties fo:language="en" fo:country="US"/>
    </style:style>
    <style:style style:name="T1622" style:parent-style-name="DefaultParagraphFont" style:family="text">
      <style:text-properties fo:language="en" fo:country="US"/>
    </style:style>
    <style:style style:name="P1623" style:parent-style-name="Heading2" style:family="paragraph">
      <style:text-properties fo:language="en" fo:country="US"/>
    </style:style>
    <style:style style:name="P1624" style:parent-style-name="Normal" style:family="paragraph">
      <style:text-properties style:font-name="Calibri" style:font-name-complex="Monaco" fo:color="#000000" style:font-size-complex="11pt" fo:language="en" fo:country="US"/>
    </style:style>
    <style:style style:name="P1625" style:parent-style-name="Normal" style:family="paragraph">
      <style:text-properties style:font-name="Calibri" style:font-name-complex="Monaco" fo:color="#000000" style:font-size-complex="11pt" fo:language="en" fo:country="US"/>
    </style:style>
    <style:style style:name="P1626" style:parent-style-name="Normal" style:family="paragraph">
      <style:text-properties style:font-name="Calibri" style:font-name-complex="Monaco" fo:color="#000000" style:font-size-complex="11pt" fo:language="en" fo:country="US"/>
    </style:style>
    <style:style style:name="P1627" style:parent-style-name="Normal" style:family="paragraph">
      <style:text-properties style:font-name="Calibri" style:font-name-complex="Monaco" fo:color="#000000" style:font-size-complex="11pt" fo:language="en" fo:country="US"/>
    </style:style>
    <style:style style:name="P1628" style:parent-style-name="Heading2" style:family="paragraph">
      <style:text-properties fo:language="en" fo:country="US"/>
    </style:style>
    <style:style style:name="P1629" style:parent-style-name="Normal" style:family="paragraph">
      <style:paragraph-properties fo:widows="0" fo:orphans="0" style:text-autospace="none" fo:margin-bottom="0.2222in"/>
      <style:text-properties style:font-name="Calibri" style:font-name-complex="Times" style:font-size-complex="16pt" fo:language="en" fo:country="US"/>
    </style:style>
    <style:style style:name="P1630" style:parent-style-name="Normal" style:family="paragraph">
      <style:paragraph-properties fo:widows="0" fo:orphans="0" style:text-autospace="none" fo:margin-bottom="0.2222in"/>
    </style:style>
    <style:style style:name="T1631" style:parent-style-name="DefaultParagraphFont" style:family="text">
      <style:text-properties style:font-name="Calibri" style:font-name-complex="Times" style:font-size-complex="16pt" fo:language="en" fo:country="US"/>
    </style:style>
    <style:style style:name="T1632" style:parent-style-name="DefaultParagraphFont" style:family="text">
      <style:text-properties style:font-name="Courier New" style:font-name-complex="Times" style:font-size-complex="16pt" fo:language="en" fo:country="US"/>
    </style:style>
    <style:style style:name="T1633" style:parent-style-name="DefaultParagraphFont" style:family="text">
      <style:text-properties style:font-name="Calibri" style:font-name-complex="Times" style:font-size-complex="16pt" fo:language="en" fo:country="US"/>
    </style:style>
    <style:style style:name="T1634" style:parent-style-name="DefaultParagraphFont" style:family="text">
      <style:text-properties style:font-name="Courier New" style:font-name-complex="Times" style:font-size-complex="16pt" fo:language="en" fo:country="US"/>
    </style:style>
    <style:style style:name="T1635" style:parent-style-name="DefaultParagraphFont" style:family="text">
      <style:text-properties style:font-name="Calibri" style:font-name-complex="Times" style:font-size-complex="16pt" fo:language="en" fo:country="US"/>
    </style:style>
  </office:automatic-styles>
  <office:body>
    <office:text text:use-soft-page-breaks="true">
      <text:h text:style-name="P1" text:outline-level="1">Developing VStar Plug-ins</text:h>
      <text:p text:style-name="P3"/>
      <text:table-of-content text:name="_TOC0">
        <text:table-of-content-source text:outline-level="9"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entry-template text:outline-level="4" text:style-name="TOC4">
            <text:index-entry-text/>
            <text:index-entry-tab-stop style:leader-char="." style:type="right"/>
            <text:index-entry-page-number/>
          </text:table-of-content-entry-template>
          <text:table-of-content-entry-template text:outline-level="5" text:style-name="TOC5">
            <text:index-entry-text/>
            <text:index-entry-tab-stop style:leader-char="." style:type="right"/>
            <text:index-entry-page-number/>
          </text:table-of-content-entry-template>
          <text:table-of-content-entry-template text:outline-level="6" text:style-name="TOC6">
            <text:index-entry-text/>
            <text:index-entry-tab-stop style:leader-char="." style:type="right"/>
            <text:index-entry-page-number/>
          </text:table-of-content-entry-template>
          <text:table-of-content-entry-template text:outline-level="7" text:style-name="TOC7">
            <text:index-entry-text/>
            <text:index-entry-tab-stop style:leader-char="." style:type="right"/>
            <text:index-entry-page-number/>
          </text:table-of-content-entry-template>
          <text:table-of-content-entry-template text:outline-level="8" text:style-name="TOC8">
            <text:index-entry-text/>
            <text:index-entry-tab-stop style:leader-char="." style:type="right"/>
            <text:index-entry-page-number/>
          </text:table-of-content-entry-template>
          <text:table-of-content-entry-template text:outline-level="9" text:style-name="TOC9">
            <text:index-entry-text/>
            <text:index-entry-tab-stop style:leader-char="." style:type="right"/>
            <text:index-entry-page-number/>
          </text:table-of-content-entry-template>
        </text:table-of-content-source>
        <text:index-body>
          <text:p text:style-name="P4">Introduction<text:tab/>1</text:p>
          <text:p text:style-name="P5">Plug-in Types<text:tab/>2</text:p>
          <text:p text:style-name="P6">Application Programming Interface<text:tab/>2</text:p>
          <text:p text:style-name="P7">Creating an Observation Tool plug-in<text:tab/>3</text:p>
          <text:p text:style-name="P8">Creating a General Tool plug-in<text:tab/>5</text:p>
          <text:p text:style-name="P9">Creating a Custom Filter plug-in<text:tab/>6</text:p>
          <text:p text:style-name="P10"><text:span text:style-name="T11">Creating a Period Analysis plug-in</text:span><text:tab/>7</text:p>
          <text:p text:style-name="P12"><text:span text:style-name="T13">Creating an Observation Source plug-in</text:span><text:tab/>10</text:p>
          <text:p text:style-name="P14">Creating a Model Creator plug-in<text:tab/>11</text:p>
          <text:p text:style-name="P15"><text:span text:style-name="T16">Dependencies upon Additional Libraries</text:span><text:tab/>12</text:p>
          <text:p text:style-name="P17"><text:span text:style-name="T18">Limitations and Constraints</text:span><text:tab/>12</text:p>
          <text:p text:style-name="P19"><text:span text:style-name="T20">Closing Remarks</text:span><text:tab/>12</text:p>
        </text:index-body>
      </text:table-of-content>
      <text:h text:style-name="Heading2" text:outline-level="2"><text:bookmark-start text:name="_Toc397017058"/>Introduction<text:bookmark-end text:name="_Toc397017058"/></text:h>
      <text:p text:style-name="Normal">Some things clearly belong to the basic set of features needed by a program such as VStar such as the ability to:</text:p>
      <text:list text:style-name="LFO1" text:continue-numbering="true">
        <text:list-item>
          <text:p text:style-name="P21">Plot light curves and phase plots</text:p>
        </text:list-item>
        <text:list-item>
          <text:p text:style-name="P22">View data in tabular format</text:p>
        </text:list-item>
        <text:list-item>
          <text:p text:style-name="P23">Load observation data from a variety of sources</text:p>
        </text:list-item>
        <text:list-item>
          <text:p text:style-name="P24">Save and print</text:p>
        </text:list-item>
        <text:list-item>
          <text:p text:style-name="P25">Filter/search</text:p>
        </text:list-item>
        <text:list-item>
          <text:p text:style-name="P26">Perform period analysis</text:p>
        </text:list-item>
      </text:list>
      <text:p text:style-name="Normal">Other features are less obvious. Even some of the items on the list above are not clear-cut. Which period analysis algorithms should be included? What format should files be saved in? What filter expressions should be permitted? It is not possible to anticipate every use to which VStar may be put.</text:p>
      <text:p text:style-name="Normal">To address this, VStar has a plug-in capability that allows anyone with a moderate knowledge of Java (or other programming languages) to add new functionality to VStar without having to modify its source code, or to have commit rights to the SourceForge source code repository, or to be able to rebuild and redeploy VStar.</text:p>
      <text:p text:style-name="Normal">In addition, a plug-in may be a good way to prototype an idea or algorithm that may ultimately be included in the VStar source tree. In this way, the VStar user community can more easily engage in the tool’s future development, and the tool’s flexibility is enhanced.</text:p>
      <text:p text:style-name="Normal">The plug-in developer is not constrained to use only Java. Any language that can generate Java Virtual Machine class files may be used to develop plug-ins, e.g. Scala, Ruby (JRuby), Python (Jython), JavaScript (Rhino), Groovy, Lisp (e.g. Clojure).</text:p>
      <text:h text:style-name="Heading2" text:outline-level="2"><text:bookmark-start text:name="_Toc397017059"/><text:soft-page-break/>Plug-in Types<text:bookmark-end text:name="_Toc397017059"/></text:h>
      <text:p text:style-name="Normal">There are currently six types of VStar plug-in:</text:p>
      <text:list text:style-name="LFO4" text:continue-numbering="true">
        <text:list-item>
          <text:p text:style-name="P27">Observation tool</text:p>
        </text:list-item>
        <text:list-item>
          <text:p text:style-name="P28">General tool</text:p>
        </text:list-item>
        <text:list-item>
          <text:p text:style-name="P29">Custom filter</text:p>
        </text:list-item>
        <text:list-item>
          <text:p text:style-name="P30">Period analysis</text:p>
        </text:list-item>
        <text:list-item>
          <text:p text:style-name="P31">Observation Source</text:p>
        </text:list-item>
        <text:list-item>
          <text:p text:style-name="P32">Model creation</text:p>
        </text:list-item>
      </text:list>
      <text:p text:style-name="Normal">All plug-ins must take the form of a jar (Java archive) file. <text:s/>Once this jar file is copied to a particular directory, the plug-in will appear as a menu item next time VStar is started.<text:s/></text:p>
      <text:p text:style-name="Normal">An<text:s/><text:span text:style-name="T33">observation</text:span><text:s/><text:span text:style-name="T34">tool plug-in</text:span><text:s/>will appear in the Tool menu and is able to perform arbitrary processing on the currently loaded dataset.</text:p>
      <text:p text:style-name="Normal">A<text:s/><text:span text:style-name="T35">general<text:s/></text:span><text:span text:style-name="T36">tool plug-in</text:span><text:s/>is intended to be used for general utilities and will appear in the Tool menu.</text:p>
      <text:p text:style-name="Normal">A<text:s/><text:span text:style-name="T37">custom filter plug-in</text:span><text:s/>filters data in the plots and tables as per the View -&gt; Filter… menu item, permitting an arbitrarily complex filter expression. Custom filters will appear in the View -&gt; Custom Filter sub-menu.</text:p>
      <text:p text:style-name="Normal">A<text:s/><text:span text:style-name="T38">period analysis plug-in</text:span><text:s/>will appear in the Analysis -&gt; Period Search sub-menu and applies an algorithm such as a Fourier Transform to a particular series (band) of the loaded dataset. By default, the data that is passed to the plug-in is the series that is used as the basis for the light curve mean plot. The results may then be plotted and/or stored in a table. Support is provided for creating a dialog for displaying the results of the period analysis and for selecting a period value with which to create a new phase plot.</text:p>
      <text:p text:style-name="Normal">An<text:s/><text:span text:style-name="T39">observation source plug-in</text:span><text:s/>will appear in the File menu and permits observation datasets to be loaded from arbitrary sources, such as FITS files, web services or HTTP data streams, databases other than AAVSO’s, or special file formats. Implementations of these plug-ins have been the most frequent of all so far.</text:p>
      <text:p text:style-name="Normal">A<text:s/><text:span text:style-name="T40">model creation plug-in</text:span><text:s/>will appear in the Analysis menu and can be used to create an arbitrary model of the loaded dataset, e.g. custom curve fitting.<text:s/></text:p>
      <text:h text:style-name="Heading2" text:outline-level="2"><text:bookmark-start text:name="_Toc397017060"/>Application Programming Interface<text:bookmark-end text:name="_Toc397017060"/></text:h>
      <text:p text:style-name="Normal">VStar’s application programming interface (API) for plug-in development is captured as Javadoc.</text:p>
      <text:p text:style-name="Normal">The file vstar.jar contains VStar’s functionality is used for VStar plug-in development. The latest version may be obtained from here:</text:p>
      <text:p text:style-name="Normal"><text:a xlink:href="http://vstar.svn.sourceforge.net/viewvc/vstar/trunk/dist/vstar.jar?view=log" office:target-frame-name="_top" xlink:show="replace"><text:span text:style-name="Hyperlink">http://vstar.svn.sourceforge.net/viewvc/vstar/trunk/dist/vstar.jar?view=log</text:span></text:a></text:p>
      <text:p text:style-name="Normal">The latest VStar documentation (Javadoc) zip file can be downloaded from here:</text:p>
      <text:p text:style-name="Normal"><text:a xlink:href="http://vstar.svn.sourceforge.net/viewvc/vstar/trunk/doc/vstar_docs.zip?view=log" office:target-frame-name="_top" xlink:show="replace"><text:span text:style-name="Hyperlink">http://vstar.svn.sourceforge.net/viewvc/vstar/trunk/doc/vstar_docs.zip?view=log</text:span></text:a></text:p>
      <text:p text:style-name="Normal">For a particular stable release of vstar.jar and documentation, the tags directory can be consulted:</text:p>
      <text:p text:style-name="Normal"><text:a xlink:href="http://vstar.svn.sourceforge.net/viewvc/vstar/tags/" office:target-frame-name="_top" xlink:show="replace"><text:span text:style-name="Hyperlink">http://vstar.svn.sourceforge.net/viewvc/vstar/tags/</text:span></text:a></text:p>
      <text:p text:style-name="Normal">or the file area:</text:p>
      <text:p text:style-name="Normal"><text:a xlink:href="https://sourceforge.net/projects/vstar/files/" office:target-frame-name="_top" xlink:show="replace"><text:span text:style-name="Hyperlink">https://sourceforge.net/projects/vstar/files/</text:span></text:a></text:p>
      <text:p text:style-name="Normal">Insofar as creating plug-ins is concerned, the key classes and interfaces are:</text:p>
      <text:list text:style-name="LFO2" text:continue-numbering="true">
        <text:list-item>
          <text:p text:style-name="P41"><text:span text:style-name="T42">org.aavso.tools.vstar.plugin.PluginBase</text:span></text:p>
        </text:list-item>
        <text:list-item>
          <text:p text:style-name="P43"><text:span text:style-name="T44">org.aavso.tools.vstar.plugin.</text:span><text:span text:style-name="T45">Observation</text:span><text:span text:style-name="T46">ToolPluginBase</text:span></text:p>
        </text:list-item>
        <text:list-item>
          <text:p text:style-name="P47"><text:span text:style-name="T48">org.aavso.tools.vstar.plugin.</text:span><text:span text:style-name="T49">General</text:span><text:span text:style-name="T50">ToolPluginBase</text:span></text:p>
        </text:list-item>
        <text:list-item>
          <text:p text:style-name="P51"><text:span text:style-name="T52">org.aavso.tools.vstar.plugin.</text:span><text:span text:style-name="T53">ObservationSource</text:span><text:span text:style-name="T54">PluginBase</text:span></text:p>
        </text:list-item>
        <text:list-item>
          <text:p text:style-name="P55"><text:span text:style-name="T56">org.aavso.tools.vstar.plugin.CustomFilterPluginBase</text:span></text:p>
        </text:list-item>
        <text:list-item>
          <text:p text:style-name="P57"><text:span text:style-name="T58">org.aavso.tools.vstar.plugin.</text:span><text:span text:style-name="T59">ModelCreatorPluginBase</text:span></text:p>
        </text:list-item>
        <text:list-item>
          <text:p text:style-name="P60"><text:span text:style-name="T61">org.aavso.tools.vstar.plugin.period.PeriodAnalysisPluginBase</text:span></text:p>
        </text:list-item>
        <text:list-item>
          <text:p text:style-name="P62"><text:span text:style-name="T63">org.aavso.tools.vstar.plugin.period.PeriodAnalysisDialogBase</text:span></text:p>
        </text:list-item>
        <text:list-item>
          <text:p text:style-name="P64"><text:span text:style-name="T65">org.aavso.tools.vstar.plugin.period.</text:span><text:span text:style-name="T66">PeriodAnalysisComponentFactory</text:span></text:p>
        </text:list-item>
        <text:list-item>
          <text:p text:style-name="P67"><text:span text:style-name="T68">org.aavso.tools.vstar.data.ValidObservation</text:span></text:p>
        </text:list-item>
      </text:list>
      <text:p text:style-name="Normal">The<text:s/><text:span text:style-name="T69">org.aavso.tools.vstar.plugin.period.impl</text:span><text:span text:style-name="T70"><text:s/></text:span>package contains an example period analysis plug-in implementation:<text:s/><text:span text:style-name="T71">DcDftPeriodAnalysisPlugin</text:span><text:s text:c="2"/>for the Date Compensated Discrete Fourier Transform algorithm. This class is presented internally to VStar as just another plug-in.<text:s/></text:p>
      <text:p text:style-name="Normal">Given that plug-in references vstar.jar, a plug-in can make use of other VStar classes (e.g.<text:s/><text:span text:style-name="T72">org.aavso.t</text:span><text:span text:style-name="T73">ools.vstar.ui.dialog.MessageBox</text:span>).<text:s/></text:p>
      <text:p text:style-name="Normal">For examples of plug-ins in use, see:<text:s/><text:a xlink:href="http://vstar.svn.sourceforge.net/viewvc/vstar/trunk/plugin/src/org/aavso/tools/vstar/external/plugin/" office:target-frame-name="_top" xlink:show="replace"><text:span text:style-name="Hyperlink">http://vstar.svn.sourceforge.net/viewvc/vstar/trunk/plugin/src/org/aavso/tools/vstar/external/plugin/</text:span></text:a></text:p>
      <text:p text:style-name="Normal"/>
      <text:h text:style-name="Heading2" text:outline-level="2"><text:bookmark-start text:name="_Toc397017061"/>Creating an Observation Tool plug-in<text:bookmark-end text:name="_Toc397017061"/></text:h>
      <text:p text:style-name="Normal">Suppose you wanted to create a simple plug-in to count the number of observations in the loaded dataset. While not very useful in itself, working<text:s/><text:soft-page-break/>through a simple example like this will get you started towards creating more complex, useful plug-ins. Here are the steps to follow:</text:p>
      <text:list text:style-name="LFO10" text:continue-numbering="true">
        <text:list-item>
          <text:p text:style-name="P74">Ensure you have installed the Java Development Kit, version 1.6 or higher.</text:p>
        </text:list-item>
      </text:list>
      <text:list text:style-name="LFO8" text:continue-numbering="true">
        <text:list-item>
          <text:p text:style-name="P75">Locate the version of<text:s/><text:span text:style-name="T76">vstar.jar</text:span><text:s/>associated with the release of VStar you wish to develop plug-ins for.</text:p>
        </text:list-item>
        <text:list-item>
          <text:p text:style-name="P77">Create a file with your favourite editor or Integrated Development Environment (e.g. Eclipse) with the following content:</text:p>
        </text:list-item>
      </text:list>
      <text:p text:style-name="P78"><text:span text:style-name="T79">package</text:span><text:span text:style-name="T80"><text:s/>my</text:span><text:span text:style-name="T81">.vstar.plugin;</text:span></text:p>
      <text:p text:style-name="P82"/>
      <text:p text:style-name="P83"><text:span text:style-name="T84">import</text:span><text:span text:style-name="T85"><text:s/>java.util.List;</text:span></text:p>
      <text:p text:style-name="P86"/>
      <text:p text:style-name="P87"><text:span text:style-name="T88">import</text:span><text:span text:style-name="T89"><text:s/>org.aavso.tools.vstar.data.ValidObservation;</text:span></text:p>
      <text:p text:style-name="P90"><text:span text:style-name="T91">import</text:span><text:span text:style-name="T92"><text:s/>org.aavso.tools.vstar.plugin.</text:span><text:span text:style-name="T93">Observation</text:span><text:span text:style-name="T94">ToolPluginBase;</text:span></text:p>
      <text:p text:style-name="P95"><text:span text:style-name="T96">import</text:span><text:span text:style-name="T97"><text:s/>org.aavso.tools.vstar.ui.dialog.MessageBox;</text:span></text:p>
      <text:p text:style-name="P98"/>
      <text:p text:style-name="P99"><text:span text:style-name="T100">/**</text:span></text:p>
      <text:p text:style-name="P101"><text:span text:style-name="T102"><text:s/>* This is a simple observation counting VStar tool plug</text:span><text:span text:style-name="T103">-</text:span><text:span text:style-name="T104">in.</text:span></text:p>
      <text:p text:style-name="P105"><text:span text:style-name="T106"><text:s/>*/</text:span></text:p>
      <text:p text:style-name="P107"><text:span text:style-name="T108">public</text:span><text:span text:style-name="T109"><text:s/></text:span><text:span text:style-name="T110">class</text:span><text:span text:style-name="T111"><text:s/>ObservationCounter<text:s/></text:span><text:span text:style-name="T112">extends</text:span><text:span text:style-name="T113"><text:s/></text:span><text:span text:style-name="T114">Observation</text:span><text:span text:style-name="T115">ToolPluginBase {</text:span></text:p>
      <text:p text:style-name="P116"/>
      <text:p text:style-name="P117"><text:span text:style-name="T118"><text:tab/></text:span><text:span text:style-name="T119">@Override</text:span></text:p>
      <text:p text:style-name="P120"><text:span text:style-name="T121"><text:tab/></text:span><text:span text:style-name="T122">public</text:span><text:span text:style-name="T123"><text:s/></text:span><text:span text:style-name="T124">void</text:span><text:span text:style-name="T125"><text:s/>invoke(List&lt;ValidObservation&gt; obs) {</text:span></text:p>
      <text:p text:style-name="P126"><text:span text:style-name="T127"><text:tab/></text:span><text:span text:style-name="T128"><text:tab/></text:span><text:span text:style-name="T129">int</text:span><text:span text:style-name="T130"><text:s/>count = obs.size();</text:span></text:p>
      <text:p text:style-name="P131"><text:span text:style-name="T132"><text:tab/></text:span><text:span text:style-name="T133"><text:tab/>MessageBox.</text:span><text:span text:style-name="T134">showMessageDialog</text:span><text:span text:style-name="T135">(</text:span><text:span text:style-name="T136">"Observation Count"</text:span><text:span text:style-name="T137">, String.</text:span><text:span text:style-name="T138">format</text:span><text:span text:style-name="T139">(</text:span></text:p>
      <text:p text:style-name="P140"><text:span text:style-name="T141"><text:tab/></text:span><text:span text:style-name="T142"><text:tab/></text:span><text:span text:style-name="T143"><text:tab/></text:span><text:span text:style-name="T144">"There are %d observations in the loaded dataset."</text:span><text:span text:style-name="T145">, count));</text:span></text:p>
      <text:p text:style-name="P146"><text:span text:style-name="T147"><text:tab/>}</text:span></text:p>
      <text:p text:style-name="P148"/>
      <text:p text:style-name="P149"><text:span text:style-name="T150"><text:tab/></text:span><text:span text:style-name="T151">@Override</text:span></text:p>
      <text:p text:style-name="P152"><text:span text:style-name="T153"><text:tab/></text:span><text:span text:style-name="T154">public</text:span><text:span text:style-name="T155"><text:s/>String getDescription() {</text:span></text:p>
      <text:p text:style-name="P156"><text:span text:style-name="T157"><text:tab/></text:span><text:span text:style-name="T158"><text:tab/></text:span><text:span text:style-name="T159">return</text:span><text:span text:style-name="T160"><text:s/></text:span><text:span text:style-name="T161">"Observation counting tool<text:s/></text:span><text:span text:style-name="T162">plug-in</text:span><text:span text:style-name="T163">"</text:span><text:span text:style-name="T164">;</text:span></text:p>
      <text:p text:style-name="P165"><text:span text:style-name="T166"><text:tab/>}</text:span></text:p>
      <text:p text:style-name="P167"/>
      <text:p text:style-name="P168"><text:span text:style-name="T169"><text:tab/></text:span><text:span text:style-name="T170">@Override</text:span></text:p>
      <text:p text:style-name="P171"><text:span text:style-name="T172"><text:tab/></text:span><text:span text:style-name="T173">public</text:span><text:span text:style-name="T174"><text:s/>String getDisplayName() {</text:span></text:p>
      <text:p text:style-name="P175"><text:span text:style-name="T176"><text:tab/></text:span><text:span text:style-name="T177"><text:tab/></text:span><text:span text:style-name="T178">return</text:span><text:span text:style-name="T179"><text:s/></text:span><text:span text:style-name="T180">"Observation Counter"</text:span><text:span text:style-name="T181">;</text:span></text:p>
      <text:p text:style-name="P182"><text:span text:style-name="T183"><text:tab/>}</text:span></text:p>
      <text:p text:style-name="P184">}</text:p>
      <text:p text:style-name="P185"/>
      <text:p text:style-name="P186">Some key things to note are:</text:p>
      <text:p text:style-name="P187"/>
      <text:list text:style-name="LFO7" text:continue-numbering="true">
        <text:list-item>
          <text:p text:style-name="P188"><text:span text:style-name="T189">The file<text:s/></text:span><text:span text:style-name="T190">must be called<text:s/></text:span><text:span text:style-name="T191">ObservationCounter.java</text:span><text:span text:style-name="T192"><text:s/>and located in the directory<text:s/></text:span><text:span text:style-name="T193">my/vstar/plugin</text:span><text:span text:style-name="T194"><text:s/>relative to the current directory. Let’s call the latter<text:s/></text:span><text:span text:style-name="T195">src</text:span><text:span text:style-name="T196">.</text:span></text:p>
        </text:list-item>
        <text:list-item>
          <text:p text:style-name="P197"><text:span text:style-name="T198">After saving the file, and assuming you are taking a bare-bones approach to editing and compiling Java code , from a DOS prompt or *nix shell, with<text:s/></text:span><text:span text:style-name="T199">src</text:span><text:span text:style-name="T200"><text:s/>as your current directory, compile the source code, including the vstar.jar file (specifying the full path to vstar.jar) in the classpath, like this:</text:span></text:p>
        </text:list-item>
      </text:list>
      <text:p text:style-name="P201"/>
      <table:table table:style-name="Table202">
        <table:table-columns>
          <table:table-column table:style-name="TableColumn203"/>
        </table:table-columns>
        <table:table-row table:style-name="TableRow204">
          <table:table-cell table:style-name="TableCell205">
            <text:p text:style-name="P206">javac –cp vstar.jar my/vstar/plugin/ObservationCounter.java<text:s/></text:p>
          </table:table-cell>
        </table:table-row>
      </table:table>
      <text:p text:style-name="P207"/>
      <text:list text:style-name="LFO9" text:continue-numbering="true">
        <text:list-item>
          <text:p text:style-name="P208"><text:span text:style-name="T209">Next, create <text:s/>a jar file with</text:span><text:span text:style-name="T210"><text:s/>the same name as the fully qualified<text:s/></text:span><text:span text:style-name="T211">ToolPluginBase</text:span><text:span text:style-name="T212"><text:s/>subclass. Note that this naming scheme is not optional. In this case, we would have:</text:span></text:p>
        </text:list-item>
      </text:list>
      <text:p text:style-name="P213"/>
      <table:table table:style-name="Table214">
        <table:table-columns>
          <table:table-column table:style-name="TableColumn215"/>
        </table:table-columns>
        <table:table-row table:style-name="TableRow216">
          <table:table-cell table:style-name="TableCell217">
            <text:p text:style-name="P218">jar -cf my.vstar.plugin.ObservationCounter.jar <text:s text:c="3"/></text:p>
            <text:soft-page-break/>
            <text:p text:style-name="P219"><text:s text:c="8"/>my/vstar/plugin/ObservationCounter.class</text:p>
          </table:table-cell>
        </table:table-row>
      </table:table>
      <text:p text:style-name="P220"/>
      <text:list text:style-name="LFO9" text:continue-numbering="true">
        <text:list-item>
          <text:p text:style-name="P221"><text:span text:style-name="T222">Next, move the jar file to the<text:s/></text:span><text:span text:style-name="T223">vstar_plugins</text:span><text:span text:style-name="T224"><text:s/>directory.<text:s/></text:span><text:span text:style-name="T225">Plug</text:span><text:span text:style-name="T226">-</text:span><text:span text:style-name="T227">in jars must be placed into the<text:s/></text:span><text:span text:style-name="T228">vstar_plugins<text:s/></text:span><text:span text:style-name="T229">directory in your home d</text:span><text:span text:style-name="T230">irectory (for Mac or *nix that will be</text:span><text:span text:style-name="T231"><text:s/></text:span><text:span text:style-name="T232">$HOME</text:span><text:span text:style-name="T233"><text:s/>or<text:s/></text:span><text:span text:style-name="T234">~</text:span><text:span text:style-name="T235">, "</text:span><text:span text:style-name="T236">C:\Documents and Settings\</text:span><text:span text:style-name="T237">user</text:span><text:span text:style-name="T238">" under Windows).</text:span></text:p>
        </text:list-item>
        <text:list-item>
          <text:p text:style-name="P239"><text:span text:style-name="T240">Finally, start VStar. A menu item called<text:s/></text:span><text:span text:style-name="T241">Observation Counter</text:span><text:span text:style-name="T242"><text:s/>should appear in the Tool menu. Load a dataset from a file or the database and select that menu item. A simple dialog box should appear telling you how many observations are loaded.</text:span></text:p>
        </text:list-item>
      </text:list>
      <text:p text:style-name="Normal"><text:span text:style-name="T243">For more complex plug-ins, especially where multiple source or .class files are involved, see<text:s/></text:span><text:a xlink:href="https://sourceforge.net/p/vstar/code/HEAD/tree/trunk/plugin/plugin-dev" office:target-frame-name="_top" xlink:show="replace"><text:span text:style-name="T244">https://sourceforge.net/p/vstar/code/HEAD/tree/trunk/plugin/plugin-dev</text:span></text:a><text:span text:style-name="T245"><text:s/></text:span></text:p>
      <text:h text:style-name="Heading2" text:outline-level="2"><text:bookmark-start text:name="_Toc397017062"/>Creating a General Tool plug-in<text:bookmark-end text:name="_Toc397017062"/></text:h>
      <text:p text:style-name="Normal">This section shows an example of a General Tool plug-in that converts a Julian Day to a calendar date. The source file needs to be<text:s/><text:span text:style-name="T246">JDToDateTool.java</text:span><text:s/>and must be located in the directory<text:s/><text:span text:style-name="T247">my/vstar/plugin</text:span><text:s/>corresponding to the package name<text:s/><text:span text:style-name="T248">my.vstar.plugin</text:span><text:s/>declared in the code.<text:s/></text:p>
      <text:p text:style-name="P249"><text:span text:style-name="T250">package</text:span><text:span text:style-name="T251"><text:s/>my</text:span><text:span text:style-name="T252">.vstar.plugin;</text:span></text:p>
      <text:p text:style-name="P253"/>
      <text:p text:style-name="P254"><text:span text:style-name="T255">import</text:span><text:span text:style-name="T256"><text:s/>javax.swing.JOptionPane;</text:span></text:p>
      <text:p text:style-name="P257"/>
      <text:p text:style-name="P258"><text:span text:style-name="T259">import</text:span><text:span text:style-name="T260"><text:s/>org.aavso.tools.vstar.plugin.GeneralToolPluginBase;</text:span></text:p>
      <text:p text:style-name="P261"><text:span text:style-name="T262">import</text:span><text:span text:style-name="T263"><text:s/>org.aavso.tools.vstar.ui.dialog.MessageBox;</text:span></text:p>
      <text:p text:style-name="P264"><text:span text:style-name="T265">import</text:span><text:span text:style-name="T266"><text:s/>org.aavso.tools.vstar.util.date.AbstractDateUtil;</text:span></text:p>
      <text:p text:style-name="P267"/>
      <text:p text:style-name="P268"><text:span text:style-name="T269">/**</text:span></text:p>
      <text:p text:style-name="P270"><text:span text:style-name="T271"><text:s/>* A general tool plug-in that converts a JD to a calendar date.</text:span></text:p>
      <text:p text:style-name="P272"><text:span text:style-name="T273"><text:s/>*/</text:span></text:p>
      <text:p text:style-name="P274"><text:span text:style-name="T275">public</text:span><text:span text:style-name="T276"><text:s/></text:span><text:span text:style-name="T277">class</text:span><text:span text:style-name="T278"><text:s/>JDToDateTool<text:s/></text:span><text:span text:style-name="T279">extends</text:span><text:span text:style-name="T280"><text:s/>GeneralToolPluginBase {</text:span></text:p>
      <text:p text:style-name="P281"/>
      <text:p text:style-name="P282"><text:span text:style-name="T283"><text:tab/></text:span><text:span text:style-name="T284">@Override</text:span></text:p>
      <text:p text:style-name="P285"><text:span text:style-name="T286"><text:tab/></text:span><text:span text:style-name="T287">public</text:span><text:span text:style-name="T288"><text:s/></text:span><text:span text:style-name="T289">void</text:span><text:span text:style-name="T290"><text:s/>invoke() {</text:span></text:p>
      <text:p text:style-name="P291"><text:span text:style-name="T292"><text:tab/></text:span><text:span text:style-name="T293"><text:tab/>String str = JOptionPane.</text:span><text:span text:style-name="T294">showInputDialog</text:span><text:span text:style-name="T295">(</text:span><text:span text:style-name="T296">"Enter JD"</text:span><text:span text:style-name="T297">);</text:span></text:p>
      <text:p text:style-name="P298"><text:span text:style-name="T299"><text:tab/></text:span><text:span text:style-name="T300"><text:tab/></text:span><text:span text:style-name="T301">if</text:span><text:span text:style-name="T302"><text:s/>(str !=<text:s/></text:span><text:span text:style-name="T303">null</text:span><text:span text:style-name="T304"><text:s/>&amp;&amp; str.trim().length() != 0) {</text:span></text:p>
      <text:p text:style-name="P305"><text:span text:style-name="T306"><text:tab/></text:span><text:span text:style-name="T307"><text:tab/></text:span><text:span text:style-name="T308"><text:tab/></text:span><text:span text:style-name="T309">try</text:span><text:span text:style-name="T310"><text:s/>{</text:span></text:p>
      <text:p text:style-name="P311"><text:span text:style-name="T312"><text:tab/></text:span><text:span text:style-name="T313"><text:tab/></text:span><text:span text:style-name="T314"><text:tab/></text:span><text:span text:style-name="T315"><text:tab/></text:span><text:span text:style-name="T316">double</text:span><text:span text:style-name="T317"><text:s/>jd = Double.</text:span><text:span text:style-name="T318">parseDouble</text:span><text:span text:style-name="T319">(str);</text:span></text:p>
      <text:p text:style-name="P320"/>
      <text:p text:style-name="P321"><text:tab/><text:tab/><text:tab/><text:tab/>String cal =<text:s/></text:p>
      <text:p text:style-name="P322"><text:span text:style-name="T323">AbstractDateUtil.</text:span><text:span text:style-name="T324">getInstance</text:span><text:span text:style-name="T325">().jdToCalendar(jd);</text:span></text:p>
      <text:p text:style-name="P326"/>
      <text:p text:style-name="P327"><text:span text:style-name="T328">MessageBox.</text:span><text:span text:style-name="T329">showMessageDialog</text:span><text:span text:style-name="T330">(</text:span><text:span text:style-name="T331">"JD to Calendar Date"</text:span><text:span text:style-name="T332">,<text:s/></text:span></text:p>
      <text:p text:style-name="P333"><text:span text:style-name="T334">String.</text:span><text:span text:style-name="T335">format</text:span><text:span text:style-name="T336">(</text:span><text:span text:style-name="T337">"%1.4f =&gt; %s"</text:span><text:span text:style-name="T338">, jd, cal));</text:span></text:p>
      <text:p text:style-name="P339"/>
      <text:p text:style-name="P340"><text:span text:style-name="T341"><text:tab/></text:span><text:span text:style-name="T342"><text:tab/></text:span><text:span text:style-name="T343"><text:tab/>}<text:s/></text:span><text:span text:style-name="T344">catch</text:span><text:span text:style-name="T345"><text:s/>(NumberFormatException e) {</text:span></text:p>
      <text:p text:style-name="P346"><text:span text:style-name="T347"><text:tab/></text:span><text:span text:style-name="T348"><text:tab/></text:span><text:span text:style-name="T349"><text:tab/></text:span><text:span text:style-name="T350"><text:tab/>MessageBox.</text:span><text:span text:style-name="T351">showErrorDialog</text:span><text:span text:style-name="T352">(</text:span><text:span text:style-name="T353">"JD Error"</text:span><text:span text:style-name="T354">, String.</text:span><text:span text:style-name="T355">format</text:span><text:span text:style-name="T356">(</text:span></text:p>
      <text:p text:style-name="P357"><text:span text:style-name="T358"><text:tab/></text:span><text:span text:style-name="T359"><text:tab/></text:span><text:span text:style-name="T360"><text:tab/></text:span><text:span text:style-name="T361"><text:tab/></text:span><text:span text:style-name="T362"><text:tab/></text:span><text:span text:style-name="T363"><text:tab/></text:span><text:span text:style-name="T364">"'%s' is not a number."</text:span><text:span text:style-name="T365">, str));</text:span></text:p>
      <text:p text:style-name="P366"><text:span text:style-name="T367"><text:tab/></text:span><text:span text:style-name="T368"><text:tab/></text:span><text:span text:style-name="T369"><text:tab/>}<text:s/></text:span><text:span text:style-name="T370">catch</text:span><text:span text:style-name="T371"><text:s/>(IllegalArgumentException e) {</text:span></text:p>
      <text:p text:style-name="P372"><text:span text:style-name="T373"><text:tab/></text:span><text:span text:style-name="T374"><text:tab/></text:span><text:span text:style-name="T375"><text:tab/></text:span><text:span text:style-name="T376"><text:tab/>MessageBox.</text:span><text:span text:style-name="T377">showErrorDialog</text:span><text:span text:style-name="T378">(</text:span><text:span text:style-name="T379">"JD Error"</text:span><text:span text:style-name="T380">, String.</text:span><text:span text:style-name="T381">format</text:span><text:span text:style-name="T382">(</text:span></text:p>
      <text:p text:style-name="P383"><text:span text:style-name="T384"><text:tab/></text:span><text:span text:style-name="T385"><text:tab/></text:span><text:span text:style-name="T386"><text:tab/></text:span><text:span text:style-name="T387"><text:tab/></text:span><text:span text:style-name="T388"><text:tab/></text:span><text:span text:style-name="T389"><text:tab/></text:span><text:span text:style-name="T390">"'%s' is an invalid JD: %s"</text:span><text:span text:style-name="T391">, str,<text:s/></text:span></text:p>
      <text:p text:style-name="P392"><text:span text:style-name="T393">e.getMessage()));</text:span></text:p>
      <text:p text:style-name="P394"><text:span text:style-name="T395"><text:tab/></text:span><text:span text:style-name="T396"><text:tab/></text:span><text:span text:style-name="T397"><text:tab/>}</text:span></text:p>
      <text:p text:style-name="P398"><text:span text:style-name="T399"><text:tab/></text:span><text:span text:style-name="T400"><text:tab/>}</text:span></text:p>
      <text:p text:style-name="P401"><text:span text:style-name="T402"><text:tab/>}</text:span></text:p>
      <text:p text:style-name="P403"/>
      <text:p text:style-name="P404"><text:span text:style-name="T405"><text:tab/></text:span><text:span text:style-name="T406">@Override</text:span></text:p>
      <text:soft-page-break/>
      <text:p text:style-name="P407"><text:span text:style-name="T408"><text:tab/></text:span><text:span text:style-name="T409">public</text:span><text:span text:style-name="T410"><text:s/>String getDescription() {</text:span></text:p>
      <text:p text:style-name="P411"><text:span text:style-name="T412"><text:tab/></text:span><text:span text:style-name="T413"><text:tab/></text:span><text:span text:style-name="T414">return</text:span><text:span text:style-name="T415"><text:s/></text:span><text:span text:style-name="T416">"Convert JD to Calendar Date"</text:span><text:span text:style-name="T417">;</text:span></text:p>
      <text:p text:style-name="P418"><text:span text:style-name="T419"><text:tab/>}</text:span></text:p>
      <text:p text:style-name="P420"/>
      <text:p text:style-name="P421"><text:span text:style-name="T422"><text:tab/></text:span><text:span text:style-name="T423">@Override</text:span></text:p>
      <text:p text:style-name="P424"><text:span text:style-name="T425"><text:tab/></text:span><text:span text:style-name="T426">public</text:span><text:span text:style-name="T427"><text:s/>String getDisplayName() {</text:span></text:p>
      <text:p text:style-name="P428"><text:span text:style-name="T429"><text:tab/></text:span><text:span text:style-name="T430"><text:tab/></text:span><text:span text:style-name="T431">return</text:span><text:span text:style-name="T432"><text:s/></text:span><text:span text:style-name="T433">"JD to Calendar Date..."</text:span><text:span text:style-name="T434">;</text:span></text:p>
      <text:p text:style-name="P435"><text:span text:style-name="T436"><text:tab/>}</text:span></text:p>
      <text:p text:style-name="P437"><text:span text:style-name="T438">}</text:span></text:p>
      <text:h text:style-name="Heading2" text:outline-level="2"><text:bookmark-start text:name="_Toc397017063"/>Creating a Custom Filter plug-in<text:bookmark-end text:name="_Toc397017063"/><text:span text:style-name="T439"><text:s/></text:span></text:h>
      <text:p text:style-name="P440">This is an example Custom Filter plug-in that demonstrates that any condition<text:s/>can be used to determine whether or not an observation should be included in<text:s/>the filtered subset, including some relationship between observations.</text:p>
      <text:p text:style-name="P441">In this example, an observation is included only if the previous observation<text:s/>has a JD whose integer portion is divisible by 9 and the band of the previous<text:s/>and current observations is Johnson V or Johnson B.</text:p>
      <text:p text:style-name="P442">This<text:s/>condition<text:s/>is<text:s/>of dubious value, but it serves to<text:s/>demonstrate<text:s/>that<text:s/>the condition can be arbitrarily complex.</text:p>
      <text:p text:style-name="P443">Try this<text:s/>filter on the last 2 years of epsilon<text:s/>Aurigae observations from the AAVSO<text:s/>International database<text:s/>(for example).</text:p>
      <text:p text:style-name="P444"><text:span text:style-name="T445">package</text:span><text:span text:style-name="T446"><text:s/>my.vstar.plugin;</text:span></text:p>
      <text:p text:style-name="P447"/>
      <text:p text:style-name="P448"><text:span text:style-name="T449">import</text:span><text:span text:style-name="T450"><text:s/>java.util.List;</text:span></text:p>
      <text:p text:style-name="P451"/>
      <text:p text:style-name="P452"><text:span text:style-name="T453">import</text:span><text:span text:style-name="T454"><text:s/>org.aavso.tools.vstar.data.SeriesType;</text:span></text:p>
      <text:p text:style-name="P455"><text:span text:style-name="T456">import</text:span><text:span text:style-name="T457"><text:s/>org.aavso.tools.vstar.data.ValidObservation;</text:span></text:p>
      <text:p text:style-name="P458"><text:span text:style-name="T459">import</text:span><text:span text:style-name="T460"><text:s/>org.aavso.tools.vstar.plugin.CustomFilterPluginBase;</text:span></text:p>
      <text:p text:style-name="P461"/>
      <text:p text:style-name="P462"><text:span text:style-name="T463">public</text:span><text:span text:style-name="T464"><text:s/></text:span><text:span text:style-name="T465">class</text:span><text:span text:style-name="T466"><text:s/>CustomFilterTest<text:s/></text:span><text:span text:style-name="T467">extends</text:span><text:span text:style-name="T468"><text:s/>CustomFilterPluginBase {</text:span></text:p>
      <text:p text:style-name="P469"/>
      <text:p text:style-name="P470"><text:span text:style-name="T471"><text:s text:c="4"/></text:span><text:span text:style-name="T472">@Override</text:span></text:p>
      <text:p text:style-name="P473"><text:span text:style-name="T474"><text:s text:c="4"/></text:span><text:span text:style-name="T475">protected</text:span><text:span text:style-name="T476"><text:s/></text:span><text:span text:style-name="T477">void</text:span><text:span text:style-name="T478"><text:s/>filter(List&lt;ValidObservation&gt; obs) {</text:span></text:p>
      <text:p text:style-name="P479"><text:span text:style-name="T480"><text:s text:c="8"/>ValidObservation last =<text:s/></text:span><text:span text:style-name="T481">null</text:span><text:span text:style-name="T482">;</text:span></text:p>
      <text:p text:style-name="P483"/>
      <text:p text:style-name="P484"><text:span text:style-name="T485"><text:s text:c="2"/></text:span><text:span text:style-name="T486">for</text:span><text:span text:style-name="T487"><text:s/>(ValidObservation curr : obs) {</text:span></text:p>
      <text:p text:style-name="P488"><text:span text:style-name="T489">if</text:span><text:span text:style-name="T490"><text:s/>(last !=<text:s/></text:span><text:span text:style-name="T491">null</text:span><text:span text:style-name="T492">) {</text:span></text:p>
      <text:p text:style-name="P493"><text:span text:style-name="T494"><text:s text:c="10"/>int</text:span><text:span text:style-name="T495"><text:s/>lastIntegerJD = (</text:span><text:span text:style-name="T496">int</text:span><text:span text:style-name="T497">) last.getJD();</text:span></text:p>
      <text:p text:style-name="P498"><text:span text:style-name="T499"><text:tab/></text:span><text:span text:style-name="T500"><text:tab/></text:span><text:span text:style-name="T501"><text:tab/>SeriesType lastBand = last.getBand();</text:span></text:p>
      <text:p text:style-name="P502"><text:tab/><text:tab/><text:tab/>SeriesType currBand = curr.getBand();</text:p>
      <text:p text:style-name="P503"/>
      <text:p text:style-name="P504"><text:span text:style-name="T505"><text:tab/></text:span><text:span text:style-name="T506"><text:tab/></text:span><text:span text:style-name="T507"><text:tab/></text:span><text:span text:style-name="T508">if</text:span><text:span text:style-name="T509"><text:s/>(lastIntegerJD % 9 == 0</text:span><text:span text:style-name="T510"><text:s/></text:span><text:span text:style-name="T511">&amp;&amp;<text:s/></text:span></text:p>
      <text:p text:style-name="P512"><text:span text:style-name="T513"><text:s text:c="4"/>(currBand == SeriesType.</text:span><text:span text:style-name="T514">Johnson_V</text:span><text:span text:style-name="T515"><text:s/>||<text:s/></text:span></text:p>
      <text:p text:style-name="P516"><text:span text:style-name="T517"><text:s text:c="5"/>currBand == SeriesType.</text:span><text:span text:style-name="T518">Johnson_B</text:span><text:span text:style-name="T519">)</text:span><text:span text:style-name="T520"><text:s/></text:span><text:span text:style-name="T521">&amp;&amp;<text:s/></text:span></text:p>
      <text:p text:style-name="P522"><text:span text:style-name="T523"><text:s text:c="4"/>(lastBand == SeriesType.</text:span><text:span text:style-name="T524">Johnson_V</text:span><text:span text:style-name="T525"><text:s/>||<text:s/></text:span></text:p>
      <text:p text:style-name="P526"><text:span text:style-name="T527"><text:s text:c="5"/>lastBand == SeriesType.</text:span><text:span text:style-name="T528">Johnson_B</text:span><text:span text:style-name="T529">)) {</text:span></text:p>
      <text:p text:style-name="P530"><text:tab/><text:tab/><text:tab/></text:p>
      <text:p text:style-name="P531"><text:span text:style-name="T532">addToSubset(curr);</text:span></text:p>
      <text:p text:style-name="P533"><text:tab/><text:tab/><text:tab/>}</text:p>
      <text:p text:style-name="P534"/>
      <text:p text:style-name="P535"><text:span text:style-name="T536"><text:tab/></text:span><text:span text:style-name="T537"><text:tab/></text:span><text:span text:style-name="T538"><text:tab/>last = curr;</text:span></text:p>
      <text:p text:style-name="P539"><text:span text:style-name="T540"><text:tab/></text:span><text:span text:style-name="T541"><text:tab/>}</text:span></text:p>
      <text:p text:style-name="P542"><text:span text:style-name="T543"><text:tab/>}</text:span></text:p>
      <text:p text:style-name="P544"/>
      <text:p text:style-name="P545"><text:span text:style-name="T546"><text:tab/></text:span><text:span text:style-name="T547">@Override</text:span></text:p>
      <text:p text:style-name="P548"><text:span text:style-name="T549"><text:tab/></text:span><text:span text:style-name="T550">public</text:span><text:span text:style-name="T551"><text:s/>String getDescription() {</text:span></text:p>
      <text:p text:style-name="P552"><text:span text:style-name="T553">return</text:span><text:span text:style-name="T554"><text:s/></text:span><text:span text:style-name="T555">"Includes an observation if a condition holds " + <text:s text:c="2"/></text:span></text:p>
      <text:p text:style-name="P556"><text:span text:style-name="T557"><text:s text:c="7"/></text:span><text:span text:style-name="T558">"for the current and previous observation."</text:span><text:span text:style-name="T559">;</text:span></text:p>
      <text:p text:style-name="P560"><text:span text:style-name="T561"><text:tab/>}</text:span></text:p>
      <text:p text:style-name="P562"/>
      <text:p text:style-name="P563"><text:span text:style-name="T564"><text:tab/></text:span><text:span text:style-name="T565">@Override</text:span></text:p>
      <text:soft-page-break/>
      <text:p text:style-name="P566"><text:span text:style-name="T567"><text:tab/></text:span><text:span text:style-name="T568">public</text:span><text:span text:style-name="T569"><text:s/>String getDisplayName() {</text:span></text:p>
      <text:p text:style-name="P570"><text:span text:style-name="T571"><text:tab/></text:span><text:span text:style-name="T572"><text:tab/></text:span><text:span text:style-name="T573">return</text:span><text:span text:style-name="T574"><text:s/></text:span><text:span text:style-name="T575">"</text:span><text:span text:style-name="T576">V or B plus JD Divisibility</text:span><text:span text:style-name="T577"><text:s/>Checker"</text:span><text:span text:style-name="T578">;</text:span></text:p>
      <text:p text:style-name="P579"><text:span text:style-name="T580"><text:tab/>}</text:span></text:p>
      <text:p text:style-name="P581">}</text:p>
      <text:p text:style-name="P582"/>
      <text:p text:style-name="P583"><text:span text:style-name="T584">Notice that the method<text:s/></text:span><text:span text:style-name="T585">addToSubset(</text:span><text:span text:style-name="T586">)</text:span><text:span text:style-name="T587"><text:s/>invoked above exists on the custom filter plug-in base class. See the Javadoc for more details regarding custom filter plug-ins.</text:span></text:p>
      <text:h text:style-name="P588" text:outline-level="2"><text:bookmark-start text:name="_Toc397017064"/>Creating a Period Analysis plug-in<text:bookmark-end text:name="_Toc397017064"/></text:h>
      <text:p text:style-name="Normal">Using the same approach as for the Tool plug-in example, create a file called<text:s/><text:span text:style-name="T589">PeriodAnalysisPluginTest</text:span><text:span text:style-name="T590">.java</text:span><text:s/>under<text:s/><text:span text:style-name="T591">src/my/vstar/plugin</text:span>:</text:p>
      <text:p text:style-name="P592"><text:span text:style-name="T593">package</text:span><text:span text:style-name="T594"><text:s/>my.vstar.plugin;</text:span></text:p>
      <text:p text:style-name="P595"/>
      <text:p text:style-name="P596"><text:span text:style-name="T597">import</text:span><text:span text:style-name="T598"><text:s/>java.awt.BorderLayout;</text:span></text:p>
      <text:p text:style-name="P599"><text:span text:style-name="T600">import</text:span><text:span text:style-name="T601"><text:s/>java.awt.Component;</text:span></text:p>
      <text:p text:style-name="P602"><text:span text:style-name="T603">import</text:span><text:span text:style-name="T604"><text:s/>java.util.List;</text:span></text:p>
      <text:p text:style-name="P605"/>
      <text:p text:style-name="P606"><text:span text:style-name="T607">import</text:span><text:span text:style-name="T608"><text:s/>javax.swing.JDialog;</text:span></text:p>
      <text:p text:style-name="P609"><text:span text:style-name="T610">import</text:span><text:span text:style-name="T611"><text:s/>javax.swing.JLabel;</text:span></text:p>
      <text:p text:style-name="P612"><text:span text:style-name="T613">import</text:span><text:span text:style-name="T614"><text:s/>javax.swing.JPanel;</text:span></text:p>
      <text:p text:style-name="P615"/>
      <text:p text:style-name="P616"><text:span text:style-name="T617">import</text:span><text:span text:style-name="T618"><text:s/>org.aavso.tools.vstar.data.SeriesType;</text:span></text:p>
      <text:p text:style-name="P619"><text:span text:style-name="T620">import</text:span><text:span text:style-name="T621"><text:s/>org.aavso.tools.vstar.data.ValidObservation;</text:span></text:p>
      <text:p text:style-name="P622"><text:span text:style-name="T623">import</text:span><text:span text:style-name="T624"><text:s/>org.aavso.tools.vstar.plugin.period.PeriodAnalysisComponentFactory;</text:span></text:p>
      <text:p text:style-name="P625"><text:span text:style-name="T626">import</text:span><text:span text:style-name="T627"><text:s/>org.aavso.tools.vstar.plugin.period.PeriodAnalysisDialogBase;</text:span></text:p>
      <text:p text:style-name="P628"><text:span text:style-name="T629">import</text:span><text:span text:style-name="T630"><text:s/>org.aavso.tools.vstar.plugin.period.PeriodAnalysisPluginBase;</text:span></text:p>
      <text:p text:style-name="P631"><text:span text:style-name="T632">import</text:span><text:span text:style-name="T633"><text:s/>org.aavso.tools.vstar.ui.NamedComponent;</text:span></text:p>
      <text:p text:style-name="P634"><text:span text:style-name="T635">import</text:span><text:span text:style-name="T636"><text:s/>org.aavso.tools.vstar.ui.mediator.Mediator;</text:span></text:p>
      <text:p text:style-name="P637"><text:span text:style-name="T638">import</text:span><text:span text:style-name="T639"><text:s/>org.aavso.tools.vstar.ui.mediator.message.MeanSourceSeriesChangeMessage;</text:span></text:p>
      <text:p text:style-name="P640"><text:span text:style-name="T641">import</text:span><text:span text:style-name="T642"><text:s/>org.aavso.tools.vstar.ui.mediator.message.NewStarMessage;</text:span></text:p>
      <text:p text:style-name="P643"><text:span text:style-name="T644">import</text:span><text:span text:style-name="T645"><text:s/>org.aavso.tools.vstar.ui.mediator.message.PeriodAnalysisSelectionMessage;</text:span></text:p>
      <text:p text:style-name="P646"><text:span text:style-name="T647">import</text:span><text:span text:style-name="T648"><text:s/>org.aavso.tools.vstar.util.notification.Listener;</text:span></text:p>
      <text:p text:style-name="P649"><text:span text:style-name="T650">import</text:span><text:span text:style-name="T651"><text:s/>org.aavso.tools.vstar.util.period.PeriodAnalysisCoordinateType;</text:span></text:p>
      <text:p text:style-name="P652"/>
      <text:p text:style-name="P653"><text:span text:style-name="T654">/**</text:span></text:p>
      <text:p text:style-name="P655"><text:span text:style-name="T656"><text:s/>* VStar period analysis<text:s/></text:span><text:span text:style-name="T657">plug-in</text:span><text:span text:style-name="T658"><text:s/>test.</text:span></text:p>
      <text:p text:style-name="P659"><text:span text:style-name="T660"><text:s/>*<text:s/></text:span></text:p>
      <text:p text:style-name="P661"><text:s/>* This<text:s/>plug-in generates random periods and shows them on a line plot, in a <text:s/></text:p>
      <text:p text:style-name="P662"><text:s/>* table, with the selected<text:s/>period<text:s/>displayed in a label component. A<text:s/>new phase<text:s/></text:p>
      <text:p text:style-name="P663"><text:s/>*<text:s/>plot<text:s/>can<text:s/>be generated with that period.</text:p>
      <text:p text:style-name="P664"><text:span text:style-name="T665"><text:s/>*/</text:span></text:p>
      <text:p text:style-name="P666"><text:span text:style-name="T667">public</text:span><text:span text:style-name="T668"><text:s/></text:span><text:span text:style-name="T669">class</text:span><text:span text:style-name="T670"><text:s/>PeriodAnalysisPluginTest1<text:s/></text:span><text:span text:style-name="T671">extends</text:span><text:span text:style-name="T672"><text:s/>PeriodAnalysisPluginBase {</text:span></text:p>
      <text:p text:style-name="P673"/>
      <text:p text:style-name="P674"><text:span text:style-name="T675"><text:tab/></text:span><text:span text:style-name="T676">final</text:span><text:span text:style-name="T677"><text:s/></text:span><text:span text:style-name="T678">private</text:span><text:span text:style-name="T679"><text:s/></text:span><text:span text:style-name="T680">int</text:span><text:span text:style-name="T681"><text:s/></text:span><text:span text:style-name="T682">N</text:span><text:span text:style-name="T683"><text:s/>= 100;</text:span></text:p>
      <text:p text:style-name="P684"/>
      <text:p text:style-name="P685"><text:span text:style-name="T686"><text:tab/></text:span><text:span text:style-name="T687">private</text:span><text:span text:style-name="T688"><text:s/></text:span><text:span text:style-name="T689">double</text:span><text:span text:style-name="T690"><text:s/></text:span><text:span text:style-name="T691">period</text:span><text:span text:style-name="T692">;</text:span></text:p>
      <text:p text:style-name="P693"/>
      <text:p text:style-name="P694"><text:span text:style-name="T695"><text:tab/></text:span><text:span text:style-name="T696">private</text:span><text:span text:style-name="T697"><text:s/></text:span><text:span text:style-name="T698">double</text:span><text:span text:style-name="T699">[]<text:s/></text:span><text:span text:style-name="T700">domain</text:span><text:span text:style-name="T701"><text:s/>=<text:s/></text:span><text:span text:style-name="T702">new</text:span><text:span text:style-name="T703"><text:s/></text:span><text:span text:style-name="T704">double</text:span><text:span text:style-name="T705">[</text:span><text:span text:style-name="T706">N</text:span><text:span text:style-name="T707">];</text:span></text:p>
      <text:p text:style-name="P708"><text:span text:style-name="T709"><text:tab/></text:span><text:span text:style-name="T710">private</text:span><text:span text:style-name="T711"><text:s/></text:span><text:span text:style-name="T712">double</text:span><text:span text:style-name="T713">[]<text:s/></text:span><text:span text:style-name="T714">range</text:span><text:span text:style-name="T715"><text:s/>=<text:s/></text:span><text:span text:style-name="T716">new</text:span><text:span text:style-name="T717"><text:s/></text:span><text:span text:style-name="T718">double</text:span><text:span text:style-name="T719">[</text:span><text:span text:style-name="T720">N</text:span><text:span text:style-name="T721">];</text:span></text:p>
      <text:p text:style-name="P722"/>
      <text:p text:style-name="P723"><text:span text:style-name="T724"><text:tab/></text:span><text:span text:style-name="T725">protected</text:span><text:span text:style-name="T726"><text:s/></text:span><text:span text:style-name="T727">final</text:span><text:span text:style-name="T728"><text:s/></text:span><text:span text:style-name="T729">static</text:span><text:span text:style-name="T730"><text:s/>String<text:s/></text:span><text:span text:style-name="T731">NAME</text:span><text:span text:style-name="T732"><text:s/>=<text:s/></text:span><text:span text:style-name="T733">"Period Analysis Plug</text:span><text:span text:style-name="T734">-in Test</text:span><text:span text:style-name="T735">"</text:span><text:span text:style-name="T736">;</text:span></text:p>
      <text:p text:style-name="P737"/>
      <text:p text:style-name="P738"><text:span text:style-name="T739"><text:tab/></text:span><text:span text:style-name="T740">@Override</text:span></text:p>
      <text:p text:style-name="P741"><text:span text:style-name="T742"><text:tab/></text:span><text:span text:style-name="T743">public</text:span><text:span text:style-name="T744"><text:s/></text:span><text:span text:style-name="T745">void</text:span><text:span text:style-name="T746"><text:s/>executeAlgorithm(List&lt;ValidObservation&gt; obs) {</text:span></text:p>
      <text:p text:style-name="P747"><text:span text:style-name="T748"><text:tab/></text:span><text:span text:style-name="T749"><text:tab/></text:span><text:span text:style-name="T750">// Create a set of random values to be plotted. A real<text:s/></text:span><text:span text:style-name="T751">plug</text:span><text:span text:style-name="T752">-</text:span><text:span text:style-name="T753">in</text:span><text:span text:style-name="T754"><text:s/>would</text:span></text:p>
      <text:p text:style-name="P755"><text:span text:style-name="T756"><text:tab/></text:span><text:span text:style-name="T757"><text:tab/></text:span><text:span text:style-name="T758">// instead apply some algorithm to the observations to create data</text:span></text:p>
      <text:p text:style-name="P759"><text:span text:style-name="T760"><text:tab/></text:span><text:span text:style-name="T761"><text:tab/></text:span><text:span text:style-name="T762">// arrays (e.g. a pair of domain and range arrays).</text:span></text:p>
      <text:p text:style-name="P763"><text:span text:style-name="T764"><text:tab/></text:span><text:span text:style-name="T765"><text:tab/></text:span><text:span text:style-name="T766">for</text:span><text:span text:style-name="T767"><text:s/>(</text:span><text:span text:style-name="T768">int</text:span><text:span text:style-name="T769"><text:s/>i = 0; i &lt;<text:s/></text:span><text:span text:style-name="T770">N</text:span><text:span text:style-name="T771">; i++) {</text:span></text:p>
      <text:p text:style-name="P772"><text:span text:style-name="T773"><text:tab/></text:span><text:span text:style-name="T774"><text:tab/></text:span><text:span text:style-name="T775"><text:tab/></text:span><text:span text:style-name="T776">domain</text:span><text:span text:style-name="T777">[i] = i;</text:span></text:p>
      <text:p text:style-name="P778"><text:span text:style-name="T779"><text:tab/></text:span><text:span text:style-name="T780"><text:tab/></text:span><text:span text:style-name="T781"><text:tab/></text:span><text:span text:style-name="T782">range</text:span><text:span text:style-name="T783">[i] = Math.</text:span><text:span text:style-name="T784">random</text:span><text:span text:style-name="T785">();</text:span></text:p>
      <text:p text:style-name="P786"><text:span text:style-name="T787"><text:tab/></text:span><text:span text:style-name="T788"><text:tab/>}</text:span></text:p>
      <text:p text:style-name="P789"><text:span text:style-name="T790"><text:tab/>}</text:span></text:p>
      <text:p text:style-name="P791"/>
      <text:p text:style-name="P792"><text:span text:style-name="T793"><text:tab/></text:span><text:span text:style-name="T794">@Override</text:span></text:p>
      <text:p text:style-name="P795"><text:span text:style-name="T796"><text:tab/></text:span><text:span text:style-name="T797">public</text:span><text:span text:style-name="T798"><text:s/>String getDescription() {</text:span></text:p>
      <text:p text:style-name="P799"><text:span text:style-name="T800"><text:tab/></text:span><text:span text:style-name="T801"><text:tab/></text:span><text:span text:style-name="T802">return</text:span><text:span text:style-name="T803"><text:s/></text:span><text:span text:style-name="T804">"Period Analysis Plug</text:span><text:span text:style-name="T805">-</text:span><text:span text:style-name="T806">in Test: generates random periods."</text:span><text:span text:style-name="T807">;</text:span></text:p>
      <text:p text:style-name="P808"><text:span text:style-name="T809"><text:tab/>}</text:span></text:p>
      <text:p text:style-name="P810"/>
      <text:p text:style-name="P811"><text:span text:style-name="T812"><text:tab/></text:span><text:span text:style-name="T813">@Override</text:span></text:p>
      <text:p text:style-name="P814"><text:span text:style-name="T815"><text:tab/></text:span><text:span text:style-name="T816">public</text:span><text:span text:style-name="T817"><text:s/>JDialog getDialog(SeriesType seriesType) {</text:span></text:p>
      <text:p text:style-name="P818"><text:span text:style-name="T819"><text:tab/></text:span><text:span text:style-name="T820"><text:tab/></text:span><text:span text:style-name="T821">return</text:span><text:span text:style-name="T822"><text:s/></text:span><text:span text:style-name="T823">new</text:span><text:span text:style-name="T824"><text:s/>PeriodAnalysisDialog();</text:span></text:p>
      <text:p text:style-name="P825"><text:span text:style-name="T826"><text:tab/>}</text:span></text:p>
      <text:p text:style-name="P827"/>
      <text:p text:style-name="P828"><text:span text:style-name="T829">@Override</text:span></text:p>
      <text:p text:style-name="P830"><text:span text:style-name="T831"><text:tab/></text:span><text:span text:style-name="T832">public</text:span><text:span text:style-name="T833"><text:s/>String getDisplayName() {</text:span></text:p>
      <text:p text:style-name="P834"><text:span text:style-name="T835"><text:tab/></text:span><text:span text:style-name="T836"><text:tab/></text:span><text:span text:style-name="T837">return</text:span><text:span text:style-name="T838"><text:s/></text:span><text:span text:style-name="T839">NAME</text:span><text:span text:style-name="T840">;</text:span></text:p>
      <text:p text:style-name="P841"><text:span text:style-name="T842"><text:tab/>}</text:span></text:p>
      <text:p text:style-name="P843"/>
      <text:p text:style-name="P844"><text:span text:style-name="T845"><text:tab/></text:span><text:span text:style-name="T846">@Override</text:span></text:p>
      <text:p text:style-name="P847"><text:span text:style-name="T848"><text:tab/></text:span><text:span text:style-name="T849">protected</text:span><text:span text:style-name="T850"><text:s/></text:span><text:span text:style-name="T851">void</text:span><text:span text:style-name="T852"><text:s/>meanSourceSeriesChangeAction(</text:span></text:p>
      <text:p text:style-name="P853"><text:span text:style-name="T854"><text:tab/></text:span><text:span text:style-name="T855"><text:tab/></text:span><text:span text:style-name="T856"><text:tab/>MeanSourceSeriesChangeMessage msg) {</text:span></text:p>
      <text:p text:style-name="P857"><text:span text:style-name="T858"><text:tab/></text:span><text:span text:style-name="T859"><text:tab/></text:span><text:span text:style-name="T860">// Nothing to do</text:span></text:p>
      <text:p text:style-name="P861"><text:span text:style-name="T862"><text:tab/>}</text:span></text:p>
      <text:p text:style-name="P863"/>
      <text:p text:style-name="P864"><text:span text:style-name="T865"><text:tab/></text:span><text:span text:style-name="T866">@Override</text:span></text:p>
      <text:p text:style-name="P867"><text:span text:style-name="T868"><text:tab/></text:span><text:span text:style-name="T869">protected</text:span><text:span text:style-name="T870"><text:s/></text:span><text:span text:style-name="T871">void</text:span><text:span text:style-name="T872"><text:s/>newStarAction(NewStarMessage msg) {</text:span></text:p>
      <text:p text:style-name="P873"><text:span text:style-name="T874"><text:tab/></text:span><text:span text:style-name="T875"><text:tab/></text:span><text:span text:style-name="T876">// Nothing to do</text:span></text:p>
      <text:p text:style-name="P877"><text:span text:style-name="T878"><text:tab/>}</text:span></text:p>
      <text:p text:style-name="P879"/>
      <text:p text:style-name="P880"><text:span text:style-name="T881"><text:tab/></text:span><text:span text:style-name="T882">class</text:span><text:span text:style-name="T883"><text:s/></text:span><text:span text:style-name="T884">PeriodAnalysisDialog</text:span><text:span text:style-name="T885"><text:s/></text:span><text:span text:style-name="T886">extends</text:span><text:span text:style-name="T887"><text:s/>PeriodAnalysisDialogBase {</text:span></text:p>
      <text:p text:style-name="P888"><text:span text:style-name="T889"><text:tab/></text:span><text:span text:style-name="T890"><text:tab/>PeriodAnalysisDialog() {</text:span></text:p>
      <text:p text:style-name="P891"><text:span text:style-name="T892"><text:tab/></text:span><text:span text:style-name="T893"><text:tab/></text:span><text:span text:style-name="T894"><text:tab/></text:span><text:span text:style-name="T895">super</text:span><text:span text:style-name="T896">(</text:span><text:span text:style-name="T897">NAME</text:span><text:span text:style-name="T898">);</text:span></text:p>
      <text:p text:style-name="P899"><text:span text:style-name="T900"><text:tab/></text:span><text:span text:style-name="T901"><text:tab/></text:span><text:span text:style-name="T902"><text:tab/>prepareDialog();</text:span></text:p>
      <text:p text:style-name="P903"><text:span text:style-name="T904"><text:tab/></text:span><text:span text:style-name="T905"><text:tab/></text:span><text:span text:style-name="T906"><text:tab/></text:span><text:span text:style-name="T907">this</text:span><text:span text:style-name="T908">.setNewPhasePlotButtonState(</text:span><text:span text:style-name="T909">false</text:span><text:span text:style-name="T910">);</text:span></text:p>
      <text:p text:style-name="P911"><text:span text:style-name="T912"><text:tab/></text:span><text:span text:style-name="T913"><text:tab/>}</text:span></text:p>
      <text:p text:style-name="P914"/>
      <text:p text:style-name="P915"><text:span text:style-name="T916"><text:tab/></text:span><text:span text:style-name="T917"><text:tab/></text:span><text:span text:style-name="T918">@Override</text:span></text:p>
      <text:p text:style-name="P919"><text:span text:style-name="T920"><text:tab/></text:span><text:span text:style-name="T921"><text:tab/></text:span><text:span text:style-name="T922">protected</text:span><text:span text:style-name="T923"><text:s/>Component createContent() {</text:span></text:p>
      <text:p text:style-name="P924"><text:span text:style-name="T925"><text:tab/></text:span><text:span text:style-name="T926"><text:tab/></text:span><text:span text:style-name="T927"><text:tab/></text:span><text:span text:style-name="T928">// Random plot.</text:span></text:p>
      <text:p text:style-name="P929"><text:span text:style-name="T930"><text:tab/></text:span><text:span text:style-name="T931"><text:tab/></text:span><text:span text:style-name="T932"><text:tab/>Component plot = PeriodAnalysisComponentFactory.</text:span><text:span text:style-name="T933">createLinePlot</text:span><text:span text:style-name="T934">(</text:span></text:p>
      <text:p text:style-name="P935"><text:span text:style-name="T936"><text:tab/></text:span><text:span text:style-name="T937"><text:tab/></text:span><text:span text:style-name="T938"><text:tab/></text:span><text:span text:style-name="T939"><text:tab/></text:span><text:span text:style-name="T940"><text:tab/></text:span><text:span text:style-name="T941">"Random Periods"</text:span><text:span text:style-name="T942">,<text:s/></text:span><text:span text:style-name="T943">""</text:span><text:span text:style-name="T944">,<text:s/></text:span><text:span text:style-name="T945">domain</text:span><text:span text:style-name="T946">,<text:s/></text:span><text:span text:style-name="T947">range</text:span><text:span text:style-name="T948">,</text:span></text:p>
      <text:p text:style-name="P949"><text:span text:style-name="T950"><text:tab/></text:span><text:span text:style-name="T951"><text:tab/></text:span><text:span text:style-name="T952"><text:tab/></text:span><text:span text:style-name="T953"><text:tab/></text:span><text:span text:style-name="T954"><text:tab/>PeriodAnalysisCoordinateType.</text:span><text:span text:style-name="T955">FREQUENCY</text:span><text:span text:style-name="T956">,</text:span></text:p>
      <text:p text:style-name="P957"><text:span text:style-name="T958"><text:tab/></text:span><text:span text:style-name="T959"><text:tab/></text:span><text:span text:style-name="T960"><text:tab/></text:span><text:span text:style-name="T961"><text:tab/></text:span><text:span text:style-name="T962"><text:tab/>PeriodAnalysisCoordinateType.</text:span><text:span text:style-name="T963">POWER</text:span><text:span text:style-name="T964">);</text:span></text:p>
      <text:p text:style-name="P965"/>
      <text:p text:style-name="P966"><text:span text:style-name="T967"><text:tab/></text:span><text:span text:style-name="T968"><text:tab/></text:span><text:span text:style-name="T969"><text:tab/></text:span><text:span text:style-name="T970">// Data table.</text:span></text:p>
      <text:p text:style-name="P971"><text:span text:style-name="T972"><text:tab/></text:span><text:span text:style-name="T973"><text:tab/></text:span><text:span text:style-name="T974"><text:tab/>PeriodAnalysisCoordinateType[] columns = {</text:span></text:p>
      <text:p text:style-name="P975"><text:span text:style-name="T976"><text:tab/></text:span><text:span text:style-name="T977"><text:tab/></text:span><text:span text:style-name="T978"><text:tab/></text:span><text:span text:style-name="T979"><text:tab/></text:span><text:span text:style-name="T980"><text:tab/>PeriodAnalysisCoordinateType.</text:span><text:span text:style-name="T981">FREQUENCY</text:span><text:span text:style-name="T982">,</text:span></text:p>
      <text:p text:style-name="P983"><text:span text:style-name="T984"><text:tab/></text:span><text:span text:style-name="T985"><text:tab/></text:span><text:span text:style-name="T986"><text:tab/></text:span><text:span text:style-name="T987"><text:tab/></text:span><text:span text:style-name="T988"><text:tab/>PeriodAnalysisCoordinateType.</text:span><text:span text:style-name="T989">AMPLITUDE</text:span><text:span text:style-name="T990"><text:s/>};</text:span></text:p>
      <text:p text:style-name="P991"/>
      <text:p text:style-name="P992"><text:span text:style-name="T993"><text:tab/></text:span><text:span text:style-name="T994"><text:tab/></text:span><text:span text:style-name="T995"><text:tab/></text:span><text:span text:style-name="T996">double</text:span><text:span text:style-name="T997">[][] dataArrays = {</text:span><text:span text:style-name="T998"><text:s/></text:span><text:span text:style-name="T999">domain</text:span><text:span text:style-name="T1000">,</text:span><text:span text:style-name="T1001"><text:s/></text:span><text:span text:style-name="T1002">range</text:span><text:span text:style-name="T1003"><text:s/></text:span><text:span text:style-name="T1004">};</text:span></text:p>
      <text:p text:style-name="P1005"/>
      <text:p text:style-name="P1006"><text:tab/><text:tab/><text:tab/>Component table =<text:s/></text:p>
      <text:p text:style-name="P1007"><text:span text:style-name="T1008">PeriodAnalysisComponentFactory.</text:span><text:span text:style-name="T1009">createDataTable</text:span><text:span text:style-name="T1010">(</text:span></text:p>
      <text:p text:style-name="P1011"><text:span text:style-name="T1012"><text:tab/></text:span><text:span text:style-name="T1013"><text:tab/></text:span><text:span text:style-name="T1014"><text:tab/></text:span><text:span text:style-name="T1015"><text:tab/></text:span><text:span text:style-name="T1016"><text:tab/></text:span><text:span text:style-name="T1017"><text:tab/></text:span><text:span text:style-name="T1018"><text:tab/></text:span><text:span text:style-name="T1019"><text:tab/></text:span><text:span text:style-name="T1020">columns, dataArrays);</text:span></text:p>
      <text:p text:style-name="P1021"/>
      <text:p text:style-name="P1022"><text:span text:style-name="T1023"><text:tab/></text:span><text:span text:style-name="T1024"><text:tab/></text:span><text:span text:style-name="T1025"><text:tab/></text:span><text:span text:style-name="T1026">// Random period label component.</text:span></text:p>
      <text:p text:style-name="P1027"><text:span text:style-name="T1028"><text:tab/></text:span><text:span text:style-name="T1029"><text:tab/></text:span><text:span text:style-name="T1030"><text:tab/>JPanel randomPeriod =<text:s/></text:span><text:span text:style-name="T1031">new</text:span><text:span text:style-name="T1032"><text:s/>RandomPeriodComponent(</text:span><text:span text:style-name="T1033">this</text:span><text:span text:style-name="T1034">);</text:span></text:p>
      <text:p text:style-name="P1035"/>
      <text:p text:style-name="P1036"><text:span text:style-name="T1037"><text:tab/></text:span><text:span text:style-name="T1038"><text:tab/></text:span><text:span text:style-name="T1039"><text:tab/></text:span><text:span text:style-name="T1040">// Return<text:s/></text:span><text:span text:style-name="T1041">tabbed</text:span><text:span text:style-name="T1042"><text:s/>pane of plot and period display component.</text:span></text:p>
      <text:p text:style-name="P1043"><text:span text:style-name="T1044"><text:tab/></text:span><text:span text:style-name="T1045"><text:tab/></text:span><text:span text:style-name="T1046"><text:tab/></text:span><text:span text:style-name="T1047">return</text:span><text:span text:style-name="T1048"><text:s/>PeriodAnalysisComponentFactory.</text:span><text:span text:style-name="T1049">createTabs</text:span><text:span text:style-name="T1050">(</text:span></text:p>
      <text:p text:style-name="P1051"><text:span text:style-name="T1052"><text:tab/></text:span><text:span text:style-name="T1053"><text:tab/></text:span><text:span text:style-name="T1054"><text:tab/></text:span><text:span text:style-name="T1055"><text:tab/></text:span><text:span text:style-name="T1056"><text:tab/></text:span><text:span text:style-name="T1057">new</text:span><text:span text:style-name="T1058"><text:s/>NamedComponent(</text:span><text:span text:style-name="T1059">"Plot"</text:span><text:span text:style-name="T1060">, plot),<text:s/></text:span></text:p>
      <text:p text:style-name="P1061"><text:span text:style-name="T1062">new</text:span><text:span text:style-name="T1063"><text:s/>NamedComponent(</text:span><text:span text:style-name="T1064">"Data"</text:span><text:span text:style-name="T1065">, table),</text:span></text:p>
      <text:p text:style-name="P1066"><text:span text:style-name="T1067">new</text:span><text:span text:style-name="T1068"><text:s/>NamedComponent(</text:span><text:span text:style-name="T1069">"Random Period"</text:span><text:span text:style-name="T1070">,</text:span></text:p>
      <text:p text:style-name="P1071"><text:span text:style-name="T1072"><text:tab/></text:span><text:span text:style-name="T1073"><text:tab/></text:span><text:span text:style-name="T1074"><text:tab/></text:span><text:span text:style-name="T1075"><text:tab/></text:span><text:span text:style-name="T1076"><text:tab/></text:span><text:span text:style-name="T1077">randomPeriod));</text:span></text:p>
      <text:p text:style-name="P1078"><text:span text:style-name="T1079"><text:tab/></text:span><text:span text:style-name="T1080"><text:tab/>}</text:span></text:p>
      <text:p text:style-name="P1081"/>
      <text:p text:style-name="P1082"><text:span text:style-name="T1083"><text:tab/></text:span><text:span text:style-name="T1084"><text:tab/></text:span><text:span text:style-name="T1085">// Send a period change message when the new-phase-plot button is</text:span></text:p>
      <text:p text:style-name="P1086"><text:span text:style-name="T1087"><text:tab/></text:span><text:span text:style-name="T1088"><text:tab/></text:span><text:span text:style-name="T1089">// clicked.</text:span></text:p>
      <text:p text:style-name="P1090"><text:span text:style-name="T1091">@Override</text:span></text:p>
      <text:p text:style-name="P1092"><text:span text:style-name="T1093"><text:tab/></text:span><text:span text:style-name="T1094"><text:tab/></text:span><text:span text:style-name="T1095">protected</text:span><text:span text:style-name="T1096"><text:s/></text:span><text:span text:style-name="T1097">void</text:span><text:span text:style-name="T1098"><text:s/>newPhasePlotButtonAction() {</text:span></text:p>
      <text:p text:style-name="P1099"><text:span text:style-name="T1100"><text:tab/></text:span><text:span text:style-name="T1101"><text:tab/></text:span><text:span text:style-name="T1102"><text:tab/>sendPeriodChangeMessage(</text:span><text:span text:style-name="T1103">period</text:span><text:span text:style-name="T1104">);</text:span></text:p>
      <text:p text:style-name="P1105"><text:span text:style-name="T1106"><text:tab/></text:span><text:span text:style-name="T1107"><text:tab/>}</text:span></text:p>
      <text:p text:style-name="P1108"><text:span text:style-name="T1109"><text:tab/>}</text:span></text:p>
      <text:p text:style-name="P1110"/>
      <text:p text:style-name="P1111"><text:tab/></text:p>
      <text:p text:style-name="P1112"><text:span text:style-name="T1113">/**</text:span></text:p>
      <text:p text:style-name="P1114"><text:span text:style-name="T1115"><text:tab/><text:s/>* This class simply shows the currently selected (from plot or table) and</text:span></text:p>
      <text:p text:style-name="P1116"><text:span text:style-name="T1117"><text:tab/><text:s/>* updates the period member to be used when the new</text:span><text:span text:style-name="T1118">-</text:span><text:span text:style-name="T1119">phase</text:span><text:span text:style-name="T1120">-</text:span><text:span text:style-name="T1121">plot button is</text:span></text:p>
      <text:soft-page-break/>
      <text:p text:style-name="P1122"><text:span text:style-name="T1123"><text:tab/><text:s/>* clicked. It's not really necessary, just shows a custom GUI component.</text:span></text:p>
      <text:p text:style-name="P1124"><text:span text:style-name="T1125"><text:tab/><text:s/>*/</text:span></text:p>
      <text:p text:style-name="P1126"><text:span text:style-name="T1127"><text:tab/></text:span><text:span text:style-name="T1128">class</text:span><text:span text:style-name="T1129"><text:s/></text:span><text:span text:style-name="T1130">RandomPeriodComponent</text:span><text:span text:style-name="T1131"><text:s/></text:span><text:span text:style-name="T1132">extends</text:span><text:span text:style-name="T1133"><text:s/>JPanel<text:s/></text:span><text:span text:style-name="T1134">implements</text:span></text:p>
      <text:p text:style-name="P1135"><text:span text:style-name="T1136"><text:tab/></text:span><text:span text:style-name="T1137"><text:tab/></text:span><text:span text:style-name="T1138"><text:tab/>Listener&lt;PeriodAnalysisSelectionMessage&gt; {</text:span></text:p>
      <text:p text:style-name="P1139"/>
      <text:p text:style-name="P1140"><text:span text:style-name="T1141"><text:tab/></text:span><text:span text:style-name="T1142"><text:tab/></text:span><text:span text:style-name="T1143">private</text:span><text:span text:style-name="T1144"><text:s/>JLabel<text:s/></text:span><text:span text:style-name="T1145">label</text:span><text:span text:style-name="T1146">;</text:span></text:p>
      <text:p text:style-name="P1147"><text:span text:style-name="T1148"><text:tab/></text:span><text:span text:style-name="T1149"><text:tab/></text:span><text:span text:style-name="T1150">private</text:span><text:span text:style-name="T1151"><text:s/>PeriodAnalysisDialog<text:s/></text:span><text:span text:style-name="T1152">dialog</text:span><text:span text:style-name="T1153">;</text:span></text:p>
      <text:p text:style-name="P1154"/>
      <text:p text:style-name="P1155"><text:span text:style-name="T1156"><text:tab/></text:span><text:span text:style-name="T1157"><text:tab/></text:span><text:span text:style-name="T1158">public</text:span><text:span text:style-name="T1159"><text:s/>RandomPeriodComponent(PeriodAnalysisDialog dialog) {</text:span></text:p>
      <text:p text:style-name="P1160"><text:span text:style-name="T1161"><text:tab/></text:span><text:span text:style-name="T1162"><text:tab/></text:span><text:span text:style-name="T1163"><text:tab/></text:span><text:span text:style-name="T1164">super</text:span><text:span text:style-name="T1165">();</text:span></text:p>
      <text:p text:style-name="P1166"><text:span text:style-name="T1167"><text:tab/></text:span><text:span text:style-name="T1168"><text:tab/></text:span><text:span text:style-name="T1169"><text:tab/></text:span><text:span text:style-name="T1170">this</text:span><text:span text:style-name="T1171">.</text:span><text:span text:style-name="T1172">dialog</text:span><text:span text:style-name="T1173"><text:s/>= dialog;</text:span></text:p>
      <text:p text:style-name="P1174"><text:span text:style-name="T1175"><text:tab/></text:span><text:span text:style-name="T1176"><text:tab/></text:span><text:span text:style-name="T1177"><text:tab/></text:span><text:span text:style-name="T1178">label</text:span><text:span text:style-name="T1179"><text:s/>=<text:s/></text:span><text:span text:style-name="T1180">new</text:span><text:span text:style-name="T1181"><text:s/>JLabel(</text:span><text:span text:style-name="T1182">"Period: None selected"</text:span></text:p>
      <text:p text:style-name="P1183"><text:span text:style-name="T1184"><text:tab/></text:span><text:span text:style-name="T1185"><text:tab/></text:span><text:span text:style-name="T1186"><text:tab/></text:span><text:span text:style-name="T1187"><text:tab/></text:span><text:span text:style-name="T1188"><text:tab/>+ String.</text:span><text:span text:style-name="T1189">format</text:span><text:span text:style-name="T1190">(</text:span><text:span text:style-name="T1191">"%1.4f"</text:span><text:span text:style-name="T1192">,<text:s/></text:span><text:span text:style-name="T1193">period</text:span><text:span text:style-name="T1194">));</text:span></text:p>
      <text:p text:style-name="P1195"><text:span text:style-name="T1196"><text:tab/></text:span><text:span text:style-name="T1197"><text:tab/></text:span><text:span text:style-name="T1198"><text:tab/></text:span><text:span text:style-name="T1199">this</text:span><text:span text:style-name="T1200">.add(</text:span><text:span text:style-name="T1201">label</text:span><text:span text:style-name="T1202">, BorderLayout.</text:span><text:span text:style-name="T1203">CENTER</text:span><text:span text:style-name="T1204">);</text:span></text:p>
      <text:p text:style-name="P1205"/>
      <text:p text:style-name="P1206"><text:span text:style-name="T1207"><text:tab/></text:span><text:span text:style-name="T1208"><text:tab/></text:span><text:span text:style-name="T1209"><text:tab/>Mediator.</text:span><text:span text:style-name="T1210">getInstance</text:span><text:span text:style-name="T1211">().getPeriodAnalysisSelectionNotifier()</text:span></text:p>
      <text:p text:style-name="P1212"><text:span text:style-name="T1213"><text:tab/></text:span><text:span text:style-name="T1214"><text:tab/></text:span><text:span text:style-name="T1215"><text:tab/></text:span><text:span text:style-name="T1216"><text:tab/></text:span><text:span text:style-name="T1217"><text:tab/>.addListener(</text:span><text:span text:style-name="T1218">this</text:span><text:span text:style-name="T1219">);</text:span></text:p>
      <text:p text:style-name="P1220"><text:span text:style-name="T1221"><text:tab/></text:span><text:span text:style-name="T1222"><text:tab/>}</text:span></text:p>
      <text:p text:style-name="P1223"/>
      <text:p text:style-name="P1224"><text:span text:style-name="T1225"><text:tab/></text:span><text:span text:style-name="T1226"><text:tab/></text:span><text:span text:style-name="T1227">// Period analysis selection update handler methods.</text:span></text:p>
      <text:p text:style-name="P1228"><text:span text:style-name="T1229"><text:tab/></text:span><text:span text:style-name="T1230"><text:tab/></text:span><text:span text:style-name="T1231">public</text:span><text:span text:style-name="T1232"><text:s/></text:span><text:span text:style-name="T1233">void</text:span><text:span text:style-name="T1234"><text:s/>update(PeriodAnalysisSelectionMessage msg) {</text:span></text:p>
      <text:p text:style-name="P1235"><text:span text:style-name="T1236"><text:tab/></text:span><text:span text:style-name="T1237"><text:tab/></text:span><text:span text:style-name="T1238"><text:tab/></text:span><text:span text:style-name="T1239">if</text:span><text:span text:style-name="T1240"><text:s/>(msg.getSource() !=<text:s/></text:span><text:span text:style-name="T1241">this</text:span><text:span text:style-name="T1242">) {</text:span></text:p>
      <text:p text:style-name="P1243"><text:span text:style-name="T1244"><text:tab/></text:span><text:span text:style-name="T1245"><text:tab/></text:span><text:span text:style-name="T1246"><text:tab/></text:span><text:span text:style-name="T1247"><text:tab/></text:span><text:span text:style-name="T1248">try</text:span><text:span text:style-name="T1249"><text:s/>{</text:span></text:p>
      <text:p text:style-name="P1250"><text:span text:style-name="T1251"><text:tab/></text:span><text:span text:style-name="T1252"><text:tab/></text:span><text:span text:style-name="T1253"><text:tab/></text:span><text:span text:style-name="T1254"><text:tab/></text:span><text:span text:style-name="T1255"><text:tab/></text:span><text:span text:style-name="T1256">period</text:span><text:span text:style-name="T1257"><text:s/>=<text:s/></text:span><text:span text:style-name="T1258">range</text:span><text:span text:style-name="T1259">[msg.getItem()];</text:span></text:p>
      <text:p text:style-name="P1260"/>
      <text:p text:style-name="P1261"><text:span text:style-name="T1262"><text:tab/></text:span><text:span text:style-name="T1263"><text:tab/></text:span><text:span text:style-name="T1264"><text:tab/></text:span><text:span text:style-name="T1265"><text:tab/></text:span><text:span text:style-name="T1266"><text:tab/></text:span><text:span text:style-name="T1267">label</text:span><text:span text:style-name="T1268">.setText(</text:span><text:span text:style-name="T1269">"Period: "</text:span><text:span text:style-name="T1270"><text:s/>+</text:span></text:p>
      <text:p text:style-name="P1271"><text:span text:style-name="T1272"><text:s/></text:span><text:span text:style-name="T1273"><text:tab/></text:span><text:span text:style-name="T1274"><text:tab/></text:span><text:span text:style-name="T1275"><text:tab/></text:span><text:span text:style-name="T1276"><text:tab/></text:span><text:span text:style-name="T1277"><text:tab/></text:span><text:span text:style-name="T1278"><text:tab/></text:span><text:span text:style-name="T1279"><text:tab/></text:span><text:span text:style-name="T1280">String.</text:span><text:span text:style-name="T1281">format</text:span><text:span text:style-name="T1282">(</text:span><text:span text:style-name="T1283">"%1.4f"</text:span><text:span text:style-name="T1284">,<text:s/></text:span><text:span text:style-name="T1285">period</text:span><text:span text:style-name="T1286">));</text:span></text:p>
      <text:p text:style-name="P1287"/>
      <text:p text:style-name="P1288"><text:span text:style-name="T1289"><text:tab/></text:span><text:span text:style-name="T1290"><text:tab/></text:span><text:span text:style-name="T1291"><text:tab/></text:span><text:span text:style-name="T1292"><text:tab/></text:span><text:span text:style-name="T1293"><text:tab/></text:span><text:span text:style-name="T1294">dialog</text:span><text:span text:style-name="T1295">.setNewPhasePlotButtonState(</text:span><text:span text:style-name="T1296">true</text:span><text:span text:style-name="T1297">);</text:span></text:p>
      <text:p text:style-name="P1298"><text:span text:style-name="T1299"><text:tab/></text:span><text:span text:style-name="T1300"><text:tab/></text:span><text:span text:style-name="T1301"><text:tab/></text:span><text:span text:style-name="T1302"><text:tab/>}<text:s/></text:span><text:span text:style-name="T1303">catch</text:span><text:span text:style-name="T1304"><text:s/>(ArrayIndexOutOfBoundsException e) {</text:span></text:p>
      <text:p text:style-name="P1305"><text:span text:style-name="T1306"><text:tab/></text:span><text:span text:style-name="T1307"><text:tab/></text:span><text:span text:style-name="T1308"><text:tab/></text:span><text:span text:style-name="T1309"><text:tab/>}</text:span></text:p>
      <text:p text:style-name="P1310"><text:span text:style-name="T1311"><text:tab/></text:span><text:span text:style-name="T1312"><text:tab/></text:span><text:span text:style-name="T1313"><text:tab/>}</text:span></text:p>
      <text:p text:style-name="P1314"><text:span text:style-name="T1315"><text:tab/></text:span><text:span text:style-name="T1316"><text:tab/>}</text:span></text:p>
      <text:p text:style-name="P1317"/>
      <text:p text:style-name="P1318"><text:span text:style-name="T1319"><text:tab/></text:span><text:span text:style-name="T1320"><text:tab/></text:span><text:span text:style-name="T1321">public</text:span><text:span text:style-name="T1322"><text:s/></text:span><text:span text:style-name="T1323">boolean</text:span><text:span text:style-name="T1324"><text:s/>canBeRemoved() {</text:span></text:p>
      <text:p text:style-name="P1325"><text:span text:style-name="T1326"><text:tab/></text:span><text:span text:style-name="T1327"><text:tab/></text:span><text:span text:style-name="T1328"><text:tab/></text:span><text:span text:style-name="T1329">return</text:span><text:span text:style-name="T1330"><text:s/></text:span><text:span text:style-name="T1331">false</text:span><text:span text:style-name="T1332">;</text:span></text:p>
      <text:p text:style-name="P1333"><text:span text:style-name="T1334"><text:tab/></text:span><text:span text:style-name="T1335"><text:tab/>}</text:span></text:p>
      <text:p text:style-name="P1336"><text:span text:style-name="T1337"><text:tab/>}</text:span></text:p>
      <text:p text:style-name="P1338"><text:span text:style-name="T1339">}</text:span></text:p>
      <text:p text:style-name="P1340"/>
      <text:p text:style-name="P1341">You should<text:s/>consult the VStar Javadoc for more about the methods overridden or invoked in this example.<text:s/></text:p>
      <text:p text:style-name="Normal"><text:span text:style-name="T1342">To see a more useful period analysis plug-in, see the class<text:s/></text:span><text:span text:style-name="T1343">DcDftPeriodAnalysisPlugin</text:span><text:span text:style-name="T1344"><text:s/>mentioned before.</text:span></text:p>
      <text:h text:style-name="P1345" text:outline-level="2"><text:bookmark-start text:name="_Toc397017065"/>Creating an Observation Source plug-in<text:bookmark-end text:name="_Toc397017065"/></text:h>
      <text:p text:style-name="Normal">By developing an observation source plug-in, VStar can accept observations from arbitrary data sources, such as a non-AAVSO database, a web service, a file format not understood by VStar natively, and so on. <text:s/>These plug-ins appear as additional File menu items.</text:p>
      <text:p text:style-name="Normal">The<text:s/><text:span text:style-name="T1346">ValidObservation</text:span><text:s/>fields displayed in plots or tables for datasets loaded by observation source plug-ins are:</text:p>
      <text:list text:style-name="LFO11" text:continue-numbering="true">
        <text:list-item>
          <text:p text:style-name="P1347">Julian Day</text:p>
        </text:list-item>
        <text:list-item>
          <text:p text:style-name="P1348">Magnitude</text:p>
        </text:list-item>
        <text:list-item>
          <text:p text:style-name="P1349">Band</text:p>
        </text:list-item>
      </text:list>
      <text:soft-page-break/>
      <text:p text:style-name="Normal">Band is optional. Additional detail can be added to each observation via ValidObservation’s addDetail() method. For examples of this, see the Kepler, SuperWASP, and Catalina Sky Survey observation source plug-ins here:</text:p>
      <text:p text:style-name="Normal"><text:a xlink:href="http://vstar.svn.sourceforge.net/viewvc/vstar/trunk/plugin/src/org/aavso/tools/vstar/external/plugin/" office:target-frame-name="_top" xlink:show="replace"><text:span text:style-name="Hyperlink">http://vstar.svn.sourceforge.net/viewvc/vstar/trunk/plugin/src/org/aavso/tools/vstar/external/plugin/</text:span></text:a></text:p>
      <text:p text:style-name="Normal">What follows is an example of an observation data source plug-in that generates a synthetic dataset each time it is selected from the File menu.<text:s/></text:p>
      <text:p text:style-name="P1350">package my.vstar.plugin;</text:p>
      <text:p text:style-name="P1351"/>
      <text:p text:style-name="P1352">import org.aavso.tools.vstar.data.DateInfo;</text:p>
      <text:p text:style-name="P1353">import org.aavso.tools.vstar.data.Magnitude;</text:p>
      <text:p text:style-name="P1354">import org.aavso.tools.vstar.data.SeriesType;</text:p>
      <text:p text:style-name="P1355">import org.aavso.tools.vstar.data.ValidObservation;</text:p>
      <text:p text:style-name="P1356">import org.aavso.tools.vstar.exception.ObservationReadError;</text:p>
      <text:p text:style-name="P1357">import org.aavso.tools.vstar.input.AbstractObservationRetriever;</text:p>
      <text:p text:style-name="P1358">import org.aavso.tools.vstar.plugin.ObservationSourcePluginBase;</text:p>
      <text:p text:style-name="P1359"/>
      <text:p text:style-name="P1360"><text:span text:style-name="T1361">/**</text:span></text:p>
      <text:p text:style-name="P1362"><text:span text:style-name="T1363"><text:s/>* A simple example observation source plug</text:span><text:span text:style-name="T1364">-</text:span><text:span text:style-name="T1365">in. All we do here is to generate a</text:span></text:p>
      <text:p text:style-name="P1366"><text:span text:style-name="T1367"><text:s/>* a set of observations based upon small variations around a cosine function.</text:span></text:p>
      <text:p text:style-name="P1368">*/</text:p>
      <text:p text:style-name="P1369"><text:span text:style-name="T1370">public</text:span><text:span text:style-name="T1371"><text:s/></text:span><text:span text:style-name="T1372">class</text:span><text:span text:style-name="T1373"><text:s/>ExampleObSource<text:s/></text:span><text:span text:style-name="T1374">implements</text:span><text:span text:style-name="T1375"><text:s/>ObservationSourcePluginBase {</text:span></text:p>
      <text:p text:style-name="P1376"/>
      <text:p text:style-name="P1377"><text:span text:style-name="T1378"><text:s text:c="4"/></text:span><text:span text:style-name="T1379">@Override</text:span></text:p>
      <text:p text:style-name="P1380"><text:span text:style-name="T1381"><text:s text:c="4"/></text:span><text:span text:style-name="T1382">public</text:span><text:span text:style-name="T1383"><text:s/>String getCurrentStarName() {</text:span></text:p>
      <text:p text:style-name="P1384"><text:span text:style-name="T1385"><text:s text:c="8"/></text:span><text:span text:style-name="T1386">return</text:span><text:span text:style-name="T1387"><text:s/></text:span><text:span text:style-name="T1388">"Noisy Cosine Star"</text:span><text:span text:style-name="T1389">;</text:span></text:p>
      <text:p text:style-name="P1390"><text:span text:style-name="T1391"><text:s text:c="4"/></text:span><text:span text:style-name="T1392">}</text:span></text:p>
      <text:p text:style-name="P1393"/>
      <text:p text:style-name="P1394"><text:span text:style-name="T1395"><text:s text:c="4"/></text:span><text:span text:style-name="T1396">@Override</text:span></text:p>
      <text:p text:style-name="P1397"><text:span text:style-name="T1398"><text:s text:c="4"/></text:span><text:span text:style-name="T1399">public</text:span><text:span text:style-name="T1400"><text:s/>InputType getInputType() {</text:span></text:p>
      <text:p text:style-name="P1401"><text:span text:style-name="T1402"><text:s text:c="8"/></text:span><text:span text:style-name="T1403">return</text:span><text:span text:style-name="T1404"><text:s/>InputType.</text:span><text:span text:style-name="T1405">NONE</text:span><text:span text:style-name="T1406">;</text:span></text:p>
      <text:p text:style-name="P1407"><text:span text:style-name="T1408"><text:s text:c="4"/></text:span><text:span text:style-name="T1409">}</text:span></text:p>
      <text:p text:style-name="P1410"/>
      <text:p text:style-name="P1411"><text:span text:style-name="T1412"><text:s text:c="4"/></text:span><text:span text:style-name="T1413">@Override</text:span></text:p>
      <text:p text:style-name="P1414"><text:span text:style-name="T1415"><text:s text:c="4"/></text:span><text:span text:style-name="T1416">public</text:span><text:span text:style-name="T1417"><text:s/>AbstractObservationRetriever getObservationRetriever() {</text:span></text:p>
      <text:p text:style-name="P1418"><text:span text:style-name="T1419"><text:s text:c="8"/></text:span><text:span text:style-name="T1420">return</text:span><text:span text:style-name="T1421"><text:s/></text:span><text:span text:style-name="T1422">new<text:s/></text:span><text:span text:style-name="T1423">ObsRetriever();</text:span></text:p>
      <text:p text:style-name="P1424"><text:span text:style-name="T1425"><text:s text:c="4"/></text:span><text:span text:style-name="T1426">}</text:span></text:p>
      <text:p text:style-name="P1427"/>
      <text:p text:style-name="P1428"><text:span text:style-name="T1429"><text:s text:c="4"/></text:span><text:span text:style-name="T1430">@Override</text:span></text:p>
      <text:p text:style-name="P1431"><text:span text:style-name="T1432"><text:s text:c="4"/></text:span><text:span text:style-name="T1433">public</text:span><text:span text:style-name="T1434"><text:s/>String getDescription() {</text:span></text:p>
      <text:p text:style-name="P1435"><text:span text:style-name="T1436"><text:s text:c="8"/></text:span><text:span text:style-name="T1437">return</text:span><text:span text:style-name="T1438"><text:s/></text:span><text:span text:style-name="T1439">"Get a set of observations from a cosine function plus noise."</text:span><text:span text:style-name="T1440">;</text:span></text:p>
      <text:p text:style-name="P1441"><text:span text:style-name="T1442"><text:s text:c="4"/></text:span><text:span text:style-name="T1443">}</text:span></text:p>
      <text:p text:style-name="P1444"/>
      <text:p text:style-name="P1445"><text:span text:style-name="T1446"><text:s text:c="4"/></text:span><text:span text:style-name="T1447">@Override</text:span></text:p>
      <text:p text:style-name="P1448"><text:span text:style-name="T1449"><text:s text:c="4"/></text:span><text:span text:style-name="T1450">public</text:span><text:span text:style-name="T1451"><text:s/>String getDisplayName() {</text:span></text:p>
      <text:p text:style-name="P1452"><text:span text:style-name="T1453"><text:s text:c="8"/></text:span><text:span text:style-name="T1454">return</text:span><text:span text:style-name="T1455"><text:s/></text:span><text:span text:style-name="T1456">"New Star from Cosine plus Noise"</text:span><text:span text:style-name="T1457">;</text:span></text:p>
      <text:p text:style-name="P1458"><text:span text:style-name="T1459"><text:s text:c="4"/></text:span><text:span text:style-name="T1460">}</text:span></text:p>
      <text:p text:style-name="P1461"/>
      <text:p text:style-name="P1462"><text:span text:style-name="T1463"><text:s text:c="4"/></text:span><text:span text:style-name="T1464">/**</text:span></text:p>
      <text:p text:style-name="P1465"><text:span text:style-name="T1466"><text:s text:c="5"/></text:span><text:span text:style-name="T1467">* This class is where the real work is done. We create a list of synthetic</text:span></text:p>
      <text:p text:style-name="P1468"><text:span text:style-name="T1469"><text:s text:c="5"/></text:span><text:span text:style-name="T1470">* observations based upon small variations around a cosine curve and with</text:span></text:p>
      <text:p text:style-name="P1471"><text:span text:style-name="T1472"><text:s text:c="5"/></text:span><text:span text:style-name="T1473">* random selection between two band types.</text:span></text:p>
      <text:p text:style-name="P1474"><text:span text:style-name="T1475"><text:s text:c="5"/></text:span><text:span text:style-name="T1476">*/</text:span></text:p>
      <text:p text:style-name="P1477"><text:span text:style-name="T1478"><text:s text:c="4"/></text:span><text:span text:style-name="T1479">class</text:span><text:span text:style-name="T1480"><text:s/>ObsRetriever<text:s/></text:span><text:span text:style-name="T1481">extends</text:span><text:span text:style-name="T1482"><text:s/>AbstractObservationRetriever {</text:span></text:p>
      <text:p text:style-name="P1483"/>
      <text:p text:style-name="P1484"><text:span text:style-name="T1485"><text:s text:c="8"/></text:span><text:span text:style-name="T1486">@Override</text:span></text:p>
      <text:p text:style-name="P1487"><text:span text:style-name="T1488"><text:s text:c="8"/></text:span><text:span text:style-name="T1489">public</text:span><text:span text:style-name="T1490"><text:s/></text:span><text:span text:style-name="T1491">void</text:span><text:span text:style-name="T1492"><text:s/>retrieveObservations()<text:s/></text:span><text:span text:style-name="T1493">throws</text:span><text:span text:style-name="T1494"><text:s/>ObservationReadError,</text:span></text:p>
      <text:p text:style-name="P1495"><text:span text:style-name="T1496"><text:tab/></text:span><text:span text:style-name="T1497"><text:tab/></text:span><text:span text:style-name="T1498"><text:tab/></text:span><text:span text:style-name="T1499"><text:tab/></text:span><text:span text:style-name="T1500"><text:s text:c="22"/></text:span><text:span text:style-name="T1501">InterruptedException {</text:span></text:p>
      <text:p text:style-name="P1502"/>
      <text:p text:style-name="P1503"><text:span text:style-name="T1504"><text:s text:c="12"/></text:span><text:span text:style-name="T1505">double</text:span><text:span text:style-name="T1506"><text:s/>jdBase = 2454000;</text:span></text:p>
      <text:p text:style-name="P1507"/>
      <text:p text:style-name="P1508"><text:span text:style-name="T1509"><text:s text:c="11"/></text:span><text:span text:style-name="T1510">for</text:span><text:span text:style-name="T1511"><text:s/>(</text:span><text:span text:style-name="T1512">int</text:span><text:span text:style-name="T1513"><text:s/>i = 1; i &lt;= 1000; i++) {</text:span></text:p>
      <text:p text:style-name="P1514"><text:span text:style-name="T1515"><text:s text:c="16"/></text:span><text:span text:style-name="T1516">double</text:span><text:span text:style-name="T1517"><text:s/>mag = Math.</text:span><text:span text:style-name="T1518">cos</text:span><text:span text:style-name="T1519">(Math.</text:span><text:span text:style-name="T1520">PI</text:span><text:span text:style-name="T1521"><text:s/>/ 180 * i) * 3 + Math.</text:span><text:span text:style-name="T1522">random</text:span><text:span text:style-name="T1523">()</text:span><text:span text:style-name="T1524"><text:s/></text:span><text:span text:style-name="T1525">* 2;</text:span></text:p>
      <text:p text:style-name="P1526"><text:span text:style-name="T1527"><text:s text:c="16"/></text:span><text:span text:style-name="T1528">double</text:span><text:span text:style-name="T1529"><text:s/>uncertainty = 0;</text:span></text:p>
      <text:soft-page-break/>
      <text:p text:style-name="P1530"><text:span text:style-name="T1531"><text:s text:c="16"/></text:span><text:span text:style-name="T1532">ValidObservation ob =<text:s/></text:span><text:span text:style-name="T1533">new</text:span><text:span text:style-name="T1534"><text:s/>ValidObservation();</text:span></text:p>
      <text:p text:style-name="P1535"/>
      <text:p text:style-name="P1536"><text:span text:style-name="T1537"><text:s text:c="16"/></text:span><text:span text:style-name="T1538">ob.setDateInfo(</text:span><text:span text:style-name="T1539">new</text:span><text:span text:style-name="T1540"><text:s/>DateInfo(jdBase + i));</text:span></text:p>
      <text:p text:style-name="P1541"><text:span text:style-name="T1542"><text:s text:c="16"/></text:span><text:span text:style-name="T1543">ob.setMagnitude(</text:span><text:span text:style-name="T1544">new</text:span><text:span text:style-name="T1545"><text:s/>Magnitude(mag, uncertainty));</text:span></text:p>
      <text:p text:style-name="P1546"><text:span text:style-name="T1547"><text:s text:c="16"/></text:span><text:span text:style-name="T1548">ob.setBand(Math.</text:span><text:span text:style-name="T1549">random</text:span><text:span text:style-name="T1550">() &lt; 0.5 ? SeriesType.</text:span><text:span text:style-name="T1551">Visual</text:span><text:span text:style-name="T1552"><text:s/>:</text:span></text:p>
      <text:p text:style-name="P1553"><text:span text:style-name="T1554"><text:tab/></text:span><text:span text:style-name="T1555"><text:tab/></text:span><text:span text:style-name="T1556"><text:tab/></text:span><text:span text:style-name="T1557"><text:tab/></text:span><text:span text:style-name="T1558"><text:tab/></text:span><text:span text:style-name="T1559"><text:tab/></text:span><text:span text:style-name="T1560"><text:s text:c="4"/></text:span><text:span text:style-name="T1561">SeriesType.</text:span><text:span text:style-name="T1562">Johnson_V</text:span><text:span text:style-name="T1563">);</text:span></text:p>
      <text:p text:style-name="P1564"><text:span text:style-name="T1565"><text:s text:c="16"/></text:span><text:span text:style-name="T1566">ob.setRecordNumber(i);</text:span></text:p>
      <text:p text:style-name="P1567"/>
      <text:p text:style-name="P1568"><text:span text:style-name="T1569"><text:s text:c="16"/></text:span><text:span text:style-name="T1570">collectObservation(ob);</text:span></text:p>
      <text:p text:style-name="P1571"><text:span text:style-name="T1572"><text:tab/><text:s text:c="4"/></text:span><text:span text:style-name="T1573">}</text:span></text:p>
      <text:p text:style-name="P1574"><text:span text:style-name="T1575"><text:s text:c="8"/></text:span><text:span text:style-name="T1576">}</text:span></text:p>
      <text:p text:style-name="P1577"><text:span text:style-name="T1578"><text:s text:c="4"/></text:span><text:span text:style-name="T1579">}</text:span></text:p>
      <text:p text:style-name="P1580"><text:span text:style-name="T1581">}</text:span></text:p>
      <text:p text:style-name="P1582"/>
      <text:p text:style-name="P1583">In a real plug-in, such observations would come from a file, a web service, an http URL stream, or some database other than the AAVSO International Database. In such cases, InputType.FILE or InputType.URL would be returned by getInputType() rather than InputType.NONE. For such input types, VStar will open a dialog for the appropriate user input and pass an input stream and name to the plug-in, accessible via getInputStream() and getInputName().<text:s/></text:p>
      <text:h text:style-name="Heading2" text:outline-level="2"><text:bookmark-start text:name="_Toc397017066"/>Creating a Model Creator plug-in<text:bookmark-end text:name="_Toc397017066"/></text:h>
      <text:p text:style-name="Normal">See the following two classes for examples of such plug-ins:</text:p>
      <text:list text:style-name="LFO13" text:continue-numbering="true">
        <text:list-item>
          <text:p text:style-name="P1584"><text:a xlink:href="http://vstar.svn.sourceforge.net/viewvc/vstar/trunk/plugin/src/org/aavso/tools/vstar/external/plugin/ApacheCommonsLowessFitter.java?view=log" office:target-frame-name="_top" xlink:show="replace"><text:span text:style-name="Hyperlink">http://vstar.svn.sourceforge.net/viewvc/vstar/trunk/plugin/src/org/aavso/tools/vstar/external/plugin/ApacheCommonsLowessFitter.java?view=log</text:span></text:a></text:p>
        </text:list-item>
        <text:list-item>
          <text:p text:style-name="P1585"><text:a xlink:href="http://vstar.svn.sourceforge.net/viewvc/vstar/trunk/plugin/src/org/aavso/tools/vstar/external/plugin/ApacheCommonsPolynomialFitter.java?view=log" office:target-frame-name="_top" xlink:show="replace"><text:span text:style-name="Hyperlink">http://vstar.svn.sourceforge.net/viewvc/vstar/trunk/plugin/src/org/aavso/tools/vstar/external/plugin/ApacheCommonsPolynomialFitter.java?view=log</text:span></text:a></text:p>
        </text:list-item>
      </text:list>
      <text:h text:style-name="P1586" text:outline-level="2"><text:bookmark-start text:name="_Toc397017067"/>Dependencies upon Additional Libraries<text:bookmark-end text:name="_Toc397017067"/></text:h>
      <text:p text:style-name="P1587"><text:span text:style-name="T1588">A non-trivial plug-in may be dependent upon other jar files not known to VStar. These jars</text:span><text:span text:style-name="T1589"><text:s/>must<text:s/></text:span><text:span text:style-name="T1590">be placed<text:s/></text:span><text:span text:style-name="T1591">into the<text:s/></text:span><text:span text:style-name="T1592">vstar_plugin_libs</text:span><text:span text:style-name="T1593"><text:s/>directory for use with VStar. This directory has the same root as the<text:s/></text:span><text:span text:style-name="T1594">vstar_plugins</text:span><text:span text:style-name="T1595"><text:s/></text:span><text:span text:style-name="T1596">directory.</text:span></text:p>
      <text:p text:style-name="P1597"><text:span text:style-name="T1598">In addition, when compiling the plug-in source code, it will be necessary to specify the corresponding jar in the classpath passed to<text:s/></text:span><text:span text:style-name="T1599">javac</text:span><text:span text:style-name="T1600">. Supposing the jar file in question was called mylib.jar, then your javac command invocation would need to look like this under Windows:</text:span></text:p>
      <text:p text:style-name="P1601"/>
      <table:table table:style-name="Table1602">
        <table:table-columns>
          <table:table-column table:style-name="TableColumn1603"/>
        </table:table-columns>
        <table:table-row table:style-name="TableRow1604">
          <table:table-cell table:style-name="TableCell1605">
            <text:p text:style-name="P1606">javac –cp vstar.jar;mylib.jar my/vstar/plugin/ObservationCounter.java<text:s/></text:p>
          </table:table-cell>
        </table:table-row>
      </table:table>
      <text:p text:style-name="P1607"/>
      <text:p text:style-name="P1608">and like this under *nix (Linux, MacOS X, Solaris etc):</text:p>
      <text:p text:style-name="P1609"/>
      <table:table table:style-name="Table1610">
        <table:table-columns>
          <table:table-column table:style-name="TableColumn1611"/>
        </table:table-columns>
        <table:table-row table:style-name="TableRow1612">
          <table:table-cell table:style-name="TableCell1613">
            <text:p text:style-name="P1614">javac –cp vstar.jar:mylib.jar my/vstar/plugin/ObservationCounter.java<text:s/></text:p>
          </table:table-cell>
        </table:table-row>
      </table:table>
      <text:p text:style-name="P1615"/>
      <text:p text:style-name="P1616">the only difference being the semi-colon vs the colon separating the jar files.<text:s/></text:p>
      <text:p text:style-name="P1617">Note again that the full path to each jar file must be specified here.</text:p>
      <text:soft-page-break/>
      <text:p text:style-name="Normal"><text:span text:style-name="T1618">As noted earlier, see this script for another example of how plug-ins can be compiled:</text:span><text:s/><text:a xlink:href="http://vstar.svn.sourceforge.net/viewvc/vstar/trunk/plugin/script/gen_jars.py?view=log" office:target-frame-name="_top" xlink:show="replace"><text:span text:style-name="T1619">http://vstar.svn.sourceforge.net/viewvc/vstar/trunk/plugin/script/gen_jars.py?view=log</text:span></text:a></text:p>
      <text:p text:style-name="Normal"><text:span text:style-name="T1620">See this supporting Ant build.xml:<text:s/></text:span><text:a xlink:href="https://sourceforge.net/p/vstar/code/HEAD/tree/trunk/plugin/plugin-dev" office:target-frame-name="_top" xlink:show="replace"><text:span text:style-name="T1621">https://sourceforge.net/p/vstar/code/HEAD/tree/trunk/plugin/plugin-dev</text:span></text:a><text:span text:style-name="T1622"><text:s/></text:span></text:p>
      <text:h text:style-name="P1623" text:outline-level="2"><text:bookmark-start text:name="_Toc397017068"/>Limitations and Constraints<text:bookmark-end text:name="_Toc397017068"/></text:h>
      <text:p text:style-name="P1624">VStar constructs a single instance of each plug-in class at start up.</text:p>
      <text:p text:style-name="P1625">If a plug-in class has a constructor, it must be public and parameter-less.</text:p>
      <text:p text:style-name="P1626">When a plug-in object executes within the context of a WebStart-launched VStar, the WebStart sandbox places heavy constraints upon I/O. In that context, only signed jar files may open file dialogs, for example. Observation source plug-ins work around this by telling VStar what kind of input is expected (file, URL). VStar then opens the appropriate dialog box and passes an input stream back to the plugin-in. Further refinements may need to be made to the plug-in base classes to generalize I/O handling.</text:p>
      <text:p text:style-name="P1627">Observation Tool plug-ins can not currently cause changes to a loaded dataset’s plots and tables. A plug-in that transforms the observation dataset in some way may want to be able to affect the light curve and mean plot for example. This may be possible in future.</text:p>
      <text:h text:style-name="P1628" text:outline-level="2"><text:bookmark-start text:name="_Toc397017069"/>Closing Remarks<text:bookmark-end text:name="_Toc397017069"/></text:h>
      <text:p text:style-name="P1629">Plug-ins, if redistributed, must<text:s/>strictly<text:s/>be licensed under<text:s/>VStar’s license,<text:s/>AGPL<text:s/>3.0,<text:s/>because they make use of some of VStar’s classes.</text:p>
      <text:p text:style-name="P1630"><text:span text:style-name="T1631">Over time, some plug-in source code may appear in the VStar SourceForge Subversion repository (by the author and others) if for no other reason than it can be made easily accessible and version controlled in that location. Such code <text:s/>will not be located in the main source tree however, but in a<text:s/></text:span><text:span text:style-name="T1632">plugin</text:span><text:span text:style-name="T1633"><text:s/>directory at the same level as<text:s/></text:span><text:span text:style-name="T1634">src</text:span><text:span text:style-name="T163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es" svg:font-family="Times" style:font-family-generic="roman" style:font-pitch="variable" svg:panose-1="2 2 6 3 6 4 5 2 3 4"/>
    <style:font-face style:name="Monaco" svg:font-family="Monac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mbria" style:font-name-asian="Cambr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libri" style:font-name-asian="Times New Roman"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libri" style:font-name-asian="Times New Roman"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libri" style:font-name-asian="Times New Roman" fo:font-weight="bold" style:font-weight-asian="bold" style:font-weight-complex="bold" fo:font-size="13pt" style:font-size-asian="13pt" style:font-size-complex="13pt" fo:hyphenate="false"/>
    </style:style>
    <style:style style:name="Normal" style:display-name="Normal" style:family="paragraph">
      <style:paragraph-properties fo:margin-bottom="0.1388in"/>
      <style:text-properties fo:font-size="12pt" style:font-size-asian="12pt" style:font-size-complex="12pt" fo:language="en" fo:country="AU"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TOC1" style:display-name="TOC 1" style:family="paragraph" style:parent-style-name="Normal" style:next-style-name="Normal" style:auto-update="true">
      <style:paragraph-properties fo:margin-top="0.0833in" fo:margin-bottom="0in"/>
      <style:text-properties style:font-name="Calibri" fo:font-weight="bold" style:font-weight-asian="bold" fo:color="#548DD4" fo:hyphenate="false"/>
    </style:style>
    <style:style style:name="TOC2" style:display-name="TOC 2" style:family="paragraph" style:parent-style-name="Normal" style:next-style-name="Normal" style:auto-update="true">
      <style:paragraph-properties fo:margin-bottom="0in"/>
      <style:text-properties fo:font-size="11pt" style:font-size-asian="11pt" style:font-size-complex="11pt" fo:hyphenate="false"/>
    </style:style>
    <style:style style:name="TOC3" style:display-name="TOC 3" style:family="paragraph" style:parent-style-name="Normal" style:next-style-name="Normal" style:auto-update="true">
      <style:paragraph-properties fo:margin-bottom="0in" fo:margin-left="0.1666in">
        <style:tab-stops/>
      </style:paragraph-properties>
      <style:text-properties fo:font-style="italic" style:font-style-asian="italic" fo:font-size="11pt" style:font-size-asian="11pt" style:font-size-complex="11pt" fo:hyphenate="false"/>
    </style:style>
    <style:style style:name="TOC4" style:display-name="TOC 4" style:family="paragraph" style:parent-style-name="Normal" style:next-style-name="Normal" style:auto-update="true">
      <style:paragraph-properties fo:margin-bottom="0in" fo:margin-left="0.3333in">
        <style:tab-stops/>
      </style:paragraph-properties>
      <style:text-properties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5in">
        <style:tab-stops/>
      </style:paragraph-properties>
      <style:text-properties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6666in">
        <style:tab-stops/>
      </style:paragraph-properties>
      <style:text-properties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0.8333in">
        <style:tab-stops/>
      </style:paragraph-properties>
      <style:text-properties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1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1666in">
        <style:tab-stops/>
      </style:paragraph-properties>
      <style:text-properties fo:font-size="10pt" style:font-size-asian="10pt" style:font-size-complex="10pt" fo:hyphenate="false"/>
    </style:style>
    <style:style style:name="Heading3Char" style:display-name="Heading 3 Char" style:family="text" style:parent-style-name="DefaultParagraphFont">
      <style:text-properties style:font-name="Calibri" style:font-name-asian="Times New Roman" style:font-name-complex="Times New Roman" fo:font-weight="bold" style:font-weight-asian="bold" style:font-weight-complex="bold"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2" style:family="text">
      <style:text-properties style:font-name="Symbol"/>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a0"/>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F2" style:parent-style-name="a0" style:family="graphic">
      <style:graphic-properties style:wrap="parallel" draw:stroke="none" draw:fill="none" fo:border="none" fo:padding="0in" style:shadow="none" style:vertical-rel="paragraph" style:horizontal-rel="page-content" style:horizontal-pos="center" style:vertical-pos="from-top" style:writing-mode="lr-tb"/>
    </style:style>
  </office:automatic-styles>
  <office:master-styles>
    <style:master-page style:name="MP0" style:page-layout-name="PL0">
      <style:footer>
        <text:p text:style-name="Footer"><draw:frame draw:style-name="F2" text:anchor-type="paragraph" svg:y="0.0006in" draw:z-index="0"><draw:text-box fo:min-height="0in" fo:min-width="0in"><text:p text:style-name="Footer"><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avid Benn</meta:initial-creator>
    <dc:creator>Cliff Kotnik</dc:creator>
    <meta:creation-date>2019-01-10T20:16:00Z</meta:creation-date>
    <dc:date>2019-01-10T20:16:00Z</dc:date>
    <meta:print-date>2018-08-28T01:22:00Z</meta:print-date>
    <meta:template xlink:href="Normal.dotm" xlink:type="simple"/>
    <meta:editing-cycles>2</meta:editing-cycles>
    <meta:editing-duration>PT0S</meta:editing-duration>
    <meta:document-statistic meta:page-count="12" meta:paragraph-count="50" meta:word-count="3743" meta:character-count="25032" meta:row-count="177" meta:non-whitespace-character-count="21339"/>
  </office:meta>
</office:document-meta>
</file>